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angal" svg:font-family="Mang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1.3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7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Ciclovias">
      <style:table-properties table:display="true" style:writing-mode="lr-tb"/>
    </style:style>
    <style:style style:name="ta2" style:family="table" style:master-page-name="PageStyle_5f_Parques_5f_e_5f_Bosque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">
      <style:table-cell-properties style:rotation-align="none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iclovia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OCALIZAÇÃO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xf</text:p>
          </table:table-cell>
          <table:table-cell table:style-name="ce1" office:value-type="string" calcext:value-type="string">
            <text:p>yf</text:p>
          </table:table-cell>
          <table:table-cell table:style-name="ce1" office:value-type="string" calcext:value-type="string">
            <text:p>TAMANHO(m)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Vf</text:p>
          </table:table-cell>
          <table:table-cell table:style-name="ce1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. SETE DE SETEMBRO</text:p>
          </table:table-cell>
          <table:table-cell table:style-name="ce3" office:value-type="float" office:value="674972" calcext:value-type="float">
            <text:p>674972</text:p>
          </table:table-cell>
          <table:table-cell table:style-name="ce3" office:value-type="float" office:value="7185765" calcext:value-type="float">
            <text:p>7185765</text:p>
          </table:table-cell>
          <table:table-cell table:style-name="ce3" office:value-type="float" office:value="673234" calcext:value-type="float">
            <text:p>673234</text:p>
          </table:table-cell>
          <table:table-cell table:style-name="ce3" office:value-type="float" office:value="7185055" calcext:value-type="float">
            <text:p>7185055</text:p>
          </table:table-cell>
          <table:table-cell table:style-name="ce3" office:value-type="float" office:value="1877.42622457302" calcext:value-type="float">
            <text:p>1877</text:p>
          </table:table-cell>
          <table:table-cell office:value-type="float" office:value="168" calcext:value-type="float">
            <text:p>168</text:p>
          </table:table-cell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AV. PRESIDENTE GETULIO VARGAS</text:p>
          </table:table-cell>
          <table:table-cell table:style-name="ce3" office:value-type="float" office:value="672560" calcext:value-type="float">
            <text:p>672560</text:p>
          </table:table-cell>
          <table:table-cell table:style-name="ce3" office:value-type="float" office:value="7184173" calcext:value-type="float">
            <text:p>7184173</text:p>
          </table:table-cell>
          <table:table-cell table:style-name="ce3" office:value-type="float" office:value="672201" calcext:value-type="float">
            <text:p>672201</text:p>
          </table:table-cell>
          <table:table-cell table:style-name="ce3" office:value-type="float" office:value="7184026" calcext:value-type="float">
            <text:p>7184026</text:p>
          </table:table-cell>
          <table:table-cell table:style-name="ce3" office:value-type="float" office:value="388.11111882161" calcext:value-type="float">
            <text:p>388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table:number-columns-repeated="101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AV. MAL. FLORIANO PEIXOTO</text:p>
          </table:table-cell>
          <table:table-cell table:style-name="ce3" office:value-type="float" office:value="677200" calcext:value-type="float">
            <text:p>677200</text:p>
          </table:table-cell>
          <table:table-cell table:style-name="ce3" office:value-type="float" office:value="7178307" calcext:value-type="float">
            <text:p>7178307</text:p>
          </table:table-cell>
          <table:table-cell table:style-name="ce3" office:value-type="float" office:value="677879" calcext:value-type="float">
            <text:p>677879</text:p>
          </table:table-cell>
          <table:table-cell table:style-name="ce3" office:value-type="float" office:value="7176794" calcext:value-type="float">
            <text:p>7176794</text:p>
          </table:table-cell>
          <table:table-cell table:style-name="ce3" office:value-type="float" office:value="1685.78447116221" calcext:value-type="float">
            <text:p>1686</text:p>
          </table:table-cell>
          <table:table-cell office:value-type="float" office:value="294" calcext:value-type="float">
            <text:p>294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V. MAL. FLORIANO PEIXOTO</text:p>
          </table:table-cell>
          <table:table-cell table:style-name="ce3" office:value-type="float" office:value="677879" calcext:value-type="float">
            <text:p>677879</text:p>
          </table:table-cell>
          <table:table-cell table:style-name="ce3" office:value-type="float" office:value="7176794" calcext:value-type="float">
            <text:p>7176794</text:p>
          </table:table-cell>
          <table:table-cell table:style-name="ce3" office:value-type="float" office:value="677982" calcext:value-type="float">
            <text:p>677982</text:p>
          </table:table-cell>
          <table:table-cell table:style-name="ce3" office:value-type="float" office:value="7176573" calcext:value-type="float">
            <text:p>7176573</text:p>
          </table:table-cell>
          <table:table-cell table:style-name="ce3" office:value-type="float" office:value="251.18188178342" calcext:value-type="float">
            <text:p>251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table:number-columns-repeated="101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V. MAL. FLORIANO PEIXOTO</text:p>
          </table:table-cell>
          <table:table-cell table:style-name="ce3" office:value-type="float" office:value="677982" calcext:value-type="float">
            <text:p>677982</text:p>
          </table:table-cell>
          <table:table-cell table:style-name="ce3" office:value-type="float" office:value="7176573" calcext:value-type="float">
            <text:p>7176573</text:p>
          </table:table-cell>
          <table:table-cell table:style-name="ce3" office:value-type="float" office:value="679227" calcext:value-type="float">
            <text:p>679227</text:p>
          </table:table-cell>
          <table:table-cell table:style-name="ce3" office:value-type="float" office:value="7175242" calcext:value-type="float">
            <text:p>7175242</text:p>
          </table:table-cell>
          <table:table-cell table:style-name="ce3" office:value-type="float" office:value="1957.37127552159" calcext:value-type="float">
            <text:p>1957</text:p>
          </table:table-cell>
          <table:table-cell office:value-type="float" office:value="313" calcext:value-type="float">
            <text:p>313</text:p>
          </table:table-cell>
          <table:table-cell office:value-type="float" office:value="332" calcext:value-type="float">
            <text:p>332</text:p>
          </table:table-cell>
          <table:table-cell table:number-columns-repeated="1013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V. MAL. FLORIANO PEIXOTO</text:p>
          </table:table-cell>
          <table:table-cell table:style-name="ce3" office:value-type="float" office:value="677982" calcext:value-type="float">
            <text:p>677982</text:p>
          </table:table-cell>
          <table:table-cell table:style-name="ce3" office:value-type="float" office:value="7176573" calcext:value-type="float">
            <text:p>7176573</text:p>
          </table:table-cell>
          <table:table-cell table:style-name="ce3" office:value-type="float" office:value="679232" calcext:value-type="float">
            <text:p>679232</text:p>
          </table:table-cell>
          <table:table-cell table:style-name="ce3" office:value-type="float" office:value="7175263" calcext:value-type="float">
            <text:p>7175263</text:p>
          </table:table-cell>
          <table:table-cell table:style-name="ce3" office:value-type="float" office:value="1904.11174375763" calcext:value-type="float">
            <text:p>1904</text:p>
          </table:table-cell>
          <table:table-cell office:value-type="float" office:value="313" calcext:value-type="float">
            <text:p>313</text:p>
          </table:table-cell>
          <table:table-cell office:value-type="float" office:value="333" calcext:value-type="float">
            <text:p>333</text:p>
          </table:table-cell>
          <table:table-cell table:number-columns-repeated="101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AV. MAL. FLORIANO PEIXOTO</text:p>
          </table:table-cell>
          <table:table-cell table:style-name="ce3" office:value-type="float" office:value="677879" calcext:value-type="float">
            <text:p>677879</text:p>
          </table:table-cell>
          <table:table-cell table:style-name="ce3" office:value-type="float" office:value="7176794" calcext:value-type="float">
            <text:p>7176794</text:p>
          </table:table-cell>
          <table:table-cell table:style-name="ce3" office:value-type="float" office:value="677231" calcext:value-type="float">
            <text:p>677231</text:p>
          </table:table-cell>
          <table:table-cell table:style-name="ce3" office:value-type="float" office:value="7178323" calcext:value-type="float">
            <text:p>7178323</text:p>
          </table:table-cell>
          <table:table-cell table:style-name="ce3" office:value-type="float" office:value="1663.74333583222" calcext:value-type="float">
            <text:p>1664</text:p>
          </table:table-cell>
          <table:table-cell office:value-type="float" office:value="311" calcext:value-type="float">
            <text:p>311</text:p>
          </table:table-cell>
          <table:table-cell office:value-type="float" office:value="297" calcext:value-type="float">
            <text:p>297</text:p>
          </table:table-cell>
          <table:table-cell table:number-columns-repeated="101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AV. REPUBLICA ARGENTINA</text:p>
          </table:table-cell>
          <table:table-cell table:style-name="ce3" office:value-type="float" office:value="672233" calcext:value-type="float">
            <text:p>672233</text:p>
          </table:table-cell>
          <table:table-cell table:style-name="ce3" office:value-type="float" office:value="7184560" calcext:value-type="float">
            <text:p>7184560</text:p>
          </table:table-cell>
          <table:table-cell table:style-name="ce3" office:value-type="float" office:value="672219" calcext:value-type="float">
            <text:p>672219</text:p>
          </table:table-cell>
          <table:table-cell table:style-name="ce3" office:value-type="float" office:value="7184469" calcext:value-type="float">
            <text:p>7184469</text:p>
          </table:table-cell>
          <table:table-cell table:style-name="ce3" office:value-type="float" office:value="91.89125002069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101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PRACA DO JAPAO</text:p>
          </table:table-cell>
          <table:table-cell table:style-name="ce3" office:value-type="float" office:value="672177" calcext:value-type="float">
            <text:p>672177</text:p>
          </table:table-cell>
          <table:table-cell table:style-name="ce3" office:value-type="float" office:value="7184623" calcext:value-type="float">
            <text:p>7184623</text:p>
          </table:table-cell>
          <table:table-cell table:style-name="ce3" office:value-type="float" office:value="672233" calcext:value-type="float">
            <text:p>672233</text:p>
          </table:table-cell>
          <table:table-cell table:style-name="ce3" office:value-type="float" office:value="7184560" calcext:value-type="float">
            <text:p>7184560</text:p>
          </table:table-cell>
          <table:table-cell table:style-name="ce3" office:value-type="float" office:value="90.37962076949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AV. MAL. FLORIANO PEIXOTO</text:p>
          </table:table-cell>
          <table:table-cell table:style-name="ce3" office:value-type="float" office:value="675621" calcext:value-type="float">
            <text:p>675621</text:p>
          </table:table-cell>
          <table:table-cell table:style-name="ce3" office:value-type="float" office:value="7181982" calcext:value-type="float">
            <text:p>7181982</text:p>
          </table:table-cell>
          <table:table-cell table:style-name="ce3" office:value-type="float" office:value="675675" calcext:value-type="float">
            <text:p>675675</text:p>
          </table:table-cell>
          <table:table-cell table:style-name="ce3" office:value-type="float" office:value="7181890" calcext:value-type="float">
            <text:p>7181890</text:p>
          </table:table-cell>
          <table:table-cell table:style-name="ce3" office:value-type="float" office:value="113.955311627" calcext:value-type="float">
            <text:p>114</text:p>
          </table:table-cell>
          <table:table-cell office:value-type="float" office:value="212" calcext:value-type="float">
            <text:p>212</text:p>
          </table:table-cell>
          <table:table-cell office:value-type="float" office:value="215" calcext:value-type="float">
            <text:p>215</text:p>
          </table:table-cell>
          <table:table-cell table:number-columns-repeated="101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AV. REPUBLICA ARGENTINA</text:p>
          </table:table-cell>
          <table:table-cell table:style-name="ce3" office:value-type="float" office:value="672244" calcext:value-type="float">
            <text:p>672244</text:p>
          </table:table-cell>
          <table:table-cell table:style-name="ce3" office:value-type="float" office:value="7184478" calcext:value-type="float">
            <text:p>7184478</text:p>
          </table:table-cell>
          <table:table-cell table:style-name="ce3" office:value-type="float" office:value="672251" calcext:value-type="float">
            <text:p>672251</text:p>
          </table:table-cell>
          <table:table-cell table:style-name="ce3" office:value-type="float" office:value="7184516" calcext:value-type="float">
            <text:p>7184516</text:p>
          </table:table-cell>
          <table:table-cell table:style-name="ce3" office:value-type="float" office:value="38.02886574285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1013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TRAV. LANGE</text:p>
          </table:table-cell>
          <table:table-cell table:style-name="ce3" office:value-type="float" office:value="672251" calcext:value-type="float">
            <text:p>672251</text:p>
          </table:table-cell>
          <table:table-cell table:style-name="ce3" office:value-type="float" office:value="7184516" calcext:value-type="float">
            <text:p>7184516</text:p>
          </table:table-cell>
          <table:table-cell table:style-name="ce3" office:value-type="float" office:value="672365" calcext:value-type="float">
            <text:p>672365</text:p>
          </table:table-cell>
          <table:table-cell table:style-name="ce3" office:value-type="float" office:value="7184598" calcext:value-type="float">
            <text:p>7184598</text:p>
          </table:table-cell>
          <table:table-cell table:style-name="ce3" office:value-type="float" office:value="141.5063349145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R. DR. ALEXANDRE GUTIERREZ</text:p>
          </table:table-cell>
          <table:table-cell table:style-name="ce3" office:value-type="float" office:value="672365" calcext:value-type="float">
            <text:p>672365</text:p>
          </table:table-cell>
          <table:table-cell table:style-name="ce3" office:value-type="float" office:value="7184598" calcext:value-type="float">
            <text:p>7184598</text:p>
          </table:table-cell>
          <table:table-cell table:style-name="ce3" office:value-type="float" office:value="672341" calcext:value-type="float">
            <text:p>672341</text:p>
          </table:table-cell>
          <table:table-cell table:style-name="ce3" office:value-type="float" office:value="7184664" calcext:value-type="float">
            <text:p>7184664</text:p>
          </table:table-cell>
          <table:table-cell table:style-name="ce3" office:value-type="float" office:value="72.62724857615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101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AV. SETE DE SETEMBRO</text:p>
          </table:table-cell>
          <table:table-cell table:style-name="ce3" office:value-type="float" office:value="673234" calcext:value-type="float">
            <text:p>673234</text:p>
          </table:table-cell>
          <table:table-cell table:style-name="ce3" office:value-type="float" office:value="7185055" calcext:value-type="float">
            <text:p>7185055</text:p>
          </table:table-cell>
          <table:table-cell table:style-name="ce3" office:value-type="float" office:value="672177" calcext:value-type="float">
            <text:p>672177</text:p>
          </table:table-cell>
          <table:table-cell table:style-name="ce3" office:value-type="float" office:value="7184623" calcext:value-type="float">
            <text:p>7184623</text:p>
          </table:table-cell>
          <table:table-cell table:style-name="ce3" office:value-type="float" office:value="1142.2322624558" calcext:value-type="float">
            <text:p>1142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table:number-columns-repeated="101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AV. PRES. AFFONSO CAMARGO</text:p>
          </table:table-cell>
          <table:table-cell table:style-name="ce3" office:value-type="float" office:value="674865" calcext:value-type="float">
            <text:p>674865</text:p>
          </table:table-cell>
          <table:table-cell table:style-name="ce3" office:value-type="float" office:value="7185687" calcext:value-type="float">
            <text:p>7185687</text:p>
          </table:table-cell>
          <table:table-cell table:style-name="ce3" office:value-type="float" office:value="674988" calcext:value-type="float">
            <text:p>674988</text:p>
          </table:table-cell>
          <table:table-cell table:style-name="ce3" office:value-type="float" office:value="7185688" calcext:value-type="float">
            <text:p>7185688</text:p>
          </table:table-cell>
          <table:table-cell table:style-name="ce3" office:value-type="float" office:value="122.66558363101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float" office:value="173" calcext:value-type="float">
            <text:p>173</text:p>
          </table:table-cell>
          <table:table-cell table:number-columns-repeated="101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9752" calcext:value-type="float">
            <text:p>679752</text:p>
          </table:table-cell>
          <table:table-cell table:style-name="ce3" office:value-type="float" office:value="7179011" calcext:value-type="float">
            <text:p>7179011</text:p>
          </table:table-cell>
          <table:table-cell table:style-name="ce3" office:value-type="float" office:value="678893" calcext:value-type="float">
            <text:p>678893</text:p>
          </table:table-cell>
          <table:table-cell table:style-name="ce3" office:value-type="float" office:value="7180393" calcext:value-type="float">
            <text:p>7180393</text:p>
          </table:table-cell>
          <table:table-cell table:style-name="ce3" office:value-type="float" office:value="1636.07169052305" calcext:value-type="float">
            <text:p>1636</text:p>
          </table:table-cell>
          <table:table-cell office:value-type="float" office:value="338" calcext:value-type="float">
            <text:p>338</text:p>
          </table:table-cell>
          <table:table-cell office:value-type="float" office:value="328" calcext:value-type="float">
            <text:p>328</text:p>
          </table:table-cell>
          <table:table-cell table:number-columns-repeated="101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6108" calcext:value-type="float">
            <text:p>676108</text:p>
          </table:table-cell>
          <table:table-cell table:style-name="ce3" office:value-type="float" office:value="7184634" calcext:value-type="float">
            <text:p>7184634</text:p>
          </table:table-cell>
          <table:table-cell table:style-name="ce3" office:value-type="float" office:value="676524" calcext:value-type="float">
            <text:p>676524</text:p>
          </table:table-cell>
          <table:table-cell table:style-name="ce3" office:value-type="float" office:value="7183969" calcext:value-type="float">
            <text:p>7183969</text:p>
          </table:table-cell>
          <table:table-cell table:style-name="ce3" office:value-type="float" office:value="795.20987529196" calcext:value-type="float">
            <text:p>795</text:p>
          </table:table-cell>
          <table:table-cell office:value-type="float" office:value="253" calcext:value-type="float">
            <text:p>253</text:p>
          </table:table-cell>
          <table:table-cell office:value-type="float" office:value="267" calcext:value-type="float">
            <text:p>267</text:p>
          </table:table-cell>
          <table:table-cell table:number-columns-repeated="101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6705" calcext:value-type="float">
            <text:p>676705</text:p>
          </table:table-cell>
          <table:table-cell table:style-name="ce3" office:value-type="float" office:value="7183795" calcext:value-type="float">
            <text:p>7183795</text:p>
          </table:table-cell>
          <table:table-cell table:style-name="ce3" office:value-type="float" office:value="676286" calcext:value-type="float">
            <text:p>676286</text:p>
          </table:table-cell>
          <table:table-cell table:style-name="ce3" office:value-type="float" office:value="7184433" calcext:value-type="float">
            <text:p>7184433</text:p>
          </table:table-cell>
          <table:table-cell table:style-name="ce3" office:value-type="float" office:value="778.6297118671" calcext:value-type="float">
            <text:p>779</text:p>
          </table:table-cell>
          <table:table-cell office:value-type="float" office:value="270" calcext:value-type="float">
            <text:p>270</text:p>
          </table:table-cell>
          <table:table-cell office:value-type="float" office:value="258" calcext:value-type="float">
            <text:p>258</text:p>
          </table:table-cell>
          <table:table-cell table:number-columns-repeated="1013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7287" calcext:value-type="float">
            <text:p>677287</text:p>
          </table:table-cell>
          <table:table-cell table:style-name="ce3" office:value-type="float" office:value="7182798" calcext:value-type="float">
            <text:p>7182798</text:p>
          </table:table-cell>
          <table:table-cell table:style-name="ce3" office:value-type="float" office:value="677529" calcext:value-type="float">
            <text:p>677529</text:p>
          </table:table-cell>
          <table:table-cell table:style-name="ce3" office:value-type="float" office:value="7182368" calcext:value-type="float">
            <text:p>7182368</text:p>
          </table:table-cell>
          <table:table-cell table:style-name="ce3" office:value-type="float" office:value="510.56330004294" calcext:value-type="float">
            <text:p>511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table:number-columns-repeated="101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8050" calcext:value-type="float">
            <text:p>678050</text:p>
          </table:table-cell>
          <table:table-cell table:style-name="ce3" office:value-type="float" office:value="7181682" calcext:value-type="float">
            <text:p>7181682</text:p>
          </table:table-cell>
          <table:table-cell table:style-name="ce3" office:value-type="float" office:value="677224" calcext:value-type="float">
            <text:p>677224</text:p>
          </table:table-cell>
          <table:table-cell table:style-name="ce3" office:value-type="float" office:value="7182967" calcext:value-type="float">
            <text:p>7182967</text:p>
          </table:table-cell>
          <table:table-cell table:style-name="ce3" office:value-type="float" office:value="1536.37523616525" calcext:value-type="float">
            <text:p>1536</text:p>
          </table:table-cell>
          <table:table-cell office:value-type="float" office:value="314" calcext:value-type="float">
            <text:p>314</text:p>
          </table:table-cell>
          <table:table-cell office:value-type="float" office:value="296" calcext:value-type="float">
            <text:p>296</text:p>
          </table:table-cell>
          <table:table-cell table:number-columns-repeated="101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AV. SETE DE SETEMBRO</text:p>
          </table:table-cell>
          <table:table-cell table:style-name="ce3" office:value-type="float" office:value="672341" calcext:value-type="float">
            <text:p>672341</text:p>
          </table:table-cell>
          <table:table-cell table:style-name="ce3" office:value-type="float" office:value="7184664" calcext:value-type="float">
            <text:p>7184664</text:p>
          </table:table-cell>
          <table:table-cell table:style-name="ce3" office:value-type="float" office:value="673365" calcext:value-type="float">
            <text:p>673365</text:p>
          </table:table-cell>
          <table:table-cell table:style-name="ce3" office:value-type="float" office:value="7185084" calcext:value-type="float">
            <text:p>7185084</text:p>
          </table:table-cell>
          <table:table-cell table:style-name="ce3" office:value-type="float" office:value="1107.41388845402" calcext:value-type="float">
            <text:p>1107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table:number-columns-repeated="1013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AV. SETE DE SETEMBRO</text:p>
          </table:table-cell>
          <table:table-cell table:style-name="ce3" office:value-type="float" office:value="673365" calcext:value-type="float">
            <text:p>673365</text:p>
          </table:table-cell>
          <table:table-cell table:style-name="ce3" office:value-type="float" office:value="7185084" calcext:value-type="float">
            <text:p>7185084</text:p>
          </table:table-cell>
          <table:table-cell table:style-name="ce3" office:value-type="float" office:value="674865" calcext:value-type="float">
            <text:p>674865</text:p>
          </table:table-cell>
          <table:table-cell table:style-name="ce3" office:value-type="float" office:value="7185687" calcext:value-type="float">
            <text:p>7185687</text:p>
          </table:table-cell>
          <table:table-cell table:style-name="ce3" office:value-type="float" office:value="1617.83585065991" calcext:value-type="float">
            <text:p>1618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  <table:table-cell table:number-columns-repeated="1013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R. PAULO KISSULA</text:p>
          </table:table-cell>
          <table:table-cell table:style-name="ce3" office:value-type="float" office:value="680187" calcext:value-type="float">
            <text:p>680187</text:p>
          </table:table-cell>
          <table:table-cell table:style-name="ce3" office:value-type="float" office:value="7184747" calcext:value-type="float">
            <text:p>7184747</text:p>
          </table:table-cell>
          <table:table-cell table:style-name="ce3" office:value-type="float" office:value="680225" calcext:value-type="float">
            <text:p>680225</text:p>
          </table:table-cell>
          <table:table-cell table:style-name="ce3" office:value-type="float" office:value="7184717" calcext:value-type="float">
            <text:p>7184717</text:p>
          </table:table-cell>
          <table:table-cell table:style-name="ce3" office:value-type="float" office:value="50.62048017353" calcext:value-type="float">
            <text:p>51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table:number-columns-repeated="101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AV. PREFEITO MAURICIO FRUET</text:p>
          </table:table-cell>
          <table:table-cell table:style-name="ce3" office:value-type="float" office:value="680225" calcext:value-type="float">
            <text:p>680225</text:p>
          </table:table-cell>
          <table:table-cell table:style-name="ce3" office:value-type="float" office:value="7184717" calcext:value-type="float">
            <text:p>7184717</text:p>
          </table:table-cell>
          <table:table-cell table:style-name="ce3" office:value-type="float" office:value="680263" calcext:value-type="float">
            <text:p>680263</text:p>
          </table:table-cell>
          <table:table-cell table:style-name="ce3" office:value-type="float" office:value="7184735" calcext:value-type="float">
            <text:p>7184735</text:p>
          </table:table-cell>
          <table:table-cell table:style-name="ce3" office:value-type="float" office:value="43.70775623133" calcext:value-type="float">
            <text:p>44</text:p>
          </table:table-cell>
          <table:table-cell office:value-type="float" office:value="342" calcext:value-type="float">
            <text:p>342</text:p>
          </table:table-cell>
          <table:table-cell office:value-type="float" office:value="345" calcext:value-type="float">
            <text:p>345</text:p>
          </table:table-cell>
          <table:table-cell table:number-columns-repeated="1013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R. JOAO RODRIGUES PINHEIRO</text:p>
          </table:table-cell>
          <table:table-cell table:style-name="ce3" office:value-type="float" office:value="671309" calcext:value-type="float">
            <text:p>671309</text:p>
          </table:table-cell>
          <table:table-cell table:style-name="ce3" office:value-type="float" office:value="7177326" calcext:value-type="float">
            <text:p>7177326</text:p>
          </table:table-cell>
          <table:table-cell table:style-name="ce3" office:value-type="float" office:value="670137" calcext:value-type="float">
            <text:p>670137</text:p>
          </table:table-cell>
          <table:table-cell table:style-name="ce3" office:value-type="float" office:value="7177305" calcext:value-type="float">
            <text:p>7177305</text:p>
          </table:table-cell>
          <table:table-cell table:style-name="ce3" office:value-type="float" office:value="1175.35346551645" calcext:value-type="float">
            <text:p>1175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R. LUIZ LEAO</text:p>
          </table:table-cell>
          <table:table-cell table:style-name="ce3" office:value-type="float" office:value="674624" calcext:value-type="float">
            <text:p>674624</text:p>
          </table:table-cell>
          <table:table-cell table:style-name="ce3" office:value-type="float" office:value="7186636" calcext:value-type="float">
            <text:p>7186636</text:p>
          </table:table-cell>
          <table:table-cell table:style-name="ce3" office:value-type="float" office:value="674548" calcext:value-type="float">
            <text:p>674548</text:p>
          </table:table-cell>
          <table:table-cell table:style-name="ce3" office:value-type="float" office:value="7186661" calcext:value-type="float">
            <text:p>7186661</text:p>
          </table:table-cell>
          <table:table-cell table:style-name="ce3" office:value-type="float" office:value="94.02451736763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table:number-columns-repeated="1013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R. WILSON DACHEUX PEREIRA</text:p>
          </table:table-cell>
          <table:table-cell table:style-name="ce3" office:value-type="float" office:value="676934" calcext:value-type="float">
            <text:p>676934</text:p>
          </table:table-cell>
          <table:table-cell table:style-name="ce3" office:value-type="float" office:value="7175504" calcext:value-type="float">
            <text:p>7175504</text:p>
          </table:table-cell>
          <table:table-cell table:style-name="ce3" office:value-type="float" office:value="677142" calcext:value-type="float">
            <text:p>677142</text:p>
          </table:table-cell>
          <table:table-cell table:style-name="ce3" office:value-type="float" office:value="7175554" calcext:value-type="float">
            <text:p>7175554</text:p>
          </table:table-cell>
          <table:table-cell table:style-name="ce3" office:value-type="float" office:value="213.84786772754" calcext:value-type="float">
            <text:p>214</text:p>
          </table:table-cell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  <table:table-cell table:number-columns-repeated="101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6895" calcext:value-type="float">
            <text:p>676895</text:p>
          </table:table-cell>
          <table:table-cell table:style-name="ce3" office:value-type="float" office:value="7188496" calcext:value-type="float">
            <text:p>7188496</text:p>
          </table:table-cell>
          <table:table-cell table:style-name="ce3" office:value-type="float" office:value="676912" calcext:value-type="float">
            <text:p>676912</text:p>
          </table:table-cell>
          <table:table-cell table:style-name="ce3" office:value-type="float" office:value="7188414" calcext:value-type="float">
            <text:p>7188414</text:p>
          </table:table-cell>
          <table:table-cell table:style-name="ce3" office:value-type="float" office:value="86.35674040645" calcext:value-type="float">
            <text:p>86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1013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R. CONSELHEIRO LAURINDO</text:p>
          </table:table-cell>
          <table:table-cell table:style-name="ce3" office:value-type="float" office:value="675035" calcext:value-type="float">
            <text:p>675035</text:p>
          </table:table-cell>
          <table:table-cell table:style-name="ce3" office:value-type="float" office:value="7185018" calcext:value-type="float">
            <text:p>7185018</text:p>
          </table:table-cell>
          <table:table-cell table:style-name="ce3" office:value-type="float" office:value="675000" calcext:value-type="float">
            <text:p>675000</text:p>
          </table:table-cell>
          <table:table-cell table:style-name="ce3" office:value-type="float" office:value="7185183" calcext:value-type="float">
            <text:p>7185183</text:p>
          </table:table-cell>
          <table:table-cell table:style-name="ce3" office:value-type="float" office:value="168.71939213538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number-columns-repeated="1013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R. GENERAL MARIO TOURINHO</text:p>
          </table:table-cell>
          <table:table-cell table:style-name="ce3" office:value-type="float" office:value="670534" calcext:value-type="float">
            <text:p>670534</text:p>
          </table:table-cell>
          <table:table-cell table:style-name="ce3" office:value-type="float" office:value="7184236" calcext:value-type="float">
            <text:p>7184236</text:p>
          </table:table-cell>
          <table:table-cell table:style-name="ce3" office:value-type="float" office:value="670538" calcext:value-type="float">
            <text:p>670538</text:p>
          </table:table-cell>
          <table:table-cell table:style-name="ce3" office:value-type="float" office:value="7184705" calcext:value-type="float">
            <text:p>7184705</text:p>
          </table:table-cell>
          <table:table-cell table:style-name="ce3" office:value-type="float" office:value="483.76706688168" calcext:value-type="float">
            <text:p>48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AV. VEREADOR TOALDO TULIO</text:p>
          </table:table-cell>
          <table:table-cell table:style-name="ce3" office:value-type="float" office:value="665899" calcext:value-type="float">
            <text:p>665899</text:p>
          </table:table-cell>
          <table:table-cell table:style-name="ce3" office:value-type="float" office:value="7187165" calcext:value-type="float">
            <text:p>7187165</text:p>
          </table:table-cell>
          <table:table-cell table:style-name="ce3" office:value-type="float" office:value="666170" calcext:value-type="float">
            <text:p>666170</text:p>
          </table:table-cell>
          <table:table-cell table:style-name="ce3" office:value-type="float" office:value="7187662" calcext:value-type="float">
            <text:p>7187662</text:p>
          </table:table-cell>
          <table:table-cell table:style-name="ce3" office:value-type="float" office:value="614.87975344328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AV. VEREADOR TOALDO TULIO</text:p>
          </table:table-cell>
          <table:table-cell table:style-name="ce3" office:value-type="float" office:value="665644" calcext:value-type="float">
            <text:p>665644</text:p>
          </table:table-cell>
          <table:table-cell table:style-name="ce3" office:value-type="float" office:value="7186429" calcext:value-type="float">
            <text:p>7186429</text:p>
          </table:table-cell>
          <table:table-cell table:style-name="ce3" office:value-type="float" office:value="665899" calcext:value-type="float">
            <text:p>665899</text:p>
          </table:table-cell>
          <table:table-cell table:style-name="ce3" office:value-type="float" office:value="7187165" calcext:value-type="float">
            <text:p>7187165</text:p>
          </table:table-cell>
          <table:table-cell table:style-name="ce3" office:value-type="float" office:value="830.82439329559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6724" calcext:value-type="float">
            <text:p>676724</text:p>
          </table:table-cell>
          <table:table-cell table:style-name="ce3" office:value-type="float" office:value="7183726" calcext:value-type="float">
            <text:p>7183726</text:p>
          </table:table-cell>
          <table:table-cell table:style-name="ce3" office:value-type="float" office:value="677578" calcext:value-type="float">
            <text:p>677578</text:p>
          </table:table-cell>
          <table:table-cell table:style-name="ce3" office:value-type="float" office:value="7184520" calcext:value-type="float">
            <text:p>7184520</text:p>
          </table:table-cell>
          <table:table-cell table:style-name="ce3" office:value-type="float" office:value="1280.81320904771" calcext:value-type="float">
            <text:p>1281</text:p>
          </table:table-cell>
          <table:table-cell office:value-type="float" office:value="272" calcext:value-type="float">
            <text:p>272</text:p>
          </table:table-cell>
          <table:table-cell office:value-type="float" office:value="302" calcext:value-type="float">
            <text:p>302</text:p>
          </table:table-cell>
          <table:table-cell table:number-columns-repeated="1013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6065" calcext:value-type="float">
            <text:p>676065</text:p>
          </table:table-cell>
          <table:table-cell table:style-name="ce3" office:value-type="float" office:value="7189715" calcext:value-type="float">
            <text:p>7189715</text:p>
          </table:table-cell>
          <table:table-cell table:style-name="ce3" office:value-type="float" office:value="676245" calcext:value-type="float">
            <text:p>676245</text:p>
          </table:table-cell>
          <table:table-cell table:style-name="ce3" office:value-type="float" office:value="7189601" calcext:value-type="float">
            <text:p>7189601</text:p>
          </table:table-cell>
          <table:table-cell table:style-name="ce3" office:value-type="float" office:value="212.67244954876" calcext:value-type="float">
            <text:p>213</text:p>
          </table:table-cell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table:number-columns-repeated="1013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AV. SETE DE SETEMBRO</text:p>
          </table:table-cell>
          <table:table-cell table:style-name="ce3" office:value-type="float" office:value="670558" calcext:value-type="float">
            <text:p>670558</text:p>
          </table:table-cell>
          <table:table-cell table:style-name="ce3" office:value-type="float" office:value="7183965" calcext:value-type="float">
            <text:p>7183965</text:p>
          </table:table-cell>
          <table:table-cell table:style-name="ce3" office:value-type="float" office:value="670552" calcext:value-type="float">
            <text:p>670552</text:p>
          </table:table-cell>
          <table:table-cell table:style-name="ce3" office:value-type="float" office:value="7183939" calcext:value-type="float">
            <text:p>7183939</text:p>
          </table:table-cell>
          <table:table-cell table:style-name="ce3" office:value-type="float" office:value="27.31566124883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1013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AV. MAL. FLORIANO PEIXOTO</text:p>
          </table:table-cell>
          <table:table-cell table:style-name="ce3" office:value-type="float" office:value="676394" calcext:value-type="float">
            <text:p>676394</text:p>
          </table:table-cell>
          <table:table-cell table:style-name="ce3" office:value-type="float" office:value="7180262" calcext:value-type="float">
            <text:p>7180262</text:p>
          </table:table-cell>
          <table:table-cell table:style-name="ce3" office:value-type="float" office:value="677151" calcext:value-type="float">
            <text:p>677151</text:p>
          </table:table-cell>
          <table:table-cell table:style-name="ce3" office:value-type="float" office:value="7178523" calcext:value-type="float">
            <text:p>7178523</text:p>
          </table:table-cell>
          <table:table-cell table:style-name="ce3" office:value-type="float" office:value="1900.95938242486" calcext:value-type="float">
            <text:p>1901</text:p>
          </table:table-cell>
          <table:table-cell office:value-type="float" office:value="266" calcext:value-type="float">
            <text:p>266</text:p>
          </table:table-cell>
          <table:table-cell office:value-type="float" office:value="292" calcext:value-type="float">
            <text:p>292</text:p>
          </table:table-cell>
          <table:table-cell table:number-columns-repeated="1013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69560" calcext:value-type="float">
            <text:p>669560</text:p>
          </table:table-cell>
          <table:table-cell table:style-name="ce3" office:value-type="float" office:value="7186541" calcext:value-type="float">
            <text:p>7186541</text:p>
          </table:table-cell>
          <table:table-cell table:style-name="ce3" office:value-type="float" office:value="669674" calcext:value-type="float">
            <text:p>669674</text:p>
          </table:table-cell>
          <table:table-cell table:style-name="ce3" office:value-type="float" office:value="7186261" calcext:value-type="float">
            <text:p>7186261</text:p>
          </table:table-cell>
          <table:table-cell table:style-name="ce3" office:value-type="float" office:value="340.7884802481" calcext:value-type="float">
            <text:p>34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70220" calcext:value-type="float">
            <text:p>670220</text:p>
          </table:table-cell>
          <table:table-cell table:style-name="ce3" office:value-type="float" office:value="7187122" calcext:value-type="float">
            <text:p>7187122</text:p>
          </table:table-cell>
          <table:table-cell table:style-name="ce3" office:value-type="float" office:value="669560" calcext:value-type="float">
            <text:p>669560</text:p>
          </table:table-cell>
          <table:table-cell table:style-name="ce3" office:value-type="float" office:value="7186541" calcext:value-type="float">
            <text:p>7186541</text:p>
          </table:table-cell>
          <table:table-cell table:style-name="ce3" office:value-type="float" office:value="1193.15217525885" calcext:value-type="float">
            <text:p>119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70372" calcext:value-type="float">
            <text:p>670372</text:p>
          </table:table-cell>
          <table:table-cell table:style-name="ce3" office:value-type="float" office:value="7187138" calcext:value-type="float">
            <text:p>7187138</text:p>
          </table:table-cell>
          <table:table-cell table:style-name="ce3" office:value-type="float" office:value="670220" calcext:value-type="float">
            <text:p>670220</text:p>
          </table:table-cell>
          <table:table-cell table:style-name="ce3" office:value-type="float" office:value="7187122" calcext:value-type="float">
            <text:p>7187122</text:p>
          </table:table-cell>
          <table:table-cell table:style-name="ce3" office:value-type="float" office:value="156.30196250466" calcext:value-type="float">
            <text:p>156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69674" calcext:value-type="float">
            <text:p>669674</text:p>
          </table:table-cell>
          <table:table-cell table:style-name="ce3" office:value-type="float" office:value="7186261" calcext:value-type="float">
            <text:p>7186261</text:p>
          </table:table-cell>
          <table:table-cell table:style-name="ce3" office:value-type="float" office:value="669722" calcext:value-type="float">
            <text:p>669722</text:p>
          </table:table-cell>
          <table:table-cell table:style-name="ce3" office:value-type="float" office:value="7186188" calcext:value-type="float">
            <text:p>7186188</text:p>
          </table:table-cell>
          <table:table-cell table:style-name="ce3" office:value-type="float" office:value="90.36934503225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3340" calcext:value-type="float">
            <text:p>673340</text:p>
          </table:table-cell>
          <table:table-cell table:style-name="ce3" office:value-type="float" office:value="7179073" calcext:value-type="float">
            <text:p>7179073</text:p>
          </table:table-cell>
          <table:table-cell table:style-name="ce3" office:value-type="float" office:value="673448" calcext:value-type="float">
            <text:p>673448</text:p>
          </table:table-cell>
          <table:table-cell table:style-name="ce3" office:value-type="float" office:value="7179200" calcext:value-type="float">
            <text:p>7179200</text:p>
          </table:table-cell>
          <table:table-cell table:style-name="ce3" office:value-type="float" office:value="177.03158857069" calcext:value-type="float">
            <text:p>177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table:number-columns-repeated="1013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6680" calcext:value-type="float">
            <text:p>676680</text:p>
          </table:table-cell>
          <table:table-cell table:style-name="ce3" office:value-type="float" office:value="7183745" calcext:value-type="float">
            <text:p>7183745</text:p>
          </table:table-cell>
          <table:table-cell table:style-name="ce3" office:value-type="float" office:value="676834" calcext:value-type="float">
            <text:p>676834</text:p>
          </table:table-cell>
          <table:table-cell table:style-name="ce3" office:value-type="float" office:value="7183506" calcext:value-type="float">
            <text:p>7183506</text:p>
          </table:table-cell>
          <table:table-cell table:style-name="ce3" office:value-type="float" office:value="284.8340314298" calcext:value-type="float">
            <text:p>285</text:p>
          </table:table-cell>
          <table:table-cell office:value-type="float" office:value="269" calcext:value-type="float">
            <text:p>269</text:p>
          </table:table-cell>
          <table:table-cell office:value-type="float" office:value="278" calcext:value-type="float">
            <text:p>278</text:p>
          </table:table-cell>
          <table:table-cell table:number-columns-repeated="1013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5757" calcext:value-type="float">
            <text:p>675757</text:p>
          </table:table-cell>
          <table:table-cell table:style-name="ce3" office:value-type="float" office:value="7185292" calcext:value-type="float">
            <text:p>7185292</text:p>
          </table:table-cell>
          <table:table-cell table:style-name="ce3" office:value-type="float" office:value="675731" calcext:value-type="float">
            <text:p>675731</text:p>
          </table:table-cell>
          <table:table-cell table:style-name="ce3" office:value-type="float" office:value="7185431" calcext:value-type="float">
            <text:p>7185431</text:p>
          </table:table-cell>
          <table:table-cell table:style-name="ce3" office:value-type="float" office:value="141.85063477272" calcext:value-type="float">
            <text:p>142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table:number-columns-repeated="1013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5731" calcext:value-type="float">
            <text:p>675731</text:p>
          </table:table-cell>
          <table:table-cell table:style-name="ce3" office:value-type="float" office:value="7185431" calcext:value-type="float">
            <text:p>7185431</text:p>
          </table:table-cell>
          <table:table-cell table:style-name="ce3" office:value-type="float" office:value="675589" calcext:value-type="float">
            <text:p>675589</text:p>
          </table:table-cell>
          <table:table-cell table:style-name="ce3" office:value-type="float" office:value="7185553" calcext:value-type="float">
            <text:p>7185553</text:p>
          </table:table-cell>
          <table:table-cell table:style-name="ce3" office:value-type="float" office:value="194.82191251803" calcext:value-type="float">
            <text:p>195</text:p>
          </table:table-cell>
          <table:table-cell office:value-type="float" office:value="220" calcext:value-type="float">
            <text:p>220</text:p>
          </table:table-cell>
          <table:table-cell office:value-type="float" office:value="207" calcext:value-type="float">
            <text:p>207</text:p>
          </table:table-cell>
          <table:table-cell table:number-columns-repeated="1013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5589" calcext:value-type="float">
            <text:p>675589</text:p>
          </table:table-cell>
          <table:table-cell table:style-name="ce3" office:value-type="float" office:value="7185553" calcext:value-type="float">
            <text:p>7185553</text:p>
          </table:table-cell>
          <table:table-cell table:style-name="ce3" office:value-type="float" office:value="675579" calcext:value-type="float">
            <text:p>675579</text:p>
          </table:table-cell>
          <table:table-cell table:style-name="ce3" office:value-type="float" office:value="7185562" calcext:value-type="float">
            <text:p>7185562</text:p>
          </table:table-cell>
          <table:table-cell table:style-name="ce3" office:value-type="float" office:value="13.15295551176" calcext:value-type="float">
            <text:p>13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table:number-columns-repeated="1013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5871" calcext:value-type="float">
            <text:p>675871</text:p>
          </table:table-cell>
          <table:table-cell table:style-name="ce3" office:value-type="float" office:value="7184999" calcext:value-type="float">
            <text:p>7184999</text:p>
          </table:table-cell>
          <table:table-cell table:style-name="ce3" office:value-type="float" office:value="675843" calcext:value-type="float">
            <text:p>675843</text:p>
          </table:table-cell>
          <table:table-cell table:style-name="ce3" office:value-type="float" office:value="7184990" calcext:value-type="float">
            <text:p>7184990</text:p>
          </table:table-cell>
          <table:table-cell table:style-name="ce3" office:value-type="float" office:value="32.17077656874" calcext:value-type="float">
            <text:p>32</text:p>
          </table:table-cell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  <table:table-cell table:number-columns-repeated="1013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5757" calcext:value-type="float">
            <text:p>675757</text:p>
          </table:table-cell>
          <table:table-cell table:style-name="ce3" office:value-type="float" office:value="7185292" calcext:value-type="float">
            <text:p>7185292</text:p>
          </table:table-cell>
          <table:table-cell table:style-name="ce3" office:value-type="float" office:value="675871" calcext:value-type="float">
            <text:p>675871</text:p>
          </table:table-cell>
          <table:table-cell table:style-name="ce3" office:value-type="float" office:value="7184999" calcext:value-type="float">
            <text:p>7184999</text:p>
          </table:table-cell>
          <table:table-cell table:style-name="ce3" office:value-type="float" office:value="321.68181203486" calcext:value-type="float">
            <text:p>322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table:number-columns-repeated="1013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5871" calcext:value-type="float">
            <text:p>675871</text:p>
          </table:table-cell>
          <table:table-cell table:style-name="ce3" office:value-type="float" office:value="7184999" calcext:value-type="float">
            <text:p>7184999</text:p>
          </table:table-cell>
          <table:table-cell table:style-name="ce3" office:value-type="float" office:value="675887" calcext:value-type="float">
            <text:p>675887</text:p>
          </table:table-cell>
          <table:table-cell table:style-name="ce3" office:value-type="float" office:value="7184985" calcext:value-type="float">
            <text:p>7184985</text:p>
          </table:table-cell>
          <table:table-cell table:style-name="ce3" office:value-type="float" office:value="22.4910844857" calcext:value-type="float">
            <text:p>22</text:p>
          </table:table-cell>
          <table:table-cell office:value-type="float" office:value="230" calcext:value-type="float">
            <text:p>230</text:p>
          </table:table-cell>
          <table:table-cell office:value-type="float" office:value="237" calcext:value-type="float">
            <text:p>237</text:p>
          </table:table-cell>
          <table:table-cell table:number-columns-repeated="1013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5985" calcext:value-type="float">
            <text:p>675985</text:p>
          </table:table-cell>
          <table:table-cell table:style-name="ce3" office:value-type="float" office:value="7184888" calcext:value-type="float">
            <text:p>7184888</text:p>
          </table:table-cell>
          <table:table-cell table:style-name="ce3" office:value-type="float" office:value="675887" calcext:value-type="float">
            <text:p>675887</text:p>
          </table:table-cell>
          <table:table-cell table:style-name="ce3" office:value-type="float" office:value="7184985" calcext:value-type="float">
            <text:p>7184985</text:p>
          </table:table-cell>
          <table:table-cell table:style-name="ce3" office:value-type="float" office:value="161.76812304956" calcext:value-type="float">
            <text:p>162</text:p>
          </table:table-cell>
          <table:table-cell office:value-type="float" office:value="246" calcext:value-type="float">
            <text:p>246</text:p>
          </table:table-cell>
          <table:table-cell office:value-type="float" office:value="237" calcext:value-type="float">
            <text:p>237</text:p>
          </table:table-cell>
          <table:table-cell table:number-columns-repeated="1013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5887" calcext:value-type="float">
            <text:p>675887</text:p>
          </table:table-cell>
          <table:table-cell table:style-name="ce3" office:value-type="float" office:value="7184985" calcext:value-type="float">
            <text:p>7184985</text:p>
          </table:table-cell>
          <table:table-cell table:style-name="ce3" office:value-type="float" office:value="675956" calcext:value-type="float">
            <text:p>675956</text:p>
          </table:table-cell>
          <table:table-cell table:style-name="ce3" office:value-type="float" office:value="7184870" calcext:value-type="float">
            <text:p>7184870</text:p>
          </table:table-cell>
          <table:table-cell table:style-name="ce3" office:value-type="float" office:value="144.63046653298" calcext:value-type="float">
            <text:p>145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table:number-columns-repeated="1013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6003" calcext:value-type="float">
            <text:p>676003</text:p>
          </table:table-cell>
          <table:table-cell table:style-name="ce3" office:value-type="float" office:value="7184874" calcext:value-type="float">
            <text:p>7184874</text:p>
          </table:table-cell>
          <table:table-cell table:style-name="ce3" office:value-type="float" office:value="675985" calcext:value-type="float">
            <text:p>675985</text:p>
          </table:table-cell>
          <table:table-cell table:style-name="ce3" office:value-type="float" office:value="7184888" calcext:value-type="float">
            <text:p>7184888</text:p>
          </table:table-cell>
          <table:table-cell table:style-name="ce3" office:value-type="float" office:value="24.07633776239" calcext:value-type="float">
            <text:p>24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table:number-columns-repeated="1013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7141" calcext:value-type="float">
            <text:p>677141</text:p>
          </table:table-cell>
          <table:table-cell table:style-name="ce3" office:value-type="float" office:value="7183096" calcext:value-type="float">
            <text:p>7183096</text:p>
          </table:table-cell>
          <table:table-cell table:style-name="ce3" office:value-type="float" office:value="676826" calcext:value-type="float">
            <text:p>676826</text:p>
          </table:table-cell>
          <table:table-cell table:style-name="ce3" office:value-type="float" office:value="7183581" calcext:value-type="float">
            <text:p>7183581</text:p>
          </table:table-cell>
          <table:table-cell table:style-name="ce3" office:value-type="float" office:value="586.61859673236" calcext:value-type="float">
            <text:p>587</text:p>
          </table:table-cell>
          <table:table-cell office:value-type="float" office:value="290" calcext:value-type="float">
            <text:p>290</text:p>
          </table:table-cell>
          <table:table-cell office:value-type="float" office:value="277" calcext:value-type="float">
            <text:p>277</text:p>
          </table:table-cell>
          <table:table-cell table:number-columns-repeated="1013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6048" calcext:value-type="float">
            <text:p>676048</text:p>
          </table:table-cell>
          <table:table-cell table:style-name="ce3" office:value-type="float" office:value="7184727" calcext:value-type="float">
            <text:p>7184727</text:p>
          </table:table-cell>
          <table:table-cell table:style-name="ce3" office:value-type="float" office:value="676058" calcext:value-type="float">
            <text:p>676058</text:p>
          </table:table-cell>
          <table:table-cell table:style-name="ce3" office:value-type="float" office:value="7184711" calcext:value-type="float">
            <text:p>7184711</text:p>
          </table:table-cell>
          <table:table-cell table:style-name="ce3" office:value-type="float" office:value="19.76895486588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table:number-columns-repeated="1013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6058" calcext:value-type="float">
            <text:p>676058</text:p>
          </table:table-cell>
          <table:table-cell table:style-name="ce3" office:value-type="float" office:value="7184711" calcext:value-type="float">
            <text:p>7184711</text:p>
          </table:table-cell>
          <table:table-cell table:style-name="ce3" office:value-type="float" office:value="676108" calcext:value-type="float">
            <text:p>676108</text:p>
          </table:table-cell>
          <table:table-cell table:style-name="ce3" office:value-type="float" office:value="7184634" calcext:value-type="float">
            <text:p>7184634</text:p>
          </table:table-cell>
          <table:table-cell table:style-name="ce3" office:value-type="float" office:value="91.17889616916" calcext:value-type="float">
            <text:p>91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table:number-columns-repeated="1013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6249" calcext:value-type="float">
            <text:p>676249</text:p>
          </table:table-cell>
          <table:table-cell table:style-name="ce3" office:value-type="float" office:value="7184479" calcext:value-type="float">
            <text:p>7184479</text:p>
          </table:table-cell>
          <table:table-cell table:style-name="ce3" office:value-type="float" office:value="676003" calcext:value-type="float">
            <text:p>676003</text:p>
          </table:table-cell>
          <table:table-cell table:style-name="ce3" office:value-type="float" office:value="7184874" calcext:value-type="float">
            <text:p>7184874</text:p>
          </table:table-cell>
          <table:table-cell table:style-name="ce3" office:value-type="float" office:value="474.21248913458" calcext:value-type="float">
            <text:p>474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6286" calcext:value-type="float">
            <text:p>676286</text:p>
          </table:table-cell>
          <table:table-cell table:style-name="ce3" office:value-type="float" office:value="7184433" calcext:value-type="float">
            <text:p>7184433</text:p>
          </table:table-cell>
          <table:table-cell table:style-name="ce3" office:value-type="float" office:value="676249" calcext:value-type="float">
            <text:p>676249</text:p>
          </table:table-cell>
          <table:table-cell table:style-name="ce3" office:value-type="float" office:value="7184479" calcext:value-type="float">
            <text:p>7184479</text:p>
          </table:table-cell>
          <table:table-cell table:style-name="ce3" office:value-type="float" office:value="61.34871016474" calcext:value-type="float">
            <text:p>61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table:number-columns-repeated="1013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6524" calcext:value-type="float">
            <text:p>676524</text:p>
          </table:table-cell>
          <table:table-cell table:style-name="ce3" office:value-type="float" office:value="7183969" calcext:value-type="float">
            <text:p>7183969</text:p>
          </table:table-cell>
          <table:table-cell table:style-name="ce3" office:value-type="float" office:value="676680" calcext:value-type="float">
            <text:p>676680</text:p>
          </table:table-cell>
          <table:table-cell table:style-name="ce3" office:value-type="float" office:value="7183745" calcext:value-type="float">
            <text:p>7183745</text:p>
          </table:table-cell>
          <table:table-cell table:style-name="ce3" office:value-type="float" office:value="279.0592787192" calcext:value-type="float">
            <text:p>27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table:number-columns-repeated="1013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6826" calcext:value-type="float">
            <text:p>676826</text:p>
          </table:table-cell>
          <table:table-cell table:style-name="ce3" office:value-type="float" office:value="7183581" calcext:value-type="float">
            <text:p>7183581</text:p>
          </table:table-cell>
          <table:table-cell table:style-name="ce3" office:value-type="float" office:value="676713" calcext:value-type="float">
            <text:p>676713</text:p>
          </table:table-cell>
          <table:table-cell table:style-name="ce3" office:value-type="float" office:value="7183756" calcext:value-type="float">
            <text:p>7183756</text:p>
          </table:table-cell>
          <table:table-cell table:style-name="ce3" office:value-type="float" office:value="208.41722088384" calcext:value-type="float">
            <text:p>208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table:number-columns-repeated="1013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AV. VICTOR FERREIRA DO AMARAL</text:p>
          </table:table-cell>
          <table:table-cell table:style-name="ce3" office:value-type="float" office:value="679695" calcext:value-type="float">
            <text:p>679695</text:p>
          </table:table-cell>
          <table:table-cell table:style-name="ce3" office:value-type="float" office:value="7186279" calcext:value-type="float">
            <text:p>7186279</text:p>
          </table:table-cell>
          <table:table-cell table:style-name="ce3" office:value-type="float" office:value="680540" calcext:value-type="float">
            <text:p>680540</text:p>
          </table:table-cell>
          <table:table-cell table:style-name="ce3" office:value-type="float" office:value="7186163" calcext:value-type="float">
            <text:p>7186163</text:p>
          </table:table-cell>
          <table:table-cell table:style-name="ce3" office:value-type="float" office:value="852.92902868334" calcext:value-type="float">
            <text:p>853</text:p>
          </table:table-cell>
          <table:table-cell office:value-type="float" office:value="336" calcext:value-type="float">
            <text:p>336</text:p>
          </table:table-cell>
          <table:table-cell office:value-type="float" office:value="349" calcext:value-type="float">
            <text:p>349</text:p>
          </table:table-cell>
          <table:table-cell table:number-columns-repeated="1013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AV. VICTOR FERREIRA DO AMARAL</text:p>
          </table:table-cell>
          <table:table-cell table:style-name="ce3" office:value-type="float" office:value="680540" calcext:value-type="float">
            <text:p>680540</text:p>
          </table:table-cell>
          <table:table-cell table:style-name="ce3" office:value-type="float" office:value="7186163" calcext:value-type="float">
            <text:p>7186163</text:p>
          </table:table-cell>
          <table:table-cell table:style-name="ce3" office:value-type="float" office:value="680757" calcext:value-type="float">
            <text:p>680757</text:p>
          </table:table-cell>
          <table:table-cell table:style-name="ce3" office:value-type="float" office:value="7186131" calcext:value-type="float">
            <text:p>7186131</text:p>
          </table:table-cell>
          <table:table-cell table:style-name="ce3" office:value-type="float" office:value="220.45644941657" calcext:value-type="float">
            <text:p>220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table:number-columns-repeated="1013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R. CECILIA MEIRELES</text:p>
          </table:table-cell>
          <table:table-cell table:style-name="ce3" office:value-type="float" office:value="674108" calcext:value-type="float">
            <text:p>674108</text:p>
          </table:table-cell>
          <table:table-cell table:style-name="ce3" office:value-type="float" office:value="7190270" calcext:value-type="float">
            <text:p>7190270</text:p>
          </table:table-cell>
          <table:table-cell table:style-name="ce3" office:value-type="float" office:value="674074" calcext:value-type="float">
            <text:p>674074</text:p>
          </table:table-cell>
          <table:table-cell table:style-name="ce3" office:value-type="float" office:value="7189708" calcext:value-type="float">
            <text:p>7189708</text:p>
          </table:table-cell>
          <table:table-cell table:style-name="ce3" office:value-type="float" office:value="570.35131159811" calcext:value-type="float">
            <text:p>570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number-columns-repeated="1013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AV. VICTOR FERREIRA DO AMARAL</text:p>
          </table:table-cell>
          <table:table-cell table:style-name="ce3" office:value-type="float" office:value="678239" calcext:value-type="float">
            <text:p>678239</text:p>
          </table:table-cell>
          <table:table-cell table:style-name="ce3" office:value-type="float" office:value="7186468" calcext:value-type="float">
            <text:p>7186468</text:p>
          </table:table-cell>
          <table:table-cell table:style-name="ce3" office:value-type="float" office:value="679695" calcext:value-type="float">
            <text:p>679695</text:p>
          </table:table-cell>
          <table:table-cell table:style-name="ce3" office:value-type="float" office:value="7186279" calcext:value-type="float">
            <text:p>7186279</text:p>
          </table:table-cell>
          <table:table-cell table:style-name="ce3" office:value-type="float" office:value="1468.6663437922" calcext:value-type="float">
            <text:p>1469</text:p>
          </table:table-cell>
          <table:table-cell office:value-type="float" office:value="318" calcext:value-type="float">
            <text:p>318</text:p>
          </table:table-cell>
          <table:table-cell office:value-type="float" office:value="336" calcext:value-type="float">
            <text:p>336</text:p>
          </table:table-cell>
          <table:table-cell table:number-columns-repeated="1013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R. MATEUS LEME</text:p>
          </table:table-cell>
          <table:table-cell table:style-name="ce3" office:value-type="float" office:value="674060" calcext:value-type="float">
            <text:p>674060</text:p>
          </table:table-cell>
          <table:table-cell table:style-name="ce3" office:value-type="float" office:value="7190325" calcext:value-type="float">
            <text:p>7190325</text:p>
          </table:table-cell>
          <table:table-cell table:style-name="ce3" office:value-type="float" office:value="674364" calcext:value-type="float">
            <text:p>674364</text:p>
          </table:table-cell>
          <table:table-cell table:style-name="ce3" office:value-type="float" office:value="7190629" calcext:value-type="float">
            <text:p>7190629</text:p>
          </table:table-cell>
          <table:table-cell table:style-name="ce3" office:value-type="float" office:value="460.66587204811" calcext:value-type="float">
            <text:p>461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table:number-columns-repeated="1013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4928" calcext:value-type="float">
            <text:p>674928</text:p>
          </table:table-cell>
          <table:table-cell table:style-name="ce3" office:value-type="float" office:value="7191364" calcext:value-type="float">
            <text:p>7191364</text:p>
          </table:table-cell>
          <table:table-cell table:style-name="ce3" office:value-type="float" office:value="674997" calcext:value-type="float">
            <text:p>674997</text:p>
          </table:table-cell>
          <table:table-cell table:style-name="ce3" office:value-type="float" office:value="7191257" calcext:value-type="float">
            <text:p>7191257</text:p>
          </table:table-cell>
          <table:table-cell table:style-name="ce3" office:value-type="float" office:value="127.31609482925" calcext:value-type="float">
            <text:p>127</text:p>
          </table:table-cell>
          <table:table-cell office:value-type="float" office:value="165" calcext:value-type="float">
            <text:p>165</text:p>
          </table:table-cell>
          <table:table-cell office:value-type="float" office:value="174" calcext:value-type="float">
            <text:p>174</text:p>
          </table:table-cell>
          <table:table-cell table:number-columns-repeated="1013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AV. FREDOLIN WOLF</text:p>
          </table:table-cell>
          <table:table-cell table:style-name="ce3" office:value-type="float" office:value="670778" calcext:value-type="float">
            <text:p>670778</text:p>
          </table:table-cell>
          <table:table-cell table:style-name="ce3" office:value-type="float" office:value="7191135" calcext:value-type="float">
            <text:p>7191135</text:p>
          </table:table-cell>
          <table:table-cell table:style-name="ce3" office:value-type="float" office:value="671956" calcext:value-type="float">
            <text:p>671956</text:p>
          </table:table-cell>
          <table:table-cell table:style-name="ce3" office:value-type="float" office:value="7191522" calcext:value-type="float">
            <text:p>7191522</text:p>
          </table:table-cell>
          <table:table-cell table:style-name="ce3" office:value-type="float" office:value="1345.91135252282" calcext:value-type="float">
            <text:p>1346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number-columns-repeated="1013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6352" calcext:value-type="float">
            <text:p>676352</text:p>
          </table:table-cell>
          <table:table-cell table:style-name="ce3" office:value-type="float" office:value="7189527" calcext:value-type="float">
            <text:p>7189527</text:p>
          </table:table-cell>
          <table:table-cell table:style-name="ce3" office:value-type="float" office:value="676895" calcext:value-type="float">
            <text:p>676895</text:p>
          </table:table-cell>
          <table:table-cell table:style-name="ce3" office:value-type="float" office:value="7188496" calcext:value-type="float">
            <text:p>7188496</text:p>
          </table:table-cell>
          <table:table-cell table:style-name="ce3" office:value-type="float" office:value="1258.07946305254" calcext:value-type="float">
            <text:p>1258</text:p>
          </table:table-cell>
          <table:table-cell office:value-type="float" office:value="264" calcext:value-type="float">
            <text:p>264</text:p>
          </table:table-cell>
          <table:table-cell office:value-type="float" office:value="282" calcext:value-type="float">
            <text:p>282</text:p>
          </table:table-cell>
          <table:table-cell table:number-columns-repeated="1013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R. ZEILA MOURA DOS SANTOS</text:p>
          </table:table-cell>
          <table:table-cell table:style-name="ce3" office:value-type="float" office:value="676082" calcext:value-type="float">
            <text:p>676082</text:p>
          </table:table-cell>
          <table:table-cell table:style-name="ce3" office:value-type="float" office:value="7186313" calcext:value-type="float">
            <text:p>7186313</text:p>
          </table:table-cell>
          <table:table-cell table:style-name="ce3" office:value-type="float" office:value="675957" calcext:value-type="float">
            <text:p>675957</text:p>
          </table:table-cell>
          <table:table-cell table:style-name="ce3" office:value-type="float" office:value="7186157" calcext:value-type="float">
            <text:p>7186157</text:p>
          </table:table-cell>
          <table:table-cell table:style-name="ce3" office:value-type="float" office:value="202.5116761896" calcext:value-type="float">
            <text:p>203</text:p>
          </table:table-cell>
          <table:table-cell office:value-type="float" office:value="252" calcext:value-type="float">
            <text:p>252</text:p>
          </table:table-cell>
          <table:table-cell office:value-type="float" office:value="244" calcext:value-type="float">
            <text:p>244</text:p>
          </table:table-cell>
          <table:table-cell table:number-columns-repeated="1013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R. PROFESSORA REGINA CASAGRANDE MARINONI</text:p>
          </table:table-cell>
          <table:table-cell table:style-name="ce3" office:value-type="float" office:value="675425" calcext:value-type="float">
            <text:p>675425</text:p>
          </table:table-cell>
          <table:table-cell table:style-name="ce3" office:value-type="float" office:value="7183529" calcext:value-type="float">
            <text:p>7183529</text:p>
          </table:table-cell>
          <table:table-cell table:style-name="ce3" office:value-type="float" office:value="675368" calcext:value-type="float">
            <text:p>675368</text:p>
          </table:table-cell>
          <table:table-cell table:style-name="ce3" office:value-type="float" office:value="7183562" calcext:value-type="float">
            <text:p>7183562</text:p>
          </table:table-cell>
          <table:table-cell table:style-name="ce3" office:value-type="float" office:value="66.06860485111" calcext:value-type="float">
            <text:p>66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number-columns-repeated="1013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R. CONSELHEIRO LAURINDO</text:p>
          </table:table-cell>
          <table:table-cell table:style-name="ce3" office:value-type="float" office:value="675234" calcext:value-type="float">
            <text:p>675234</text:p>
          </table:table-cell>
          <table:table-cell table:style-name="ce3" office:value-type="float" office:value="7183852" calcext:value-type="float">
            <text:p>7183852</text:p>
          </table:table-cell>
          <table:table-cell table:style-name="ce3" office:value-type="float" office:value="675224" calcext:value-type="float">
            <text:p>675224</text:p>
          </table:table-cell>
          <table:table-cell table:style-name="ce3" office:value-type="float" office:value="7184239" calcext:value-type="float">
            <text:p>7184239</text:p>
          </table:table-cell>
          <table:table-cell table:style-name="ce3" office:value-type="float" office:value="411.52230195108" calcext:value-type="float">
            <text:p>412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table:number-columns-repeated="1013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AV. DOUTOR DARIO LOPES DOS SANTOS</text:p>
          </table:table-cell>
          <table:table-cell table:style-name="ce3" office:value-type="float" office:value="676009" calcext:value-type="float">
            <text:p>676009</text:p>
          </table:table-cell>
          <table:table-cell table:style-name="ce3" office:value-type="float" office:value="7185671" calcext:value-type="float">
            <text:p>7185671</text:p>
          </table:table-cell>
          <table:table-cell table:style-name="ce3" office:value-type="float" office:value="677124" calcext:value-type="float">
            <text:p>677124</text:p>
          </table:table-cell>
          <table:table-cell table:style-name="ce3" office:value-type="float" office:value="7185206" calcext:value-type="float">
            <text:p>7185206</text:p>
          </table:table-cell>
          <table:table-cell table:style-name="ce3" office:value-type="float" office:value="1225.9674721136" calcext:value-type="float">
            <text:p>1226</text:p>
          </table:table-cell>
          <table:table-cell office:value-type="float" office:value="248" calcext:value-type="float">
            <text:p>248</text:p>
          </table:table-cell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AV. PRESIDENTE AFFONSO CAMARGO</text:p>
          </table:table-cell>
          <table:table-cell table:style-name="ce3" office:value-type="float" office:value="675927" calcext:value-type="float">
            <text:p>675927</text:p>
          </table:table-cell>
          <table:table-cell table:style-name="ce3" office:value-type="float" office:value="7185688" calcext:value-type="float">
            <text:p>7185688</text:p>
          </table:table-cell>
          <table:table-cell table:style-name="ce3" office:value-type="float" office:value="675909" calcext:value-type="float">
            <text:p>675909</text:p>
          </table:table-cell>
          <table:table-cell table:style-name="ce3" office:value-type="float" office:value="7185688" calcext:value-type="float">
            <text:p>7185688</text:p>
          </table:table-cell>
          <table:table-cell table:style-name="ce3" office:value-type="float" office:value="17.99230698675" calcext:value-type="float">
            <text:p>18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table:number-columns-repeated="1013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R. SANDER ROBERTO DA CUNHA</text:p>
          </table:table-cell>
          <table:table-cell table:style-name="ce3" office:value-type="float" office:value="671457" calcext:value-type="float">
            <text:p>671457</text:p>
          </table:table-cell>
          <table:table-cell table:style-name="ce3" office:value-type="float" office:value="7177333" calcext:value-type="float">
            <text:p>7177333</text:p>
          </table:table-cell>
          <table:table-cell table:style-name="ce3" office:value-type="float" office:value="671949" calcext:value-type="float">
            <text:p>671949</text:p>
          </table:table-cell>
          <table:table-cell table:style-name="ce3" office:value-type="float" office:value="7177225" calcext:value-type="float">
            <text:p>7177225</text:p>
          </table:table-cell>
          <table:table-cell table:style-name="ce3" office:value-type="float" office:value="532.4646640889" calcext:value-type="float">
            <text:p>532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1013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69722" calcext:value-type="float">
            <text:p>669722</text:p>
          </table:table-cell>
          <table:table-cell table:style-name="ce3" office:value-type="float" office:value="7186188" calcext:value-type="float">
            <text:p>7186188</text:p>
          </table:table-cell>
          <table:table-cell table:style-name="ce3" office:value-type="float" office:value="670372" calcext:value-type="float">
            <text:p>670372</text:p>
          </table:table-cell>
          <table:table-cell table:style-name="ce3" office:value-type="float" office:value="7187138" calcext:value-type="float">
            <text:p>7187138</text:p>
          </table:table-cell>
          <table:table-cell table:style-name="ce3" office:value-type="float" office:value="1507.7824398054" calcext:value-type="float">
            <text:p>1508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R. JOAO BETTEGA</text:p>
          </table:table-cell>
          <table:table-cell table:style-name="ce3" office:value-type="float" office:value="668885" calcext:value-type="float">
            <text:p>668885</text:p>
          </table:table-cell>
          <table:table-cell table:style-name="ce3" office:value-type="float" office:value="7179969" calcext:value-type="float">
            <text:p>7179969</text:p>
          </table:table-cell>
          <table:table-cell table:style-name="ce3" office:value-type="float" office:value="668981" calcext:value-type="float">
            <text:p>668981</text:p>
          </table:table-cell>
          <table:table-cell table:style-name="ce3" office:value-type="float" office:value="7180109" calcext:value-type="float">
            <text:p>7180109</text:p>
          </table:table-cell>
          <table:table-cell table:style-name="ce3" office:value-type="float" office:value="169.7324314174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AV. PRESIDENTE AFFONSO CAMARGO</text:p>
          </table:table-cell>
          <table:table-cell table:style-name="ce3" office:value-type="float" office:value="680187" calcext:value-type="float">
            <text:p>680187</text:p>
          </table:table-cell>
          <table:table-cell table:style-name="ce3" office:value-type="float" office:value="7184747" calcext:value-type="float">
            <text:p>7184747</text:p>
          </table:table-cell>
          <table:table-cell table:style-name="ce3" office:value-type="float" office:value="680237" calcext:value-type="float">
            <text:p>680237</text:p>
          </table:table-cell>
          <table:table-cell table:style-name="ce3" office:value-type="float" office:value="7184761" calcext:value-type="float">
            <text:p>7184761</text:p>
          </table:table-cell>
          <table:table-cell table:style-name="ce3" office:value-type="float" office:value="51.45835357383" calcext:value-type="float">
            <text:p>51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table:number-columns-repeated="1013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5826" calcext:value-type="float">
            <text:p>675826</text:p>
          </table:table-cell>
          <table:table-cell table:style-name="ce3" office:value-type="float" office:value="7182509" calcext:value-type="float">
            <text:p>7182509</text:p>
          </table:table-cell>
          <table:table-cell table:style-name="ce3" office:value-type="float" office:value="676724" calcext:value-type="float">
            <text:p>676724</text:p>
          </table:table-cell>
          <table:table-cell table:style-name="ce3" office:value-type="float" office:value="7183726" calcext:value-type="float">
            <text:p>7183726</text:p>
          </table:table-cell>
          <table:table-cell table:style-name="ce3" office:value-type="float" office:value="1673.46334918943" calcext:value-type="float">
            <text:p>1673</text:p>
          </table:table-cell>
          <table:table-cell office:value-type="float" office:value="227" calcext:value-type="float">
            <text:p>227</text:p>
          </table:table-cell>
          <table:table-cell office:value-type="float" office:value="272" calcext:value-type="float">
            <text:p>272</text:p>
          </table:table-cell>
          <table:table-cell table:number-columns-repeated="1013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8681" calcext:value-type="float">
            <text:p>678681</text:p>
          </table:table-cell>
          <table:table-cell table:style-name="ce3" office:value-type="float" office:value="7180631" calcext:value-type="float">
            <text:p>7180631</text:p>
          </table:table-cell>
          <table:table-cell table:style-name="ce3" office:value-type="float" office:value="678846" calcext:value-type="float">
            <text:p>678846</text:p>
          </table:table-cell>
          <table:table-cell table:style-name="ce3" office:value-type="float" office:value="7180378" calcext:value-type="float">
            <text:p>7180378</text:p>
          </table:table-cell>
          <table:table-cell table:style-name="ce3" office:value-type="float" office:value="302.61399503678" calcext:value-type="float">
            <text:p>303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1013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7669" calcext:value-type="float">
            <text:p>677669</text:p>
          </table:table-cell>
          <table:table-cell table:style-name="ce3" office:value-type="float" office:value="7184774" calcext:value-type="float">
            <text:p>7184774</text:p>
          </table:table-cell>
          <table:table-cell table:style-name="ce3" office:value-type="float" office:value="677682" calcext:value-type="float">
            <text:p>677682</text:p>
          </table:table-cell>
          <table:table-cell table:style-name="ce3" office:value-type="float" office:value="7184973" calcext:value-type="float">
            <text:p>7184973</text:p>
          </table:table-cell>
          <table:table-cell table:style-name="ce3" office:value-type="float" office:value="204.3940934219" calcext:value-type="float">
            <text:p>204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PARQUE TINGUI</text:p>
          </table:table-cell>
          <table:table-cell table:style-name="ce3" office:value-type="float" office:value="670518" calcext:value-type="float">
            <text:p>670518</text:p>
          </table:table-cell>
          <table:table-cell table:style-name="ce3" office:value-type="float" office:value="7190894" calcext:value-type="float">
            <text:p>7190894</text:p>
          </table:table-cell>
          <table:table-cell table:style-name="ce3" office:value-type="float" office:value="670672" calcext:value-type="float">
            <text:p>670672</text:p>
          </table:table-cell>
          <table:table-cell table:style-name="ce3" office:value-type="float" office:value="7191121" calcext:value-type="float">
            <text:p>7191121</text:p>
          </table:table-cell>
          <table:table-cell table:style-name="ce3" office:value-type="float" office:value="286.38179593241" calcext:value-type="float">
            <text:p>286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R. ANTONIO ESCORSIN</text:p>
          </table:table-cell>
          <table:table-cell table:style-name="ce3" office:value-type="float" office:value="667973" calcext:value-type="float">
            <text:p>667973</text:p>
          </table:table-cell>
          <table:table-cell table:style-name="ce3" office:value-type="float" office:value="7188136" calcext:value-type="float">
            <text:p>7188136</text:p>
          </table:table-cell>
          <table:table-cell table:style-name="ce3" office:value-type="float" office:value="667625" calcext:value-type="float">
            <text:p>667625</text:p>
          </table:table-cell>
          <table:table-cell table:style-name="ce3" office:value-type="float" office:value="7188154" calcext:value-type="float">
            <text:p>7188154</text:p>
          </table:table-cell>
          <table:table-cell table:style-name="ce3" office:value-type="float" office:value="351.44289839606" calcext:value-type="float">
            <text:p>35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PARQUE TINGUI</text:p>
          </table:table-cell>
          <table:table-cell table:style-name="ce3" office:value-type="float" office:value="670530" calcext:value-type="float">
            <text:p>670530</text:p>
          </table:table-cell>
          <table:table-cell table:style-name="ce3" office:value-type="float" office:value="7190292" calcext:value-type="float">
            <text:p>7190292</text:p>
          </table:table-cell>
          <table:table-cell table:style-name="ce3" office:value-type="float" office:value="670518" calcext:value-type="float">
            <text:p>670518</text:p>
          </table:table-cell>
          <table:table-cell table:style-name="ce3" office:value-type="float" office:value="7190894" calcext:value-type="float">
            <text:p>7190894</text:p>
          </table:table-cell>
          <table:table-cell table:style-name="ce3" office:value-type="float" office:value="657.64236666348" calcext:value-type="float">
            <text:p>6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70178" calcext:value-type="float">
            <text:p>670178</text:p>
          </table:table-cell>
          <table:table-cell table:style-name="ce3" office:value-type="float" office:value="7187106" calcext:value-type="float">
            <text:p>7187106</text:p>
          </table:table-cell>
          <table:table-cell table:style-name="ce3" office:value-type="float" office:value="669681" calcext:value-type="float">
            <text:p>669681</text:p>
          </table:table-cell>
          <table:table-cell table:style-name="ce3" office:value-type="float" office:value="7186267" calcext:value-type="float">
            <text:p>7186267</text:p>
          </table:table-cell>
          <table:table-cell table:style-name="ce3" office:value-type="float" office:value="1453.68431112886" calcext:value-type="float">
            <text:p>145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R. CONSELHEIRO LAURINDO</text:p>
          </table:table-cell>
          <table:table-cell table:style-name="ce3" office:value-type="float" office:value="675039" calcext:value-type="float">
            <text:p>675039</text:p>
          </table:table-cell>
          <table:table-cell table:style-name="ce3" office:value-type="float" office:value="7185002" calcext:value-type="float">
            <text:p>7185002</text:p>
          </table:table-cell>
          <table:table-cell table:style-name="ce3" office:value-type="float" office:value="675035" calcext:value-type="float">
            <text:p>675035</text:p>
          </table:table-cell>
          <table:table-cell table:style-name="ce3" office:value-type="float" office:value="7185018" calcext:value-type="float">
            <text:p>7185018</text:p>
          </table:table-cell>
          <table:table-cell table:style-name="ce3" office:value-type="float" office:value="16.35737977948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table:number-columns-repeated="1013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R. ENGS. REBOUCAS</text:p>
          </table:table-cell>
          <table:table-cell table:style-name="ce3" office:value-type="float" office:value="675366" calcext:value-type="float">
            <text:p>675366</text:p>
          </table:table-cell>
          <table:table-cell table:style-name="ce3" office:value-type="float" office:value="7185136" calcext:value-type="float">
            <text:p>7185136</text:p>
          </table:table-cell>
          <table:table-cell table:style-name="ce3" office:value-type="float" office:value="675757" calcext:value-type="float">
            <text:p>675757</text:p>
          </table:table-cell>
          <table:table-cell table:style-name="ce3" office:value-type="float" office:value="7185292" calcext:value-type="float">
            <text:p>7185292</text:p>
          </table:table-cell>
          <table:table-cell table:style-name="ce3" office:value-type="float" office:value="420.25601568811" calcext:value-type="float">
            <text:p>42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table:number-columns-repeated="1013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R. IMACULADA CONCEICAO</text:p>
          </table:table-cell>
          <table:table-cell table:style-name="ce3" office:value-type="float" office:value="675597" calcext:value-type="float">
            <text:p>675597</text:p>
          </table:table-cell>
          <table:table-cell table:style-name="ce3" office:value-type="float" office:value="7184543" calcext:value-type="float">
            <text:p>7184543</text:p>
          </table:table-cell>
          <table:table-cell table:style-name="ce3" office:value-type="float" office:value="675325" calcext:value-type="float">
            <text:p>675325</text:p>
          </table:table-cell>
          <table:table-cell table:style-name="ce3" office:value-type="float" office:value="7185119" calcext:value-type="float">
            <text:p>7185119</text:p>
          </table:table-cell>
          <table:table-cell table:style-name="ce3" office:value-type="float" office:value="656.13708870666" calcext:value-type="float">
            <text:p>656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table:number-columns-repeated="1013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R. IAPO</text:p>
          </table:table-cell>
          <table:table-cell table:style-name="ce3" office:value-type="float" office:value="675275" calcext:value-type="float">
            <text:p>675275</text:p>
          </table:table-cell>
          <table:table-cell table:style-name="ce3" office:value-type="float" office:value="7185098" calcext:value-type="float">
            <text:p>7185098</text:p>
          </table:table-cell>
          <table:table-cell table:style-name="ce3" office:value-type="float" office:value="675508" calcext:value-type="float">
            <text:p>675508</text:p>
          </table:table-cell>
          <table:table-cell table:style-name="ce3" office:value-type="float" office:value="7184504" calcext:value-type="float">
            <text:p>7184504</text:p>
          </table:table-cell>
          <table:table-cell table:style-name="ce3" office:value-type="float" office:value="638.21910977916" calcext:value-type="float">
            <text:p>63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table:number-columns-repeated="1013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R. COM. ROSEIRA</text:p>
          </table:table-cell>
          <table:table-cell table:style-name="ce3" office:value-type="float" office:value="675602" calcext:value-type="float">
            <text:p>675602</text:p>
          </table:table-cell>
          <table:table-cell table:style-name="ce3" office:value-type="float" office:value="7184098" calcext:value-type="float">
            <text:p>7184098</text:p>
          </table:table-cell>
          <table:table-cell table:style-name="ce3" office:value-type="float" office:value="675700" calcext:value-type="float">
            <text:p>675700</text:p>
          </table:table-cell>
          <table:table-cell table:style-name="ce3" office:value-type="float" office:value="7184102" calcext:value-type="float">
            <text:p>7184102</text:p>
          </table:table-cell>
          <table:table-cell table:style-name="ce3" office:value-type="float" office:value="99.44557778369" calcext:value-type="float">
            <text:p>99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table:number-columns-repeated="1013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R. IAPO</text:p>
          </table:table-cell>
          <table:table-cell table:style-name="ce3" office:value-type="float" office:value="675508" calcext:value-type="float">
            <text:p>675508</text:p>
          </table:table-cell>
          <table:table-cell table:style-name="ce3" office:value-type="float" office:value="7184504" calcext:value-type="float">
            <text:p>7184504</text:p>
          </table:table-cell>
          <table:table-cell table:style-name="ce3" office:value-type="float" office:value="675602" calcext:value-type="float">
            <text:p>675602</text:p>
          </table:table-cell>
          <table:table-cell table:style-name="ce3" office:value-type="float" office:value="7184098" calcext:value-type="float">
            <text:p>7184098</text:p>
          </table:table-cell>
          <table:table-cell table:style-name="ce3" office:value-type="float" office:value="421.67553677039" calcext:value-type="float">
            <text:p>422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table:number-columns-repeated="1013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AV. PARANA</text:p>
          </table:table-cell>
          <table:table-cell table:style-name="ce3" office:value-type="float" office:value="675731" calcext:value-type="float">
            <text:p>675731</text:p>
          </table:table-cell>
          <table:table-cell table:style-name="ce3" office:value-type="float" office:value="7188849" calcext:value-type="float">
            <text:p>7188849</text:p>
          </table:table-cell>
          <table:table-cell table:style-name="ce3" office:value-type="float" office:value="675567" calcext:value-type="float">
            <text:p>675567</text:p>
          </table:table-cell>
          <table:table-cell table:style-name="ce3" office:value-type="float" office:value="7188658" calcext:value-type="float">
            <text:p>7188658</text:p>
          </table:table-cell>
          <table:table-cell table:style-name="ce3" office:value-type="float" office:value="251.43095531869" calcext:value-type="float">
            <text:p>251</text:p>
          </table:table-cell>
          <table:table-cell office:value-type="float" office:value="221" calcext:value-type="float">
            <text:p>221</text:p>
          </table:table-cell>
          <table:table-cell office:value-type="float" office:value="204" calcext:value-type="float">
            <text:p>204</text:p>
          </table:table-cell>
          <table:table-cell table:number-columns-repeated="1013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AV. JOAO GUALBERTO</text:p>
          </table:table-cell>
          <table:table-cell table:style-name="ce3" office:value-type="float" office:value="675455" calcext:value-type="float">
            <text:p>675455</text:p>
          </table:table-cell>
          <table:table-cell table:style-name="ce3" office:value-type="float" office:value="7188528" calcext:value-type="float">
            <text:p>7188528</text:p>
          </table:table-cell>
          <table:table-cell table:style-name="ce3" office:value-type="float" office:value="674933" calcext:value-type="float">
            <text:p>674933</text:p>
          </table:table-cell>
          <table:table-cell table:style-name="ce3" office:value-type="float" office:value="7187924" calcext:value-type="float">
            <text:p>7187924</text:p>
          </table:table-cell>
          <table:table-cell table:style-name="ce3" office:value-type="float" office:value="797.5556907146" calcext:value-type="float">
            <text:p>798</text:p>
          </table:table-cell>
          <table:table-cell office:value-type="float" office:value="196" calcext:value-type="float">
            <text:p>196</text:p>
          </table:table-cell>
          <table:table-cell office:value-type="float" office:value="166" calcext:value-type="float">
            <text:p>166</text:p>
          </table:table-cell>
          <table:table-cell table:number-columns-repeated="1013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AV. PARANA</text:p>
          </table:table-cell>
          <table:table-cell table:style-name="ce3" office:value-type="float" office:value="675584" calcext:value-type="float">
            <text:p>675584</text:p>
          </table:table-cell>
          <table:table-cell table:style-name="ce3" office:value-type="float" office:value="7188644" calcext:value-type="float">
            <text:p>7188644</text:p>
          </table:table-cell>
          <table:table-cell table:style-name="ce3" office:value-type="float" office:value="675756" calcext:value-type="float">
            <text:p>675756</text:p>
          </table:table-cell>
          <table:table-cell table:style-name="ce3" office:value-type="float" office:value="7188835" calcext:value-type="float">
            <text:p>7188835</text:p>
          </table:table-cell>
          <table:table-cell table:style-name="ce3" office:value-type="float" office:value="259.44404653917" calcext:value-type="float">
            <text:p>259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table:number-columns-repeated="1013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AV. JOAO GUALBERTO</text:p>
          </table:table-cell>
          <table:table-cell table:style-name="ce3" office:value-type="float" office:value="674950" calcext:value-type="float">
            <text:p>674950</text:p>
          </table:table-cell>
          <table:table-cell table:style-name="ce3" office:value-type="float" office:value="7187910" calcext:value-type="float">
            <text:p>7187910</text:p>
          </table:table-cell>
          <table:table-cell table:style-name="ce3" office:value-type="float" office:value="675471" calcext:value-type="float">
            <text:p>675471</text:p>
          </table:table-cell>
          <table:table-cell table:style-name="ce3" office:value-type="float" office:value="7188513" calcext:value-type="float">
            <text:p>7188513</text:p>
          </table:table-cell>
          <table:table-cell table:style-name="ce3" office:value-type="float" office:value="797.30437102728" calcext:value-type="float">
            <text:p>797</text:p>
          </table:table-cell>
          <table:table-cell office:value-type="float" office:value="167" calcext:value-type="float">
            <text:p>167</text:p>
          </table:table-cell>
          <table:table-cell office:value-type="float" office:value="198" calcext:value-type="float">
            <text:p>198</text:p>
          </table:table-cell>
          <table:table-cell table:number-columns-repeated="1013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AV. PARANA</text:p>
          </table:table-cell>
          <table:table-cell table:style-name="ce3" office:value-type="float" office:value="676342" calcext:value-type="float">
            <text:p>676342</text:p>
          </table:table-cell>
          <table:table-cell table:style-name="ce3" office:value-type="float" office:value="7189521" calcext:value-type="float">
            <text:p>7189521</text:p>
          </table:table-cell>
          <table:table-cell table:style-name="ce3" office:value-type="float" office:value="677894" calcext:value-type="float">
            <text:p>677894</text:p>
          </table:table-cell>
          <table:table-cell table:style-name="ce3" office:value-type="float" office:value="7191318" calcext:value-type="float">
            <text:p>7191318</text:p>
          </table:table-cell>
          <table:table-cell table:style-name="ce3" office:value-type="float" office:value="2375.64206258063" calcext:value-type="float">
            <text:p>2376</text:p>
          </table:table-cell>
          <table:table-cell office:value-type="float" office:value="263" calcext:value-type="float">
            <text:p>263</text:p>
          </table:table-cell>
          <table:table-cell office:value-type="float" office:value="312" calcext:value-type="float">
            <text:p>312</text:p>
          </table:table-cell>
          <table:table-cell table:number-columns-repeated="1013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R. ENGS. REBOUCAS</text:p>
          </table:table-cell>
          <table:table-cell table:style-name="ce3" office:value-type="float" office:value="675039" calcext:value-type="float">
            <text:p>675039</text:p>
          </table:table-cell>
          <table:table-cell table:style-name="ce3" office:value-type="float" office:value="7185002" calcext:value-type="float">
            <text:p>7185002</text:p>
          </table:table-cell>
          <table:table-cell table:style-name="ce3" office:value-type="float" office:value="675366" calcext:value-type="float">
            <text:p>675366</text:p>
          </table:table-cell>
          <table:table-cell table:style-name="ce3" office:value-type="float" office:value="7185136" calcext:value-type="float">
            <text:p>7185136</text:p>
          </table:table-cell>
          <table:table-cell table:style-name="ce3" office:value-type="float" office:value="353.12476755412" calcext:value-type="float">
            <text:p>353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  <table:table-cell table:number-columns-repeated="1013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R. IMACULADA CONCEICAO</text:p>
          </table:table-cell>
          <table:table-cell table:style-name="ce3" office:value-type="float" office:value="675700" calcext:value-type="float">
            <text:p>675700</text:p>
          </table:table-cell>
          <table:table-cell table:style-name="ce3" office:value-type="float" office:value="7184102" calcext:value-type="float">
            <text:p>7184102</text:p>
          </table:table-cell>
          <table:table-cell table:style-name="ce3" office:value-type="float" office:value="675597" calcext:value-type="float">
            <text:p>675597</text:p>
          </table:table-cell>
          <table:table-cell table:style-name="ce3" office:value-type="float" office:value="7184543" calcext:value-type="float">
            <text:p>7184543</text:p>
          </table:table-cell>
          <table:table-cell table:style-name="ce3" office:value-type="float" office:value="458.6010066459" calcext:value-type="float">
            <text:p>459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AV. PARANA</text:p>
          </table:table-cell>
          <table:table-cell table:style-name="ce3" office:value-type="float" office:value="677867" calcext:value-type="float">
            <text:p>677867</text:p>
          </table:table-cell>
          <table:table-cell table:style-name="ce3" office:value-type="float" office:value="7191321" calcext:value-type="float">
            <text:p>7191321</text:p>
          </table:table-cell>
          <table:table-cell table:style-name="ce3" office:value-type="float" office:value="677106" calcext:value-type="float">
            <text:p>677106</text:p>
          </table:table-cell>
          <table:table-cell table:style-name="ce3" office:value-type="float" office:value="7190405" calcext:value-type="float">
            <text:p>7190405</text:p>
          </table:table-cell>
          <table:table-cell table:style-name="ce3" office:value-type="float" office:value="1214.6618300112" calcext:value-type="float">
            <text:p>1215</text:p>
          </table:table-cell>
          <table:table-cell office:value-type="float" office:value="309" calcext:value-type="float">
            <text:p>309</text:p>
          </table:table-cell>
          <table:table-cell office:value-type="float" office:value="287" calcext:value-type="float">
            <text:p>287</text:p>
          </table:table-cell>
          <table:table-cell table:number-columns-repeated="1013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AV. PARANA</text:p>
          </table:table-cell>
          <table:table-cell table:style-name="ce3" office:value-type="float" office:value="677013" calcext:value-type="float">
            <text:p>677013</text:p>
          </table:table-cell>
          <table:table-cell table:style-name="ce3" office:value-type="float" office:value="7190298" calcext:value-type="float">
            <text:p>7190298</text:p>
          </table:table-cell>
          <table:table-cell table:style-name="ce3" office:value-type="float" office:value="676329" calcext:value-type="float">
            <text:p>676329</text:p>
          </table:table-cell>
          <table:table-cell table:style-name="ce3" office:value-type="float" office:value="7189540" calcext:value-type="float">
            <text:p>7189540</text:p>
          </table:table-cell>
          <table:table-cell table:style-name="ce3" office:value-type="float" office:value="1043.78965839621" calcext:value-type="float">
            <text:p>1044</text:p>
          </table:table-cell>
          <table:table-cell office:value-type="float" office:value="285" calcext:value-type="float">
            <text:p>285</text:p>
          </table:table-cell>
          <table:table-cell office:value-type="float" office:value="261" calcext:value-type="float">
            <text:p>261</text:p>
          </table:table-cell>
          <table:table-cell table:number-columns-repeated="1013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AV. PARANA</text:p>
          </table:table-cell>
          <table:table-cell table:style-name="ce3" office:value-type="float" office:value="678447" calcext:value-type="float">
            <text:p>678447</text:p>
          </table:table-cell>
          <table:table-cell table:style-name="ce3" office:value-type="float" office:value="7191992" calcext:value-type="float">
            <text:p>7191992</text:p>
          </table:table-cell>
          <table:table-cell table:style-name="ce3" office:value-type="float" office:value="677867" calcext:value-type="float">
            <text:p>677867</text:p>
          </table:table-cell>
          <table:table-cell table:style-name="ce3" office:value-type="float" office:value="7191321" calcext:value-type="float">
            <text:p>7191321</text:p>
          </table:table-cell>
          <table:table-cell table:style-name="ce3" office:value-type="float" office:value="888.52758665202" calcext:value-type="float">
            <text:p>889</text:p>
          </table:table-cell>
          <table:table-cell office:value-type="float" office:value="320" calcext:value-type="float">
            <text:p>320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AV. PARANA</text:p>
          </table:table-cell>
          <table:table-cell table:style-name="ce3" office:value-type="float" office:value="677894" calcext:value-type="float">
            <text:p>677894</text:p>
          </table:table-cell>
          <table:table-cell table:style-name="ce3" office:value-type="float" office:value="7191318" calcext:value-type="float">
            <text:p>7191318</text:p>
          </table:table-cell>
          <table:table-cell table:style-name="ce3" office:value-type="float" office:value="678447" calcext:value-type="float">
            <text:p>678447</text:p>
          </table:table-cell>
          <table:table-cell table:style-name="ce3" office:value-type="float" office:value="7191992" calcext:value-type="float">
            <text:p>7191992</text:p>
          </table:table-cell>
          <table:table-cell table:style-name="ce3" office:value-type="float" office:value="890.65306576139" calcext:value-type="float">
            <text:p>891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table:number-columns-repeated="1013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AV. JOAO GUALBERTO</text:p>
          </table:table-cell>
          <table:table-cell table:style-name="ce3" office:value-type="float" office:value="674361" calcext:value-type="float">
            <text:p>674361</text:p>
          </table:table-cell>
          <table:table-cell table:style-name="ce3" office:value-type="float" office:value="7187176" calcext:value-type="float">
            <text:p>7187176</text:p>
          </table:table-cell>
          <table:table-cell table:style-name="ce3" office:value-type="float" office:value="674227" calcext:value-type="float">
            <text:p>674227</text:p>
          </table:table-cell>
          <table:table-cell table:style-name="ce3" office:value-type="float" office:value="7187063" calcext:value-type="float">
            <text:p>7187063</text:p>
          </table:table-cell>
          <table:table-cell table:style-name="ce3" office:value-type="float" office:value="175.2154398696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AV. JOAO GUALBERTO</text:p>
          </table:table-cell>
          <table:table-cell table:style-name="ce3" office:value-type="float" office:value="674247" calcext:value-type="float">
            <text:p>674247</text:p>
          </table:table-cell>
          <table:table-cell table:style-name="ce3" office:value-type="float" office:value="7187048" calcext:value-type="float">
            <text:p>7187048</text:p>
          </table:table-cell>
          <table:table-cell table:style-name="ce3" office:value-type="float" office:value="674382" calcext:value-type="float">
            <text:p>674382</text:p>
          </table:table-cell>
          <table:table-cell table:style-name="ce3" office:value-type="float" office:value="7187166" calcext:value-type="float">
            <text:p>7187166</text:p>
          </table:table-cell>
          <table:table-cell table:style-name="ce3" office:value-type="float" office:value="179.3280812153" calcext:value-type="float">
            <text:p>179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table:number-columns-repeated="1013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AV. JOAO GUALBERTO</text:p>
          </table:table-cell>
          <table:table-cell table:style-name="ce3" office:value-type="float" office:value="674933" calcext:value-type="float">
            <text:p>674933</text:p>
          </table:table-cell>
          <table:table-cell table:style-name="ce3" office:value-type="float" office:value="7187924" calcext:value-type="float">
            <text:p>7187924</text:p>
          </table:table-cell>
          <table:table-cell table:style-name="ce3" office:value-type="float" office:value="674361" calcext:value-type="float">
            <text:p>674361</text:p>
          </table:table-cell>
          <table:table-cell table:style-name="ce3" office:value-type="float" office:value="7187176" calcext:value-type="float">
            <text:p>7187176</text:p>
          </table:table-cell>
          <table:table-cell table:style-name="ce3" office:value-type="float" office:value="949.77851132647" calcext:value-type="float">
            <text:p>950</text:p>
          </table:table-cell>
          <table:table-cell office:value-type="float" office:value="166" calcext:value-type="float">
            <text:p>166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AV. JOAO GUALBERTO</text:p>
          </table:table-cell>
          <table:table-cell table:style-name="ce3" office:value-type="float" office:value="675567" calcext:value-type="float">
            <text:p>675567</text:p>
          </table:table-cell>
          <table:table-cell table:style-name="ce3" office:value-type="float" office:value="7188658" calcext:value-type="float">
            <text:p>7188658</text:p>
          </table:table-cell>
          <table:table-cell table:style-name="ce3" office:value-type="float" office:value="675455" calcext:value-type="float">
            <text:p>675455</text:p>
          </table:table-cell>
          <table:table-cell table:style-name="ce3" office:value-type="float" office:value="7188528" calcext:value-type="float">
            <text:p>7188528</text:p>
          </table:table-cell>
          <table:table-cell table:style-name="ce3" office:value-type="float" office:value="172.08178230838" calcext:value-type="float">
            <text:p>172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table:number-columns-repeated="1013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AV. JOAO GUALBERTO</text:p>
          </table:table-cell>
          <table:table-cell table:style-name="ce3" office:value-type="float" office:value="675471" calcext:value-type="float">
            <text:p>675471</text:p>
          </table:table-cell>
          <table:table-cell table:style-name="ce3" office:value-type="float" office:value="7188513" calcext:value-type="float">
            <text:p>7188513</text:p>
          </table:table-cell>
          <table:table-cell table:style-name="ce3" office:value-type="float" office:value="675584" calcext:value-type="float">
            <text:p>675584</text:p>
          </table:table-cell>
          <table:table-cell table:style-name="ce3" office:value-type="float" office:value="7188644" calcext:value-type="float">
            <text:p>7188644</text:p>
          </table:table-cell>
          <table:table-cell table:style-name="ce3" office:value-type="float" office:value="172.06812726309" calcext:value-type="float">
            <text:p>172</text:p>
          </table:table-cell>
          <table:table-cell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 table:number-columns-repeated="1013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AV. PARANA</text:p>
          </table:table-cell>
          <table:table-cell table:style-name="ce3" office:value-type="float" office:value="676329" calcext:value-type="float">
            <text:p>676329</text:p>
          </table:table-cell>
          <table:table-cell table:style-name="ce3" office:value-type="float" office:value="7189540" calcext:value-type="float">
            <text:p>7189540</text:p>
          </table:table-cell>
          <table:table-cell table:style-name="ce3" office:value-type="float" office:value="675861" calcext:value-type="float">
            <text:p>675861</text:p>
          </table:table-cell>
          <table:table-cell table:style-name="ce3" office:value-type="float" office:value="7189000" calcext:value-type="float">
            <text:p>7189000</text:p>
          </table:table-cell>
          <table:table-cell table:style-name="ce3" office:value-type="float" office:value="714.25049668201" calcext:value-type="float">
            <text:p>714</text:p>
          </table:table-cell>
          <table:table-cell office:value-type="float" office:value="261" calcext:value-type="float">
            <text:p>261</text:p>
          </table:table-cell>
          <table:table-cell office:value-type="float" office:value="229" calcext:value-type="float">
            <text:p>229</text:p>
          </table:table-cell>
          <table:table-cell table:number-columns-repeated="1013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AV. PARANA</text:p>
          </table:table-cell>
          <table:table-cell table:style-name="ce3" office:value-type="float" office:value="675871" calcext:value-type="float">
            <text:p>675871</text:p>
          </table:table-cell>
          <table:table-cell table:style-name="ce3" office:value-type="float" office:value="7188976" calcext:value-type="float">
            <text:p>7188976</text:p>
          </table:table-cell>
          <table:table-cell table:style-name="ce3" office:value-type="float" office:value="676342" calcext:value-type="float">
            <text:p>676342</text:p>
          </table:table-cell>
          <table:table-cell table:style-name="ce3" office:value-type="float" office:value="7189521" calcext:value-type="float">
            <text:p>7189521</text:p>
          </table:table-cell>
          <table:table-cell table:style-name="ce3" office:value-type="float" office:value="719.87686415948" calcext:value-type="float">
            <text:p>720</text:p>
          </table:table-cell>
          <table:table-cell office:value-type="float" office:value="231" calcext:value-type="float">
            <text:p>231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AV. JOAO GUALBERTO</text:p>
          </table:table-cell>
          <table:table-cell table:style-name="ce3" office:value-type="float" office:value="674136" calcext:value-type="float">
            <text:p>674136</text:p>
          </table:table-cell>
          <table:table-cell table:style-name="ce3" office:value-type="float" office:value="7186953" calcext:value-type="float">
            <text:p>7186953</text:p>
          </table:table-cell>
          <table:table-cell table:style-name="ce3" office:value-type="float" office:value="674247" calcext:value-type="float">
            <text:p>674247</text:p>
          </table:table-cell>
          <table:table-cell table:style-name="ce3" office:value-type="float" office:value="7187048" calcext:value-type="float">
            <text:p>7187048</text:p>
          </table:table-cell>
          <table:table-cell table:style-name="ce3" office:value-type="float" office:value="150.38252628876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table:number-columns-repeated="1013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R. ALFREDO GULIN</text:p>
          </table:table-cell>
          <table:table-cell table:style-name="ce3" office:value-type="float" office:value="675770" calcext:value-type="float">
            <text:p>675770</text:p>
          </table:table-cell>
          <table:table-cell table:style-name="ce3" office:value-type="float" office:value="7188824" calcext:value-type="float">
            <text:p>7188824</text:p>
          </table:table-cell>
          <table:table-cell table:style-name="ce3" office:value-type="float" office:value="675879" calcext:value-type="float">
            <text:p>675879</text:p>
          </table:table-cell>
          <table:table-cell table:style-name="ce3" office:value-type="float" office:value="7188937" calcext:value-type="float">
            <text:p>7188937</text:p>
          </table:table-cell>
          <table:table-cell table:style-name="ce3" office:value-type="float" office:value="159.55007159125" calcext:value-type="float">
            <text:p>160</text:p>
          </table:table-cell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table:number-columns-repeated="1013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R. LUCIANO CARDINALE</text:p>
          </table:table-cell>
          <table:table-cell table:style-name="ce3" office:value-type="float" office:value="675825" calcext:value-type="float">
            <text:p>675825</text:p>
          </table:table-cell>
          <table:table-cell table:style-name="ce3" office:value-type="float" office:value="7188993" calcext:value-type="float">
            <text:p>7188993</text:p>
          </table:table-cell>
          <table:table-cell table:style-name="ce3" office:value-type="float" office:value="675712" calcext:value-type="float">
            <text:p>675712</text:p>
          </table:table-cell>
          <table:table-cell table:style-name="ce3" office:value-type="float" office:value="7188873" calcext:value-type="float">
            <text:p>7188873</text:p>
          </table:table-cell>
          <table:table-cell table:style-name="ce3" office:value-type="float" office:value="177.84225936939" calcext:value-type="float">
            <text:p>178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table:number-columns-repeated="1013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AV. JOAO GUALBERTO</text:p>
          </table:table-cell>
          <table:table-cell table:style-name="ce3" office:value-type="float" office:value="674382" calcext:value-type="float">
            <text:p>674382</text:p>
          </table:table-cell>
          <table:table-cell table:style-name="ce3" office:value-type="float" office:value="7187166" calcext:value-type="float">
            <text:p>7187166</text:p>
          </table:table-cell>
          <table:table-cell table:style-name="ce3" office:value-type="float" office:value="674950" calcext:value-type="float">
            <text:p>674950</text:p>
          </table:table-cell>
          <table:table-cell table:style-name="ce3" office:value-type="float" office:value="7187910" calcext:value-type="float">
            <text:p>7187910</text:p>
          </table:table-cell>
          <table:table-cell table:style-name="ce3" office:value-type="float" office:value="944.36502412293" calcext:value-type="float">
            <text:p>944</text:p>
          </table:table-cell>
          <table:table-cell office:value-type="float" office:value="142" calcext:value-type="float">
            <text:p>142</text:p>
          </table:table-cell>
          <table:table-cell office:value-type="float" office:value="167" calcext:value-type="float">
            <text:p>167</text:p>
          </table:table-cell>
          <table:table-cell table:number-columns-repeated="1013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R. DOS FUNCIONARIOS</text:p>
          </table:table-cell>
          <table:table-cell table:style-name="ce3" office:value-type="float" office:value="675879" calcext:value-type="float">
            <text:p>675879</text:p>
          </table:table-cell>
          <table:table-cell table:style-name="ce3" office:value-type="float" office:value="7188937" calcext:value-type="float">
            <text:p>7188937</text:p>
          </table:table-cell>
          <table:table-cell table:style-name="ce3" office:value-type="float" office:value="675871" calcext:value-type="float">
            <text:p>675871</text:p>
          </table:table-cell>
          <table:table-cell table:style-name="ce3" office:value-type="float" office:value="7188976" calcext:value-type="float">
            <text:p>7188976</text:p>
          </table:table-cell>
          <table:table-cell table:style-name="ce3" office:value-type="float" office:value="43.34879197411" calcext:value-type="float">
            <text:p>43</text:p>
          </table:table-cell>
          <table:table-cell office:value-type="float" office:value="235" calcext:value-type="float">
            <text:p>235</text:p>
          </table:table-cell>
          <table:table-cell office:value-type="float" office:value="231" calcext:value-type="float">
            <text:p>231</text:p>
          </table:table-cell>
          <table:table-cell table:number-columns-repeated="1013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R. DOS FUNCIONARIOS</text:p>
          </table:table-cell>
          <table:table-cell table:style-name="ce3" office:value-type="float" office:value="675861" calcext:value-type="float">
            <text:p>675861</text:p>
          </table:table-cell>
          <table:table-cell table:style-name="ce3" office:value-type="float" office:value="7189000" calcext:value-type="float">
            <text:p>7189000</text:p>
          </table:table-cell>
          <table:table-cell table:style-name="ce3" office:value-type="float" office:value="675825" calcext:value-type="float">
            <text:p>675825</text:p>
          </table:table-cell>
          <table:table-cell table:style-name="ce3" office:value-type="float" office:value="7188993" calcext:value-type="float">
            <text:p>7188993</text:p>
          </table:table-cell>
          <table:table-cell table:style-name="ce3" office:value-type="float" office:value="42.10552723349" calcext:value-type="float">
            <text:p>42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table:number-columns-repeated="1013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R. CHICHORRO JUNIOR</text:p>
          </table:table-cell>
          <table:table-cell table:style-name="ce3" office:value-type="float" office:value="675712" calcext:value-type="float">
            <text:p>675712</text:p>
          </table:table-cell>
          <table:table-cell table:style-name="ce3" office:value-type="float" office:value="7188873" calcext:value-type="float">
            <text:p>7188873</text:p>
          </table:table-cell>
          <table:table-cell table:style-name="ce3" office:value-type="float" office:value="675731" calcext:value-type="float">
            <text:p>675731</text:p>
          </table:table-cell>
          <table:table-cell table:style-name="ce3" office:value-type="float" office:value="7188849" calcext:value-type="float">
            <text:p>7188849</text:p>
          </table:table-cell>
          <table:table-cell table:style-name="ce3" office:value-type="float" office:value="33.0085616742" calcext:value-type="float">
            <text:p>33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table:number-columns-repeated="1013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R. CHICHORRO JUNIOR</text:p>
          </table:table-cell>
          <table:table-cell table:style-name="ce3" office:value-type="float" office:value="675756" calcext:value-type="float">
            <text:p>675756</text:p>
          </table:table-cell>
          <table:table-cell table:style-name="ce3" office:value-type="float" office:value="7188835" calcext:value-type="float">
            <text:p>7188835</text:p>
          </table:table-cell>
          <table:table-cell table:style-name="ce3" office:value-type="float" office:value="675770" calcext:value-type="float">
            <text:p>675770</text:p>
          </table:table-cell>
          <table:table-cell table:style-name="ce3" office:value-type="float" office:value="7188824" calcext:value-type="float">
            <text:p>7188824</text:p>
          </table:table-cell>
          <table:table-cell table:style-name="ce3" office:value-type="float" office:value="17.92285758063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table:number-columns-repeated="1013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AV. PARANA</text:p>
          </table:table-cell>
          <table:table-cell table:style-name="ce3" office:value-type="float" office:value="678627" calcext:value-type="float">
            <text:p>678627</text:p>
          </table:table-cell>
          <table:table-cell table:style-name="ce3" office:value-type="float" office:value="7192213" calcext:value-type="float">
            <text:p>7192213</text:p>
          </table:table-cell>
          <table:table-cell table:style-name="ce3" office:value-type="float" office:value="678605" calcext:value-type="float">
            <text:p>678605</text:p>
          </table:table-cell>
          <table:table-cell table:style-name="ce3" office:value-type="float" office:value="7192178" calcext:value-type="float">
            <text:p>7192178</text:p>
          </table:table-cell>
          <table:table-cell table:style-name="ce3" office:value-type="float" office:value="42.94912757835" calcext:value-type="float">
            <text:p>43</text:p>
          </table:table-cell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table:number-columns-repeated="1013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AV. PARANA</text:p>
          </table:table-cell>
          <table:table-cell table:style-name="ce3" office:value-type="float" office:value="678605" calcext:value-type="float">
            <text:p>678605</text:p>
          </table:table-cell>
          <table:table-cell table:style-name="ce3" office:value-type="float" office:value="7192178" calcext:value-type="float">
            <text:p>7192178</text:p>
          </table:table-cell>
          <table:table-cell table:style-name="ce3" office:value-type="float" office:value="678447" calcext:value-type="float">
            <text:p>678447</text:p>
          </table:table-cell>
          <table:table-cell table:style-name="ce3" office:value-type="float" office:value="7191992" calcext:value-type="float">
            <text:p>7191992</text:p>
          </table:table-cell>
          <table:table-cell table:style-name="ce3" office:value-type="float" office:value="244.55597736916" calcext:value-type="float">
            <text:p>245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number-columns-repeated="1013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AV. PARANA</text:p>
          </table:table-cell>
          <table:table-cell table:style-name="ce3" office:value-type="float" office:value="678616" calcext:value-type="float">
            <text:p>678616</text:p>
          </table:table-cell>
          <table:table-cell table:style-name="ce3" office:value-type="float" office:value="7192192" calcext:value-type="float">
            <text:p>7192192</text:p>
          </table:table-cell>
          <table:table-cell table:style-name="ce3" office:value-type="float" office:value="678605" calcext:value-type="float">
            <text:p>678605</text:p>
          </table:table-cell>
          <table:table-cell table:style-name="ce3" office:value-type="float" office:value="7192178" calcext:value-type="float">
            <text:p>7192178</text:p>
          </table:table-cell>
          <table:table-cell table:style-name="ce3" office:value-type="float" office:value="17.62850420926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table:number-columns-repeated="1013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R. GENERAL MARIO TOURINHO</text:p>
          </table:table-cell>
          <table:table-cell table:style-name="ce3" office:value-type="float" office:value="669953" calcext:value-type="float">
            <text:p>669953</text:p>
          </table:table-cell>
          <table:table-cell table:style-name="ce3" office:value-type="float" office:value="7185956" calcext:value-type="float">
            <text:p>7185956</text:p>
          </table:table-cell>
          <table:table-cell table:style-name="ce3" office:value-type="float" office:value="669719" calcext:value-type="float">
            <text:p>669719</text:p>
          </table:table-cell>
          <table:table-cell table:style-name="ce3" office:value-type="float" office:value="7186146" calcext:value-type="float">
            <text:p>7186146</text:p>
          </table:table-cell>
          <table:table-cell table:style-name="ce3" office:value-type="float" office:value="303.26283314358" calcext:value-type="float">
            <text:p>30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AV. SETE DE SETEMBRO</text:p>
          </table:table-cell>
          <table:table-cell table:style-name="ce3" office:value-type="float" office:value="671500" calcext:value-type="float">
            <text:p>671500</text:p>
          </table:table-cell>
          <table:table-cell table:style-name="ce3" office:value-type="float" office:value="7184348" calcext:value-type="float">
            <text:p>7184348</text:p>
          </table:table-cell>
          <table:table-cell table:style-name="ce3" office:value-type="float" office:value="672179" calcext:value-type="float">
            <text:p>672179</text:p>
          </table:table-cell>
          <table:table-cell table:style-name="ce3" office:value-type="float" office:value="7184604" calcext:value-type="float">
            <text:p>7184604</text:p>
          </table:table-cell>
          <table:table-cell table:style-name="ce3" office:value-type="float" office:value="751.52443723048" calcext:value-type="float">
            <text:p>752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7578" calcext:value-type="float">
            <text:p>677578</text:p>
          </table:table-cell>
          <table:table-cell table:style-name="ce3" office:value-type="float" office:value="7184520" calcext:value-type="float">
            <text:p>7184520</text:p>
          </table:table-cell>
          <table:table-cell table:style-name="ce3" office:value-type="float" office:value="677669" calcext:value-type="float">
            <text:p>677669</text:p>
          </table:table-cell>
          <table:table-cell table:style-name="ce3" office:value-type="float" office:value="7184774" calcext:value-type="float">
            <text:p>7184774</text:p>
          </table:table-cell>
          <table:table-cell table:style-name="ce3" office:value-type="float" office:value="280.29904449049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1696" calcext:value-type="float">
            <text:p>671696</text:p>
          </table:table-cell>
          <table:table-cell table:style-name="ce3" office:value-type="float" office:value="7176760" calcext:value-type="float">
            <text:p>7176760</text:p>
          </table:table-cell>
          <table:table-cell table:style-name="ce3" office:value-type="float" office:value="671517" calcext:value-type="float">
            <text:p>671517</text:p>
          </table:table-cell>
          <table:table-cell table:style-name="ce3" office:value-type="float" office:value="7176449" calcext:value-type="float">
            <text:p>7176449</text:p>
          </table:table-cell>
          <table:table-cell table:style-name="ce3" office:value-type="float" office:value="374.94697995326" calcext:value-type="float">
            <text:p>375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1013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AV. FREDOLIN WOLF</text:p>
          </table:table-cell>
          <table:table-cell table:style-name="ce3" office:value-type="float" office:value="670672" calcext:value-type="float">
            <text:p>670672</text:p>
          </table:table-cell>
          <table:table-cell table:style-name="ce3" office:value-type="float" office:value="7191121" calcext:value-type="float">
            <text:p>7191121</text:p>
          </table:table-cell>
          <table:table-cell table:style-name="ce3" office:value-type="float" office:value="670778" calcext:value-type="float">
            <text:p>670778</text:p>
          </table:table-cell>
          <table:table-cell table:style-name="ce3" office:value-type="float" office:value="7191135" calcext:value-type="float">
            <text:p>7191135</text:p>
          </table:table-cell>
          <table:table-cell table:style-name="ce3" office:value-type="float" office:value="116.29923199808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R. SATURNINO MIRANDA</text:p>
          </table:table-cell>
          <table:table-cell table:style-name="ce3" office:value-type="float" office:value="667593" calcext:value-type="float">
            <text:p>667593</text:p>
          </table:table-cell>
          <table:table-cell table:style-name="ce3" office:value-type="float" office:value="7189657" calcext:value-type="float">
            <text:p>7189657</text:p>
          </table:table-cell>
          <table:table-cell table:style-name="ce3" office:value-type="float" office:value="667572" calcext:value-type="float">
            <text:p>667572</text:p>
          </table:table-cell>
          <table:table-cell table:style-name="ce3" office:value-type="float" office:value="7190588" calcext:value-type="float">
            <text:p>7190588</text:p>
          </table:table-cell>
          <table:table-cell table:style-name="ce3" office:value-type="float" office:value="1005.35755833831" calcext:value-type="float">
            <text:p>100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AV. FREDOLIN WOLF</text:p>
          </table:table-cell>
          <table:table-cell table:style-name="ce3" office:value-type="float" office:value="667572" calcext:value-type="float">
            <text:p>667572</text:p>
          </table:table-cell>
          <table:table-cell table:style-name="ce3" office:value-type="float" office:value="7190588" calcext:value-type="float">
            <text:p>7190588</text:p>
          </table:table-cell>
          <table:table-cell table:style-name="ce3" office:value-type="float" office:value="668880" calcext:value-type="float">
            <text:p>668880</text:p>
          </table:table-cell>
          <table:table-cell table:style-name="ce3" office:value-type="float" office:value="7191318" calcext:value-type="float">
            <text:p>7191318</text:p>
          </table:table-cell>
          <table:table-cell table:style-name="ce3" office:value-type="float" office:value="1635.53928883862" calcext:value-type="float">
            <text:p>163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AV. MAL. FLORIANO PEIXOTO</text:p>
          </table:table-cell>
          <table:table-cell table:style-name="ce3" office:value-type="float" office:value="675675" calcext:value-type="float">
            <text:p>675675</text:p>
          </table:table-cell>
          <table:table-cell table:style-name="ce3" office:value-type="float" office:value="7181890" calcext:value-type="float">
            <text:p>7181890</text:p>
          </table:table-cell>
          <table:table-cell table:style-name="ce3" office:value-type="float" office:value="675886" calcext:value-type="float">
            <text:p>675886</text:p>
          </table:table-cell>
          <table:table-cell table:style-name="ce3" office:value-type="float" office:value="7181450" calcext:value-type="float">
            <text:p>7181450</text:p>
          </table:table-cell>
          <table:table-cell table:style-name="ce3" office:value-type="float" office:value="509.11101170618" calcext:value-type="float">
            <text:p>509</text:p>
          </table:table-cell>
          <table:table-cell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  <table:table-cell table:number-columns-repeated="1013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AV. MAL. FLORIANO PEIXOTO</text:p>
          </table:table-cell>
          <table:table-cell table:style-name="ce3" office:value-type="float" office:value="675875" calcext:value-type="float">
            <text:p>675875</text:p>
          </table:table-cell>
          <table:table-cell table:style-name="ce3" office:value-type="float" office:value="7181445" calcext:value-type="float">
            <text:p>7181445</text:p>
          </table:table-cell>
          <table:table-cell table:style-name="ce3" office:value-type="float" office:value="676374" calcext:value-type="float">
            <text:p>676374</text:p>
          </table:table-cell>
          <table:table-cell table:style-name="ce3" office:value-type="float" office:value="7180253" calcext:value-type="float">
            <text:p>7180253</text:p>
          </table:table-cell>
          <table:table-cell table:style-name="ce3" office:value-type="float" office:value="1303.13717286159" calcext:value-type="float">
            <text:p>1303</text:p>
          </table:table-cell>
          <table:table-cell office:value-type="float" office:value="233" calcext:value-type="float">
            <text:p>233</text:p>
          </table:table-cell>
          <table:table-cell office:value-type="float" office:value="265" calcext:value-type="float">
            <text:p>265</text:p>
          </table:table-cell>
          <table:table-cell table:number-columns-repeated="1013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AV. MAL. FLORIANO PEIXOTO</text:p>
          </table:table-cell>
          <table:table-cell table:style-name="ce3" office:value-type="float" office:value="676374" calcext:value-type="float">
            <text:p>676374</text:p>
          </table:table-cell>
          <table:table-cell table:style-name="ce3" office:value-type="float" office:value="7180253" calcext:value-type="float">
            <text:p>7180253</text:p>
          </table:table-cell>
          <table:table-cell table:style-name="ce3" office:value-type="float" office:value="677114" calcext:value-type="float">
            <text:p>677114</text:p>
          </table:table-cell>
          <table:table-cell table:style-name="ce3" office:value-type="float" office:value="7178506" calcext:value-type="float">
            <text:p>7178506</text:p>
          </table:table-cell>
          <table:table-cell table:style-name="ce3" office:value-type="float" office:value="1912.16821723166" calcext:value-type="float">
            <text:p>1912</text:p>
          </table:table-cell>
          <table:table-cell office:value-type="float" office:value="265" calcext:value-type="float">
            <text:p>265</text:p>
          </table:table-cell>
          <table:table-cell office:value-type="float" office:value="288" calcext:value-type="float">
            <text:p>288</text:p>
          </table:table-cell>
          <table:table-cell table:number-columns-repeated="1013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AV. MAL. FLORIANO PEIXOTO</text:p>
          </table:table-cell>
          <table:table-cell table:style-name="ce3" office:value-type="float" office:value="677231" calcext:value-type="float">
            <text:p>677231</text:p>
          </table:table-cell>
          <table:table-cell table:style-name="ce3" office:value-type="float" office:value="7178323" calcext:value-type="float">
            <text:p>7178323</text:p>
          </table:table-cell>
          <table:table-cell table:style-name="ce3" office:value-type="float" office:value="677151" calcext:value-type="float">
            <text:p>677151</text:p>
          </table:table-cell>
          <table:table-cell table:style-name="ce3" office:value-type="float" office:value="7178523" calcext:value-type="float">
            <text:p>7178523</text:p>
          </table:table-cell>
          <table:table-cell table:style-name="ce3" office:value-type="float" office:value="219.40205662453" calcext:value-type="float">
            <text:p>219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table:number-columns-repeated="1013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AV. MAL. FLORIANO PEIXOTO</text:p>
          </table:table-cell>
          <table:table-cell table:style-name="ce3" office:value-type="float" office:value="675886" calcext:value-type="float">
            <text:p>675886</text:p>
          </table:table-cell>
          <table:table-cell table:style-name="ce3" office:value-type="float" office:value="7181450" calcext:value-type="float">
            <text:p>7181450</text:p>
          </table:table-cell>
          <table:table-cell table:style-name="ce3" office:value-type="float" office:value="676394" calcext:value-type="float">
            <text:p>676394</text:p>
          </table:table-cell>
          <table:table-cell table:style-name="ce3" office:value-type="float" office:value="7180262" calcext:value-type="float">
            <text:p>7180262</text:p>
          </table:table-cell>
          <table:table-cell table:style-name="ce3" office:value-type="float" office:value="1376.51698356652" calcext:value-type="float">
            <text:p>1377</text:p>
          </table:table-cell>
          <table:table-cell office:value-type="float" office:value="236" calcext:value-type="float">
            <text:p>236</text:p>
          </table:table-cell>
          <table:table-cell office:value-type="float" office:value="266" calcext:value-type="float">
            <text:p>266</text:p>
          </table:table-cell>
          <table:table-cell table:number-columns-repeated="1013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AV. DAS INDUSTRIAS</text:p>
          </table:table-cell>
          <table:table-cell table:style-name="ce3" office:value-type="float" office:value="668906" calcext:value-type="float">
            <text:p>668906</text:p>
          </table:table-cell>
          <table:table-cell table:style-name="ce3" office:value-type="float" office:value="7179197" calcext:value-type="float">
            <text:p>7179197</text:p>
          </table:table-cell>
          <table:table-cell table:style-name="ce3" office:value-type="float" office:value="668686" calcext:value-type="float">
            <text:p>668686</text:p>
          </table:table-cell>
          <table:table-cell table:style-name="ce3" office:value-type="float" office:value="7179626" calcext:value-type="float">
            <text:p>7179626</text:p>
          </table:table-cell>
          <table:table-cell table:style-name="ce3" office:value-type="float" office:value="484.27047726427" calcext:value-type="float">
            <text:p>48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AV. DOUTOR DARIO LOPES DOS SANTOS</text:p>
          </table:table-cell>
          <table:table-cell table:style-name="ce3" office:value-type="float" office:value="675222" calcext:value-type="float">
            <text:p>675222</text:p>
          </table:table-cell>
          <table:table-cell table:style-name="ce3" office:value-type="float" office:value="7185290" calcext:value-type="float">
            <text:p>7185290</text:p>
          </table:table-cell>
          <table:table-cell table:style-name="ce3" office:value-type="float" office:value="675910" calcext:value-type="float">
            <text:p>675910</text:p>
          </table:table-cell>
          <table:table-cell table:style-name="ce3" office:value-type="float" office:value="7185672" calcext:value-type="float">
            <text:p>7185672</text:p>
          </table:table-cell>
          <table:table-cell table:style-name="ce3" office:value-type="float" office:value="820.91246594422" calcext:value-type="float">
            <text:p>821</text:p>
          </table:table-cell>
          <table:table-cell office:value-type="float" office:value="185" calcext:value-type="float">
            <text:p>185</text:p>
          </table:table-cell>
          <table:table-cell office:value-type="float" office:value="239" calcext:value-type="float">
            <text:p>239</text:p>
          </table:table-cell>
          <table:table-cell table:number-columns-repeated="1013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R. NAPOLEAO LAUREANO</text:p>
          </table:table-cell>
          <table:table-cell table:style-name="ce3" office:value-type="float" office:value="678103" calcext:value-type="float">
            <text:p>678103</text:p>
          </table:table-cell>
          <table:table-cell table:style-name="ce3" office:value-type="float" office:value="7178822" calcext:value-type="float">
            <text:p>7178822</text:p>
          </table:table-cell>
          <table:table-cell table:style-name="ce3" office:value-type="float" office:value="677877" calcext:value-type="float">
            <text:p>677877</text:p>
          </table:table-cell>
          <table:table-cell table:style-name="ce3" office:value-type="float" office:value="7178725" calcext:value-type="float">
            <text:p>7178725</text:p>
          </table:table-cell>
          <table:table-cell table:style-name="ce3" office:value-type="float" office:value="246.21509893725" calcext:value-type="float">
            <text:p>246</text:p>
          </table:table-cell>
          <table:table-cell office:value-type="float" office:value="316" calcext:value-type="float">
            <text:p>316</text:p>
          </table:table-cell>
          <table:table-cell office:value-type="float" office:value="310" calcext:value-type="float">
            <text:p>310</text:p>
          </table:table-cell>
          <table:table-cell table:number-columns-repeated="1013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R. NAPOLEAO LAUREANO</text:p>
          </table:table-cell>
          <table:table-cell table:style-name="ce3" office:value-type="float" office:value="677877" calcext:value-type="float">
            <text:p>677877</text:p>
          </table:table-cell>
          <table:table-cell table:style-name="ce3" office:value-type="float" office:value="7178725" calcext:value-type="float">
            <text:p>7178725</text:p>
          </table:table-cell>
          <table:table-cell table:style-name="ce3" office:value-type="float" office:value="677277" calcext:value-type="float">
            <text:p>677277</text:p>
          </table:table-cell>
          <table:table-cell table:style-name="ce3" office:value-type="float" office:value="7178469" calcext:value-type="float">
            <text:p>7178469</text:p>
          </table:table-cell>
          <table:table-cell table:style-name="ce3" office:value-type="float" office:value="652.45125961115" calcext:value-type="float">
            <text:p>652</text:p>
          </table:table-cell>
          <table:table-cell office:value-type="float" office:value="310" calcext:value-type="float">
            <text:p>310</text:p>
          </table:table-cell>
          <table:table-cell office:value-type="float" office:value="299" calcext:value-type="float">
            <text:p>299</text:p>
          </table:table-cell>
          <table:table-cell table:number-columns-repeated="1013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R. DOMINGOS ANTONIO MORO</text:p>
          </table:table-cell>
          <table:table-cell table:style-name="ce3" office:value-type="float" office:value="672383" calcext:value-type="float">
            <text:p>672383</text:p>
          </table:table-cell>
          <table:table-cell table:style-name="ce3" office:value-type="float" office:value="7191548" calcext:value-type="float">
            <text:p>7191548</text:p>
          </table:table-cell>
          <table:table-cell table:style-name="ce3" office:value-type="float" office:value="672671" calcext:value-type="float">
            <text:p>672671</text:p>
          </table:table-cell>
          <table:table-cell table:style-name="ce3" office:value-type="float" office:value="7191257" calcext:value-type="float">
            <text:p>7191257</text:p>
          </table:table-cell>
          <table:table-cell table:style-name="ce3" office:value-type="float" office:value="424.21822937933" calcext:value-type="float">
            <text:p>424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R. JOAO GAVA</text:p>
          </table:table-cell>
          <table:table-cell table:style-name="ce3" office:value-type="float" office:value="673571" calcext:value-type="float">
            <text:p>673571</text:p>
          </table:table-cell>
          <table:table-cell table:style-name="ce3" office:value-type="float" office:value="7191271" calcext:value-type="float">
            <text:p>7191271</text:p>
          </table:table-cell>
          <table:table-cell table:style-name="ce3" office:value-type="float" office:value="674327" calcext:value-type="float">
            <text:p>674327</text:p>
          </table:table-cell>
          <table:table-cell table:style-name="ce3" office:value-type="float" office:value="7191049" calcext:value-type="float">
            <text:p>7191049</text:p>
          </table:table-cell>
          <table:table-cell table:style-name="ce3" office:value-type="float" office:value="838.63075716637" calcext:value-type="float">
            <text:p>839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table:number-columns-repeated="1013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AV. ANITA GARIBALDI</text:p>
          </table:table-cell>
          <table:table-cell table:style-name="ce3" office:value-type="float" office:value="674766" calcext:value-type="float">
            <text:p>674766</text:p>
          </table:table-cell>
          <table:table-cell table:style-name="ce3" office:value-type="float" office:value="7194352" calcext:value-type="float">
            <text:p>7194352</text:p>
          </table:table-cell>
          <table:table-cell table:style-name="ce3" office:value-type="float" office:value="674813" calcext:value-type="float">
            <text:p>674813</text:p>
          </table:table-cell>
          <table:table-cell table:style-name="ce3" office:value-type="float" office:value="7194610" calcext:value-type="float">
            <text:p>7194610</text:p>
          </table:table-cell>
          <table:table-cell table:style-name="ce3" office:value-type="float" office:value="265.14014522959" calcext:value-type="float">
            <text:p>265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table:number-columns-repeated="1013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4761" calcext:value-type="float">
            <text:p>674761</text:p>
          </table:table-cell>
          <table:table-cell table:style-name="ce3" office:value-type="float" office:value="7194005" calcext:value-type="float">
            <text:p>7194005</text:p>
          </table:table-cell>
          <table:table-cell table:style-name="ce3" office:value-type="float" office:value="674776" calcext:value-type="float">
            <text:p>674776</text:p>
          </table:table-cell>
          <table:table-cell table:style-name="ce3" office:value-type="float" office:value="7194277" calcext:value-type="float">
            <text:p>7194277</text:p>
          </table:table-cell>
          <table:table-cell table:style-name="ce3" office:value-type="float" office:value="278.09642546161" calcext:value-type="float">
            <text:p>278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table:number-columns-repeated="1013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AV. DAS INDUSTRIAS</text:p>
          </table:table-cell>
          <table:table-cell table:style-name="ce3" office:value-type="float" office:value="669910" calcext:value-type="float">
            <text:p>669910</text:p>
          </table:table-cell>
          <table:table-cell table:style-name="ce3" office:value-type="float" office:value="7177311" calcext:value-type="float">
            <text:p>7177311</text:p>
          </table:table-cell>
          <table:table-cell table:style-name="ce3" office:value-type="float" office:value="669406" calcext:value-type="float">
            <text:p>669406</text:p>
          </table:table-cell>
          <table:table-cell table:style-name="ce3" office:value-type="float" office:value="7178242" calcext:value-type="float">
            <text:p>7178242</text:p>
          </table:table-cell>
          <table:table-cell table:style-name="ce3" office:value-type="float" office:value="1105.30469816422" calcext:value-type="float">
            <text:p>110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4747" calcext:value-type="float">
            <text:p>674747</text:p>
          </table:table-cell>
          <table:table-cell table:style-name="ce3" office:value-type="float" office:value="7193904" calcext:value-type="float">
            <text:p>7193904</text:p>
          </table:table-cell>
          <table:table-cell table:style-name="ce3" office:value-type="float" office:value="674761" calcext:value-type="float">
            <text:p>674761</text:p>
          </table:table-cell>
          <table:table-cell table:style-name="ce3" office:value-type="float" office:value="7194005" calcext:value-type="float">
            <text:p>7194005</text:p>
          </table:table-cell>
          <table:table-cell table:style-name="ce3" office:value-type="float" office:value="102.22007702002" calcext:value-type="float">
            <text:p>102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013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5070" calcext:value-type="float">
            <text:p>675070</text:p>
          </table:table-cell>
          <table:table-cell table:style-name="ce3" office:value-type="float" office:value="7193392" calcext:value-type="float">
            <text:p>7193392</text:p>
          </table:table-cell>
          <table:table-cell table:style-name="ce3" office:value-type="float" office:value="675076" calcext:value-type="float">
            <text:p>675076</text:p>
          </table:table-cell>
          <table:table-cell table:style-name="ce3" office:value-type="float" office:value="7193453" calcext:value-type="float">
            <text:p>7193453</text:p>
          </table:table-cell>
          <table:table-cell table:style-name="ce3" office:value-type="float" office:value="61.18247445286" calcext:value-type="float">
            <text:p>61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4848" calcext:value-type="float">
            <text:p>674848</text:p>
          </table:table-cell>
          <table:table-cell table:style-name="ce3" office:value-type="float" office:value="7191888" calcext:value-type="float">
            <text:p>7191888</text:p>
          </table:table-cell>
          <table:table-cell table:style-name="ce3" office:value-type="float" office:value="674869" calcext:value-type="float">
            <text:p>674869</text:p>
          </table:table-cell>
          <table:table-cell table:style-name="ce3" office:value-type="float" office:value="7191856" calcext:value-type="float">
            <text:p>7191856</text:p>
          </table:table-cell>
          <table:table-cell table:style-name="ce3" office:value-type="float" office:value="39.08355623808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AV. CANDIDO HARTMANN</text:p>
          </table:table-cell>
          <table:table-cell table:style-name="ce3" office:value-type="float" office:value="668615" calcext:value-type="float">
            <text:p>668615</text:p>
          </table:table-cell>
          <table:table-cell table:style-name="ce3" office:value-type="float" office:value="7187460" calcext:value-type="float">
            <text:p>7187460</text:p>
          </table:table-cell>
          <table:table-cell table:style-name="ce3" office:value-type="float" office:value="667973" calcext:value-type="float">
            <text:p>667973</text:p>
          </table:table-cell>
          <table:table-cell table:style-name="ce3" office:value-type="float" office:value="7188136" calcext:value-type="float">
            <text:p>7188136</text:p>
          </table:table-cell>
          <table:table-cell table:style-name="ce3" office:value-type="float" office:value="1030.50554287438" calcext:value-type="float">
            <text:p>103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AV. ANITA GARIBALDI</text:p>
          </table:table-cell>
          <table:table-cell table:style-name="ce3" office:value-type="float" office:value="674776" calcext:value-type="float">
            <text:p>674776</text:p>
          </table:table-cell>
          <table:table-cell table:style-name="ce3" office:value-type="float" office:value="7194277" calcext:value-type="float">
            <text:p>7194277</text:p>
          </table:table-cell>
          <table:table-cell table:style-name="ce3" office:value-type="float" office:value="674766" calcext:value-type="float">
            <text:p>674766</text:p>
          </table:table-cell>
          <table:table-cell table:style-name="ce3" office:value-type="float" office:value="7194352" calcext:value-type="float">
            <text:p>7194352</text:p>
          </table:table-cell>
          <table:table-cell table:style-name="ce3" office:value-type="float" office:value="75.75533030649" calcext:value-type="float">
            <text:p>7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1013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PRACA NOSSA SENHORA DO CARMO</text:p>
          </table:table-cell>
          <table:table-cell table:style-name="ce3" office:value-type="float" office:value="677114" calcext:value-type="float">
            <text:p>677114</text:p>
          </table:table-cell>
          <table:table-cell table:style-name="ce3" office:value-type="float" office:value="7178506" calcext:value-type="float">
            <text:p>7178506</text:p>
          </table:table-cell>
          <table:table-cell table:style-name="ce3" office:value-type="float" office:value="677200" calcext:value-type="float">
            <text:p>677200</text:p>
          </table:table-cell>
          <table:table-cell table:style-name="ce3" office:value-type="float" office:value="7178307" calcext:value-type="float">
            <text:p>7178307</text:p>
          </table:table-cell>
          <table:table-cell table:style-name="ce3" office:value-type="float" office:value="320.37347322769" calcext:value-type="float">
            <text:p>320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table:number-columns-repeated="1013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4813" calcext:value-type="float">
            <text:p>674813</text:p>
          </table:table-cell>
          <table:table-cell table:style-name="ce3" office:value-type="float" office:value="7194610" calcext:value-type="float">
            <text:p>7194610</text:p>
          </table:table-cell>
          <table:table-cell table:style-name="ce3" office:value-type="float" office:value="674670" calcext:value-type="float">
            <text:p>674670</text:p>
          </table:table-cell>
          <table:table-cell table:style-name="ce3" office:value-type="float" office:value="7194946" calcext:value-type="float">
            <text:p>7194946</text:p>
          </table:table-cell>
          <table:table-cell table:style-name="ce3" office:value-type="float" office:value="371.53325896667" calcext:value-type="float">
            <text:p>372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6245" calcext:value-type="float">
            <text:p>676245</text:p>
          </table:table-cell>
          <table:table-cell table:style-name="ce3" office:value-type="float" office:value="7189601" calcext:value-type="float">
            <text:p>7189601</text:p>
          </table:table-cell>
          <table:table-cell table:style-name="ce3" office:value-type="float" office:value="676336" calcext:value-type="float">
            <text:p>676336</text:p>
          </table:table-cell>
          <table:table-cell table:style-name="ce3" office:value-type="float" office:value="7189550" calcext:value-type="float">
            <text:p>7189550</text:p>
          </table:table-cell>
          <table:table-cell table:style-name="ce3" office:value-type="float" office:value="104.8863994058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table:number-columns-repeated="1013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5733" calcext:value-type="float">
            <text:p>675733</text:p>
          </table:table-cell>
          <table:table-cell table:style-name="ce3" office:value-type="float" office:value="7189812" calcext:value-type="float">
            <text:p>7189812</text:p>
          </table:table-cell>
          <table:table-cell table:style-name="ce3" office:value-type="float" office:value="675873" calcext:value-type="float">
            <text:p>675873</text:p>
          </table:table-cell>
          <table:table-cell table:style-name="ce3" office:value-type="float" office:value="7189752" calcext:value-type="float">
            <text:p>7189752</text:p>
          </table:table-cell>
          <table:table-cell table:style-name="ce3" office:value-type="float" office:value="155.97885634021" calcext:value-type="float">
            <text:p>156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table:number-columns-repeated="1013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AV. CANDIDO HARTMANN</text:p>
          </table:table-cell>
          <table:table-cell table:style-name="ce3" office:value-type="float" office:value="670202" calcext:value-type="float">
            <text:p>670202</text:p>
          </table:table-cell>
          <table:table-cell table:style-name="ce3" office:value-type="float" office:value="7187150" calcext:value-type="float">
            <text:p>7187150</text:p>
          </table:table-cell>
          <table:table-cell table:style-name="ce3" office:value-type="float" office:value="668613" calcext:value-type="float">
            <text:p>668613</text:p>
          </table:table-cell>
          <table:table-cell table:style-name="ce3" office:value-type="float" office:value="7187401" calcext:value-type="float">
            <text:p>7187401</text:p>
          </table:table-cell>
          <table:table-cell table:style-name="ce3" office:value-type="float" office:value="1714.62289775475" calcext:value-type="float">
            <text:p>1715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6336" calcext:value-type="float">
            <text:p>676336</text:p>
          </table:table-cell>
          <table:table-cell table:style-name="ce3" office:value-type="float" office:value="7189550" calcext:value-type="float">
            <text:p>7189550</text:p>
          </table:table-cell>
          <table:table-cell table:style-name="ce3" office:value-type="float" office:value="676352" calcext:value-type="float">
            <text:p>676352</text:p>
          </table:table-cell>
          <table:table-cell table:style-name="ce3" office:value-type="float" office:value="7189527" calcext:value-type="float">
            <text:p>7189527</text:p>
          </table:table-cell>
          <table:table-cell table:style-name="ce3" office:value-type="float" office:value="27.97140696716" calcext:value-type="float">
            <text:p>28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table:number-columns-repeated="1013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6769" calcext:value-type="float">
            <text:p>676769</text:p>
          </table:table-cell>
          <table:table-cell table:style-name="ce3" office:value-type="float" office:value="7187852" calcext:value-type="float">
            <text:p>7187852</text:p>
          </table:table-cell>
          <table:table-cell table:style-name="ce3" office:value-type="float" office:value="676756" calcext:value-type="float">
            <text:p>676756</text:p>
          </table:table-cell>
          <table:table-cell table:style-name="ce3" office:value-type="float" office:value="7187801" calcext:value-type="float">
            <text:p>7187801</text:p>
          </table:table-cell>
          <table:table-cell table:style-name="ce3" office:value-type="float" office:value="52.57862927276" calcext:value-type="float">
            <text:p>53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table:number-columns-repeated="1013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R. RAPHAEL PAPA</text:p>
          </table:table-cell>
          <table:table-cell table:style-name="ce3" office:value-type="float" office:value="676852" calcext:value-type="float">
            <text:p>676852</text:p>
          </table:table-cell>
          <table:table-cell table:style-name="ce3" office:value-type="float" office:value="7186592" calcext:value-type="float">
            <text:p>7186592</text:p>
          </table:table-cell>
          <table:table-cell table:style-name="ce3" office:value-type="float" office:value="677082" calcext:value-type="float">
            <text:p>677082</text:p>
          </table:table-cell>
          <table:table-cell table:style-name="ce3" office:value-type="float" office:value="7186624" calcext:value-type="float">
            <text:p>7186624</text:p>
          </table:table-cell>
          <table:table-cell table:style-name="ce3" office:value-type="float" office:value="243.0316134141" calcext:value-type="float">
            <text:p>243</text:p>
          </table:table-cell>
          <table:table-cell office:value-type="float" office:value="279" calcext:value-type="float">
            <text:p>279</text:p>
          </table:table-cell>
          <table:table-cell office:value-type="float" office:value="286" calcext:value-type="float">
            <text:p>286</text:p>
          </table:table-cell>
          <table:table-cell table:number-columns-repeated="1013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AV. PREFEITO MAURICIO FRUET</text:p>
          </table:table-cell>
          <table:table-cell table:style-name="ce3" office:value-type="float" office:value="677261" calcext:value-type="float">
            <text:p>677261</text:p>
          </table:table-cell>
          <table:table-cell table:style-name="ce3" office:value-type="float" office:value="7185212" calcext:value-type="float">
            <text:p>7185212</text:p>
          </table:table-cell>
          <table:table-cell table:style-name="ce3" office:value-type="float" office:value="677206" calcext:value-type="float">
            <text:p>677206</text:p>
          </table:table-cell>
          <table:table-cell table:style-name="ce3" office:value-type="float" office:value="7185252" calcext:value-type="float">
            <text:p>7185252</text:p>
          </table:table-cell>
          <table:table-cell table:style-name="ce3" office:value-type="float" office:value="70.9804181477" calcext:value-type="float">
            <text:p>71</text:p>
          </table:table-cell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  <table:table-cell table:number-columns-repeated="1013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AV. DOUTOR DARIO LOPES DOS SANTOS</text:p>
          </table:table-cell>
          <table:table-cell table:style-name="ce3" office:value-type="float" office:value="675910" calcext:value-type="float">
            <text:p>675910</text:p>
          </table:table-cell>
          <table:table-cell table:style-name="ce3" office:value-type="float" office:value="7185672" calcext:value-type="float">
            <text:p>7185672</text:p>
          </table:table-cell>
          <table:table-cell table:style-name="ce3" office:value-type="float" office:value="675929" calcext:value-type="float">
            <text:p>675929</text:p>
          </table:table-cell>
          <table:table-cell table:style-name="ce3" office:value-type="float" office:value="7185672" calcext:value-type="float">
            <text:p>7185672</text:p>
          </table:table-cell>
          <table:table-cell table:style-name="ce3" office:value-type="float" office:value="18.78540039063" calcext:value-type="float">
            <text:p>19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table:number-columns-repeated="1013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AV. PRESIDENTE AFFONSO CAMARGO</text:p>
          </table:table-cell>
          <table:table-cell table:style-name="ce3" office:value-type="float" office:value="675909" calcext:value-type="float">
            <text:p>675909</text:p>
          </table:table-cell>
          <table:table-cell table:style-name="ce3" office:value-type="float" office:value="7185688" calcext:value-type="float">
            <text:p>7185688</text:p>
          </table:table-cell>
          <table:table-cell table:style-name="ce3" office:value-type="float" office:value="675706" calcext:value-type="float">
            <text:p>675706</text:p>
          </table:table-cell>
          <table:table-cell table:style-name="ce3" office:value-type="float" office:value="7185721" calcext:value-type="float">
            <text:p>7185721</text:p>
          </table:table-cell>
          <table:table-cell table:style-name="ce3" office:value-type="float" office:value="282.9292610534" calcext:value-type="float">
            <text:p>283</text:p>
          </table:table-cell>
          <table:table-cell office:value-type="float" office:value="238" calcext:value-type="float">
            <text:p>238</text:p>
          </table:table-cell>
          <table:table-cell office:value-type="float" office:value="217" calcext:value-type="float">
            <text:p>217</text:p>
          </table:table-cell>
          <table:table-cell table:number-columns-repeated="1013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AV. SILVA JARDIM</text:p>
          </table:table-cell>
          <table:table-cell table:style-name="ce3" office:value-type="float" office:value="674914" calcext:value-type="float">
            <text:p>674914</text:p>
          </table:table-cell>
          <table:table-cell table:style-name="ce3" office:value-type="float" office:value="7185535" calcext:value-type="float">
            <text:p>7185535</text:p>
          </table:table-cell>
          <table:table-cell table:style-name="ce3" office:value-type="float" office:value="674981" calcext:value-type="float">
            <text:p>674981</text:p>
          </table:table-cell>
          <table:table-cell table:style-name="ce3" office:value-type="float" office:value="7185569" calcext:value-type="float">
            <text:p>7185569</text:p>
          </table:table-cell>
          <table:table-cell table:style-name="ce3" office:value-type="float" office:value="78.63739140704" calcext:value-type="float">
            <text:p>79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table:number-columns-repeated="1013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R. EUCLIDES BANDEIRA</text:p>
          </table:table-cell>
          <table:table-cell table:style-name="ce3" office:value-type="float" office:value="673988" calcext:value-type="float">
            <text:p>673988</text:p>
          </table:table-cell>
          <table:table-cell table:style-name="ce3" office:value-type="float" office:value="7187777" calcext:value-type="float">
            <text:p>7187777</text:p>
          </table:table-cell>
          <table:table-cell table:style-name="ce3" office:value-type="float" office:value="674012" calcext:value-type="float">
            <text:p>674012</text:p>
          </table:table-cell>
          <table:table-cell table:style-name="ce3" office:value-type="float" office:value="7187876" calcext:value-type="float">
            <text:p>7187876</text:p>
          </table:table-cell>
          <table:table-cell table:style-name="ce3" office:value-type="float" office:value="102.00909275257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1013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R. ANTONIO ESCORSIN</text:p>
          </table:table-cell>
          <table:table-cell table:style-name="ce3" office:value-type="float" office:value="667065" calcext:value-type="float">
            <text:p>667065</text:p>
          </table:table-cell>
          <table:table-cell table:style-name="ce3" office:value-type="float" office:value="7188147" calcext:value-type="float">
            <text:p>7188147</text:p>
          </table:table-cell>
          <table:table-cell table:style-name="ce3" office:value-type="float" office:value="666170" calcext:value-type="float">
            <text:p>666170</text:p>
          </table:table-cell>
          <table:table-cell table:style-name="ce3" office:value-type="float" office:value="7187662" calcext:value-type="float">
            <text:p>7187662</text:p>
          </table:table-cell>
          <table:table-cell table:style-name="ce3" office:value-type="float" office:value="1064.83785987317" calcext:value-type="float">
            <text:p>10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AV. DOUTOR DARIO LOPES DOS SANTOS</text:p>
          </table:table-cell>
          <table:table-cell table:style-name="ce3" office:value-type="float" office:value="675929" calcext:value-type="float">
            <text:p>675929</text:p>
          </table:table-cell>
          <table:table-cell table:style-name="ce3" office:value-type="float" office:value="7185672" calcext:value-type="float">
            <text:p>7185672</text:p>
          </table:table-cell>
          <table:table-cell table:style-name="ce3" office:value-type="float" office:value="676009" calcext:value-type="float">
            <text:p>676009</text:p>
          </table:table-cell>
          <table:table-cell table:style-name="ce3" office:value-type="float" office:value="7185671" calcext:value-type="float">
            <text:p>7185671</text:p>
          </table:table-cell>
          <table:table-cell table:style-name="ce3" office:value-type="float" office:value="80.16980547828" calcext:value-type="float">
            <text:p>80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table:number-columns-repeated="1013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AV. JOAO GUALBERTO</text:p>
          </table:table-cell>
          <table:table-cell table:style-name="ce3" office:value-type="float" office:value="674162" calcext:value-type="float">
            <text:p>674162</text:p>
          </table:table-cell>
          <table:table-cell table:style-name="ce3" office:value-type="float" office:value="7186958" calcext:value-type="float">
            <text:p>7186958</text:p>
          </table:table-cell>
          <table:table-cell table:style-name="ce3" office:value-type="float" office:value="674252" calcext:value-type="float">
            <text:p>674252</text:p>
          </table:table-cell>
          <table:table-cell table:style-name="ce3" office:value-type="float" office:value="7187045" calcext:value-type="float">
            <text:p>7187045</text:p>
          </table:table-cell>
          <table:table-cell table:style-name="ce3" office:value-type="float" office:value="125.8501747991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table:number-columns-repeated="1013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RIO NORTE BELEM</text:p>
          </table:table-cell>
          <table:table-cell table:style-name="ce3" office:value-type="float" office:value="674060" calcext:value-type="float">
            <text:p>674060</text:p>
          </table:table-cell>
          <table:table-cell table:style-name="ce3" office:value-type="float" office:value="7190325" calcext:value-type="float">
            <text:p>7190325</text:p>
          </table:table-cell>
          <table:table-cell table:style-name="ce3" office:value-type="float" office:value="674108" calcext:value-type="float">
            <text:p>674108</text:p>
          </table:table-cell>
          <table:table-cell table:style-name="ce3" office:value-type="float" office:value="7190270" calcext:value-type="float">
            <text:p>7190270</text:p>
          </table:table-cell>
          <table:table-cell table:style-name="ce3" office:value-type="float" office:value="94.685135561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table:number-columns-repeated="1013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R. JOAO GUARIZA</text:p>
          </table:table-cell>
          <table:table-cell table:style-name="ce3" office:value-type="float" office:value="674364" calcext:value-type="float">
            <text:p>674364</text:p>
          </table:table-cell>
          <table:table-cell table:style-name="ce3" office:value-type="float" office:value="7190629" calcext:value-type="float">
            <text:p>7190629</text:p>
          </table:table-cell>
          <table:table-cell table:style-name="ce3" office:value-type="float" office:value="674390" calcext:value-type="float">
            <text:p>674390</text:p>
          </table:table-cell>
          <table:table-cell table:style-name="ce3" office:value-type="float" office:value="7190636" calcext:value-type="float">
            <text:p>7190636</text:p>
          </table:table-cell>
          <table:table-cell table:style-name="ce3" office:value-type="float" office:value="28.7611653435" calcext:value-type="float">
            <text:p>29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1013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R. ENGENHEIRO OSTOJA ROGUSKI</text:p>
          </table:table-cell>
          <table:table-cell table:style-name="ce3" office:value-type="float" office:value="677124" calcext:value-type="float">
            <text:p>677124</text:p>
          </table:table-cell>
          <table:table-cell table:style-name="ce3" office:value-type="float" office:value="7185206" calcext:value-type="float">
            <text:p>7185206</text:p>
          </table:table-cell>
          <table:table-cell table:style-name="ce3" office:value-type="float" office:value="676763" calcext:value-type="float">
            <text:p>676763</text:p>
          </table:table-cell>
          <table:table-cell table:style-name="ce3" office:value-type="float" office:value="7184815" calcext:value-type="float">
            <text:p>7184815</text:p>
          </table:table-cell>
          <table:table-cell table:style-name="ce3" office:value-type="float" office:value="542.56928150954" calcext:value-type="float">
            <text:p>543</text:p>
          </table:table-cell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  <table:table-cell table:number-columns-repeated="1013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R. RODOLFO REKSIDLER</text:p>
          </table:table-cell>
          <table:table-cell table:style-name="ce3" office:value-type="float" office:value="674650" calcext:value-type="float">
            <text:p>674650</text:p>
          </table:table-cell>
          <table:table-cell table:style-name="ce3" office:value-type="float" office:value="7191582" calcext:value-type="float">
            <text:p>7191582</text:p>
          </table:table-cell>
          <table:table-cell table:style-name="ce3" office:value-type="float" office:value="674869" calcext:value-type="float">
            <text:p>674869</text:p>
          </table:table-cell>
          <table:table-cell table:style-name="ce3" office:value-type="float" office:value="7191567" calcext:value-type="float">
            <text:p>7191567</text:p>
          </table:table-cell>
          <table:table-cell table:style-name="ce3" office:value-type="float" office:value="219.09318984645" calcext:value-type="float">
            <text:p>219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1013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PARQUE SAO LOURENCO</text:p>
          </table:table-cell>
          <table:table-cell table:style-name="ce3" office:value-type="float" office:value="674438" calcext:value-type="float">
            <text:p>674438</text:p>
          </table:table-cell>
          <table:table-cell table:style-name="ce3" office:value-type="float" office:value="7191093" calcext:value-type="float">
            <text:p>7191093</text:p>
          </table:table-cell>
          <table:table-cell table:style-name="ce3" office:value-type="float" office:value="674593" calcext:value-type="float">
            <text:p>674593</text:p>
          </table:table-cell>
          <table:table-cell table:style-name="ce3" office:value-type="float" office:value="7191577" calcext:value-type="float">
            <text:p>7191577</text:p>
          </table:table-cell>
          <table:table-cell table:style-name="ce3" office:value-type="float" office:value="603.6737693935" calcext:value-type="float">
            <text:p>604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PARQUE TINGUI</text:p>
          </table:table-cell>
          <table:table-cell table:style-name="ce3" office:value-type="float" office:value="670701" calcext:value-type="float">
            <text:p>670701</text:p>
          </table:table-cell>
          <table:table-cell table:style-name="ce3" office:value-type="float" office:value="7189222" calcext:value-type="float">
            <text:p>7189222</text:p>
          </table:table-cell>
          <table:table-cell table:style-name="ce3" office:value-type="float" office:value="670706" calcext:value-type="float">
            <text:p>670706</text:p>
          </table:table-cell>
          <table:table-cell table:style-name="ce3" office:value-type="float" office:value="7189431" calcext:value-type="float">
            <text:p>7189431</text:p>
          </table:table-cell>
          <table:table-cell table:style-name="ce3" office:value-type="float" office:value="212.12251822094" calcext:value-type="float">
            <text:p>212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8846" calcext:value-type="float">
            <text:p>678846</text:p>
          </table:table-cell>
          <table:table-cell table:style-name="ce3" office:value-type="float" office:value="7180378" calcext:value-type="float">
            <text:p>7180378</text:p>
          </table:table-cell>
          <table:table-cell table:style-name="ce3" office:value-type="float" office:value="679694" calcext:value-type="float">
            <text:p>679694</text:p>
          </table:table-cell>
          <table:table-cell table:style-name="ce3" office:value-type="float" office:value="7179043" calcext:value-type="float">
            <text:p>7179043</text:p>
          </table:table-cell>
          <table:table-cell table:style-name="ce3" office:value-type="float" office:value="1603.27182891005" calcext:value-type="float">
            <text:p>1603</text:p>
          </table:table-cell>
          <table:table-cell office:value-type="float" office:value="327" calcext:value-type="float">
            <text:p>327</text:p>
          </table:table-cell>
          <table:table-cell office:value-type="float" office:value="335" calcext:value-type="float">
            <text:p>335</text:p>
          </table:table-cell>
          <table:table-cell table:number-columns-repeated="1013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R. GENERAL MARIO TOURINHO</text:p>
          </table:table-cell>
          <table:table-cell table:style-name="ce3" office:value-type="float" office:value="670558" calcext:value-type="float">
            <text:p>670558</text:p>
          </table:table-cell>
          <table:table-cell table:style-name="ce3" office:value-type="float" office:value="7183965" calcext:value-type="float">
            <text:p>7183965</text:p>
          </table:table-cell>
          <table:table-cell table:style-name="ce3" office:value-type="float" office:value="670534" calcext:value-type="float">
            <text:p>670534</text:p>
          </table:table-cell>
          <table:table-cell table:style-name="ce3" office:value-type="float" office:value="7184236" calcext:value-type="float">
            <text:p>7184236</text:p>
          </table:table-cell>
          <table:table-cell table:style-name="ce3" office:value-type="float" office:value="294.31724267605" calcext:value-type="float">
            <text:p>294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AV. MAL. FLORIANO PEIXOTO</text:p>
          </table:table-cell>
          <table:table-cell table:style-name="ce3" office:value-type="float" office:value="677114" calcext:value-type="float">
            <text:p>677114</text:p>
          </table:table-cell>
          <table:table-cell table:style-name="ce3" office:value-type="float" office:value="7178506" calcext:value-type="float">
            <text:p>7178506</text:p>
          </table:table-cell>
          <table:table-cell table:style-name="ce3" office:value-type="float" office:value="677200" calcext:value-type="float">
            <text:p>677200</text:p>
          </table:table-cell>
          <table:table-cell table:style-name="ce3" office:value-type="float" office:value="7178307" calcext:value-type="float">
            <text:p>7178307</text:p>
          </table:table-cell>
          <table:table-cell table:style-name="ce3" office:value-type="float" office:value="220.01447568114" calcext:value-type="float">
            <text:p>220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table:number-columns-repeated="1013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R. ANTONIO ESCORSIN</text:p>
          </table:table-cell>
          <table:table-cell table:style-name="ce3" office:value-type="float" office:value="667625" calcext:value-type="float">
            <text:p>667625</text:p>
          </table:table-cell>
          <table:table-cell table:style-name="ce3" office:value-type="float" office:value="7188154" calcext:value-type="float">
            <text:p>7188154</text:p>
          </table:table-cell>
          <table:table-cell table:style-name="ce3" office:value-type="float" office:value="667065" calcext:value-type="float">
            <text:p>667065</text:p>
          </table:table-cell>
          <table:table-cell table:style-name="ce3" office:value-type="float" office:value="7188147" calcext:value-type="float">
            <text:p>7188147</text:p>
          </table:table-cell>
          <table:table-cell table:style-name="ce3" office:value-type="float" office:value="592.73006802461" calcext:value-type="float">
            <text:p>59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R. JOAO BETTEGA</text:p>
          </table:table-cell>
          <table:table-cell table:style-name="ce3" office:value-type="float" office:value="668826" calcext:value-type="float">
            <text:p>668826</text:p>
          </table:table-cell>
          <table:table-cell table:style-name="ce3" office:value-type="float" office:value="7179878" calcext:value-type="float">
            <text:p>7179878</text:p>
          </table:table-cell>
          <table:table-cell table:style-name="ce3" office:value-type="float" office:value="668885" calcext:value-type="float">
            <text:p>668885</text:p>
          </table:table-cell>
          <table:table-cell table:style-name="ce3" office:value-type="float" office:value="7179969" calcext:value-type="float">
            <text:p>7179969</text:p>
          </table:table-cell>
          <table:table-cell table:style-name="ce3" office:value-type="float" office:value="108.45327330875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R. FRANCISCO FRISCHMANN</text:p>
          </table:table-cell>
          <table:table-cell table:style-name="ce3" office:value-type="float" office:value="671361" calcext:value-type="float">
            <text:p>671361</text:p>
          </table:table-cell>
          <table:table-cell table:style-name="ce3" office:value-type="float" office:value="7181440" calcext:value-type="float">
            <text:p>7181440</text:p>
          </table:table-cell>
          <table:table-cell table:style-name="ce3" office:value-type="float" office:value="671403" calcext:value-type="float">
            <text:p>671403</text:p>
          </table:table-cell>
          <table:table-cell table:style-name="ce3" office:value-type="float" office:value="7181640" calcext:value-type="float">
            <text:p>7181640</text:p>
          </table:table-cell>
          <table:table-cell table:style-name="ce3" office:value-type="float" office:value="207.63124575954" calcext:value-type="float">
            <text:p>208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1013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R. JOAO BETTEGA</text:p>
          </table:table-cell>
          <table:table-cell table:style-name="ce3" office:value-type="float" office:value="669798" calcext:value-type="float">
            <text:p>669798</text:p>
          </table:table-cell>
          <table:table-cell table:style-name="ce3" office:value-type="float" office:value="7181097" calcext:value-type="float">
            <text:p>7181097</text:p>
          </table:table-cell>
          <table:table-cell table:style-name="ce3" office:value-type="float" office:value="669894" calcext:value-type="float">
            <text:p>669894</text:p>
          </table:table-cell>
          <table:table-cell table:style-name="ce3" office:value-type="float" office:value="7181144" calcext:value-type="float">
            <text:p>7181144</text:p>
          </table:table-cell>
          <table:table-cell table:style-name="ce3" office:value-type="float" office:value="118.08496167133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R. JOAO BETTEGA</text:p>
          </table:table-cell>
          <table:table-cell table:style-name="ce3" office:value-type="float" office:value="668705" calcext:value-type="float">
            <text:p>668705</text:p>
          </table:table-cell>
          <table:table-cell table:style-name="ce3" office:value-type="float" office:value="7179699" calcext:value-type="float">
            <text:p>7179699</text:p>
          </table:table-cell>
          <table:table-cell table:style-name="ce3" office:value-type="float" office:value="668826" calcext:value-type="float">
            <text:p>668826</text:p>
          </table:table-cell>
          <table:table-cell table:style-name="ce3" office:value-type="float" office:value="7179878" calcext:value-type="float">
            <text:p>7179878</text:p>
          </table:table-cell>
          <table:table-cell table:style-name="ce3" office:value-type="float" office:value="216.59818585299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70361" calcext:value-type="float">
            <text:p>670361</text:p>
          </table:table-cell>
          <table:table-cell table:style-name="ce3" office:value-type="float" office:value="7186831" calcext:value-type="float">
            <text:p>7186831</text:p>
          </table:table-cell>
          <table:table-cell table:style-name="ce3" office:value-type="float" office:value="670366" calcext:value-type="float">
            <text:p>670366</text:p>
          </table:table-cell>
          <table:table-cell table:style-name="ce3" office:value-type="float" office:value="7187134" calcext:value-type="float">
            <text:p>7187134</text:p>
          </table:table-cell>
          <table:table-cell table:style-name="ce3" office:value-type="float" office:value="305.25341953408" calcext:value-type="float">
            <text:p>30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7664" calcext:value-type="float">
            <text:p>677664</text:p>
          </table:table-cell>
          <table:table-cell table:style-name="ce3" office:value-type="float" office:value="7185616" calcext:value-type="float">
            <text:p>7185616</text:p>
          </table:table-cell>
          <table:table-cell table:style-name="ce3" office:value-type="float" office:value="678086" calcext:value-type="float">
            <text:p>678086</text:p>
          </table:table-cell>
          <table:table-cell table:style-name="ce3" office:value-type="float" office:value="7186153" calcext:value-type="float">
            <text:p>7186153</text:p>
          </table:table-cell>
          <table:table-cell table:style-name="ce3" office:value-type="float" office:value="715.56849629641" calcext:value-type="float">
            <text:p>716</text:p>
          </table:table-cell>
          <table:table-cell office:value-type="float" office:value="303" calcext:value-type="float">
            <text:p>303</text:p>
          </table:table-cell>
          <table:table-cell office:value-type="float" office:value="315" calcext:value-type="float">
            <text:p>315</text:p>
          </table:table-cell>
          <table:table-cell table:number-columns-repeated="1013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70202" calcext:value-type="float">
            <text:p>670202</text:p>
          </table:table-cell>
          <table:table-cell table:style-name="ce3" office:value-type="float" office:value="7187113" calcext:value-type="float">
            <text:p>7187113</text:p>
          </table:table-cell>
          <table:table-cell table:style-name="ce3" office:value-type="float" office:value="670178" calcext:value-type="float">
            <text:p>670178</text:p>
          </table:table-cell>
          <table:table-cell table:style-name="ce3" office:value-type="float" office:value="7187106" calcext:value-type="float">
            <text:p>7187106</text:p>
          </table:table-cell>
          <table:table-cell table:style-name="ce3" office:value-type="float" office:value="25.79910198309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70178" calcext:value-type="float">
            <text:p>670178</text:p>
          </table:table-cell>
          <table:table-cell table:style-name="ce3" office:value-type="float" office:value="7187106" calcext:value-type="float">
            <text:p>7187106</text:p>
          </table:table-cell>
          <table:table-cell table:style-name="ce3" office:value-type="float" office:value="670203" calcext:value-type="float">
            <text:p>670203</text:p>
          </table:table-cell>
          <table:table-cell table:style-name="ce3" office:value-type="float" office:value="7187105" calcext:value-type="float">
            <text:p>7187105</text:p>
          </table:table-cell>
          <table:table-cell table:style-name="ce3" office:value-type="float" office:value="25.5972965387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70203" calcext:value-type="float">
            <text:p>670203</text:p>
          </table:table-cell>
          <table:table-cell table:style-name="ce3" office:value-type="float" office:value="7187105" calcext:value-type="float">
            <text:p>7187105</text:p>
          </table:table-cell>
          <table:table-cell table:style-name="ce3" office:value-type="float" office:value="670202" calcext:value-type="float">
            <text:p>670202</text:p>
          </table:table-cell>
          <table:table-cell table:style-name="ce3" office:value-type="float" office:value="7187113" calcext:value-type="float">
            <text:p>7187113</text:p>
          </table:table-cell>
          <table:table-cell table:style-name="ce3" office:value-type="float" office:value="10.19365827189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AV. PRESIDENTE AFFONSO CAMARGO</text:p>
          </table:table-cell>
          <table:table-cell table:style-name="ce3" office:value-type="float" office:value="678967" calcext:value-type="float">
            <text:p>678967</text:p>
          </table:table-cell>
          <table:table-cell table:style-name="ce3" office:value-type="float" office:value="7185122" calcext:value-type="float">
            <text:p>7185122</text:p>
          </table:table-cell>
          <table:table-cell table:style-name="ce3" office:value-type="float" office:value="678973" calcext:value-type="float">
            <text:p>678973</text:p>
          </table:table-cell>
          <table:table-cell table:style-name="ce3" office:value-type="float" office:value="7185106" calcext:value-type="float">
            <text:p>7185106</text:p>
          </table:table-cell>
          <table:table-cell table:style-name="ce3" office:value-type="float" office:value="17.27397237275" calcext:value-type="float">
            <text:p>17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1013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70203" calcext:value-type="float">
            <text:p>670203</text:p>
          </table:table-cell>
          <table:table-cell table:style-name="ce3" office:value-type="float" office:value="7187105" calcext:value-type="float">
            <text:p>7187105</text:p>
          </table:table-cell>
          <table:table-cell table:style-name="ce3" office:value-type="float" office:value="670293" calcext:value-type="float">
            <text:p>670293</text:p>
          </table:table-cell>
          <table:table-cell table:style-name="ce3" office:value-type="float" office:value="7187152" calcext:value-type="float">
            <text:p>7187152</text:p>
          </table:table-cell>
          <table:table-cell table:style-name="ce3" office:value-type="float" office:value="132.76485784529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70291" calcext:value-type="float">
            <text:p>670291</text:p>
          </table:table-cell>
          <table:table-cell table:style-name="ce3" office:value-type="float" office:value="7187246" calcext:value-type="float">
            <text:p>7187246</text:p>
          </table:table-cell>
          <table:table-cell table:style-name="ce3" office:value-type="float" office:value="670181" calcext:value-type="float">
            <text:p>670181</text:p>
          </table:table-cell>
          <table:table-cell table:style-name="ce3" office:value-type="float" office:value="7187898" calcext:value-type="float">
            <text:p>7187898</text:p>
          </table:table-cell>
          <table:table-cell table:style-name="ce3" office:value-type="float" office:value="772.31982202107" calcext:value-type="float">
            <text:p>77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70219" calcext:value-type="float">
            <text:p>670219</text:p>
          </table:table-cell>
          <table:table-cell table:style-name="ce3" office:value-type="float" office:value="7187875" calcext:value-type="float">
            <text:p>7187875</text:p>
          </table:table-cell>
          <table:table-cell table:style-name="ce3" office:value-type="float" office:value="670372" calcext:value-type="float">
            <text:p>670372</text:p>
          </table:table-cell>
          <table:table-cell table:style-name="ce3" office:value-type="float" office:value="7187382" calcext:value-type="float">
            <text:p>7187382</text:p>
          </table:table-cell>
          <table:table-cell table:style-name="ce3" office:value-type="float" office:value="618.36008311534" calcext:value-type="float">
            <text:p>61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70372" calcext:value-type="float">
            <text:p>670372</text:p>
          </table:table-cell>
          <table:table-cell table:style-name="ce3" office:value-type="float" office:value="7187382" calcext:value-type="float">
            <text:p>7187382</text:p>
          </table:table-cell>
          <table:table-cell table:style-name="ce3" office:value-type="float" office:value="670308" calcext:value-type="float">
            <text:p>670308</text:p>
          </table:table-cell>
          <table:table-cell table:style-name="ce3" office:value-type="float" office:value="7187279" calcext:value-type="float">
            <text:p>7187279</text:p>
          </table:table-cell>
          <table:table-cell table:style-name="ce3" office:value-type="float" office:value="122.08576102387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70308" calcext:value-type="float">
            <text:p>670308</text:p>
          </table:table-cell>
          <table:table-cell table:style-name="ce3" office:value-type="float" office:value="7187279" calcext:value-type="float">
            <text:p>7187279</text:p>
          </table:table-cell>
          <table:table-cell table:style-name="ce3" office:value-type="float" office:value="670291" calcext:value-type="float">
            <text:p>670291</text:p>
          </table:table-cell>
          <table:table-cell table:style-name="ce3" office:value-type="float" office:value="7187246" calcext:value-type="float">
            <text:p>7187246</text:p>
          </table:table-cell>
          <table:table-cell table:style-name="ce3" office:value-type="float" office:value="40.64939146002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70366" calcext:value-type="float">
            <text:p>670366</text:p>
          </table:table-cell>
          <table:table-cell table:style-name="ce3" office:value-type="float" office:value="7187134" calcext:value-type="float">
            <text:p>7187134</text:p>
          </table:table-cell>
          <table:table-cell table:style-name="ce3" office:value-type="float" office:value="670339" calcext:value-type="float">
            <text:p>670339</text:p>
          </table:table-cell>
          <table:table-cell table:style-name="ce3" office:value-type="float" office:value="7187136" calcext:value-type="float">
            <text:p>7187136</text:p>
          </table:table-cell>
          <table:table-cell table:style-name="ce3" office:value-type="float" office:value="29.22079754584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7682" calcext:value-type="float">
            <text:p>677682</text:p>
          </table:table-cell>
          <table:table-cell table:style-name="ce3" office:value-type="float" office:value="7184973" calcext:value-type="float">
            <text:p>7184973</text:p>
          </table:table-cell>
          <table:table-cell table:style-name="ce3" office:value-type="float" office:value="677664" calcext:value-type="float">
            <text:p>677664</text:p>
          </table:table-cell>
          <table:table-cell table:style-name="ce3" office:value-type="float" office:value="7185616" calcext:value-type="float">
            <text:p>7185616</text:p>
          </table:table-cell>
          <table:table-cell table:style-name="ce3" office:value-type="float" office:value="646.82509875767" calcext:value-type="float">
            <text:p>647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1949" calcext:value-type="float">
            <text:p>671949</text:p>
          </table:table-cell>
          <table:table-cell table:style-name="ce3" office:value-type="float" office:value="7177225" calcext:value-type="float">
            <text:p>7177225</text:p>
          </table:table-cell>
          <table:table-cell table:style-name="ce3" office:value-type="float" office:value="671696" calcext:value-type="float">
            <text:p>671696</text:p>
          </table:table-cell>
          <table:table-cell table:style-name="ce3" office:value-type="float" office:value="7176760" calcext:value-type="float">
            <text:p>7176760</text:p>
          </table:table-cell>
          <table:table-cell table:style-name="ce3" office:value-type="float" office:value="546.37711490836" calcext:value-type="float">
            <text:p>546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1013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1517" calcext:value-type="float">
            <text:p>671517</text:p>
          </table:table-cell>
          <table:table-cell table:style-name="ce3" office:value-type="float" office:value="7176449" calcext:value-type="float">
            <text:p>7176449</text:p>
          </table:table-cell>
          <table:table-cell table:style-name="ce3" office:value-type="float" office:value="671124" calcext:value-type="float">
            <text:p>671124</text:p>
          </table:table-cell>
          <table:table-cell table:style-name="ce3" office:value-type="float" office:value="7175759" calcext:value-type="float">
            <text:p>7175759</text:p>
          </table:table-cell>
          <table:table-cell table:style-name="ce3" office:value-type="float" office:value="812.2503657503" calcext:value-type="float">
            <text:p>812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R. DOS PIONEIROS</text:p>
          </table:table-cell>
          <table:table-cell table:style-name="ce3" office:value-type="float" office:value="675039" calcext:value-type="float">
            <text:p>675039</text:p>
          </table:table-cell>
          <table:table-cell table:style-name="ce3" office:value-type="float" office:value="7175032" calcext:value-type="float">
            <text:p>7175032</text:p>
          </table:table-cell>
          <table:table-cell table:style-name="ce3" office:value-type="float" office:value="675246" calcext:value-type="float">
            <text:p>675246</text:p>
          </table:table-cell>
          <table:table-cell table:style-name="ce3" office:value-type="float" office:value="7175084" calcext:value-type="float">
            <text:p>7175084</text:p>
          </table:table-cell>
          <table:table-cell table:style-name="ce3" office:value-type="float" office:value="213.05402260401" calcext:value-type="float">
            <text:p>213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table:number-columns-repeated="1013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AV. FREDOLIN WOLF</text:p>
          </table:table-cell>
          <table:table-cell table:style-name="ce3" office:value-type="float" office:value="668880" calcext:value-type="float">
            <text:p>668880</text:p>
          </table:table-cell>
          <table:table-cell table:style-name="ce3" office:value-type="float" office:value="7191318" calcext:value-type="float">
            <text:p>7191318</text:p>
          </table:table-cell>
          <table:table-cell table:style-name="ce3" office:value-type="float" office:value="670672" calcext:value-type="float">
            <text:p>670672</text:p>
          </table:table-cell>
          <table:table-cell table:style-name="ce3" office:value-type="float" office:value="7191117" calcext:value-type="float">
            <text:p>7191117</text:p>
          </table:table-cell>
          <table:table-cell table:style-name="ce3" office:value-type="float" office:value="2061.18413781923" calcext:value-type="float">
            <text:p>2061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R. PEDRO GUSSO</text:p>
          </table:table-cell>
          <table:table-cell table:style-name="ce3" office:value-type="float" office:value="670022" calcext:value-type="float">
            <text:p>670022</text:p>
          </table:table-cell>
          <table:table-cell table:style-name="ce3" office:value-type="float" office:value="7178841" calcext:value-type="float">
            <text:p>7178841</text:p>
          </table:table-cell>
          <table:table-cell table:style-name="ce3" office:value-type="float" office:value="670081" calcext:value-type="float">
            <text:p>670081</text:p>
          </table:table-cell>
          <table:table-cell table:style-name="ce3" office:value-type="float" office:value="7178866" calcext:value-type="float">
            <text:p>7178866</text:p>
          </table:table-cell>
          <table:table-cell table:style-name="ce3" office:value-type="float" office:value="88.55741200943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R. PEDRO GUSSO</text:p>
          </table:table-cell>
          <table:table-cell table:style-name="ce3" office:value-type="float" office:value="670081" calcext:value-type="float">
            <text:p>670081</text:p>
          </table:table-cell>
          <table:table-cell table:style-name="ce3" office:value-type="float" office:value="7178866" calcext:value-type="float">
            <text:p>7178866</text:p>
          </table:table-cell>
          <table:table-cell table:style-name="ce3" office:value-type="float" office:value="670310" calcext:value-type="float">
            <text:p>670310</text:p>
          </table:table-cell>
          <table:table-cell table:style-name="ce3" office:value-type="float" office:value="7178885" calcext:value-type="float">
            <text:p>7178885</text:p>
          </table:table-cell>
          <table:table-cell table:style-name="ce3" office:value-type="float" office:value="230.93222855349" calcext:value-type="float">
            <text:p>23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R. JOAO RODRIGUES PINHEIRO</text:p>
          </table:table-cell>
          <table:table-cell table:style-name="ce3" office:value-type="float" office:value="670065" calcext:value-type="float">
            <text:p>670065</text:p>
          </table:table-cell>
          <table:table-cell table:style-name="ce3" office:value-type="float" office:value="7177304" calcext:value-type="float">
            <text:p>7177304</text:p>
          </table:table-cell>
          <table:table-cell table:style-name="ce3" office:value-type="float" office:value="669910" calcext:value-type="float">
            <text:p>669910</text:p>
          </table:table-cell>
          <table:table-cell table:style-name="ce3" office:value-type="float" office:value="7177311" calcext:value-type="float">
            <text:p>7177311</text:p>
          </table:table-cell>
          <table:table-cell table:style-name="ce3" office:value-type="float" office:value="156.06102525411" calcext:value-type="float">
            <text:p>15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R. WILSON DACHEUX PEREIRA</text:p>
          </table:table-cell>
          <table:table-cell table:style-name="ce3" office:value-type="float" office:value="676884" calcext:value-type="float">
            <text:p>676884</text:p>
          </table:table-cell>
          <table:table-cell table:style-name="ce3" office:value-type="float" office:value="7175470" calcext:value-type="float">
            <text:p>7175470</text:p>
          </table:table-cell>
          <table:table-cell table:style-name="ce3" office:value-type="float" office:value="676934" calcext:value-type="float">
            <text:p>676934</text:p>
          </table:table-cell>
          <table:table-cell table:style-name="ce3" office:value-type="float" office:value="7175504" calcext:value-type="float">
            <text:p>7175504</text:p>
          </table:table-cell>
          <table:table-cell table:style-name="ce3" office:value-type="float" office:value="94.527427216" calcext:value-type="float">
            <text:p>95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table:number-columns-repeated="1013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R. WILSON DACHEUX PEREIRA</text:p>
          </table:table-cell>
          <table:table-cell table:style-name="ce3" office:value-type="float" office:value="676872" calcext:value-type="float">
            <text:p>676872</text:p>
          </table:table-cell>
          <table:table-cell table:style-name="ce3" office:value-type="float" office:value="7175474" calcext:value-type="float">
            <text:p>7175474</text:p>
          </table:table-cell>
          <table:table-cell table:style-name="ce3" office:value-type="float" office:value="676884" calcext:value-type="float">
            <text:p>676884</text:p>
          </table:table-cell>
          <table:table-cell table:style-name="ce3" office:value-type="float" office:value="7175470" calcext:value-type="float">
            <text:p>7175470</text:p>
          </table:table-cell>
          <table:table-cell table:style-name="ce3" office:value-type="float" office:value="12.7220322128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1013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AV. PREFEITO MAURICIO FRUET</text:p>
          </table:table-cell>
          <table:table-cell table:style-name="ce3" office:value-type="float" office:value="677261" calcext:value-type="float">
            <text:p>677261</text:p>
          </table:table-cell>
          <table:table-cell table:style-name="ce3" office:value-type="float" office:value="7185212" calcext:value-type="float">
            <text:p>7185212</text:p>
          </table:table-cell>
          <table:table-cell table:style-name="ce3" office:value-type="float" office:value="677666" calcext:value-type="float">
            <text:p>677666</text:p>
          </table:table-cell>
          <table:table-cell table:style-name="ce3" office:value-type="float" office:value="7184943" calcext:value-type="float">
            <text:p>7184943</text:p>
          </table:table-cell>
          <table:table-cell table:style-name="ce3" office:value-type="float" office:value="525.72084457593" calcext:value-type="float">
            <text:p>526</text:p>
          </table:table-cell>
          <table:table-cell office:value-type="float" office:value="298" calcext:value-type="float">
            <text:p>298</text:p>
          </table:table-cell>
          <table:table-cell office:value-type="float" office:value="304" calcext:value-type="float">
            <text:p>304</text:p>
          </table:table-cell>
          <table:table-cell table:number-columns-repeated="1013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AV. PREFEITO MAURICIO FRUET</text:p>
          </table:table-cell>
          <table:table-cell table:style-name="ce3" office:value-type="float" office:value="678973" calcext:value-type="float">
            <text:p>678973</text:p>
          </table:table-cell>
          <table:table-cell table:style-name="ce3" office:value-type="float" office:value="7185106" calcext:value-type="float">
            <text:p>7185106</text:p>
          </table:table-cell>
          <table:table-cell table:style-name="ce3" office:value-type="float" office:value="678995" calcext:value-type="float">
            <text:p>678995</text:p>
          </table:table-cell>
          <table:table-cell table:style-name="ce3" office:value-type="float" office:value="7185074" calcext:value-type="float">
            <text:p>7185074</text:p>
          </table:table-cell>
          <table:table-cell table:style-name="ce3" office:value-type="float" office:value="38.78348187323" calcext:value-type="float">
            <text:p>3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table:number-columns-repeated="1013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PARQUE TINGUI</text:p>
          </table:table-cell>
          <table:table-cell table:style-name="ce3" office:value-type="float" office:value="670518" calcext:value-type="float">
            <text:p>670518</text:p>
          </table:table-cell>
          <table:table-cell table:style-name="ce3" office:value-type="float" office:value="7190894" calcext:value-type="float">
            <text:p>7190894</text:p>
          </table:table-cell>
          <table:table-cell table:style-name="ce3" office:value-type="float" office:value="670530" calcext:value-type="float">
            <text:p>670530</text:p>
          </table:table-cell>
          <table:table-cell table:style-name="ce3" office:value-type="float" office:value="7190292" calcext:value-type="float">
            <text:p>7190292</text:p>
          </table:table-cell>
          <table:table-cell table:style-name="ce3" office:value-type="float" office:value="713.90171257105" calcext:value-type="float">
            <text:p>71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AV. PREFEITO MAURICIO FRUET</text:p>
          </table:table-cell>
          <table:table-cell table:style-name="ce3" office:value-type="float" office:value="678995" calcext:value-type="float">
            <text:p>678995</text:p>
          </table:table-cell>
          <table:table-cell table:style-name="ce3" office:value-type="float" office:value="7185074" calcext:value-type="float">
            <text:p>7185074</text:p>
          </table:table-cell>
          <table:table-cell table:style-name="ce3" office:value-type="float" office:value="679333" calcext:value-type="float">
            <text:p>679333</text:p>
          </table:table-cell>
          <table:table-cell table:style-name="ce3" office:value-type="float" office:value="7184891" calcext:value-type="float">
            <text:p>7184891</text:p>
          </table:table-cell>
          <table:table-cell table:style-name="ce3" office:value-type="float" office:value="400.83232127862" calcext:value-type="float">
            <text:p>401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table:number-columns-repeated="1013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AV. PREFEITO MAURICIO FRUET</text:p>
          </table:table-cell>
          <table:table-cell table:style-name="ce3" office:value-type="float" office:value="680263" calcext:value-type="float">
            <text:p>680263</text:p>
          </table:table-cell>
          <table:table-cell table:style-name="ce3" office:value-type="float" office:value="7184735" calcext:value-type="float">
            <text:p>7184735</text:p>
          </table:table-cell>
          <table:table-cell table:style-name="ce3" office:value-type="float" office:value="680279" calcext:value-type="float">
            <text:p>680279</text:p>
          </table:table-cell>
          <table:table-cell table:style-name="ce3" office:value-type="float" office:value="7184744" calcext:value-type="float">
            <text:p>7184744</text:p>
          </table:table-cell>
          <table:table-cell table:style-name="ce3" office:value-type="float" office:value="19.51520284846" calcext:value-type="float">
            <text:p>20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table:number-columns-repeated="1013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R. DELEGADO LEOPOLDO BELCZAK</text:p>
          </table:table-cell>
          <table:table-cell table:style-name="ce3" office:value-type="float" office:value="680258" calcext:value-type="float">
            <text:p>680258</text:p>
          </table:table-cell>
          <table:table-cell table:style-name="ce3" office:value-type="float" office:value="7184769" calcext:value-type="float">
            <text:p>7184769</text:p>
          </table:table-cell>
          <table:table-cell table:style-name="ce3" office:value-type="float" office:value="680279" calcext:value-type="float">
            <text:p>680279</text:p>
          </table:table-cell>
          <table:table-cell table:style-name="ce3" office:value-type="float" office:value="7184744" calcext:value-type="float">
            <text:p>7184744</text:p>
          </table:table-cell>
          <table:table-cell table:style-name="ce3" office:value-type="float" office:value="35.13176884399" calcext:value-type="float">
            <text:p>35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table:number-columns-repeated="1013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4869" calcext:value-type="float">
            <text:p>674869</text:p>
          </table:table-cell>
          <table:table-cell table:style-name="ce3" office:value-type="float" office:value="7191567" calcext:value-type="float">
            <text:p>7191567</text:p>
          </table:table-cell>
          <table:table-cell table:style-name="ce3" office:value-type="float" office:value="674928" calcext:value-type="float">
            <text:p>674928</text:p>
          </table:table-cell>
          <table:table-cell table:style-name="ce3" office:value-type="float" office:value="7191364" calcext:value-type="float">
            <text:p>7191364</text:p>
          </table:table-cell>
          <table:table-cell table:style-name="ce3" office:value-type="float" office:value="212.92837146242" calcext:value-type="float">
            <text:p>213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table:number-columns-repeated="1013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AV. PREFEITO MAURICIO FRUET</text:p>
          </table:table-cell>
          <table:table-cell table:style-name="ce3" office:value-type="float" office:value="680279" calcext:value-type="float">
            <text:p>680279</text:p>
          </table:table-cell>
          <table:table-cell table:style-name="ce3" office:value-type="float" office:value="7184744" calcext:value-type="float">
            <text:p>7184744</text:p>
          </table:table-cell>
          <table:table-cell table:style-name="ce3" office:value-type="float" office:value="680372" calcext:value-type="float">
            <text:p>680372</text:p>
          </table:table-cell>
          <table:table-cell table:style-name="ce3" office:value-type="float" office:value="7184762" calcext:value-type="float">
            <text:p>7184762</text:p>
          </table:table-cell>
          <table:table-cell table:style-name="ce3" office:value-type="float" office:value="96.34036760017" calcext:value-type="float">
            <text:p>96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table:number-columns-repeated="1013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4809" calcext:value-type="float">
            <text:p>674809</text:p>
          </table:table-cell>
          <table:table-cell table:style-name="ce3" office:value-type="float" office:value="7192238" calcext:value-type="float">
            <text:p>7192238</text:p>
          </table:table-cell>
          <table:table-cell table:style-name="ce3" office:value-type="float" office:value="674848" calcext:value-type="float">
            <text:p>674848</text:p>
          </table:table-cell>
          <table:table-cell table:style-name="ce3" office:value-type="float" office:value="7191888" calcext:value-type="float">
            <text:p>7191888</text:p>
          </table:table-cell>
          <table:table-cell table:style-name="ce3" office:value-type="float" office:value="364.53880820501" calcext:value-type="float">
            <text:p>365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AV. PREFEITO MAURICIO FRUET</text:p>
          </table:table-cell>
          <table:table-cell table:style-name="ce3" office:value-type="float" office:value="677666" calcext:value-type="float">
            <text:p>677666</text:p>
          </table:table-cell>
          <table:table-cell table:style-name="ce3" office:value-type="float" office:value="7184943" calcext:value-type="float">
            <text:p>7184943</text:p>
          </table:table-cell>
          <table:table-cell table:style-name="ce3" office:value-type="float" office:value="677806" calcext:value-type="float">
            <text:p>677806</text:p>
          </table:table-cell>
          <table:table-cell table:style-name="ce3" office:value-type="float" office:value="7184945" calcext:value-type="float">
            <text:p>7184945</text:p>
          </table:table-cell>
          <table:table-cell table:style-name="ce3" office:value-type="float" office:value="142.05320491736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table:number-columns-repeated="1013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6756" calcext:value-type="float">
            <text:p>676756</text:p>
          </table:table-cell>
          <table:table-cell table:style-name="ce3" office:value-type="float" office:value="7187801" calcext:value-type="float">
            <text:p>7187801</text:p>
          </table:table-cell>
          <table:table-cell table:style-name="ce3" office:value-type="float" office:value="676329" calcext:value-type="float">
            <text:p>676329</text:p>
          </table:table-cell>
          <table:table-cell table:style-name="ce3" office:value-type="float" office:value="7187106" calcext:value-type="float">
            <text:p>7187106</text:p>
          </table:table-cell>
          <table:table-cell table:style-name="ce3" office:value-type="float" office:value="829.60548765602" calcext:value-type="float">
            <text:p>830</text:p>
          </table:table-cell>
          <table:table-cell office:value-type="float" office:value="273" calcext:value-type="float">
            <text:p>273</text:p>
          </table:table-cell>
          <table:table-cell office:value-type="float" office:value="260" calcext:value-type="float">
            <text:p>260</text:p>
          </table:table-cell>
          <table:table-cell table:number-columns-repeated="1013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R. ZEILA MOURA DOS SANTOS</text:p>
          </table:table-cell>
          <table:table-cell table:style-name="ce3" office:value-type="float" office:value="675957" calcext:value-type="float">
            <text:p>675957</text:p>
          </table:table-cell>
          <table:table-cell table:style-name="ce3" office:value-type="float" office:value="7186157" calcext:value-type="float">
            <text:p>7186157</text:p>
          </table:table-cell>
          <table:table-cell table:style-name="ce3" office:value-type="float" office:value="675918" calcext:value-type="float">
            <text:p>675918</text:p>
          </table:table-cell>
          <table:table-cell table:style-name="ce3" office:value-type="float" office:value="7186048" calcext:value-type="float">
            <text:p>7186048</text:p>
          </table:table-cell>
          <table:table-cell table:style-name="ce3" office:value-type="float" office:value="115.71869436682" calcext:value-type="float">
            <text:p>116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AV. PREFEITO MAURICIO FRUET</text:p>
          </table:table-cell>
          <table:table-cell table:style-name="ce3" office:value-type="float" office:value="677806" calcext:value-type="float">
            <text:p>677806</text:p>
          </table:table-cell>
          <table:table-cell table:style-name="ce3" office:value-type="float" office:value="7184945" calcext:value-type="float">
            <text:p>7184945</text:p>
          </table:table-cell>
          <table:table-cell table:style-name="ce3" office:value-type="float" office:value="678995" calcext:value-type="float">
            <text:p>678995</text:p>
          </table:table-cell>
          <table:table-cell table:style-name="ce3" office:value-type="float" office:value="7185074" calcext:value-type="float">
            <text:p>7185074</text:p>
          </table:table-cell>
          <table:table-cell table:style-name="ce3" office:value-type="float" office:value="1373.04965541163" calcext:value-type="float">
            <text:p>1373</text:p>
          </table:table-cell>
          <table:table-cell office:value-type="float" office:value="308" calcext:value-type="float">
            <text:p>308</text:p>
          </table:table-cell>
          <table:table-cell office:value-type="float" office:value="331" calcext:value-type="float">
            <text:p>331</text:p>
          </table:table-cell>
          <table:table-cell table:number-columns-repeated="1013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AV. PRESIDENTE AFFONSO CAMARGO</text:p>
          </table:table-cell>
          <table:table-cell table:style-name="ce3" office:value-type="float" office:value="678967" calcext:value-type="float">
            <text:p>678967</text:p>
          </table:table-cell>
          <table:table-cell table:style-name="ce3" office:value-type="float" office:value="7185122" calcext:value-type="float">
            <text:p>7185122</text:p>
          </table:table-cell>
          <table:table-cell table:style-name="ce3" office:value-type="float" office:value="677667" calcext:value-type="float">
            <text:p>677667</text:p>
          </table:table-cell>
          <table:table-cell table:style-name="ce3" office:value-type="float" office:value="7184981" calcext:value-type="float">
            <text:p>7184981</text:p>
          </table:table-cell>
          <table:table-cell table:style-name="ce3" office:value-type="float" office:value="1470.42665322544" calcext:value-type="float">
            <text:p>1470</text:p>
          </table:table-cell>
          <table:table-cell office:value-type="float" office:value="329" calcext:value-type="float">
            <text:p>329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AV. DOUTOR DARIO LOPES DOS SANTOS</text:p>
          </table:table-cell>
          <table:table-cell table:style-name="ce3" office:value-type="float" office:value="675000" calcext:value-type="float">
            <text:p>675000</text:p>
          </table:table-cell>
          <table:table-cell table:style-name="ce3" office:value-type="float" office:value="7185183" calcext:value-type="float">
            <text:p>7185183</text:p>
          </table:table-cell>
          <table:table-cell table:style-name="ce3" office:value-type="float" office:value="675222" calcext:value-type="float">
            <text:p>675222</text:p>
          </table:table-cell>
          <table:table-cell table:style-name="ce3" office:value-type="float" office:value="7185290" calcext:value-type="float">
            <text:p>7185290</text:p>
          </table:table-cell>
          <table:table-cell table:style-name="ce3" office:value-type="float" office:value="249.2142722928" calcext:value-type="float">
            <text:p>249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table:number-columns-repeated="1013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4815" calcext:value-type="float">
            <text:p>674815</text:p>
          </table:table-cell>
          <table:table-cell table:style-name="ce3" office:value-type="float" office:value="7192254" calcext:value-type="float">
            <text:p>7192254</text:p>
          </table:table-cell>
          <table:table-cell table:style-name="ce3" office:value-type="float" office:value="674809" calcext:value-type="float">
            <text:p>674809</text:p>
          </table:table-cell>
          <table:table-cell table:style-name="ce3" office:value-type="float" office:value="7192238" calcext:value-type="float">
            <text:p>7192238</text:p>
          </table:table-cell>
          <table:table-cell table:style-name="ce3" office:value-type="float" office:value="17.92134823522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table:number-columns-repeated="1013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4740" calcext:value-type="float">
            <text:p>674740</text:p>
          </table:table-cell>
          <table:table-cell table:style-name="ce3" office:value-type="float" office:value="7193874" calcext:value-type="float">
            <text:p>7193874</text:p>
          </table:table-cell>
          <table:table-cell table:style-name="ce3" office:value-type="float" office:value="674747" calcext:value-type="float">
            <text:p>674747</text:p>
          </table:table-cell>
          <table:table-cell table:style-name="ce3" office:value-type="float" office:value="7193904" calcext:value-type="float">
            <text:p>7193904</text:p>
          </table:table-cell>
          <table:table-cell table:style-name="ce3" office:value-type="float" office:value="30.79856561312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number-columns-repeated="1013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R. CECILIA MEIRELES</text:p>
          </table:table-cell>
          <table:table-cell table:style-name="ce3" office:value-type="float" office:value="674088" calcext:value-type="float">
            <text:p>674088</text:p>
          </table:table-cell>
          <table:table-cell table:style-name="ce3" office:value-type="float" office:value="7189424" calcext:value-type="float">
            <text:p>7189424</text:p>
          </table:table-cell>
          <table:table-cell table:style-name="ce3" office:value-type="float" office:value="674074" calcext:value-type="float">
            <text:p>674074</text:p>
          </table:table-cell>
          <table:table-cell table:style-name="ce3" office:value-type="float" office:value="7189708" calcext:value-type="float">
            <text:p>7189708</text:p>
          </table:table-cell>
          <table:table-cell table:style-name="ce3" office:value-type="float" office:value="293.50569447268" calcext:value-type="float">
            <text:p>294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1013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AV. PREFEITO MAURICIO FRUET</text:p>
          </table:table-cell>
          <table:table-cell table:style-name="ce3" office:value-type="float" office:value="679333" calcext:value-type="float">
            <text:p>679333</text:p>
          </table:table-cell>
          <table:table-cell table:style-name="ce3" office:value-type="float" office:value="7184891" calcext:value-type="float">
            <text:p>7184891</text:p>
          </table:table-cell>
          <table:table-cell table:style-name="ce3" office:value-type="float" office:value="680225" calcext:value-type="float">
            <text:p>680225</text:p>
          </table:table-cell>
          <table:table-cell table:style-name="ce3" office:value-type="float" office:value="7184717" calcext:value-type="float">
            <text:p>7184717</text:p>
          </table:table-cell>
          <table:table-cell table:style-name="ce3" office:value-type="float" office:value="924.50505965023" calcext:value-type="float">
            <text:p>925</text:p>
          </table:table-cell>
          <table:table-cell office:value-type="float" office:value="334" calcext:value-type="float">
            <text:p>334</text:p>
          </table:table-cell>
          <table:table-cell office:value-type="float" office:value="342" calcext:value-type="float">
            <text:p>342</text:p>
          </table:table-cell>
          <table:table-cell table:number-columns-repeated="1013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R. GENERAL MARIO TOURINHO</text:p>
          </table:table-cell>
          <table:table-cell table:style-name="ce3" office:value-type="float" office:value="670057" calcext:value-type="float">
            <text:p>670057</text:p>
          </table:table-cell>
          <table:table-cell table:style-name="ce3" office:value-type="float" office:value="7185873" calcext:value-type="float">
            <text:p>7185873</text:p>
          </table:table-cell>
          <table:table-cell table:style-name="ce3" office:value-type="float" office:value="669953" calcext:value-type="float">
            <text:p>669953</text:p>
          </table:table-cell>
          <table:table-cell table:style-name="ce3" office:value-type="float" office:value="7185956" calcext:value-type="float">
            <text:p>7185956</text:p>
          </table:table-cell>
          <table:table-cell table:style-name="ce3" office:value-type="float" office:value="133.03667349767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69681" calcext:value-type="float">
            <text:p>669681</text:p>
          </table:table-cell>
          <table:table-cell table:style-name="ce3" office:value-type="float" office:value="7186267" calcext:value-type="float">
            <text:p>7186267</text:p>
          </table:table-cell>
          <table:table-cell table:style-name="ce3" office:value-type="float" office:value="669723" calcext:value-type="float">
            <text:p>669723</text:p>
          </table:table-cell>
          <table:table-cell table:style-name="ce3" office:value-type="float" office:value="7186196" calcext:value-type="float">
            <text:p>7186196</text:p>
          </table:table-cell>
          <table:table-cell table:style-name="ce3" office:value-type="float" office:value="83.78363560132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AV. CANDIDO HARTMANN</text:p>
          </table:table-cell>
          <table:table-cell table:style-name="ce3" office:value-type="float" office:value="668613" calcext:value-type="float">
            <text:p>668613</text:p>
          </table:table-cell>
          <table:table-cell table:style-name="ce3" office:value-type="float" office:value="7187401" calcext:value-type="float">
            <text:p>7187401</text:p>
          </table:table-cell>
          <table:table-cell table:style-name="ce3" office:value-type="float" office:value="668615" calcext:value-type="float">
            <text:p>668615</text:p>
          </table:table-cell>
          <table:table-cell table:style-name="ce3" office:value-type="float" office:value="7187460" calcext:value-type="float">
            <text:p>7187460</text:p>
          </table:table-cell>
          <table:table-cell table:style-name="ce3" office:value-type="float" office:value="60.19564344697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R. ZEILA MOURA DOS SANTOS</text:p>
          </table:table-cell>
          <table:table-cell table:style-name="ce3" office:value-type="float" office:value="675875" calcext:value-type="float">
            <text:p>675875</text:p>
          </table:table-cell>
          <table:table-cell table:style-name="ce3" office:value-type="float" office:value="7185904" calcext:value-type="float">
            <text:p>7185904</text:p>
          </table:table-cell>
          <table:table-cell table:style-name="ce3" office:value-type="float" office:value="675706" calcext:value-type="float">
            <text:p>675706</text:p>
          </table:table-cell>
          <table:table-cell table:style-name="ce3" office:value-type="float" office:value="7185721" calcext:value-type="float">
            <text:p>7185721</text:p>
          </table:table-cell>
          <table:table-cell table:style-name="ce3" office:value-type="float" office:value="253.32788869397" calcext:value-type="float">
            <text:p>253</text:p>
          </table:table-cell>
          <table:table-cell office:value-type="float" office:value="234" calcext:value-type="float">
            <text:p>234</text:p>
          </table:table-cell>
          <table:table-cell office:value-type="float" office:value="217" calcext:value-type="float">
            <text:p>217</text:p>
          </table:table-cell>
          <table:table-cell table:number-columns-repeated="1013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R. ALUIZIO FINZETTO</text:p>
          </table:table-cell>
          <table:table-cell table:style-name="ce3" office:value-type="float" office:value="675455" calcext:value-type="float">
            <text:p>675455</text:p>
          </table:table-cell>
          <table:table-cell table:style-name="ce3" office:value-type="float" office:value="7183072" calcext:value-type="float">
            <text:p>7183072</text:p>
          </table:table-cell>
          <table:table-cell table:style-name="ce3" office:value-type="float" office:value="675477" calcext:value-type="float">
            <text:p>675477</text:p>
          </table:table-cell>
          <table:table-cell table:style-name="ce3" office:value-type="float" office:value="7183203" calcext:value-type="float">
            <text:p>7183203</text:p>
          </table:table-cell>
          <table:table-cell table:style-name="ce3" office:value-type="float" office:value="133.28048248949" calcext:value-type="float">
            <text:p>133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R. ALUIZIO FINZETTO</text:p>
          </table:table-cell>
          <table:table-cell table:style-name="ce3" office:value-type="float" office:value="675477" calcext:value-type="float">
            <text:p>675477</text:p>
          </table:table-cell>
          <table:table-cell table:style-name="ce3" office:value-type="float" office:value="7183203" calcext:value-type="float">
            <text:p>7183203</text:p>
          </table:table-cell>
          <table:table-cell table:style-name="ce3" office:value-type="float" office:value="675474" calcext:value-type="float">
            <text:p>675474</text:p>
          </table:table-cell>
          <table:table-cell table:style-name="ce3" office:value-type="float" office:value="7183464" calcext:value-type="float">
            <text:p>7183464</text:p>
          </table:table-cell>
          <table:table-cell table:style-name="ce3" office:value-type="float" office:value="273.75449926919" calcext:value-type="float">
            <text:p>274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table:number-columns-repeated="1013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R. PROFESSORA REGINA CASAGRANDE MARINONI</text:p>
          </table:table-cell>
          <table:table-cell table:style-name="ce3" office:value-type="float" office:value="675474" calcext:value-type="float">
            <text:p>675474</text:p>
          </table:table-cell>
          <table:table-cell table:style-name="ce3" office:value-type="float" office:value="7183464" calcext:value-type="float">
            <text:p>7183464</text:p>
          </table:table-cell>
          <table:table-cell table:style-name="ce3" office:value-type="float" office:value="675425" calcext:value-type="float">
            <text:p>675425</text:p>
          </table:table-cell>
          <table:table-cell table:style-name="ce3" office:value-type="float" office:value="7183529" calcext:value-type="float">
            <text:p>7183529</text:p>
          </table:table-cell>
          <table:table-cell table:style-name="ce3" office:value-type="float" office:value="82.92693575744" calcext:value-type="float">
            <text:p>83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table:number-columns-repeated="1013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R. CONSELHEIRO LAURINDO</text:p>
          </table:table-cell>
          <table:table-cell table:style-name="ce3" office:value-type="float" office:value="675114" calcext:value-type="float">
            <text:p>675114</text:p>
          </table:table-cell>
          <table:table-cell table:style-name="ce3" office:value-type="float" office:value="7184654" calcext:value-type="float">
            <text:p>7184654</text:p>
          </table:table-cell>
          <table:table-cell table:style-name="ce3" office:value-type="float" office:value="675039" calcext:value-type="float">
            <text:p>675039</text:p>
          </table:table-cell>
          <table:table-cell table:style-name="ce3" office:value-type="float" office:value="7185002" calcext:value-type="float">
            <text:p>7185002</text:p>
          </table:table-cell>
          <table:table-cell table:style-name="ce3" office:value-type="float" office:value="364.6567925705" calcext:value-type="float">
            <text:p>365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table:number-columns-repeated="1013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R. EUCLIDES BANDEIRA</text:p>
          </table:table-cell>
          <table:table-cell table:style-name="ce3" office:value-type="float" office:value="674026" calcext:value-type="float">
            <text:p>674026</text:p>
          </table:table-cell>
          <table:table-cell table:style-name="ce3" office:value-type="float" office:value="7188887" calcext:value-type="float">
            <text:p>7188887</text:p>
          </table:table-cell>
          <table:table-cell table:style-name="ce3" office:value-type="float" office:value="674088" calcext:value-type="float">
            <text:p>674088</text:p>
          </table:table-cell>
          <table:table-cell table:style-name="ce3" office:value-type="float" office:value="7189424" calcext:value-type="float">
            <text:p>7189424</text:p>
          </table:table-cell>
          <table:table-cell table:style-name="ce3" office:value-type="float" office:value="560.59105352106" calcext:value-type="float">
            <text:p>561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table:number-columns-repeated="1013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6912" calcext:value-type="float">
            <text:p>676912</text:p>
          </table:table-cell>
          <table:table-cell table:style-name="ce3" office:value-type="float" office:value="7188414" calcext:value-type="float">
            <text:p>7188414</text:p>
          </table:table-cell>
          <table:table-cell table:style-name="ce3" office:value-type="float" office:value="676769" calcext:value-type="float">
            <text:p>676769</text:p>
          </table:table-cell>
          <table:table-cell table:style-name="ce3" office:value-type="float" office:value="7187852" calcext:value-type="float">
            <text:p>7187852</text:p>
          </table:table-cell>
          <table:table-cell table:style-name="ce3" office:value-type="float" office:value="607.28232475647" calcext:value-type="float">
            <text:p>607</text:p>
          </table:table-cell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AV. PRESIDENTE ARTHUR DA SILVA BERNARDES</text:p>
          </table:table-cell>
          <table:table-cell table:style-name="ce3" office:value-type="float" office:value="670591" calcext:value-type="float">
            <text:p>670591</text:p>
          </table:table-cell>
          <table:table-cell table:style-name="ce3" office:value-type="float" office:value="7183642" calcext:value-type="float">
            <text:p>7183642</text:p>
          </table:table-cell>
          <table:table-cell table:style-name="ce3" office:value-type="float" office:value="670541" calcext:value-type="float">
            <text:p>670541</text:p>
          </table:table-cell>
          <table:table-cell table:style-name="ce3" office:value-type="float" office:value="7183908" calcext:value-type="float">
            <text:p>7183908</text:p>
          </table:table-cell>
          <table:table-cell table:style-name="ce3" office:value-type="float" office:value="335.89700317811" calcext:value-type="float">
            <text:p>336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AV. PRESIDENTE ARTHUR DA SILVA BERNARDES</text:p>
          </table:table-cell>
          <table:table-cell table:style-name="ce3" office:value-type="float" office:value="670764" calcext:value-type="float">
            <text:p>670764</text:p>
          </table:table-cell>
          <table:table-cell table:style-name="ce3" office:value-type="float" office:value="7183071" calcext:value-type="float">
            <text:p>7183071</text:p>
          </table:table-cell>
          <table:table-cell table:style-name="ce3" office:value-type="float" office:value="670591" calcext:value-type="float">
            <text:p>670591</text:p>
          </table:table-cell>
          <table:table-cell table:style-name="ce3" office:value-type="float" office:value="7183642" calcext:value-type="float">
            <text:p>7183642</text:p>
          </table:table-cell>
          <table:table-cell table:style-name="ce3" office:value-type="float" office:value="616.85660733359" calcext:value-type="float">
            <text:p>61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1949" calcext:value-type="float">
            <text:p>671949</text:p>
          </table:table-cell>
          <table:table-cell table:style-name="ce3" office:value-type="float" office:value="7177225" calcext:value-type="float">
            <text:p>7177225</text:p>
          </table:table-cell>
          <table:table-cell table:style-name="ce3" office:value-type="float" office:value="672395" calcext:value-type="float">
            <text:p>672395</text:p>
          </table:table-cell>
          <table:table-cell table:style-name="ce3" office:value-type="float" office:value="7177821" calcext:value-type="float">
            <text:p>7177821</text:p>
          </table:table-cell>
          <table:table-cell table:style-name="ce3" office:value-type="float" office:value="745.35459608406" calcext:value-type="float">
            <text:p>74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2395" calcext:value-type="float">
            <text:p>672395</text:p>
          </table:table-cell>
          <table:table-cell table:style-name="ce3" office:value-type="float" office:value="7177821" calcext:value-type="float">
            <text:p>7177821</text:p>
          </table:table-cell>
          <table:table-cell table:style-name="ce3" office:value-type="float" office:value="672501" calcext:value-type="float">
            <text:p>672501</text:p>
          </table:table-cell>
          <table:table-cell table:style-name="ce3" office:value-type="float" office:value="7177970" calcext:value-type="float">
            <text:p>7177970</text:p>
          </table:table-cell>
          <table:table-cell table:style-name="ce3" office:value-type="float" office:value="187.41758117614" calcext:value-type="float">
            <text:p>18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1013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2579" calcext:value-type="float">
            <text:p>672579</text:p>
          </table:table-cell>
          <table:table-cell table:style-name="ce3" office:value-type="float" office:value="7178061" calcext:value-type="float">
            <text:p>7178061</text:p>
          </table:table-cell>
          <table:table-cell table:style-name="ce3" office:value-type="float" office:value="673152" calcext:value-type="float">
            <text:p>673152</text:p>
          </table:table-cell>
          <table:table-cell table:style-name="ce3" office:value-type="float" office:value="7178825" calcext:value-type="float">
            <text:p>7178825</text:p>
          </table:table-cell>
          <table:table-cell table:style-name="ce3" office:value-type="float" office:value="957.08075424105" calcext:value-type="float">
            <text:p>957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table:number-columns-repeated="1013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3152" calcext:value-type="float">
            <text:p>673152</text:p>
          </table:table-cell>
          <table:table-cell table:style-name="ce3" office:value-type="float" office:value="7178825" calcext:value-type="float">
            <text:p>7178825</text:p>
          </table:table-cell>
          <table:table-cell table:style-name="ce3" office:value-type="float" office:value="673340" calcext:value-type="float">
            <text:p>673340</text:p>
          </table:table-cell>
          <table:table-cell table:style-name="ce3" office:value-type="float" office:value="7179073" calcext:value-type="float">
            <text:p>7179073</text:p>
          </table:table-cell>
          <table:table-cell table:style-name="ce3" office:value-type="float" office:value="313.05469103857" calcext:value-type="float">
            <text:p>313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R. CONSELHEIRO LAURINDO</text:p>
          </table:table-cell>
          <table:table-cell table:style-name="ce3" office:value-type="float" office:value="675000" calcext:value-type="float">
            <text:p>675000</text:p>
          </table:table-cell>
          <table:table-cell table:style-name="ce3" office:value-type="float" office:value="7185183" calcext:value-type="float">
            <text:p>7185183</text:p>
          </table:table-cell>
          <table:table-cell table:style-name="ce3" office:value-type="float" office:value="674914" calcext:value-type="float">
            <text:p>674914</text:p>
          </table:table-cell>
          <table:table-cell table:style-name="ce3" office:value-type="float" office:value="7185535" calcext:value-type="float">
            <text:p>7185535</text:p>
          </table:table-cell>
          <table:table-cell table:style-name="ce3" office:value-type="float" office:value="362.12571982565" calcext:value-type="float">
            <text:p>362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table:number-columns-repeated="1013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4131" calcext:value-type="float">
            <text:p>674131</text:p>
          </table:table-cell>
          <table:table-cell table:style-name="ce3" office:value-type="float" office:value="7180133" calcext:value-type="float">
            <text:p>7180133</text:p>
          </table:table-cell>
          <table:table-cell table:style-name="ce3" office:value-type="float" office:value="674328" calcext:value-type="float">
            <text:p>674328</text:p>
          </table:table-cell>
          <table:table-cell table:style-name="ce3" office:value-type="float" office:value="7180379" calcext:value-type="float">
            <text:p>7180379</text:p>
          </table:table-cell>
          <table:table-cell table:style-name="ce3" office:value-type="float" office:value="327.27149365644" calcext:value-type="float">
            <text:p>327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table:number-columns-repeated="1013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4980" calcext:value-type="float">
            <text:p>674980</text:p>
          </table:table-cell>
          <table:table-cell table:style-name="ce3" office:value-type="float" office:value="7181262" calcext:value-type="float">
            <text:p>7181262</text:p>
          </table:table-cell>
          <table:table-cell table:style-name="ce3" office:value-type="float" office:value="675145" calcext:value-type="float">
            <text:p>675145</text:p>
          </table:table-cell>
          <table:table-cell table:style-name="ce3" office:value-type="float" office:value="7181452" calcext:value-type="float">
            <text:p>7181452</text:p>
          </table:table-cell>
          <table:table-cell table:style-name="ce3" office:value-type="float" office:value="263.89135039517" calcext:value-type="float">
            <text:p>264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table:number-columns-repeated="1013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5145" calcext:value-type="float">
            <text:p>675145</text:p>
          </table:table-cell>
          <table:table-cell table:style-name="ce3" office:value-type="float" office:value="7181452" calcext:value-type="float">
            <text:p>7181452</text:p>
          </table:table-cell>
          <table:table-cell table:style-name="ce3" office:value-type="float" office:value="675466" calcext:value-type="float">
            <text:p>675466</text:p>
          </table:table-cell>
          <table:table-cell table:style-name="ce3" office:value-type="float" office:value="7181869" calcext:value-type="float">
            <text:p>7181869</text:p>
          </table:table-cell>
          <table:table-cell table:style-name="ce3" office:value-type="float" office:value="526.23725396374" calcext:value-type="float">
            <text:p>526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table:number-columns-repeated="1013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AV. MARECHAL FLORIANO PEIXOTO</text:p>
          </table:table-cell>
          <table:table-cell table:style-name="ce3" office:value-type="float" office:value="675644" calcext:value-type="float">
            <text:p>675644</text:p>
          </table:table-cell>
          <table:table-cell table:style-name="ce3" office:value-type="float" office:value="7182123" calcext:value-type="float">
            <text:p>7182123</text:p>
          </table:table-cell>
          <table:table-cell table:style-name="ce3" office:value-type="float" office:value="675530" calcext:value-type="float">
            <text:p>675530</text:p>
          </table:table-cell>
          <table:table-cell table:style-name="ce3" office:value-type="float" office:value="7182321" calcext:value-type="float">
            <text:p>7182321</text:p>
          </table:table-cell>
          <table:table-cell table:style-name="ce3" office:value-type="float" office:value="237.9938655758" calcext:value-type="float">
            <text:p>238</text:p>
          </table:table-cell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table:number-columns-repeated="1013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3448" calcext:value-type="float">
            <text:p>673448</text:p>
          </table:table-cell>
          <table:table-cell table:style-name="ce3" office:value-type="float" office:value="7179200" calcext:value-type="float">
            <text:p>7179200</text:p>
          </table:table-cell>
          <table:table-cell table:style-name="ce3" office:value-type="float" office:value="673659" calcext:value-type="float">
            <text:p>673659</text:p>
          </table:table-cell>
          <table:table-cell table:style-name="ce3" office:value-type="float" office:value="7179493" calcext:value-type="float">
            <text:p>7179493</text:p>
          </table:table-cell>
          <table:table-cell table:style-name="ce3" office:value-type="float" office:value="361.65584396377" calcext:value-type="float">
            <text:p>362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2501" calcext:value-type="float">
            <text:p>672501</text:p>
          </table:table-cell>
          <table:table-cell table:style-name="ce3" office:value-type="float" office:value="7177970" calcext:value-type="float">
            <text:p>7177970</text:p>
          </table:table-cell>
          <table:table-cell table:style-name="ce3" office:value-type="float" office:value="672579" calcext:value-type="float">
            <text:p>672579</text:p>
          </table:table-cell>
          <table:table-cell table:style-name="ce3" office:value-type="float" office:value="7178061" calcext:value-type="float">
            <text:p>7178061</text:p>
          </table:table-cell>
          <table:table-cell table:style-name="ce3" office:value-type="float" office:value="128.53788248594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1013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4809" calcext:value-type="float">
            <text:p>674809</text:p>
          </table:table-cell>
          <table:table-cell table:style-name="ce3" office:value-type="float" office:value="7193777" calcext:value-type="float">
            <text:p>7193777</text:p>
          </table:table-cell>
          <table:table-cell table:style-name="ce3" office:value-type="float" office:value="674740" calcext:value-type="float">
            <text:p>674740</text:p>
          </table:table-cell>
          <table:table-cell table:style-name="ce3" office:value-type="float" office:value="7193874" calcext:value-type="float">
            <text:p>7193874</text:p>
          </table:table-cell>
          <table:table-cell table:style-name="ce3" office:value-type="float" office:value="120.33925925" calcext:value-type="float">
            <text:p>120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table:number-columns-repeated="1013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R. ZEILA MOURA DOS SANTOS</text:p>
          </table:table-cell>
          <table:table-cell table:style-name="ce3" office:value-type="float" office:value="676118" calcext:value-type="float">
            <text:p>676118</text:p>
          </table:table-cell>
          <table:table-cell table:style-name="ce3" office:value-type="float" office:value="7186363" calcext:value-type="float">
            <text:p>7186363</text:p>
          </table:table-cell>
          <table:table-cell table:style-name="ce3" office:value-type="float" office:value="676082" calcext:value-type="float">
            <text:p>676082</text:p>
          </table:table-cell>
          <table:table-cell table:style-name="ce3" office:value-type="float" office:value="7186313" calcext:value-type="float">
            <text:p>7186313</text:p>
          </table:table-cell>
          <table:table-cell table:style-name="ce3" office:value-type="float" office:value="61.34112126702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table:number-columns-repeated="1013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3659" calcext:value-type="float">
            <text:p>673659</text:p>
          </table:table-cell>
          <table:table-cell table:style-name="ce3" office:value-type="float" office:value="7179493" calcext:value-type="float">
            <text:p>7179493</text:p>
          </table:table-cell>
          <table:table-cell table:style-name="ce3" office:value-type="float" office:value="674131" calcext:value-type="float">
            <text:p>674131</text:p>
          </table:table-cell>
          <table:table-cell table:style-name="ce3" office:value-type="float" office:value="7180133" calcext:value-type="float">
            <text:p>7180133</text:p>
          </table:table-cell>
          <table:table-cell table:style-name="ce3" office:value-type="float" office:value="796.99998949532" calcext:value-type="float">
            <text:p>797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5466" calcext:value-type="float">
            <text:p>675466</text:p>
          </table:table-cell>
          <table:table-cell table:style-name="ce3" office:value-type="float" office:value="7181869" calcext:value-type="float">
            <text:p>7181869</text:p>
          </table:table-cell>
          <table:table-cell table:style-name="ce3" office:value-type="float" office:value="675618" calcext:value-type="float">
            <text:p>675618</text:p>
          </table:table-cell>
          <table:table-cell table:style-name="ce3" office:value-type="float" office:value="7182075" calcext:value-type="float">
            <text:p>7182075</text:p>
          </table:table-cell>
          <table:table-cell table:style-name="ce3" office:value-type="float" office:value="256.94460604667" calcext:value-type="float">
            <text:p>257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table:number-columns-repeated="1013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AV. VEREADOR TOALDO TULIO</text:p>
          </table:table-cell>
          <table:table-cell table:style-name="ce3" office:value-type="float" office:value="666955" calcext:value-type="float">
            <text:p>666955</text:p>
          </table:table-cell>
          <table:table-cell table:style-name="ce3" office:value-type="float" office:value="7188829" calcext:value-type="float">
            <text:p>7188829</text:p>
          </table:table-cell>
          <table:table-cell table:style-name="ce3" office:value-type="float" office:value="667593" calcext:value-type="float">
            <text:p>667593</text:p>
          </table:table-cell>
          <table:table-cell table:style-name="ce3" office:value-type="float" office:value="7189657" calcext:value-type="float">
            <text:p>7189657</text:p>
          </table:table-cell>
          <table:table-cell table:style-name="ce3" office:value-type="float" office:value="1197.02603196528" calcext:value-type="float">
            <text:p>11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AV. PRESIDENTE AFFONSO CAMARGO</text:p>
          </table:table-cell>
          <table:table-cell table:style-name="ce3" office:value-type="float" office:value="680237" calcext:value-type="float">
            <text:p>680237</text:p>
          </table:table-cell>
          <table:table-cell table:style-name="ce3" office:value-type="float" office:value="7184761" calcext:value-type="float">
            <text:p>7184761</text:p>
          </table:table-cell>
          <table:table-cell table:style-name="ce3" office:value-type="float" office:value="680258" calcext:value-type="float">
            <text:p>680258</text:p>
          </table:table-cell>
          <table:table-cell table:style-name="ce3" office:value-type="float" office:value="7184769" calcext:value-type="float">
            <text:p>7184769</text:p>
          </table:table-cell>
          <table:table-cell table:style-name="ce3" office:value-type="float" office:value="22.15317667973" calcext:value-type="float">
            <text:p>2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table:number-columns-repeated="1013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4328" calcext:value-type="float">
            <text:p>674328</text:p>
          </table:table-cell>
          <table:table-cell table:style-name="ce3" office:value-type="float" office:value="7180379" calcext:value-type="float">
            <text:p>7180379</text:p>
          </table:table-cell>
          <table:table-cell table:style-name="ce3" office:value-type="float" office:value="674980" calcext:value-type="float">
            <text:p>674980</text:p>
          </table:table-cell>
          <table:table-cell table:style-name="ce3" office:value-type="float" office:value="7181262" calcext:value-type="float">
            <text:p>7181262</text:p>
          </table:table-cell>
          <table:table-cell table:style-name="ce3" office:value-type="float" office:value="1107.14942833222" calcext:value-type="float">
            <text:p>1107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table:number-columns-repeated="1013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R. REINALDINO SCHAFFENBERG DE QUADROS</text:p>
          </table:table-cell>
          <table:table-cell table:style-name="ce3" office:value-type="float" office:value="676082" calcext:value-type="float">
            <text:p>676082</text:p>
          </table:table-cell>
          <table:table-cell table:style-name="ce3" office:value-type="float" office:value="7186313" calcext:value-type="float">
            <text:p>7186313</text:p>
          </table:table-cell>
          <table:table-cell table:style-name="ce3" office:value-type="float" office:value="676287" calcext:value-type="float">
            <text:p>676287</text:p>
          </table:table-cell>
          <table:table-cell table:style-name="ce3" office:value-type="float" office:value="7186291" calcext:value-type="float">
            <text:p>7186291</text:p>
          </table:table-cell>
          <table:table-cell table:style-name="ce3" office:value-type="float" office:value="206.3826837645" calcext:value-type="float">
            <text:p>206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table:number-columns-repeated="1013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R. RODOLFO REKSIDLER</text:p>
          </table:table-cell>
          <table:table-cell table:style-name="ce3" office:value-type="float" office:value="674593" calcext:value-type="float">
            <text:p>674593</text:p>
          </table:table-cell>
          <table:table-cell table:style-name="ce3" office:value-type="float" office:value="7191577" calcext:value-type="float">
            <text:p>7191577</text:p>
          </table:table-cell>
          <table:table-cell table:style-name="ce3" office:value-type="float" office:value="674650" calcext:value-type="float">
            <text:p>674650</text:p>
          </table:table-cell>
          <table:table-cell table:style-name="ce3" office:value-type="float" office:value="7191582" calcext:value-type="float">
            <text:p>7191582</text:p>
          </table:table-cell>
          <table:table-cell table:style-name="ce3" office:value-type="float" office:value="57.48808354131" calcext:value-type="float">
            <text:p>57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number-columns-repeated="1013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R. NILO PECANHA</text:p>
          </table:table-cell>
          <table:table-cell table:style-name="ce3" office:value-type="float" office:value="673129" calcext:value-type="float">
            <text:p>673129</text:p>
          </table:table-cell>
          <table:table-cell table:style-name="ce3" office:value-type="float" office:value="7191282" calcext:value-type="float">
            <text:p>7191282</text:p>
          </table:table-cell>
          <table:table-cell table:style-name="ce3" office:value-type="float" office:value="673168" calcext:value-type="float">
            <text:p>673168</text:p>
          </table:table-cell>
          <table:table-cell table:style-name="ce3" office:value-type="float" office:value="7191258" calcext:value-type="float">
            <text:p>7191258</text:p>
          </table:table-cell>
          <table:table-cell table:style-name="ce3" office:value-type="float" office:value="45.76485972492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R. SAO SALVADOR</text:p>
          </table:table-cell>
          <table:table-cell table:style-name="ce3" office:value-type="float" office:value="672671" calcext:value-type="float">
            <text:p>672671</text:p>
          </table:table-cell>
          <table:table-cell table:style-name="ce3" office:value-type="float" office:value="7191257" calcext:value-type="float">
            <text:p>7191257</text:p>
          </table:table-cell>
          <table:table-cell table:style-name="ce3" office:value-type="float" office:value="672857" calcext:value-type="float">
            <text:p>672857</text:p>
          </table:table-cell>
          <table:table-cell table:style-name="ce3" office:value-type="float" office:value="7191266" calcext:value-type="float">
            <text:p>7191266</text:p>
          </table:table-cell>
          <table:table-cell table:style-name="ce3" office:value-type="float" office:value="198.42013737653" calcext:value-type="float">
            <text:p>198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R. DOMINGOS ANTONIO MORO</text:p>
          </table:table-cell>
          <table:table-cell table:style-name="ce3" office:value-type="float" office:value="672305" calcext:value-type="float">
            <text:p>672305</text:p>
          </table:table-cell>
          <table:table-cell table:style-name="ce3" office:value-type="float" office:value="7191571" calcext:value-type="float">
            <text:p>7191571</text:p>
          </table:table-cell>
          <table:table-cell table:style-name="ce3" office:value-type="float" office:value="672383" calcext:value-type="float">
            <text:p>672383</text:p>
          </table:table-cell>
          <table:table-cell table:style-name="ce3" office:value-type="float" office:value="7191548" calcext:value-type="float">
            <text:p>7191548</text:p>
          </table:table-cell>
          <table:table-cell table:style-name="ce3" office:value-type="float" office:value="88.0553691474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table:number-columns-repeated="1013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69719" calcext:value-type="float">
            <text:p>669719</text:p>
          </table:table-cell>
          <table:table-cell table:style-name="ce3" office:value-type="float" office:value="7186146" calcext:value-type="float">
            <text:p>7186146</text:p>
          </table:table-cell>
          <table:table-cell table:style-name="ce3" office:value-type="float" office:value="669722" calcext:value-type="float">
            <text:p>669722</text:p>
          </table:table-cell>
          <table:table-cell table:style-name="ce3" office:value-type="float" office:value="7186188" calcext:value-type="float">
            <text:p>7186188</text:p>
          </table:table-cell>
          <table:table-cell table:style-name="ce3" office:value-type="float" office:value="41.5164910988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R. JOAO NEGRAO</text:p>
          </table:table-cell>
          <table:table-cell table:style-name="ce3" office:value-type="float" office:value="675224" calcext:value-type="float">
            <text:p>675224</text:p>
          </table:table-cell>
          <table:table-cell table:style-name="ce3" office:value-type="float" office:value="7184239" calcext:value-type="float">
            <text:p>7184239</text:p>
          </table:table-cell>
          <table:table-cell table:style-name="ce3" office:value-type="float" office:value="675183" calcext:value-type="float">
            <text:p>675183</text:p>
          </table:table-cell>
          <table:table-cell table:style-name="ce3" office:value-type="float" office:value="7184365" calcext:value-type="float">
            <text:p>7184365</text:p>
          </table:table-cell>
          <table:table-cell table:style-name="ce3" office:value-type="float" office:value="136.42967155444" calcext:value-type="float">
            <text:p>136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table:number-columns-repeated="1013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R. JOAO BETTEGA</text:p>
          </table:table-cell>
          <table:table-cell table:style-name="ce3" office:value-type="float" office:value="668686" calcext:value-type="float">
            <text:p>668686</text:p>
          </table:table-cell>
          <table:table-cell table:style-name="ce3" office:value-type="float" office:value="7179626" calcext:value-type="float">
            <text:p>7179626</text:p>
          </table:table-cell>
          <table:table-cell table:style-name="ce3" office:value-type="float" office:value="668705" calcext:value-type="float">
            <text:p>668705</text:p>
          </table:table-cell>
          <table:table-cell table:style-name="ce3" office:value-type="float" office:value="7179699" calcext:value-type="float">
            <text:p>7179699</text:p>
          </table:table-cell>
          <table:table-cell table:style-name="ce3" office:value-type="float" office:value="96.23537161934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PC. DAS NACOES</text:p>
          </table:table-cell>
          <table:table-cell table:style-name="ce3" office:value-type="float" office:value="676804" calcext:value-type="float">
            <text:p>676804</text:p>
          </table:table-cell>
          <table:table-cell table:style-name="ce3" office:value-type="float" office:value="7186502" calcext:value-type="float">
            <text:p>7186502</text:p>
          </table:table-cell>
          <table:table-cell table:style-name="ce3" office:value-type="float" office:value="676852" calcext:value-type="float">
            <text:p>676852</text:p>
          </table:table-cell>
          <table:table-cell table:style-name="ce3" office:value-type="float" office:value="7186592" calcext:value-type="float">
            <text:p>7186592</text:p>
          </table:table-cell>
          <table:table-cell table:style-name="ce3" office:value-type="float" office:value="160.35590926025" calcext:value-type="float">
            <text:p>160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table:number-columns-repeated="1013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R. JOAO NEGRAO</text:p>
          </table:table-cell>
          <table:table-cell table:style-name="ce3" office:value-type="float" office:value="675183" calcext:value-type="float">
            <text:p>675183</text:p>
          </table:table-cell>
          <table:table-cell table:style-name="ce3" office:value-type="float" office:value="7184365" calcext:value-type="float">
            <text:p>7184365</text:p>
          </table:table-cell>
          <table:table-cell table:style-name="ce3" office:value-type="float" office:value="675114" calcext:value-type="float">
            <text:p>675114</text:p>
          </table:table-cell>
          <table:table-cell table:style-name="ce3" office:value-type="float" office:value="7184654" calcext:value-type="float">
            <text:p>7184654</text:p>
          </table:table-cell>
          <table:table-cell table:style-name="ce3" office:value-type="float" office:value="297.93516829453" calcext:value-type="float">
            <text:p>298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table:number-columns-repeated="1013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R. WALDEMAR LOUREIRO CAMPOS</text:p>
          </table:table-cell>
          <table:table-cell table:style-name="ce3" office:value-type="float" office:value="674973" calcext:value-type="float">
            <text:p>674973</text:p>
          </table:table-cell>
          <table:table-cell table:style-name="ce3" office:value-type="float" office:value="7177227" calcext:value-type="float">
            <text:p>7177227</text:p>
          </table:table-cell>
          <table:table-cell table:style-name="ce3" office:value-type="float" office:value="673868" calcext:value-type="float">
            <text:p>673868</text:p>
          </table:table-cell>
          <table:table-cell table:style-name="ce3" office:value-type="float" office:value="7176966" calcext:value-type="float">
            <text:p>7176966</text:p>
          </table:table-cell>
          <table:table-cell table:style-name="ce3" office:value-type="float" office:value="1139.50001869759" calcext:value-type="float">
            <text:p>1140</text:p>
          </table:table-cell>
          <table:table-cell office:value-type="float" office:value="169" calcext:value-type="float">
            <text:p>169</text:p>
          </table:table-cell>
          <table:table-cell office:value-type="float" office:value="118" calcext:value-type="float">
            <text:p>118</text:p>
          </table:table-cell>
          <table:table-cell table:number-columns-repeated="1013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R. PROFESSORA EMMA CARVALHO DOS SANTOS</text:p>
          </table:table-cell>
          <table:table-cell table:style-name="ce3" office:value-type="float" office:value="673868" calcext:value-type="float">
            <text:p>673868</text:p>
          </table:table-cell>
          <table:table-cell table:style-name="ce3" office:value-type="float" office:value="7176966" calcext:value-type="float">
            <text:p>7176966</text:p>
          </table:table-cell>
          <table:table-cell table:style-name="ce3" office:value-type="float" office:value="673719" calcext:value-type="float">
            <text:p>673719</text:p>
          </table:table-cell>
          <table:table-cell table:style-name="ce3" office:value-type="float" office:value="7177073" calcext:value-type="float">
            <text:p>7177073</text:p>
          </table:table-cell>
          <table:table-cell table:style-name="ce3" office:value-type="float" office:value="183.52310999001" calcext:value-type="float">
            <text:p>184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1013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R. WILSON DACHEUX PEREIRA</text:p>
          </table:table-cell>
          <table:table-cell table:style-name="ce3" office:value-type="float" office:value="676112" calcext:value-type="float">
            <text:p>676112</text:p>
          </table:table-cell>
          <table:table-cell table:style-name="ce3" office:value-type="float" office:value="7175299" calcext:value-type="float">
            <text:p>7175299</text:p>
          </table:table-cell>
          <table:table-cell table:style-name="ce3" office:value-type="float" office:value="676872" calcext:value-type="float">
            <text:p>676872</text:p>
          </table:table-cell>
          <table:table-cell table:style-name="ce3" office:value-type="float" office:value="7175474" calcext:value-type="float">
            <text:p>7175474</text:p>
          </table:table-cell>
          <table:table-cell table:style-name="ce3" office:value-type="float" office:value="803.29689506627" calcext:value-type="float">
            <text:p>803</text:p>
          </table:table-cell>
          <table:table-cell office:value-type="float" office:value="254" calcext:value-type="float">
            <text:p>254</text:p>
          </table:table-cell>
          <table:table-cell office:value-type="float" office:value="280" calcext:value-type="float">
            <text:p>280</text:p>
          </table:table-cell>
          <table:table-cell table:number-columns-repeated="1013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5644" calcext:value-type="float">
            <text:p>675644</text:p>
          </table:table-cell>
          <table:table-cell table:style-name="ce3" office:value-type="float" office:value="7182123" calcext:value-type="float">
            <text:p>7182123</text:p>
          </table:table-cell>
          <table:table-cell table:style-name="ce3" office:value-type="float" office:value="675660" calcext:value-type="float">
            <text:p>675660</text:p>
          </table:table-cell>
          <table:table-cell table:style-name="ce3" office:value-type="float" office:value="7182135" calcext:value-type="float">
            <text:p>7182135</text:p>
          </table:table-cell>
          <table:table-cell table:style-name="ce3" office:value-type="float" office:value="25.96648273238" calcext:value-type="float">
            <text:p>26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table:number-columns-repeated="1013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5618" calcext:value-type="float">
            <text:p>675618</text:p>
          </table:table-cell>
          <table:table-cell table:style-name="ce3" office:value-type="float" office:value="7182075" calcext:value-type="float">
            <text:p>7182075</text:p>
          </table:table-cell>
          <table:table-cell table:style-name="ce3" office:value-type="float" office:value="675644" calcext:value-type="float">
            <text:p>675644</text:p>
          </table:table-cell>
          <table:table-cell table:style-name="ce3" office:value-type="float" office:value="7182123" calcext:value-type="float">
            <text:p>7182123</text:p>
          </table:table-cell>
          <table:table-cell table:style-name="ce3" office:value-type="float" office:value="54.45942192266" calcext:value-type="float">
            <text:p>54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1013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LINHA VERDE</text:p>
          </table:table-cell>
          <table:table-cell table:style-name="ce3" office:value-type="float" office:value="675660" calcext:value-type="float">
            <text:p>675660</text:p>
          </table:table-cell>
          <table:table-cell table:style-name="ce3" office:value-type="float" office:value="7182135" calcext:value-type="float">
            <text:p>7182135</text:p>
          </table:table-cell>
          <table:table-cell table:style-name="ce3" office:value-type="float" office:value="675826" calcext:value-type="float">
            <text:p>675826</text:p>
          </table:table-cell>
          <table:table-cell table:style-name="ce3" office:value-type="float" office:value="7182509" calcext:value-type="float">
            <text:p>7182509</text:p>
          </table:table-cell>
          <table:table-cell table:style-name="ce3" office:value-type="float" office:value="440.95932481692" calcext:value-type="float">
            <text:p>441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table:number-columns-repeated="1013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R. JOAO GAVA</text:p>
          </table:table-cell>
          <table:table-cell table:style-name="ce3" office:value-type="float" office:value="673168" calcext:value-type="float">
            <text:p>673168</text:p>
          </table:table-cell>
          <table:table-cell table:style-name="ce3" office:value-type="float" office:value="7191258" calcext:value-type="float">
            <text:p>7191258</text:p>
          </table:table-cell>
          <table:table-cell table:style-name="ce3" office:value-type="float" office:value="673571" calcext:value-type="float">
            <text:p>673571</text:p>
          </table:table-cell>
          <table:table-cell table:style-name="ce3" office:value-type="float" office:value="7191271" calcext:value-type="float">
            <text:p>7191271</text:p>
          </table:table-cell>
          <table:table-cell table:style-name="ce3" office:value-type="float" office:value="405.83899751004" calcext:value-type="float">
            <text:p>406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1013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AV. VEREADOR TOALDO TULIO</text:p>
          </table:table-cell>
          <table:table-cell table:style-name="ce3" office:value-type="float" office:value="666170" calcext:value-type="float">
            <text:p>666170</text:p>
          </table:table-cell>
          <table:table-cell table:style-name="ce3" office:value-type="float" office:value="7187662" calcext:value-type="float">
            <text:p>7187662</text:p>
          </table:table-cell>
          <table:table-cell table:style-name="ce3" office:value-type="float" office:value="666955" calcext:value-type="float">
            <text:p>666955</text:p>
          </table:table-cell>
          <table:table-cell table:style-name="ce3" office:value-type="float" office:value="7188829" calcext:value-type="float">
            <text:p>7188829</text:p>
          </table:table-cell>
          <table:table-cell table:style-name="ce3" office:value-type="float" office:value="1934.6408356815" calcext:value-type="float">
            <text:p>19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70339" calcext:value-type="float">
            <text:p>670339</text:p>
          </table:table-cell>
          <table:table-cell table:style-name="ce3" office:value-type="float" office:value="7187136" calcext:value-type="float">
            <text:p>7187136</text:p>
          </table:table-cell>
          <table:table-cell table:style-name="ce3" office:value-type="float" office:value="670202" calcext:value-type="float">
            <text:p>670202</text:p>
          </table:table-cell>
          <table:table-cell table:style-name="ce3" office:value-type="float" office:value="7187113" calcext:value-type="float">
            <text:p>7187113</text:p>
          </table:table-cell>
          <table:table-cell table:style-name="ce3" office:value-type="float" office:value="140.68095876059" calcext:value-type="float">
            <text:p>141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AV. ANITA GARIBALDI</text:p>
          </table:table-cell>
          <table:table-cell table:style-name="ce3" office:value-type="float" office:value="675076" calcext:value-type="float">
            <text:p>675076</text:p>
          </table:table-cell>
          <table:table-cell table:style-name="ce3" office:value-type="float" office:value="7193453" calcext:value-type="float">
            <text:p>7193453</text:p>
          </table:table-cell>
          <table:table-cell table:style-name="ce3" office:value-type="float" office:value="674809" calcext:value-type="float">
            <text:p>674809</text:p>
          </table:table-cell>
          <table:table-cell table:style-name="ce3" office:value-type="float" office:value="7193777" calcext:value-type="float">
            <text:p>7193777</text:p>
          </table:table-cell>
          <table:table-cell table:style-name="ce3" office:value-type="float" office:value="426.01682288229" calcext:value-type="float">
            <text:p>426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table:number-columns-repeated="1013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6834" calcext:value-type="float">
            <text:p>676834</text:p>
          </table:table-cell>
          <table:table-cell table:style-name="ce3" office:value-type="float" office:value="7183506" calcext:value-type="float">
            <text:p>7183506</text:p>
          </table:table-cell>
          <table:table-cell table:style-name="ce3" office:value-type="float" office:value="677158" calcext:value-type="float">
            <text:p>677158</text:p>
          </table:table-cell>
          <table:table-cell table:style-name="ce3" office:value-type="float" office:value="7183001" calcext:value-type="float">
            <text:p>7183001</text:p>
          </table:table-cell>
          <table:table-cell table:style-name="ce3" office:value-type="float" office:value="608.97341895562" calcext:value-type="float">
            <text:p>609</text:p>
          </table:table-cell>
          <table:table-cell office:value-type="float" office:value="278" calcext:value-type="float">
            <text:p>278</text:p>
          </table:table-cell>
          <table:table-cell office:value-type="float" office:value="293" calcext:value-type="float">
            <text:p>293</text:p>
          </table:table-cell>
          <table:table-cell table:number-columns-repeated="1013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7224" calcext:value-type="float">
            <text:p>677224</text:p>
          </table:table-cell>
          <table:table-cell table:style-name="ce3" office:value-type="float" office:value="7182967" calcext:value-type="float">
            <text:p>7182967</text:p>
          </table:table-cell>
          <table:table-cell table:style-name="ce3" office:value-type="float" office:value="677141" calcext:value-type="float">
            <text:p>677141</text:p>
          </table:table-cell>
          <table:table-cell table:style-name="ce3" office:value-type="float" office:value="7183096" calcext:value-type="float">
            <text:p>7183096</text:p>
          </table:table-cell>
          <table:table-cell table:style-name="ce3" office:value-type="float" office:value="153.90770636148" calcext:value-type="float">
            <text:p>154</text:p>
          </table:table-cell>
          <table:table-cell office:value-type="float" office:value="296" calcext:value-type="float">
            <text:p>296</text:p>
          </table:table-cell>
          <table:table-cell office:value-type="float" office:value="290" calcext:value-type="float">
            <text:p>290</text:p>
          </table:table-cell>
          <table:table-cell table:number-columns-repeated="1013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9694" calcext:value-type="float">
            <text:p>679694</text:p>
          </table:table-cell>
          <table:table-cell table:style-name="ce3" office:value-type="float" office:value="7179043" calcext:value-type="float">
            <text:p>7179043</text:p>
          </table:table-cell>
          <table:table-cell table:style-name="ce3" office:value-type="float" office:value="679723" calcext:value-type="float">
            <text:p>679723</text:p>
          </table:table-cell>
          <table:table-cell table:style-name="ce3" office:value-type="float" office:value="7178994" calcext:value-type="float">
            <text:p>7178994</text:p>
          </table:table-cell>
          <table:table-cell table:style-name="ce3" office:value-type="float" office:value="57.61601231585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table:number-columns-repeated="1013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9723" calcext:value-type="float">
            <text:p>679723</text:p>
          </table:table-cell>
          <table:table-cell table:style-name="ce3" office:value-type="float" office:value="7178994" calcext:value-type="float">
            <text:p>7178994</text:p>
          </table:table-cell>
          <table:table-cell table:style-name="ce3" office:value-type="float" office:value="679752" calcext:value-type="float">
            <text:p>679752</text:p>
          </table:table-cell>
          <table:table-cell table:style-name="ce3" office:value-type="float" office:value="7179011" calcext:value-type="float">
            <text:p>7179011</text:p>
          </table:table-cell>
          <table:table-cell table:style-name="ce3" office:value-type="float" office:value="33.55299972768" calcext:value-type="float">
            <text:p>34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1013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9723" calcext:value-type="float">
            <text:p>679723</text:p>
          </table:table-cell>
          <table:table-cell table:style-name="ce3" office:value-type="float" office:value="7178994" calcext:value-type="float">
            <text:p>7178994</text:p>
          </table:table-cell>
          <table:table-cell table:style-name="ce3" office:value-type="float" office:value="679813" calcext:value-type="float">
            <text:p>679813</text:p>
          </table:table-cell>
          <table:table-cell table:style-name="ce3" office:value-type="float" office:value="7178818" calcext:value-type="float">
            <text:p>7178818</text:p>
          </table:table-cell>
          <table:table-cell table:style-name="ce3" office:value-type="float" office:value="200.67893135675" calcext:value-type="float">
            <text:p>201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table:number-columns-repeated="1013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80378" calcext:value-type="float">
            <text:p>680378</text:p>
          </table:table-cell>
          <table:table-cell table:style-name="ce3" office:value-type="float" office:value="7177915" calcext:value-type="float">
            <text:p>7177915</text:p>
          </table:table-cell>
          <table:table-cell table:style-name="ce3" office:value-type="float" office:value="680140" calcext:value-type="float">
            <text:p>680140</text:p>
          </table:table-cell>
          <table:table-cell table:style-name="ce3" office:value-type="float" office:value="7178335" calcext:value-type="float">
            <text:p>7178335</text:p>
          </table:table-cell>
          <table:table-cell table:style-name="ce3" office:value-type="float" office:value="485.63164928959" calcext:value-type="float">
            <text:p>486</text:p>
          </table:table-cell>
          <table:table-cell office:value-type="float" office:value="348" calcext:value-type="float">
            <text:p>348</text:p>
          </table:table-cell>
          <table:table-cell office:value-type="float" office:value="340" calcext:value-type="float">
            <text:p>340</text:p>
          </table:table-cell>
          <table:table-cell table:number-columns-repeated="1013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AV. FREDOLIN WOLF</text:p>
          </table:table-cell>
          <table:table-cell table:style-name="ce3" office:value-type="float" office:value="671956" calcext:value-type="float">
            <text:p>671956</text:p>
          </table:table-cell>
          <table:table-cell table:style-name="ce3" office:value-type="float" office:value="7191522" calcext:value-type="float">
            <text:p>7191522</text:p>
          </table:table-cell>
          <table:table-cell table:style-name="ce3" office:value-type="float" office:value="672305" calcext:value-type="float">
            <text:p>672305</text:p>
          </table:table-cell>
          <table:table-cell table:style-name="ce3" office:value-type="float" office:value="7191571" calcext:value-type="float">
            <text:p>7191571</text:p>
          </table:table-cell>
          <table:table-cell table:style-name="ce3" office:value-type="float" office:value="402.98872869216" calcext:value-type="float">
            <text:p>40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7158" calcext:value-type="float">
            <text:p>677158</text:p>
          </table:table-cell>
          <table:table-cell table:style-name="ce3" office:value-type="float" office:value="7183001" calcext:value-type="float">
            <text:p>7183001</text:p>
          </table:table-cell>
          <table:table-cell table:style-name="ce3" office:value-type="float" office:value="677287" calcext:value-type="float">
            <text:p>677287</text:p>
          </table:table-cell>
          <table:table-cell table:style-name="ce3" office:value-type="float" office:value="7182798" calcext:value-type="float">
            <text:p>7182798</text:p>
          </table:table-cell>
          <table:table-cell table:style-name="ce3" office:value-type="float" office:value="241.32880352454" calcext:value-type="float">
            <text:p>241</text:p>
          </table:table-cell>
          <table:table-cell office:value-type="float" office:value="293" calcext:value-type="float">
            <text:p>293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7529" calcext:value-type="float">
            <text:p>677529</text:p>
          </table:table-cell>
          <table:table-cell table:style-name="ce3" office:value-type="float" office:value="7182368" calcext:value-type="float">
            <text:p>7182368</text:p>
          </table:table-cell>
          <table:table-cell table:style-name="ce3" office:value-type="float" office:value="678681" calcext:value-type="float">
            <text:p>678681</text:p>
          </table:table-cell>
          <table:table-cell table:style-name="ce3" office:value-type="float" office:value="7180631" calcext:value-type="float">
            <text:p>7180631</text:p>
          </table:table-cell>
          <table:table-cell table:style-name="ce3" office:value-type="float" office:value="2130.34744831965" calcext:value-type="float">
            <text:p>2130</text:p>
          </table:table-cell>
          <table:table-cell office:value-type="float" office:value="301" calcext:value-type="float">
            <text:p>301</text:p>
          </table:table-cell>
          <table:table-cell office:value-type="float" office:value="325" calcext:value-type="float">
            <text:p>325</text:p>
          </table:table-cell>
          <table:table-cell table:number-columns-repeated="1013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80140" calcext:value-type="float">
            <text:p>680140</text:p>
          </table:table-cell>
          <table:table-cell table:style-name="ce3" office:value-type="float" office:value="7178335" calcext:value-type="float">
            <text:p>7178335</text:p>
          </table:table-cell>
          <table:table-cell table:style-name="ce3" office:value-type="float" office:value="679752" calcext:value-type="float">
            <text:p>679752</text:p>
          </table:table-cell>
          <table:table-cell table:style-name="ce3" office:value-type="float" office:value="7179011" calcext:value-type="float">
            <text:p>7179011</text:p>
          </table:table-cell>
          <table:table-cell table:style-name="ce3" office:value-type="float" office:value="794.77098817766" calcext:value-type="float">
            <text:p>795</text:p>
          </table:table-cell>
          <table:table-cell office:value-type="float" office:value="340" calcext:value-type="float">
            <text:p>340</text:p>
          </table:table-cell>
          <table:table-cell office:value-type="float" office:value="338" calcext:value-type="float">
            <text:p>338</text:p>
          </table:table-cell>
          <table:table-cell table:number-columns-repeated="1013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8656" calcext:value-type="float">
            <text:p>678656</text:p>
          </table:table-cell>
          <table:table-cell table:style-name="ce3" office:value-type="float" office:value="7180739" calcext:value-type="float">
            <text:p>7180739</text:p>
          </table:table-cell>
          <table:table-cell table:style-name="ce3" office:value-type="float" office:value="678115" calcext:value-type="float">
            <text:p>678115</text:p>
          </table:table-cell>
          <table:table-cell table:style-name="ce3" office:value-type="float" office:value="7181581" calcext:value-type="float">
            <text:p>7181581</text:p>
          </table:table-cell>
          <table:table-cell table:style-name="ce3" office:value-type="float" office:value="1000.12098844353" calcext:value-type="float">
            <text:p>1000</text:p>
          </table:table-cell>
          <table:table-cell office:value-type="float" office:value="324" calcext:value-type="float">
            <text:p>324</text:p>
          </table:table-cell>
          <table:table-cell office:value-type="float" office:value="317" calcext:value-type="float">
            <text:p>317</text:p>
          </table:table-cell>
          <table:table-cell table:number-columns-repeated="1013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8893" calcext:value-type="float">
            <text:p>678893</text:p>
          </table:table-cell>
          <table:table-cell table:style-name="ce3" office:value-type="float" office:value="7180393" calcext:value-type="float">
            <text:p>7180393</text:p>
          </table:table-cell>
          <table:table-cell table:style-name="ce3" office:value-type="float" office:value="678807" calcext:value-type="float">
            <text:p>678807</text:p>
          </table:table-cell>
          <table:table-cell table:style-name="ce3" office:value-type="float" office:value="7180520" calcext:value-type="float">
            <text:p>7180520</text:p>
          </table:table-cell>
          <table:table-cell table:style-name="ce3" office:value-type="float" office:value="153.52366254883" calcext:value-type="float">
            <text:p>154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table:number-columns-repeated="1013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8807" calcext:value-type="float">
            <text:p>678807</text:p>
          </table:table-cell>
          <table:table-cell table:style-name="ce3" office:value-type="float" office:value="7180520" calcext:value-type="float">
            <text:p>7180520</text:p>
          </table:table-cell>
          <table:table-cell table:style-name="ce3" office:value-type="float" office:value="678656" calcext:value-type="float">
            <text:p>678656</text:p>
          </table:table-cell>
          <table:table-cell table:style-name="ce3" office:value-type="float" office:value="7180739" calcext:value-type="float">
            <text:p>7180739</text:p>
          </table:table-cell>
          <table:table-cell table:style-name="ce3" office:value-type="float" office:value="267.40576598733" calcext:value-type="float">
            <text:p>267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table:number-columns-repeated="1013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8115" calcext:value-type="float">
            <text:p>678115</text:p>
          </table:table-cell>
          <table:table-cell table:style-name="ce3" office:value-type="float" office:value="7181581" calcext:value-type="float">
            <text:p>7181581</text:p>
          </table:table-cell>
          <table:table-cell table:style-name="ce3" office:value-type="float" office:value="678050" calcext:value-type="float">
            <text:p>678050</text:p>
          </table:table-cell>
          <table:table-cell table:style-name="ce3" office:value-type="float" office:value="7181682" calcext:value-type="float">
            <text:p>7181682</text:p>
          </table:table-cell>
          <table:table-cell table:style-name="ce3" office:value-type="float" office:value="120.59523724446" calcext:value-type="float">
            <text:p>121</text:p>
          </table:table-cell>
          <table:table-cell office:value-type="float" office:value="317" calcext:value-type="float">
            <text:p>317</text:p>
          </table:table-cell>
          <table:table-cell office:value-type="float" office:value="314" calcext:value-type="float">
            <text:p>314</text:p>
          </table:table-cell>
          <table:table-cell table:number-columns-repeated="1013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PRACA NOSSA SENHORA DO CARMO</text:p>
          </table:table-cell>
          <table:table-cell table:style-name="ce3" office:value-type="float" office:value="677277" calcext:value-type="float">
            <text:p>677277</text:p>
          </table:table-cell>
          <table:table-cell table:style-name="ce3" office:value-type="float" office:value="7178469" calcext:value-type="float">
            <text:p>7178469</text:p>
          </table:table-cell>
          <table:table-cell table:style-name="ce3" office:value-type="float" office:value="677151" calcext:value-type="float">
            <text:p>677151</text:p>
          </table:table-cell>
          <table:table-cell table:style-name="ce3" office:value-type="float" office:value="7178523" calcext:value-type="float">
            <text:p>7178523</text:p>
          </table:table-cell>
          <table:table-cell table:style-name="ce3" office:value-type="float" office:value="150.83516420357" calcext:value-type="float">
            <text:p>151</text:p>
          </table:table-cell>
          <table:table-cell office:value-type="float" office:value="299" calcext:value-type="float">
            <text:p>299</text:p>
          </table:table-cell>
          <table:table-cell office:value-type="float" office:value="292" calcext:value-type="float">
            <text:p>292</text:p>
          </table:table-cell>
          <table:table-cell table:number-columns-repeated="1013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6713" calcext:value-type="float">
            <text:p>676713</text:p>
          </table:table-cell>
          <table:table-cell table:style-name="ce3" office:value-type="float" office:value="7183756" calcext:value-type="float">
            <text:p>7183756</text:p>
          </table:table-cell>
          <table:table-cell table:style-name="ce3" office:value-type="float" office:value="676581" calcext:value-type="float">
            <text:p>676581</text:p>
          </table:table-cell>
          <table:table-cell table:style-name="ce3" office:value-type="float" office:value="7183987" calcext:value-type="float">
            <text:p>7183987</text:p>
          </table:table-cell>
          <table:table-cell table:style-name="ce3" office:value-type="float" office:value="279.25513183837" calcext:value-type="float">
            <text:p>279</text:p>
          </table:table-cell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table:number-columns-repeated="1013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PRACA NOSSA SENHORA DO CARMO</text:p>
          </table:table-cell>
          <table:table-cell table:style-name="ce3" office:value-type="float" office:value="677231" calcext:value-type="float">
            <text:p>677231</text:p>
          </table:table-cell>
          <table:table-cell table:style-name="ce3" office:value-type="float" office:value="7178323" calcext:value-type="float">
            <text:p>7178323</text:p>
          </table:table-cell>
          <table:table-cell table:style-name="ce3" office:value-type="float" office:value="677277" calcext:value-type="float">
            <text:p>677277</text:p>
          </table:table-cell>
          <table:table-cell table:style-name="ce3" office:value-type="float" office:value="7178469" calcext:value-type="float">
            <text:p>7178469</text:p>
          </table:table-cell>
          <table:table-cell table:style-name="ce3" office:value-type="float" office:value="173.61615425944" calcext:value-type="float">
            <text:p>174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table:number-columns-repeated="1013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PRACA NOSSA SENHORA DO CARMO</text:p>
          </table:table-cell>
          <table:table-cell table:style-name="ce3" office:value-type="float" office:value="677200" calcext:value-type="float">
            <text:p>677200</text:p>
          </table:table-cell>
          <table:table-cell table:style-name="ce3" office:value-type="float" office:value="7178307" calcext:value-type="float">
            <text:p>7178307</text:p>
          </table:table-cell>
          <table:table-cell table:style-name="ce3" office:value-type="float" office:value="677231" calcext:value-type="float">
            <text:p>677231</text:p>
          </table:table-cell>
          <table:table-cell table:style-name="ce3" office:value-type="float" office:value="7178323" calcext:value-type="float">
            <text:p>7178323</text:p>
          </table:table-cell>
          <table:table-cell table:style-name="ce3" office:value-type="float" office:value="34.7437270206" calcext:value-type="float">
            <text:p>35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1013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5589" calcext:value-type="float">
            <text:p>675589</text:p>
          </table:table-cell>
          <table:table-cell table:style-name="ce3" office:value-type="float" office:value="7185553" calcext:value-type="float">
            <text:p>7185553</text:p>
          </table:table-cell>
          <table:table-cell table:style-name="ce3" office:value-type="float" office:value="675561" calcext:value-type="float">
            <text:p>675561</text:p>
          </table:table-cell>
          <table:table-cell table:style-name="ce3" office:value-type="float" office:value="7185524" calcext:value-type="float">
            <text:p>7185524</text:p>
          </table:table-cell>
          <table:table-cell table:style-name="ce3" office:value-type="float" office:value="40.71694633805" calcext:value-type="float">
            <text:p>41</text:p>
          </table:table-cell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 table:number-columns-repeated="1013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70293" calcext:value-type="float">
            <text:p>670293</text:p>
          </table:table-cell>
          <table:table-cell table:style-name="ce3" office:value-type="float" office:value="7187152" calcext:value-type="float">
            <text:p>7187152</text:p>
          </table:table-cell>
          <table:table-cell table:style-name="ce3" office:value-type="float" office:value="670291" calcext:value-type="float">
            <text:p>670291</text:p>
          </table:table-cell>
          <table:table-cell table:style-name="ce3" office:value-type="float" office:value="7187246" calcext:value-type="float">
            <text:p>7187246</text:p>
          </table:table-cell>
          <table:table-cell table:style-name="ce3" office:value-type="float" office:value="93.30588501465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R. PRESIDENTE FARIA</text:p>
          </table:table-cell>
          <table:table-cell table:style-name="ce3" office:value-type="float" office:value="674188" calcext:value-type="float">
            <text:p>674188</text:p>
          </table:table-cell>
          <table:table-cell table:style-name="ce3" office:value-type="float" office:value="7186758" calcext:value-type="float">
            <text:p>7186758</text:p>
          </table:table-cell>
          <table:table-cell table:style-name="ce3" office:value-type="float" office:value="674162" calcext:value-type="float">
            <text:p>674162</text:p>
          </table:table-cell>
          <table:table-cell table:style-name="ce3" office:value-type="float" office:value="7186958" calcext:value-type="float">
            <text:p>7186958</text:p>
          </table:table-cell>
          <table:table-cell table:style-name="ce3" office:value-type="float" office:value="203.68810420659" calcext:value-type="float">
            <text:p>204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number-columns-repeated="1013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R. BARAO DE ANTONINA</text:p>
          </table:table-cell>
          <table:table-cell table:style-name="ce3" office:value-type="float" office:value="674252" calcext:value-type="float">
            <text:p>674252</text:p>
          </table:table-cell>
          <table:table-cell table:style-name="ce3" office:value-type="float" office:value="7187045" calcext:value-type="float">
            <text:p>7187045</text:p>
          </table:table-cell>
          <table:table-cell table:style-name="ce3" office:value-type="float" office:value="674171" calcext:value-type="float">
            <text:p>674171</text:p>
          </table:table-cell>
          <table:table-cell table:style-name="ce3" office:value-type="float" office:value="7187113" calcext:value-type="float">
            <text:p>7187113</text:p>
          </table:table-cell>
          <table:table-cell table:style-name="ce3" office:value-type="float" office:value="109.02095089486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table:number-columns-repeated="1013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R. HEITOR STOCKLER DE FRANCA</text:p>
          </table:table-cell>
          <table:table-cell table:style-name="ce3" office:value-type="float" office:value="674171" calcext:value-type="float">
            <text:p>674171</text:p>
          </table:table-cell>
          <table:table-cell table:style-name="ce3" office:value-type="float" office:value="7187113" calcext:value-type="float">
            <text:p>7187113</text:p>
          </table:table-cell>
          <table:table-cell table:style-name="ce3" office:value-type="float" office:value="674102" calcext:value-type="float">
            <text:p>674102</text:p>
          </table:table-cell>
          <table:table-cell table:style-name="ce3" office:value-type="float" office:value="7187410" calcext:value-type="float">
            <text:p>7187410</text:p>
          </table:table-cell>
          <table:table-cell table:style-name="ce3" office:value-type="float" office:value="376.42116626463" calcext:value-type="float">
            <text:p>376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number-columns-repeated="1013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R. CYRO VELLOZO</text:p>
          </table:table-cell>
          <table:table-cell table:style-name="ce3" office:value-type="float" office:value="675368" calcext:value-type="float">
            <text:p>675368</text:p>
          </table:table-cell>
          <table:table-cell table:style-name="ce3" office:value-type="float" office:value="7183562" calcext:value-type="float">
            <text:p>7183562</text:p>
          </table:table-cell>
          <table:table-cell table:style-name="ce3" office:value-type="float" office:value="675241" calcext:value-type="float">
            <text:p>675241</text:p>
          </table:table-cell>
          <table:table-cell table:style-name="ce3" office:value-type="float" office:value="7183632" calcext:value-type="float">
            <text:p>7183632</text:p>
          </table:table-cell>
          <table:table-cell table:style-name="ce3" office:value-type="float" office:value="146.31341878936" calcext:value-type="float">
            <text:p>146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table:number-columns-repeated="1013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R. EUCLIDES BANDEIRA</text:p>
          </table:table-cell>
          <table:table-cell table:style-name="ce3" office:value-type="float" office:value="674102" calcext:value-type="float">
            <text:p>674102</text:p>
          </table:table-cell>
          <table:table-cell table:style-name="ce3" office:value-type="float" office:value="7187410" calcext:value-type="float">
            <text:p>7187410</text:p>
          </table:table-cell>
          <table:table-cell table:style-name="ce3" office:value-type="float" office:value="673989" calcext:value-type="float">
            <text:p>673989</text:p>
          </table:table-cell>
          <table:table-cell table:style-name="ce3" office:value-type="float" office:value="7187634" calcext:value-type="float">
            <text:p>7187634</text:p>
          </table:table-cell>
          <table:table-cell table:style-name="ce3" office:value-type="float" office:value="261.29392822488" calcext:value-type="float">
            <text:p>261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R. EUCLIDES BANDEIRA</text:p>
          </table:table-cell>
          <table:table-cell table:style-name="ce3" office:value-type="float" office:value="673989" calcext:value-type="float">
            <text:p>673989</text:p>
          </table:table-cell>
          <table:table-cell table:style-name="ce3" office:value-type="float" office:value="7187634" calcext:value-type="float">
            <text:p>7187634</text:p>
          </table:table-cell>
          <table:table-cell table:style-name="ce3" office:value-type="float" office:value="673988" calcext:value-type="float">
            <text:p>673988</text:p>
          </table:table-cell>
          <table:table-cell table:style-name="ce3" office:value-type="float" office:value="7187777" calcext:value-type="float">
            <text:p>7187777</text:p>
          </table:table-cell>
          <table:table-cell table:style-name="ce3" office:value-type="float" office:value="143.4592185897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1013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R. EUCLIDES BANDEIRA</text:p>
          </table:table-cell>
          <table:table-cell table:style-name="ce3" office:value-type="float" office:value="674012" calcext:value-type="float">
            <text:p>674012</text:p>
          </table:table-cell>
          <table:table-cell table:style-name="ce3" office:value-type="float" office:value="7187876" calcext:value-type="float">
            <text:p>7187876</text:p>
          </table:table-cell>
          <table:table-cell table:style-name="ce3" office:value-type="float" office:value="674026" calcext:value-type="float">
            <text:p>674026</text:p>
          </table:table-cell>
          <table:table-cell table:style-name="ce3" office:value-type="float" office:value="7188887" calcext:value-type="float">
            <text:p>7188887</text:p>
          </table:table-cell>
          <table:table-cell table:style-name="ce3" office:value-type="float" office:value="1036.75954544138" calcext:value-type="float">
            <text:p>103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RIO NORTE BELEM</text:p>
          </table:table-cell>
          <table:table-cell table:style-name="ce3" office:value-type="float" office:value="674390" calcext:value-type="float">
            <text:p>674390</text:p>
          </table:table-cell>
          <table:table-cell table:style-name="ce3" office:value-type="float" office:value="7190636" calcext:value-type="float">
            <text:p>7190636</text:p>
          </table:table-cell>
          <table:table-cell table:style-name="ce3" office:value-type="float" office:value="674430" calcext:value-type="float">
            <text:p>674430</text:p>
          </table:table-cell>
          <table:table-cell table:style-name="ce3" office:value-type="float" office:value="7191025" calcext:value-type="float">
            <text:p>7191025</text:p>
          </table:table-cell>
          <table:table-cell table:style-name="ce3" office:value-type="float" office:value="393.20514268749" calcext:value-type="float">
            <text:p>39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1013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R. JOAO BETTEGA</text:p>
          </table:table-cell>
          <table:table-cell table:style-name="ce3" office:value-type="float" office:value="670545" calcext:value-type="float">
            <text:p>670545</text:p>
          </table:table-cell>
          <table:table-cell table:style-name="ce3" office:value-type="float" office:value="7181333" calcext:value-type="float">
            <text:p>7181333</text:p>
          </table:table-cell>
          <table:table-cell table:style-name="ce3" office:value-type="float" office:value="671169" calcext:value-type="float">
            <text:p>671169</text:p>
          </table:table-cell>
          <table:table-cell table:style-name="ce3" office:value-type="float" office:value="7181378" calcext:value-type="float">
            <text:p>7181378</text:p>
          </table:table-cell>
          <table:table-cell table:style-name="ce3" office:value-type="float" office:value="638.77245130741" calcext:value-type="float">
            <text:p>639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R. FRANCISCO FRISCHMANN</text:p>
          </table:table-cell>
          <table:table-cell table:style-name="ce3" office:value-type="float" office:value="671403" calcext:value-type="float">
            <text:p>671403</text:p>
          </table:table-cell>
          <table:table-cell table:style-name="ce3" office:value-type="float" office:value="7181640" calcext:value-type="float">
            <text:p>7181640</text:p>
          </table:table-cell>
          <table:table-cell table:style-name="ce3" office:value-type="float" office:value="671408" calcext:value-type="float">
            <text:p>671408</text:p>
          </table:table-cell>
          <table:table-cell table:style-name="ce3" office:value-type="float" office:value="7181916" calcext:value-type="float">
            <text:p>7181916</text:p>
          </table:table-cell>
          <table:table-cell table:style-name="ce3" office:value-type="float" office:value="280.30202451089" calcext:value-type="float">
            <text:p>28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013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R. JOAO BETTEGA</text:p>
          </table:table-cell>
          <table:table-cell table:style-name="ce3" office:value-type="float" office:value="669894" calcext:value-type="float">
            <text:p>669894</text:p>
          </table:table-cell>
          <table:table-cell table:style-name="ce3" office:value-type="float" office:value="7181144" calcext:value-type="float">
            <text:p>7181144</text:p>
          </table:table-cell>
          <table:table-cell table:style-name="ce3" office:value-type="float" office:value="670545" calcext:value-type="float">
            <text:p>670545</text:p>
          </table:table-cell>
          <table:table-cell table:style-name="ce3" office:value-type="float" office:value="7181333" calcext:value-type="float">
            <text:p>7181333</text:p>
          </table:table-cell>
          <table:table-cell table:style-name="ce3" office:value-type="float" office:value="681.25576580837" calcext:value-type="float">
            <text:p>681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PARQUE SAO LOURENCO</text:p>
          </table:table-cell>
          <table:table-cell table:style-name="ce3" office:value-type="float" office:value="674327" calcext:value-type="float">
            <text:p>674327</text:p>
          </table:table-cell>
          <table:table-cell table:style-name="ce3" office:value-type="float" office:value="7191049" calcext:value-type="float">
            <text:p>7191049</text:p>
          </table:table-cell>
          <table:table-cell table:style-name="ce3" office:value-type="float" office:value="674430" calcext:value-type="float">
            <text:p>674430</text:p>
          </table:table-cell>
          <table:table-cell table:style-name="ce3" office:value-type="float" office:value="7191025" calcext:value-type="float">
            <text:p>7191025</text:p>
          </table:table-cell>
          <table:table-cell table:style-name="ce3" office:value-type="float" office:value="137.25766193299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1013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R. PRESIDENTE CARLOS CAVALCANTI</text:p>
          </table:table-cell>
          <table:table-cell table:style-name="ce3" office:value-type="float" office:value="674548" calcext:value-type="float">
            <text:p>674548</text:p>
          </table:table-cell>
          <table:table-cell table:style-name="ce3" office:value-type="float" office:value="7186661" calcext:value-type="float">
            <text:p>7186661</text:p>
          </table:table-cell>
          <table:table-cell table:style-name="ce3" office:value-type="float" office:value="674188" calcext:value-type="float">
            <text:p>674188</text:p>
          </table:table-cell>
          <table:table-cell table:style-name="ce3" office:value-type="float" office:value="7186758" calcext:value-type="float">
            <text:p>7186758</text:p>
          </table:table-cell>
          <table:table-cell table:style-name="ce3" office:value-type="float" office:value="383.82230739314" calcext:value-type="float">
            <text:p>384</text:p>
          </table:table-cell>
          <table:table-cell office:value-type="float" office:value="146" calcext:value-type="float">
            <text:p>146</text:p>
          </table:table-cell>
          <table:table-cell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R. JOAO BETTEGA</text:p>
          </table:table-cell>
          <table:table-cell table:style-name="ce3" office:value-type="float" office:value="671169" calcext:value-type="float">
            <text:p>671169</text:p>
          </table:table-cell>
          <table:table-cell table:style-name="ce3" office:value-type="float" office:value="7181378" calcext:value-type="float">
            <text:p>7181378</text:p>
          </table:table-cell>
          <table:table-cell table:style-name="ce3" office:value-type="float" office:value="671361" calcext:value-type="float">
            <text:p>671361</text:p>
          </table:table-cell>
          <table:table-cell table:style-name="ce3" office:value-type="float" office:value="7181440" calcext:value-type="float">
            <text:p>7181440</text:p>
          </table:table-cell>
          <table:table-cell table:style-name="ce3" office:value-type="float" office:value="207.01011315044" calcext:value-type="float">
            <text:p>20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1013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AV. PRESIDENTE ARTHUR DA SILVA BERNARDES</text:p>
          </table:table-cell>
          <table:table-cell table:style-name="ce3" office:value-type="float" office:value="671408" calcext:value-type="float">
            <text:p>671408</text:p>
          </table:table-cell>
          <table:table-cell table:style-name="ce3" office:value-type="float" office:value="7181916" calcext:value-type="float">
            <text:p>7181916</text:p>
          </table:table-cell>
          <table:table-cell table:style-name="ce3" office:value-type="float" office:value="671101" calcext:value-type="float">
            <text:p>671101</text:p>
          </table:table-cell>
          <table:table-cell table:style-name="ce3" office:value-type="float" office:value="7182211" calcext:value-type="float">
            <text:p>7182211</text:p>
          </table:table-cell>
          <table:table-cell table:style-name="ce3" office:value-type="float" office:value="435.03323066889" calcext:value-type="float">
            <text:p>435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AV. PRESIDENTE ARTHUR DA SILVA BERNARDES</text:p>
          </table:table-cell>
          <table:table-cell table:style-name="ce3" office:value-type="float" office:value="670552" calcext:value-type="float">
            <text:p>670552</text:p>
          </table:table-cell>
          <table:table-cell table:style-name="ce3" office:value-type="float" office:value="7183939" calcext:value-type="float">
            <text:p>7183939</text:p>
          </table:table-cell>
          <table:table-cell table:style-name="ce3" office:value-type="float" office:value="670541" calcext:value-type="float">
            <text:p>670541</text:p>
          </table:table-cell>
          <table:table-cell table:style-name="ce3" office:value-type="float" office:value="7183908" calcext:value-type="float">
            <text:p>7183908</text:p>
          </table:table-cell>
          <table:table-cell table:style-name="ce3" office:value-type="float" office:value="43.6408065546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4997" calcext:value-type="float">
            <text:p>674997</text:p>
          </table:table-cell>
          <table:table-cell table:style-name="ce3" office:value-type="float" office:value="7191257" calcext:value-type="float">
            <text:p>7191257</text:p>
          </table:table-cell>
          <table:table-cell table:style-name="ce3" office:value-type="float" office:value="675202" calcext:value-type="float">
            <text:p>675202</text:p>
          </table:table-cell>
          <table:table-cell table:style-name="ce3" office:value-type="float" office:value="7190739" calcext:value-type="float">
            <text:p>7190739</text:p>
          </table:table-cell>
          <table:table-cell table:style-name="ce3" office:value-type="float" office:value="668.62754345732" calcext:value-type="float">
            <text:p>669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table:number-columns-repeated="1013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PARQUE SAO LOURENCO</text:p>
          </table:table-cell>
          <table:table-cell table:style-name="ce3" office:value-type="float" office:value="674430" calcext:value-type="float">
            <text:p>674430</text:p>
          </table:table-cell>
          <table:table-cell table:style-name="ce3" office:value-type="float" office:value="7191025" calcext:value-type="float">
            <text:p>7191025</text:p>
          </table:table-cell>
          <table:table-cell table:style-name="ce3" office:value-type="float" office:value="674438" calcext:value-type="float">
            <text:p>674438</text:p>
          </table:table-cell>
          <table:table-cell table:style-name="ce3" office:value-type="float" office:value="7191093" calcext:value-type="float">
            <text:p>7191093</text:p>
          </table:table-cell>
          <table:table-cell table:style-name="ce3" office:value-type="float" office:value="82.95857555939" calcext:value-type="float">
            <text:p>8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1013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5202" calcext:value-type="float">
            <text:p>675202</text:p>
          </table:table-cell>
          <table:table-cell table:style-name="ce3" office:value-type="float" office:value="7190739" calcext:value-type="float">
            <text:p>7190739</text:p>
          </table:table-cell>
          <table:table-cell table:style-name="ce3" office:value-type="float" office:value="675733" calcext:value-type="float">
            <text:p>675733</text:p>
          </table:table-cell>
          <table:table-cell table:style-name="ce3" office:value-type="float" office:value="7189812" calcext:value-type="float">
            <text:p>7189812</text:p>
          </table:table-cell>
          <table:table-cell table:style-name="ce3" office:value-type="float" office:value="1192.41432373282" calcext:value-type="float">
            <text:p>1192</text:p>
          </table:table-cell>
          <table:table-cell office:value-type="float" office:value="184" calcext:value-type="float">
            <text:p>184</text:p>
          </table:table-cell>
          <table:table-cell office:value-type="float" office:value="222" calcext:value-type="float">
            <text:p>222</text:p>
          </table:table-cell>
          <table:table-cell table:number-columns-repeated="1013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R. PEDRO GUSSO</text:p>
          </table:table-cell>
          <table:table-cell table:style-name="ce3" office:value-type="float" office:value="669433" calcext:value-type="float">
            <text:p>669433</text:p>
          </table:table-cell>
          <table:table-cell table:style-name="ce3" office:value-type="float" office:value="7178275" calcext:value-type="float">
            <text:p>7178275</text:p>
          </table:table-cell>
          <table:table-cell table:style-name="ce3" office:value-type="float" office:value="670022" calcext:value-type="float">
            <text:p>670022</text:p>
          </table:table-cell>
          <table:table-cell table:style-name="ce3" office:value-type="float" office:value="7178841" calcext:value-type="float">
            <text:p>7178841</text:p>
          </table:table-cell>
          <table:table-cell table:style-name="ce3" office:value-type="float" office:value="826.96520138068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R. PEDRO DE TOLEDO</text:p>
          </table:table-cell>
          <table:table-cell table:style-name="ce3" office:value-type="float" office:value="675455" calcext:value-type="float">
            <text:p>675455</text:p>
          </table:table-cell>
          <table:table-cell table:style-name="ce3" office:value-type="float" office:value="7183072" calcext:value-type="float">
            <text:p>7183072</text:p>
          </table:table-cell>
          <table:table-cell table:style-name="ce3" office:value-type="float" office:value="675598" calcext:value-type="float">
            <text:p>675598</text:p>
          </table:table-cell>
          <table:table-cell table:style-name="ce3" office:value-type="float" office:value="7183125" calcext:value-type="float">
            <text:p>7183125</text:p>
          </table:table-cell>
          <table:table-cell table:style-name="ce3" office:value-type="float" office:value="156.93683562414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209" calcext:value-type="float">
            <text:p>209</text:p>
          </table:table-cell>
          <table:table-cell table:number-columns-repeated="1013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R. PEDRO DE TOLEDO</text:p>
          </table:table-cell>
          <table:table-cell table:style-name="ce3" office:value-type="float" office:value="675598" calcext:value-type="float">
            <text:p>675598</text:p>
          </table:table-cell>
          <table:table-cell table:style-name="ce3" office:value-type="float" office:value="7183125" calcext:value-type="float">
            <text:p>7183125</text:p>
          </table:table-cell>
          <table:table-cell table:style-name="ce3" office:value-type="float" office:value="675726" calcext:value-type="float">
            <text:p>675726</text:p>
          </table:table-cell>
          <table:table-cell table:style-name="ce3" office:value-type="float" office:value="7183181" calcext:value-type="float">
            <text:p>7183181</text:p>
          </table:table-cell>
          <table:table-cell table:style-name="ce3" office:value-type="float" office:value="140.26764811601" calcext:value-type="float">
            <text:p>140</text:p>
          </table:table-cell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table:number-columns-repeated="1013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AV. PRESIDENTE ARTHUR DA SILVA BERNARDES</text:p>
          </table:table-cell>
          <table:table-cell table:style-name="ce3" office:value-type="float" office:value="671101" calcext:value-type="float">
            <text:p>671101</text:p>
          </table:table-cell>
          <table:table-cell table:style-name="ce3" office:value-type="float" office:value="7182211" calcext:value-type="float">
            <text:p>7182211</text:p>
          </table:table-cell>
          <table:table-cell table:style-name="ce3" office:value-type="float" office:value="670764" calcext:value-type="float">
            <text:p>670764</text:p>
          </table:table-cell>
          <table:table-cell table:style-name="ce3" office:value-type="float" office:value="7183071" calcext:value-type="float">
            <text:p>7183071</text:p>
          </table:table-cell>
          <table:table-cell table:style-name="ce3" office:value-type="float" office:value="999.6342303681" calcext:value-type="float">
            <text:p>100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R. PEDRO DE TOLEDO</text:p>
          </table:table-cell>
          <table:table-cell table:style-name="ce3" office:value-type="float" office:value="675726" calcext:value-type="float">
            <text:p>675726</text:p>
          </table:table-cell>
          <table:table-cell table:style-name="ce3" office:value-type="float" office:value="7183181" calcext:value-type="float">
            <text:p>7183181</text:p>
          </table:table-cell>
          <table:table-cell table:style-name="ce3" office:value-type="float" office:value="675967" calcext:value-type="float">
            <text:p>675967</text:p>
          </table:table-cell>
          <table:table-cell table:style-name="ce3" office:value-type="float" office:value="7183284" calcext:value-type="float">
            <text:p>7183284</text:p>
          </table:table-cell>
          <table:table-cell table:style-name="ce3" office:value-type="float" office:value="261.91123370886" calcext:value-type="float">
            <text:p>262</text:p>
          </table:table-cell>
          <table:table-cell office:value-type="float" office:value="219" calcext:value-type="float">
            <text:p>219</text:p>
          </table:table-cell>
          <table:table-cell office:value-type="float" office:value="245" calcext:value-type="float">
            <text:p>245</text:p>
          </table:table-cell>
          <table:table-cell table:number-columns-repeated="1013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AV. SETE DE SETEMBRO</text:p>
          </table:table-cell>
          <table:table-cell table:style-name="ce3" office:value-type="float" office:value="676287" calcext:value-type="float">
            <text:p>676287</text:p>
          </table:table-cell>
          <table:table-cell table:style-name="ce3" office:value-type="float" office:value="7186291" calcext:value-type="float">
            <text:p>7186291</text:p>
          </table:table-cell>
          <table:table-cell table:style-name="ce3" office:value-type="float" office:value="676804" calcext:value-type="float">
            <text:p>676804</text:p>
          </table:table-cell>
          <table:table-cell table:style-name="ce3" office:value-type="float" office:value="7186502" calcext:value-type="float">
            <text:p>7186502</text:p>
          </table:table-cell>
          <table:table-cell table:style-name="ce3" office:value-type="float" office:value="558.8556727898" calcext:value-type="float">
            <text:p>559</text:p>
          </table:table-cell>
          <table:table-cell office:value-type="float" office:value="259" calcext:value-type="float">
            <text:p>259</text:p>
          </table:table-cell>
          <table:table-cell office:value-type="float" office:value="276" calcext:value-type="float">
            <text:p>276</text:p>
          </table:table-cell>
          <table:table-cell table:number-columns-repeated="1013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5873" calcext:value-type="float">
            <text:p>675873</text:p>
          </table:table-cell>
          <table:table-cell table:style-name="ce3" office:value-type="float" office:value="7189752" calcext:value-type="float">
            <text:p>7189752</text:p>
          </table:table-cell>
          <table:table-cell table:style-name="ce3" office:value-type="float" office:value="676065" calcext:value-type="float">
            <text:p>676065</text:p>
          </table:table-cell>
          <table:table-cell table:style-name="ce3" office:value-type="float" office:value="7189715" calcext:value-type="float">
            <text:p>7189715</text:p>
          </table:table-cell>
          <table:table-cell table:style-name="ce3" office:value-type="float" office:value="197.94901413217" calcext:value-type="float">
            <text:p>198</text:p>
          </table:table-cell>
          <table:table-cell office:value-type="float" office:value="232" calcext:value-type="float">
            <text:p>232</text:p>
          </table:table-cell>
          <table:table-cell office:value-type="float" office:value="251" calcext:value-type="float">
            <text:p>251</text:p>
          </table:table-cell>
          <table:table-cell table:number-columns-repeated="1013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R. PEDRO GUSSO</text:p>
          </table:table-cell>
          <table:table-cell table:style-name="ce3" office:value-type="float" office:value="670310" calcext:value-type="float">
            <text:p>670310</text:p>
          </table:table-cell>
          <table:table-cell table:style-name="ce3" office:value-type="float" office:value="7178885" calcext:value-type="float">
            <text:p>7178885</text:p>
          </table:table-cell>
          <table:table-cell table:style-name="ce3" office:value-type="float" office:value="671287" calcext:value-type="float">
            <text:p>671287</text:p>
          </table:table-cell>
          <table:table-cell table:style-name="ce3" office:value-type="float" office:value="7179022" calcext:value-type="float">
            <text:p>7179022</text:p>
          </table:table-cell>
          <table:table-cell table:style-name="ce3" office:value-type="float" office:value="1051.54210600111" calcext:value-type="float">
            <text:p>105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1013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AV. COM. FRANCO</text:p>
          </table:table-cell>
          <table:table-cell table:style-name="ce3" office:value-type="float" office:value="675956" calcext:value-type="float">
            <text:p>675956</text:p>
          </table:table-cell>
          <table:table-cell table:style-name="ce3" office:value-type="float" office:value="7184870" calcext:value-type="float">
            <text:p>7184870</text:p>
          </table:table-cell>
          <table:table-cell table:style-name="ce3" office:value-type="float" office:value="676048" calcext:value-type="float">
            <text:p>676048</text:p>
          </table:table-cell>
          <table:table-cell table:style-name="ce3" office:value-type="float" office:value="7184727" calcext:value-type="float">
            <text:p>7184727</text:p>
          </table:table-cell>
          <table:table-cell table:style-name="ce3" office:value-type="float" office:value="169.14287684788" calcext:value-type="float">
            <text:p>169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R. GENERAL MARIO TOURINHO</text:p>
          </table:table-cell>
          <table:table-cell table:style-name="ce3" office:value-type="float" office:value="670538" calcext:value-type="float">
            <text:p>670538</text:p>
          </table:table-cell>
          <table:table-cell table:style-name="ce3" office:value-type="float" office:value="7184705" calcext:value-type="float">
            <text:p>7184705</text:p>
          </table:table-cell>
          <table:table-cell table:style-name="ce3" office:value-type="float" office:value="670057" calcext:value-type="float">
            <text:p>670057</text:p>
          </table:table-cell>
          <table:table-cell table:style-name="ce3" office:value-type="float" office:value="7185873" calcext:value-type="float">
            <text:p>7185873</text:p>
          </table:table-cell>
          <table:table-cell table:style-name="ce3" office:value-type="float" office:value="1283.05987387794" calcext:value-type="float">
            <text:p>1283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R. ENGENHEIRO OSTOJA ROGUSKI</text:p>
          </table:table-cell>
          <table:table-cell table:style-name="ce3" office:value-type="float" office:value="677206" calcext:value-type="float">
            <text:p>677206</text:p>
          </table:table-cell>
          <table:table-cell table:style-name="ce3" office:value-type="float" office:value="7185252" calcext:value-type="float">
            <text:p>7185252</text:p>
          </table:table-cell>
          <table:table-cell table:style-name="ce3" office:value-type="float" office:value="677124" calcext:value-type="float">
            <text:p>677124</text:p>
          </table:table-cell>
          <table:table-cell table:style-name="ce3" office:value-type="float" office:value="7185206" calcext:value-type="float">
            <text:p>7185206</text:p>
          </table:table-cell>
          <table:table-cell table:style-name="ce3" office:value-type="float" office:value="97.99250477253" calcext:value-type="float">
            <text:p>98</text:p>
          </table:table-cell>
          <table:table-cell office:value-type="float" office:value="295" calcext:value-type="float">
            <text:p>295</text:p>
          </table:table-cell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R. JOAO BETTEGA</text:p>
          </table:table-cell>
          <table:table-cell table:style-name="ce3" office:value-type="float" office:value="667635" calcext:value-type="float">
            <text:p>667635</text:p>
          </table:table-cell>
          <table:table-cell table:style-name="ce3" office:value-type="float" office:value="7177370" calcext:value-type="float">
            <text:p>7177370</text:p>
          </table:table-cell>
          <table:table-cell table:style-name="ce3" office:value-type="float" office:value="668402" calcext:value-type="float">
            <text:p>668402</text:p>
          </table:table-cell>
          <table:table-cell table:style-name="ce3" office:value-type="float" office:value="7179197" calcext:value-type="float">
            <text:p>7179197</text:p>
          </table:table-cell>
          <table:table-cell table:style-name="ce3" office:value-type="float" office:value="2004.203802342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R. MANOEL VALDOMIRO DE MACEDO</text:p>
          </table:table-cell>
          <table:table-cell table:style-name="ce3" office:value-type="float" office:value="669910" calcext:value-type="float">
            <text:p>669910</text:p>
          </table:table-cell>
          <table:table-cell table:style-name="ce3" office:value-type="float" office:value="7177311" calcext:value-type="float">
            <text:p>7177311</text:p>
          </table:table-cell>
          <table:table-cell table:style-name="ce3" office:value-type="float" office:value="668306" calcext:value-type="float">
            <text:p>668306</text:p>
          </table:table-cell>
          <table:table-cell table:style-name="ce3" office:value-type="float" office:value="7176787" calcext:value-type="float">
            <text:p>7176787</text:p>
          </table:table-cell>
          <table:table-cell table:style-name="ce3" office:value-type="float" office:value="1723.75019861575" calcext:value-type="float">
            <text:p>172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R. OMAR RAYMUNDO PICHETH</text:p>
          </table:table-cell>
          <table:table-cell table:style-name="ce3" office:value-type="float" office:value="673719" calcext:value-type="float">
            <text:p>673719</text:p>
          </table:table-cell>
          <table:table-cell table:style-name="ce3" office:value-type="float" office:value="7177073" calcext:value-type="float">
            <text:p>7177073</text:p>
          </table:table-cell>
          <table:table-cell table:style-name="ce3" office:value-type="float" office:value="672580" calcext:value-type="float">
            <text:p>672580</text:p>
          </table:table-cell>
          <table:table-cell table:style-name="ce3" office:value-type="float" office:value="7177931" calcext:value-type="float">
            <text:p>7177931</text:p>
          </table:table-cell>
          <table:table-cell table:style-name="ce3" office:value-type="float" office:value="1427.28996725028" calcext:value-type="float">
            <text:p>1427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R. PEDRO GUSSO</text:p>
          </table:table-cell>
          <table:table-cell table:style-name="ce3" office:value-type="float" office:value="669406" calcext:value-type="float">
            <text:p>669406</text:p>
          </table:table-cell>
          <table:table-cell table:style-name="ce3" office:value-type="float" office:value="7178242" calcext:value-type="float">
            <text:p>7178242</text:p>
          </table:table-cell>
          <table:table-cell table:style-name="ce3" office:value-type="float" office:value="669433" calcext:value-type="float">
            <text:p>669433</text:p>
          </table:table-cell>
          <table:table-cell table:style-name="ce3" office:value-type="float" office:value="7178275" calcext:value-type="float">
            <text:p>7178275</text:p>
          </table:table-cell>
          <table:table-cell table:style-name="ce3" office:value-type="float" office:value="42.14895229419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R. DOS PIONEIROS</text:p>
          </table:table-cell>
          <table:table-cell table:style-name="ce3" office:value-type="float" office:value="675246" calcext:value-type="float">
            <text:p>675246</text:p>
          </table:table-cell>
          <table:table-cell table:style-name="ce3" office:value-type="float" office:value="7175084" calcext:value-type="float">
            <text:p>7175084</text:p>
          </table:table-cell>
          <table:table-cell table:style-name="ce3" office:value-type="float" office:value="676112" calcext:value-type="float">
            <text:p>676112</text:p>
          </table:table-cell>
          <table:table-cell table:style-name="ce3" office:value-type="float" office:value="7175299" calcext:value-type="float">
            <text:p>7175299</text:p>
          </table:table-cell>
          <table:table-cell table:style-name="ce3" office:value-type="float" office:value="894.67629843071" calcext:value-type="float">
            <text:p>895</text:p>
          </table:table-cell>
          <table:table-cell office:value-type="float" office:value="189" calcext:value-type="float">
            <text:p>189</text:p>
          </table:table-cell>
          <table:table-cell office:value-type="float" office:value="254" calcext:value-type="float">
            <text:p>254</text:p>
          </table:table-cell>
          <table:table-cell table:number-columns-repeated="1013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R. WILSON DACHEUX PEREIRA</text:p>
          </table:table-cell>
          <table:table-cell table:style-name="ce3" office:value-type="float" office:value="677142" calcext:value-type="float">
            <text:p>677142</text:p>
          </table:table-cell>
          <table:table-cell table:style-name="ce3" office:value-type="float" office:value="7175554" calcext:value-type="float">
            <text:p>7175554</text:p>
          </table:table-cell>
          <table:table-cell table:style-name="ce3" office:value-type="float" office:value="678255" calcext:value-type="float">
            <text:p>678255</text:p>
          </table:table-cell>
          <table:table-cell table:style-name="ce3" office:value-type="float" office:value="7175845" calcext:value-type="float">
            <text:p>7175845</text:p>
          </table:table-cell>
          <table:table-cell table:style-name="ce3" office:value-type="float" office:value="1218.45575842777" calcext:value-type="float">
            <text:p>1218</text:p>
          </table:table-cell>
          <table:table-cell office:value-type="float" office:value="291" calcext:value-type="float">
            <text:p>291</text:p>
          </table:table-cell>
          <table:table-cell office:value-type="float" office:value="319" calcext:value-type="float">
            <text:p>319</text:p>
          </table:table-cell>
          <table:table-cell table:number-columns-repeated="1013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R. SAO SALVADOR</text:p>
          </table:table-cell>
          <table:table-cell table:style-name="ce3" office:value-type="float" office:value="672857" calcext:value-type="float">
            <text:p>672857</text:p>
          </table:table-cell>
          <table:table-cell table:style-name="ce3" office:value-type="float" office:value="7191266" calcext:value-type="float">
            <text:p>7191266</text:p>
          </table:table-cell>
          <table:table-cell table:style-name="ce3" office:value-type="float" office:value="673129" calcext:value-type="float">
            <text:p>673129</text:p>
          </table:table-cell>
          <table:table-cell table:style-name="ce3" office:value-type="float" office:value="7191282" calcext:value-type="float">
            <text:p>7191282</text:p>
          </table:table-cell>
          <table:table-cell table:style-name="ce3" office:value-type="float" office:value="279.00920805946" calcext:value-type="float">
            <text:p>279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013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R. PEDRO GUSSO</text:p>
          </table:table-cell>
          <table:table-cell table:style-name="ce3" office:value-type="float" office:value="668765" calcext:value-type="float">
            <text:p>668765</text:p>
          </table:table-cell>
          <table:table-cell table:style-name="ce3" office:value-type="float" office:value="7178034" calcext:value-type="float">
            <text:p>7178034</text:p>
          </table:table-cell>
          <table:table-cell table:style-name="ce3" office:value-type="float" office:value="669406" calcext:value-type="float">
            <text:p>669406</text:p>
          </table:table-cell>
          <table:table-cell table:style-name="ce3" office:value-type="float" office:value="7178242" calcext:value-type="float">
            <text:p>7178242</text:p>
          </table:table-cell>
          <table:table-cell table:style-name="ce3" office:value-type="float" office:value="700.36591689557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R. ALUIZIO FINZETTO</text:p>
          </table:table-cell>
          <table:table-cell table:style-name="ce3" office:value-type="float" office:value="675530" calcext:value-type="float">
            <text:p>675530</text:p>
          </table:table-cell>
          <table:table-cell table:style-name="ce3" office:value-type="float" office:value="7182321" calcext:value-type="float">
            <text:p>7182321</text:p>
          </table:table-cell>
          <table:table-cell table:style-name="ce3" office:value-type="float" office:value="675455" calcext:value-type="float">
            <text:p>675455</text:p>
          </table:table-cell>
          <table:table-cell table:style-name="ce3" office:value-type="float" office:value="7183072" calcext:value-type="float">
            <text:p>7183072</text:p>
          </table:table-cell>
          <table:table-cell table:style-name="ce3" office:value-type="float" office:value="801.04401890695" calcext:value-type="float">
            <text:p>801</text:p>
          </table:table-cell>
          <table:table-cell office:value-type="float" office:value="202" calcext:value-type="float">
            <text:p>202</text:p>
          </table:table-cell>
          <table:table-cell office:value-type="float" office:value="195" calcext:value-type="float">
            <text:p>195</text:p>
          </table:table-cell>
          <table:table-cell table:number-columns-repeated="1013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AV. VICTOR FERREIRA DO AMARAL</text:p>
          </table:table-cell>
          <table:table-cell table:style-name="ce3" office:value-type="float" office:value="677082" calcext:value-type="float">
            <text:p>677082</text:p>
          </table:table-cell>
          <table:table-cell table:style-name="ce3" office:value-type="float" office:value="7186624" calcext:value-type="float">
            <text:p>7186624</text:p>
          </table:table-cell>
          <table:table-cell table:style-name="ce3" office:value-type="float" office:value="678239" calcext:value-type="float">
            <text:p>678239</text:p>
          </table:table-cell>
          <table:table-cell table:style-name="ce3" office:value-type="float" office:value="7186468" calcext:value-type="float">
            <text:p>7186468</text:p>
          </table:table-cell>
          <table:table-cell table:style-name="ce3" office:value-type="float" office:value="1168.14735218702" calcext:value-type="float">
            <text:p>1168</text:p>
          </table:table-cell>
          <table:table-cell office:value-type="float" office:value="286" calcext:value-type="float">
            <text:p>286</text:p>
          </table:table-cell>
          <table:table-cell office:value-type="float" office:value="318" calcext:value-type="float">
            <text:p>318</text:p>
          </table:table-cell>
          <table:table-cell table:number-columns-repeated="1013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R. JOAO BETTEGA</text:p>
          </table:table-cell>
          <table:table-cell table:style-name="ce3" office:value-type="float" office:value="668402" calcext:value-type="float">
            <text:p>668402</text:p>
          </table:table-cell>
          <table:table-cell table:style-name="ce3" office:value-type="float" office:value="7179197" calcext:value-type="float">
            <text:p>7179197</text:p>
          </table:table-cell>
          <table:table-cell table:style-name="ce3" office:value-type="float" office:value="668686" calcext:value-type="float">
            <text:p>668686</text:p>
          </table:table-cell>
          <table:table-cell table:style-name="ce3" office:value-type="float" office:value="7179626" calcext:value-type="float">
            <text:p>7179626</text:p>
          </table:table-cell>
          <table:table-cell table:style-name="ce3" office:value-type="float" office:value="515.61579498878" calcext:value-type="float">
            <text:p>5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4869" calcext:value-type="float">
            <text:p>674869</text:p>
          </table:table-cell>
          <table:table-cell table:style-name="ce3" office:value-type="float" office:value="7191856" calcext:value-type="float">
            <text:p>7191856</text:p>
          </table:table-cell>
          <table:table-cell table:style-name="ce3" office:value-type="float" office:value="674869" calcext:value-type="float">
            <text:p>674869</text:p>
          </table:table-cell>
          <table:table-cell table:style-name="ce3" office:value-type="float" office:value="7191567" calcext:value-type="float">
            <text:p>7191567</text:p>
          </table:table-cell>
          <table:table-cell table:style-name="ce3" office:value-type="float" office:value="303.36564582494" calcext:value-type="float">
            <text:p>303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table:number-columns-repeated="1013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69723" calcext:value-type="float">
            <text:p>669723</text:p>
          </table:table-cell>
          <table:table-cell table:style-name="ce3" office:value-type="float" office:value="7186196" calcext:value-type="float">
            <text:p>7186196</text:p>
          </table:table-cell>
          <table:table-cell table:style-name="ce3" office:value-type="float" office:value="670361" calcext:value-type="float">
            <text:p>670361</text:p>
          </table:table-cell>
          <table:table-cell table:style-name="ce3" office:value-type="float" office:value="7186831" calcext:value-type="float">
            <text:p>7186831</text:p>
          </table:table-cell>
          <table:table-cell table:style-name="ce3" office:value-type="float" office:value="1182.43802520265" calcext:value-type="float">
            <text:p>118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5070" calcext:value-type="float">
            <text:p>675070</text:p>
          </table:table-cell>
          <table:table-cell table:style-name="ce3" office:value-type="float" office:value="7193392" calcext:value-type="float">
            <text:p>7193392</text:p>
          </table:table-cell>
          <table:table-cell table:style-name="ce3" office:value-type="float" office:value="674815" calcext:value-type="float">
            <text:p>674815</text:p>
          </table:table-cell>
          <table:table-cell table:style-name="ce3" office:value-type="float" office:value="7192254" calcext:value-type="float">
            <text:p>7192254</text:p>
          </table:table-cell>
          <table:table-cell table:style-name="ce3" office:value-type="float" office:value="1382.22323682856" calcext:value-type="float">
            <text:p>1382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table:number-columns-repeated="1013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R. JOAO BETTEGA</text:p>
          </table:table-cell>
          <table:table-cell table:style-name="ce3" office:value-type="float" office:value="668981" calcext:value-type="float">
            <text:p>668981</text:p>
          </table:table-cell>
          <table:table-cell table:style-name="ce3" office:value-type="float" office:value="7180109" calcext:value-type="float">
            <text:p>7180109</text:p>
          </table:table-cell>
          <table:table-cell table:style-name="ce3" office:value-type="float" office:value="669798" calcext:value-type="float">
            <text:p>669798</text:p>
          </table:table-cell>
          <table:table-cell table:style-name="ce3" office:value-type="float" office:value="7181097" calcext:value-type="float">
            <text:p>7181097</text:p>
          </table:table-cell>
          <table:table-cell table:style-name="ce3" office:value-type="float" office:value="1329.72245439506" calcext:value-type="float">
            <text:p>13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AV. PRESIDENTE AFFONSO CAMARGO</text:p>
          </table:table-cell>
          <table:table-cell table:style-name="ce3" office:value-type="float" office:value="678967" calcext:value-type="float">
            <text:p>678967</text:p>
          </table:table-cell>
          <table:table-cell table:style-name="ce3" office:value-type="float" office:value="7185122" calcext:value-type="float">
            <text:p>7185122</text:p>
          </table:table-cell>
          <table:table-cell table:style-name="ce3" office:value-type="float" office:value="680187" calcext:value-type="float">
            <text:p>680187</text:p>
          </table:table-cell>
          <table:table-cell table:style-name="ce3" office:value-type="float" office:value="7184747" calcext:value-type="float">
            <text:p>7184747</text:p>
          </table:table-cell>
          <table:table-cell table:style-name="ce3" office:value-type="float" office:value="1308.64567962318" calcext:value-type="float">
            <text:p>1309</text:p>
          </table:table-cell>
          <table:table-cell office:value-type="float" office:value="329" calcext:value-type="float">
            <text:p>329</text:p>
          </table:table-cell>
          <table:table-cell office:value-type="float" office:value="341" calcext:value-type="float">
            <text:p>341</text:p>
          </table:table-cell>
          <table:table-cell table:number-columns-repeated="1013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AV. PRESIDENTE AFFONSO CAMARGO</text:p>
          </table:table-cell>
          <table:table-cell table:style-name="ce3" office:value-type="float" office:value="677667" calcext:value-type="float">
            <text:p>677667</text:p>
          </table:table-cell>
          <table:table-cell table:style-name="ce3" office:value-type="float" office:value="7184981" calcext:value-type="float">
            <text:p>7184981</text:p>
          </table:table-cell>
          <table:table-cell table:style-name="ce3" office:value-type="float" office:value="675927" calcext:value-type="float">
            <text:p>675927</text:p>
          </table:table-cell>
          <table:table-cell table:style-name="ce3" office:value-type="float" office:value="7185688" calcext:value-type="float">
            <text:p>7185688</text:p>
          </table:table-cell>
          <table:table-cell table:style-name="ce3" office:value-type="float" office:value="1995.84633138059" calcext:value-type="float">
            <text:p>1996</text:p>
          </table:table-cell>
          <table:table-cell office:value-type="float" office:value="305" calcext:value-type="float">
            <text:p>305</text:p>
          </table:table-cell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R. DESEMBARGADOR CID CAMPELO</text:p>
          </table:table-cell>
          <table:table-cell table:style-name="ce3" office:value-type="float" office:value="668306" calcext:value-type="float">
            <text:p>668306</text:p>
          </table:table-cell>
          <table:table-cell table:style-name="ce3" office:value-type="float" office:value="7176787" calcext:value-type="float">
            <text:p>7176787</text:p>
          </table:table-cell>
          <table:table-cell table:style-name="ce3" office:value-type="float" office:value="667635" calcext:value-type="float">
            <text:p>667635</text:p>
          </table:table-cell>
          <table:table-cell table:style-name="ce3" office:value-type="float" office:value="7177370" calcext:value-type="float">
            <text:p>7177370</text:p>
          </table:table-cell>
          <table:table-cell table:style-name="ce3" office:value-type="float" office:value="894.63556060533" calcext:value-type="float">
            <text:p>89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PARQUE TINGUI</text:p>
          </table:table-cell>
          <table:table-cell table:style-name="ce3" office:value-type="float" office:value="670602" calcext:value-type="float">
            <text:p>670602</text:p>
          </table:table-cell>
          <table:table-cell table:style-name="ce3" office:value-type="float" office:value="7189265" calcext:value-type="float">
            <text:p>7189265</text:p>
          </table:table-cell>
          <table:table-cell table:style-name="ce3" office:value-type="float" office:value="670706" calcext:value-type="float">
            <text:p>670706</text:p>
          </table:table-cell>
          <table:table-cell table:style-name="ce3" office:value-type="float" office:value="7189431" calcext:value-type="float">
            <text:p>7189431</text:p>
          </table:table-cell>
          <table:table-cell table:style-name="ce3" office:value-type="float" office:value="304.53645822616" calcext:value-type="float">
            <text:p>30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R. CYRO VELLOZO</text:p>
          </table:table-cell>
          <table:table-cell table:style-name="ce3" office:value-type="float" office:value="675241" calcext:value-type="float">
            <text:p>675241</text:p>
          </table:table-cell>
          <table:table-cell table:style-name="ce3" office:value-type="float" office:value="7183632" calcext:value-type="float">
            <text:p>7183632</text:p>
          </table:table-cell>
          <table:table-cell table:style-name="ce3" office:value-type="float" office:value="675234" calcext:value-type="float">
            <text:p>675234</text:p>
          </table:table-cell>
          <table:table-cell table:style-name="ce3" office:value-type="float" office:value="7183852" calcext:value-type="float">
            <text:p>7183852</text:p>
          </table:table-cell>
          <table:table-cell table:style-name="ce3" office:value-type="float" office:value="221.63408440476" calcext:value-type="float">
            <text:p>222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number-columns-repeated="1013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PARQUE TINGUI</text:p>
          </table:table-cell>
          <table:table-cell table:style-name="ce3" office:value-type="float" office:value="670701" calcext:value-type="float">
            <text:p>670701</text:p>
          </table:table-cell>
          <table:table-cell table:style-name="ce3" office:value-type="float" office:value="7189222" calcext:value-type="float">
            <text:p>7189222</text:p>
          </table:table-cell>
          <table:table-cell table:style-name="ce3" office:value-type="float" office:value="670602" calcext:value-type="float">
            <text:p>670602</text:p>
          </table:table-cell>
          <table:table-cell table:style-name="ce3" office:value-type="float" office:value="7189265" calcext:value-type="float">
            <text:p>7189265</text:p>
          </table:table-cell>
          <table:table-cell table:style-name="ce3" office:value-type="float" office:value="758.21341208828" calcext:value-type="float">
            <text:p>758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R. JOAO RODRIGUES PINHEIRO</text:p>
          </table:table-cell>
          <table:table-cell table:style-name="ce3" office:value-type="float" office:value="670137" calcext:value-type="float">
            <text:p>670137</text:p>
          </table:table-cell>
          <table:table-cell table:style-name="ce3" office:value-type="float" office:value="7177305" calcext:value-type="float">
            <text:p>7177305</text:p>
          </table:table-cell>
          <table:table-cell table:style-name="ce3" office:value-type="float" office:value="670065" calcext:value-type="float">
            <text:p>670065</text:p>
          </table:table-cell>
          <table:table-cell table:style-name="ce3" office:value-type="float" office:value="7177304" calcext:value-type="float">
            <text:p>7177304</text:p>
          </table:table-cell>
          <table:table-cell table:style-name="ce3" office:value-type="float" office:value="71.97275361159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R. JOAO RODRIGUES PINHEIRO</text:p>
          </table:table-cell>
          <table:table-cell table:style-name="ce3" office:value-type="float" office:value="671457" calcext:value-type="float">
            <text:p>671457</text:p>
          </table:table-cell>
          <table:table-cell table:style-name="ce3" office:value-type="float" office:value="7177333" calcext:value-type="float">
            <text:p>7177333</text:p>
          </table:table-cell>
          <table:table-cell table:style-name="ce3" office:value-type="float" office:value="671309" calcext:value-type="float">
            <text:p>671309</text:p>
          </table:table-cell>
          <table:table-cell table:style-name="ce3" office:value-type="float" office:value="7177326" calcext:value-type="float">
            <text:p>7177326</text:p>
          </table:table-cell>
          <table:table-cell table:style-name="ce3" office:value-type="float" office:value="148.39666806552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PARQUE TINGUI</text:p>
          </table:table-cell>
          <table:table-cell table:style-name="ce3" office:value-type="float" office:value="670706" calcext:value-type="float">
            <text:p>670706</text:p>
          </table:table-cell>
          <table:table-cell table:style-name="ce3" office:value-type="float" office:value="7189431" calcext:value-type="float">
            <text:p>7189431</text:p>
          </table:table-cell>
          <table:table-cell table:style-name="ce3" office:value-type="float" office:value="670530" calcext:value-type="float">
            <text:p>670530</text:p>
          </table:table-cell>
          <table:table-cell table:style-name="ce3" office:value-type="float" office:value="7190292" calcext:value-type="float">
            <text:p>7190292</text:p>
          </table:table-cell>
          <table:table-cell table:style-name="ce3" office:value-type="float" office:value="1056.32210793089" calcext:value-type="float">
            <text:p>1056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AV. SETE DE SETEMBRO</text:p>
          </table:table-cell>
          <table:table-cell table:style-name="ce3" office:value-type="float" office:value="670558" calcext:value-type="float">
            <text:p>670558</text:p>
          </table:table-cell>
          <table:table-cell table:style-name="ce3" office:value-type="float" office:value="7183965" calcext:value-type="float">
            <text:p>7183965</text:p>
          </table:table-cell>
          <table:table-cell table:style-name="ce3" office:value-type="float" office:value="671500" calcext:value-type="float">
            <text:p>671500</text:p>
          </table:table-cell>
          <table:table-cell table:style-name="ce3" office:value-type="float" office:value="7184348" calcext:value-type="float">
            <text:p>7184348</text:p>
          </table:table-cell>
          <table:table-cell table:style-name="ce3" office:value-type="float" office:value="1017.42867774367" calcext:value-type="float">
            <text:p>1017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number-columns-repeated="1013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PRACA DO JAPAO</text:p>
          </table:table-cell>
          <table:table-cell table:style-name="ce3" office:value-type="float" office:value="672179" calcext:value-type="float">
            <text:p>672179</text:p>
          </table:table-cell>
          <table:table-cell table:style-name="ce3" office:value-type="float" office:value="7184604" calcext:value-type="float">
            <text:p>7184604</text:p>
          </table:table-cell>
          <table:table-cell table:style-name="ce3" office:value-type="float" office:value="672373" calcext:value-type="float">
            <text:p>672373</text:p>
          </table:table-cell>
          <table:table-cell table:style-name="ce3" office:value-type="float" office:value="7184595" calcext:value-type="float">
            <text:p>7184595</text:p>
          </table:table-cell>
          <table:table-cell table:style-name="ce3" office:value-type="float" office:value="212.14204292478" calcext:value-type="float">
            <text:p>212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table:number-columns-repeated="1013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R. DOUTOR ALEXANDRE GUTIERREZ</text:p>
          </table:table-cell>
          <table:table-cell table:style-name="ce3" office:value-type="float" office:value="672373" calcext:value-type="float">
            <text:p>672373</text:p>
          </table:table-cell>
          <table:table-cell table:style-name="ce3" office:value-type="float" office:value="7184595" calcext:value-type="float">
            <text:p>7184595</text:p>
          </table:table-cell>
          <table:table-cell table:style-name="ce3" office:value-type="float" office:value="672558" calcext:value-type="float">
            <text:p>672558</text:p>
          </table:table-cell>
          <table:table-cell table:style-name="ce3" office:value-type="float" office:value="7184176" calcext:value-type="float">
            <text:p>7184176</text:p>
          </table:table-cell>
          <table:table-cell table:style-name="ce3" office:value-type="float" office:value="467.78445921719" calcext:value-type="float">
            <text:p>46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AV. PRESIDENTE GETULIO VARGAS</text:p>
          </table:table-cell>
          <table:table-cell table:style-name="ce3" office:value-type="float" office:value="672558" calcext:value-type="float">
            <text:p>672558</text:p>
          </table:table-cell>
          <table:table-cell table:style-name="ce3" office:value-type="float" office:value="7184176" calcext:value-type="float">
            <text:p>7184176</text:p>
          </table:table-cell>
          <table:table-cell table:style-name="ce3" office:value-type="float" office:value="673387" calcext:value-type="float">
            <text:p>673387</text:p>
          </table:table-cell>
          <table:table-cell table:style-name="ce3" office:value-type="float" office:value="7184506" calcext:value-type="float">
            <text:p>7184506</text:p>
          </table:table-cell>
          <table:table-cell table:style-name="ce3" office:value-type="float" office:value="895.02461665661" calcext:value-type="float">
            <text:p>895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table:number-columns-repeated="1013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AV. PRESIDENTE GETULIO VARGAS</text:p>
          </table:table-cell>
          <table:table-cell table:style-name="ce3" office:value-type="float" office:value="673573" calcext:value-type="float">
            <text:p>673573</text:p>
          </table:table-cell>
          <table:table-cell table:style-name="ce3" office:value-type="float" office:value="7184582" calcext:value-type="float">
            <text:p>7184582</text:p>
          </table:table-cell>
          <table:table-cell table:style-name="ce3" office:value-type="float" office:value="674031" calcext:value-type="float">
            <text:p>674031</text:p>
          </table:table-cell>
          <table:table-cell table:style-name="ce3" office:value-type="float" office:value="7184768" calcext:value-type="float">
            <text:p>7184768</text:p>
          </table:table-cell>
          <table:table-cell table:style-name="ce3" office:value-type="float" office:value="494.1781670493" calcext:value-type="float">
            <text:p>494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table:number-columns-repeated="1013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R. ALFERES POLI</text:p>
          </table:table-cell>
          <table:table-cell table:style-name="ce3" office:value-type="float" office:value="674031" calcext:value-type="float">
            <text:p>674031</text:p>
          </table:table-cell>
          <table:table-cell table:style-name="ce3" office:value-type="float" office:value="7184768" calcext:value-type="float">
            <text:p>7184768</text:p>
          </table:table-cell>
          <table:table-cell table:style-name="ce3" office:value-type="float" office:value="674089" calcext:value-type="float">
            <text:p>674089</text:p>
          </table:table-cell>
          <table:table-cell table:style-name="ce3" office:value-type="float" office:value="7184633" calcext:value-type="float">
            <text:p>7184633</text:p>
          </table:table-cell>
          <table:table-cell table:style-name="ce3" office:value-type="float" office:value="146.99679384955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table:number-columns-repeated="1013"/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R. ENGENHEIROS REBOUCAS</text:p>
          </table:table-cell>
          <table:table-cell table:style-name="ce3" office:value-type="float" office:value="674089" calcext:value-type="float">
            <text:p>674089</text:p>
          </table:table-cell>
          <table:table-cell table:style-name="ce3" office:value-type="float" office:value="7184633" calcext:value-type="float">
            <text:p>7184633</text:p>
          </table:table-cell>
          <table:table-cell table:style-name="ce3" office:value-type="float" office:value="675035" calcext:value-type="float">
            <text:p>675035</text:p>
          </table:table-cell>
          <table:table-cell table:style-name="ce3" office:value-type="float" office:value="7185018" calcext:value-type="float">
            <text:p>7185018</text:p>
          </table:table-cell>
          <table:table-cell table:style-name="ce3" office:value-type="float" office:value="1022.55519101852" calcext:value-type="float">
            <text:p>1023</text:p>
          </table:table-cell>
          <table:table-cell office:value-type="float" office:value="127" calcext:value-type="float">
            <text:p>127</text:p>
          </table:table-cell>
          <table:table-cell office:value-type="float" office:value="176" calcext:value-type="float">
            <text:p>176</text:p>
          </table:table-cell>
          <table:table-cell table:number-columns-repeated="1013"/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AV. PRESIDENTE GETULIO VARGAS</text:p>
          </table:table-cell>
          <table:table-cell table:style-name="ce3" office:value-type="float" office:value="673387" calcext:value-type="float">
            <text:p>673387</text:p>
          </table:table-cell>
          <table:table-cell table:style-name="ce3" office:value-type="float" office:value="7184506" calcext:value-type="float">
            <text:p>7184506</text:p>
          </table:table-cell>
          <table:table-cell table:style-name="ce3" office:value-type="float" office:value="673573" calcext:value-type="float">
            <text:p>673573</text:p>
          </table:table-cell>
          <table:table-cell table:style-name="ce3" office:value-type="float" office:value="7184582" calcext:value-type="float">
            <text:p>7184582</text:p>
          </table:table-cell>
          <table:table-cell table:style-name="ce3" office:value-type="float" office:value="201.53586107129" calcext:value-type="float">
            <text:p>202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number-columns-repeated="1013"/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R. FLAVIO DALLEGRAVE</text:p>
          </table:table-cell>
          <table:table-cell table:style-name="ce3" office:value-type="float" office:value="676329" calcext:value-type="float">
            <text:p>676329</text:p>
          </table:table-cell>
          <table:table-cell table:style-name="ce3" office:value-type="float" office:value="7187106" calcext:value-type="float">
            <text:p>7187106</text:p>
          </table:table-cell>
          <table:table-cell table:style-name="ce3" office:value-type="float" office:value="676118" calcext:value-type="float">
            <text:p>676118</text:p>
          </table:table-cell>
          <table:table-cell table:style-name="ce3" office:value-type="float" office:value="7186363" calcext:value-type="float">
            <text:p>7186363</text:p>
          </table:table-cell>
          <table:table-cell table:style-name="ce3" office:value-type="float" office:value="790.59313821679" calcext:value-type="float">
            <text:p>791</text:p>
          </table:table-cell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  <table:table-cell table:number-columns-repeated="1013"/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R. ZEILA MOURA DOS SANTOS</text:p>
          </table:table-cell>
          <table:table-cell table:style-name="ce3" office:value-type="float" office:value="675918" calcext:value-type="float">
            <text:p>675918</text:p>
          </table:table-cell>
          <table:table-cell table:style-name="ce3" office:value-type="float" office:value="7186048" calcext:value-type="float">
            <text:p>7186048</text:p>
          </table:table-cell>
          <table:table-cell table:style-name="ce3" office:value-type="float" office:value="675875" calcext:value-type="float">
            <text:p>675875</text:p>
          </table:table-cell>
          <table:table-cell table:style-name="ce3" office:value-type="float" office:value="7185904" calcext:value-type="float">
            <text:p>7185904</text:p>
          </table:table-cell>
          <table:table-cell table:style-name="ce3" office:value-type="float" office:value="152.62198651821" calcext:value-type="float">
            <text:p>153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table:number-columns-repeated="1013"/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R. MARIANO TORRES</text:p>
          </table:table-cell>
          <table:table-cell table:style-name="ce3" office:value-type="float" office:value="674981" calcext:value-type="float">
            <text:p>674981</text:p>
          </table:table-cell>
          <table:table-cell table:style-name="ce3" office:value-type="float" office:value="7185569" calcext:value-type="float">
            <text:p>7185569</text:p>
          </table:table-cell>
          <table:table-cell table:style-name="ce3" office:value-type="float" office:value="674976" calcext:value-type="float">
            <text:p>674976</text:p>
          </table:table-cell>
          <table:table-cell table:style-name="ce3" office:value-type="float" office:value="7185753" calcext:value-type="float">
            <text:p>7185753</text:p>
          </table:table-cell>
          <table:table-cell table:style-name="ce3" office:value-type="float" office:value="185.80270658582" calcext:value-type="float">
            <text:p>186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R. MARIANO TORRES</text:p>
          </table:table-cell>
          <table:table-cell table:style-name="ce3" office:value-type="float" office:value="674976" calcext:value-type="float">
            <text:p>674976</text:p>
          </table:table-cell>
          <table:table-cell table:style-name="ce3" office:value-type="float" office:value="7185753" calcext:value-type="float">
            <text:p>7185753</text:p>
          </table:table-cell>
          <table:table-cell table:style-name="ce3" office:value-type="float" office:value="674624" calcext:value-type="float">
            <text:p>674624</text:p>
          </table:table-cell>
          <table:table-cell table:style-name="ce3" office:value-type="float" office:value="7186636" calcext:value-type="float">
            <text:p>7186636</text:p>
          </table:table-cell>
          <table:table-cell table:style-name="ce3" office:value-type="float" office:value="950.60760553822" calcext:value-type="float">
            <text:p>951</text:p>
          </table:table-cell>
          <table:table-cell office:value-type="float" office:value="170" calcext:value-type="float">
            <text:p>170</text:p>
          </table:table-cell>
          <table:table-cell office:value-type="float" office:value="148" calcext:value-type="float">
            <text:p>148</text:p>
          </table:table-cell>
          <table:table-cell table:number-columns-repeated="1013"/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AV. DAS INDUSTRIAS</text:p>
          </table:table-cell>
          <table:table-cell table:style-name="ce3" office:value-type="float" office:value="669406" calcext:value-type="float">
            <text:p>669406</text:p>
          </table:table-cell>
          <table:table-cell table:style-name="ce3" office:value-type="float" office:value="7178242" calcext:value-type="float">
            <text:p>7178242</text:p>
          </table:table-cell>
          <table:table-cell table:style-name="ce3" office:value-type="float" office:value="668906" calcext:value-type="float">
            <text:p>668906</text:p>
          </table:table-cell>
          <table:table-cell table:style-name="ce3" office:value-type="float" office:value="7179197" calcext:value-type="float">
            <text:p>7179197</text:p>
          </table:table-cell>
          <table:table-cell table:style-name="ce3" office:value-type="float" office:value="1085.42897779916" calcext:value-type="float">
            <text:p>108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SEM INFORMACAO</text:p>
          </table:table-cell>
          <table:table-cell table:style-name="ce3" office:value-type="float" office:value="675621" calcext:value-type="float">
            <text:p>675621</text:p>
          </table:table-cell>
          <table:table-cell table:style-name="ce3" office:value-type="float" office:value="7181982" calcext:value-type="float">
            <text:p>7181982</text:p>
          </table:table-cell>
          <table:table-cell table:style-name="ce3" office:value-type="float" office:value="675618" calcext:value-type="float">
            <text:p>675618</text:p>
          </table:table-cell>
          <table:table-cell table:style-name="ce3" office:value-type="float" office:value="7182075" calcext:value-type="float">
            <text:p>7182075</text:p>
          </table:table-cell>
          <table:table-cell table:style-name="ce3" office:value-type="float" office:value="93.65051717683" calcext:value-type="float">
            <text:p>94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table:number-columns-repeated="1013"/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SEM INFORMACAO</text:p>
          </table:table-cell>
          <table:table-cell table:style-name="ce3" office:value-type="float" office:value="678255" calcext:value-type="float">
            <text:p>678255</text:p>
          </table:table-cell>
          <table:table-cell table:style-name="ce3" office:value-type="float" office:value="7175845" calcext:value-type="float">
            <text:p>7175845</text:p>
          </table:table-cell>
          <table:table-cell table:style-name="ce3" office:value-type="float" office:value="677982" calcext:value-type="float">
            <text:p>677982</text:p>
          </table:table-cell>
          <table:table-cell table:style-name="ce3" office:value-type="float" office:value="7176573" calcext:value-type="float">
            <text:p>7176573</text:p>
          </table:table-cell>
          <table:table-cell table:style-name="ce3" office:value-type="float" office:value="777.40832068139" calcext:value-type="float">
            <text:p>777</text:p>
          </table:table-cell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table:number-columns-repeated="1013"/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SEM INFORMACAO</text:p>
          </table:table-cell>
          <table:table-cell table:style-name="ce3" office:value-type="float" office:value="672580" calcext:value-type="float">
            <text:p>672580</text:p>
          </table:table-cell>
          <table:table-cell table:style-name="ce3" office:value-type="float" office:value="7177931" calcext:value-type="float">
            <text:p>7177931</text:p>
          </table:table-cell>
          <table:table-cell table:style-name="ce3" office:value-type="float" office:value="672501" calcext:value-type="float">
            <text:p>672501</text:p>
          </table:table-cell>
          <table:table-cell table:style-name="ce3" office:value-type="float" office:value="7177970" calcext:value-type="float">
            <text:p>7177970</text:p>
          </table:table-cell>
          <table:table-cell table:style-name="ce3" office:value-type="float" office:value="88.30022562226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table:number-columns-repeated="1013"/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SEM INFORMACAO</text:p>
          </table:table-cell>
          <table:table-cell table:style-name="ce3" office:value-type="float" office:value="670202" calcext:value-type="float">
            <text:p>670202</text:p>
          </table:table-cell>
          <table:table-cell table:style-name="ce3" office:value-type="float" office:value="7187150" calcext:value-type="float">
            <text:p>7187150</text:p>
          </table:table-cell>
          <table:table-cell table:style-name="ce3" office:value-type="float" office:value="670291" calcext:value-type="float">
            <text:p>670291</text:p>
          </table:table-cell>
          <table:table-cell table:style-name="ce3" office:value-type="float" office:value="7187246" calcext:value-type="float">
            <text:p>7187246</text:p>
          </table:table-cell>
          <table:table-cell table:style-name="ce3" office:value-type="float" office:value="130.37050878164" calcext:value-type="float">
            <text:p>13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SEM INFORMACAO</text:p>
          </table:table-cell>
          <table:table-cell table:style-name="ce3" office:value-type="float" office:value="670202" calcext:value-type="float">
            <text:p>670202</text:p>
          </table:table-cell>
          <table:table-cell table:style-name="ce3" office:value-type="float" office:value="7187113" calcext:value-type="float">
            <text:p>7187113</text:p>
          </table:table-cell>
          <table:table-cell table:style-name="ce3" office:value-type="float" office:value="670220" calcext:value-type="float">
            <text:p>670220</text:p>
          </table:table-cell>
          <table:table-cell table:style-name="ce3" office:value-type="float" office:value="7187122" calcext:value-type="float">
            <text:p>7187122</text:p>
          </table:table-cell>
          <table:table-cell table:style-name="ce3" office:value-type="float" office:value="19.56827786514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SEM INFORMACAO</text:p>
          </table:table-cell>
          <table:table-cell table:style-name="ce3" office:value-type="float" office:value="670181" calcext:value-type="float">
            <text:p>670181</text:p>
          </table:table-cell>
          <table:table-cell table:style-name="ce3" office:value-type="float" office:value="7187898" calcext:value-type="float">
            <text:p>7187898</text:p>
          </table:table-cell>
          <table:table-cell table:style-name="ce3" office:value-type="float" office:value="670219" calcext:value-type="float">
            <text:p>670219</text:p>
          </table:table-cell>
          <table:table-cell table:style-name="ce3" office:value-type="float" office:value="7187875" calcext:value-type="float">
            <text:p>7187875</text:p>
          </table:table-cell>
          <table:table-cell table:style-name="ce3" office:value-type="float" office:value="44.41799704629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SEM INFORMACAO</text:p>
          </table:table-cell>
          <table:table-cell table:style-name="ce3" office:value-type="float" office:value="676724" calcext:value-type="float">
            <text:p>676724</text:p>
          </table:table-cell>
          <table:table-cell table:style-name="ce3" office:value-type="float" office:value="7183726" calcext:value-type="float">
            <text:p>7183726</text:p>
          </table:table-cell>
          <table:table-cell table:style-name="ce3" office:value-type="float" office:value="676713" calcext:value-type="float">
            <text:p>676713</text:p>
          </table:table-cell>
          <table:table-cell table:style-name="ce3" office:value-type="float" office:value="7183756" calcext:value-type="float">
            <text:p>7183756</text:p>
          </table:table-cell>
          <table:table-cell table:style-name="ce3" office:value-type="float" office:value="32.2021146104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table:number-columns-repeated="1013"/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SEM INFORMACAO</text:p>
          </table:table-cell>
          <table:table-cell table:style-name="ce3" office:value-type="float" office:value="676724" calcext:value-type="float">
            <text:p>676724</text:p>
          </table:table-cell>
          <table:table-cell table:style-name="ce3" office:value-type="float" office:value="7183726" calcext:value-type="float">
            <text:p>7183726</text:p>
          </table:table-cell>
          <table:table-cell table:style-name="ce3" office:value-type="float" office:value="676834" calcext:value-type="float">
            <text:p>676834</text:p>
          </table:table-cell>
          <table:table-cell table:style-name="ce3" office:value-type="float" office:value="7183506" calcext:value-type="float">
            <text:p>7183506</text:p>
          </table:table-cell>
          <table:table-cell table:style-name="ce3" office:value-type="float" office:value="246.28345362462" calcext:value-type="float">
            <text:p>246</text:p>
          </table:table-cell>
          <table:table-cell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  <table:table-cell table:number-columns-repeated="1013"/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SEM INFORMACAO</text:p>
          </table:table-cell>
          <table:table-cell table:style-name="ce3" office:value-type="float" office:value="676705" calcext:value-type="float">
            <text:p>676705</text:p>
          </table:table-cell>
          <table:table-cell table:style-name="ce3" office:value-type="float" office:value="7183795" calcext:value-type="float">
            <text:p>7183795</text:p>
          </table:table-cell>
          <table:table-cell table:style-name="ce3" office:value-type="float" office:value="676713" calcext:value-type="float">
            <text:p>676713</text:p>
          </table:table-cell>
          <table:table-cell table:style-name="ce3" office:value-type="float" office:value="7183756" calcext:value-type="float">
            <text:p>7183756</text:p>
          </table:table-cell>
          <table:table-cell table:style-name="ce3" office:value-type="float" office:value="39.10419497971" calcext:value-type="float">
            <text:p>3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number-columns-repeated="1013"/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SEM INFORMACAO</text:p>
          </table:table-cell>
          <table:table-cell table:style-name="ce3" office:value-type="float" office:value="676082" calcext:value-type="float">
            <text:p>676082</text:p>
          </table:table-cell>
          <table:table-cell table:style-name="ce3" office:value-type="float" office:value="7186313" calcext:value-type="float">
            <text:p>7186313</text:p>
          </table:table-cell>
          <table:table-cell table:style-name="ce3" office:value-type="float" office:value="677124" calcext:value-type="float">
            <text:p>677124</text:p>
          </table:table-cell>
          <table:table-cell table:style-name="ce3" office:value-type="float" office:value="7185206" calcext:value-type="float">
            <text:p>7185206</text:p>
          </table:table-cell>
          <table:table-cell table:style-name="ce3" office:value-type="float" office:value="2184.41511636087" calcext:value-type="float">
            <text:p>2184</text:p>
          </table:table-cell>
          <table:table-cell office:value-type="float" office:value="252" calcext:value-type="float">
            <text:p>252</text:p>
          </table:table-cell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SEM INFORMACAO</text:p>
          </table:table-cell>
          <table:table-cell table:style-name="ce3" office:value-type="float" office:value="677682" calcext:value-type="float">
            <text:p>677682</text:p>
          </table:table-cell>
          <table:table-cell table:style-name="ce3" office:value-type="float" office:value="7184973" calcext:value-type="float">
            <text:p>7184973</text:p>
          </table:table-cell>
          <table:table-cell table:style-name="ce3" office:value-type="float" office:value="677124" calcext:value-type="float">
            <text:p>677124</text:p>
          </table:table-cell>
          <table:table-cell table:style-name="ce3" office:value-type="float" office:value="7185206" calcext:value-type="float">
            <text:p>7185206</text:p>
          </table:table-cell>
          <table:table-cell table:style-name="ce3" office:value-type="float" office:value="723.85759650414" calcext:value-type="float">
            <text:p>724</text:p>
          </table:table-cell>
          <table:table-cell office:value-type="float" office:value="307" calcext:value-type="float">
            <text:p>307</text:p>
          </table:table-cell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SEM INFORMACAO</text:p>
          </table:table-cell>
          <table:table-cell table:style-name="ce3" office:value-type="float" office:value="679227" calcext:value-type="float">
            <text:p>679227</text:p>
          </table:table-cell>
          <table:table-cell table:style-name="ce3" office:value-type="float" office:value="7175242" calcext:value-type="float">
            <text:p>7175242</text:p>
          </table:table-cell>
          <table:table-cell table:style-name="ce3" office:value-type="float" office:value="679232" calcext:value-type="float">
            <text:p>679232</text:p>
          </table:table-cell>
          <table:table-cell table:style-name="ce3" office:value-type="float" office:value="7175263" calcext:value-type="float">
            <text:p>7175263</text:p>
          </table:table-cell>
          <table:table-cell table:style-name="ce3" office:value-type="float" office:value="22.20589043011" calcext:value-type="float">
            <text:p>22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1013"/>
        </table:table-row>
        <table:table-row table:style-name="ro1" table:number-rows-repeated="104821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arques_e_Bosques" table:style-name="ta2">
        <office:forms form:automatic-focus="false" form:apply-design-mode="false"/>
        <table:table-column table:style-name="co1" table:default-cell-style-name="ce2"/>
        <table:table-column table:style-name="co4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 PARQUE/BOSQU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V mais próx</text:p>
          </table:table-cell>
          <table:table-cell table:style-name="ce1" office:value-type="string" calcext:value-type="string">
            <text:p>Dist V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QUE DIADEMA</text:p>
          </table:table-cell>
          <table:table-cell table:style-name="ce3" office:value-type="float" office:value="665737" calcext:value-type="float">
            <text:p>665737</text:p>
          </table:table-cell>
          <table:table-cell table:style-name="ce3" office:value-type="float" office:value="7179633" calcext:value-type="float">
            <text:p>7179633</text:p>
          </table:table-cell>
          <table:table-cell office:value-type="float" office:value="12" calcext:value-type="float">
            <text:p>12</text:p>
          </table:table-cell>
          <table:table-cell office:value-type="float" office:value="2700.42978060901" calcext:value-type="float">
            <text:p>2700,42978060901</text:p>
          </table:table-cell>
          <table:table-cell/>
          <table:table-cell table:style-name="ce3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OSQUE DO TRABALHADOR</text:p>
          </table:table-cell>
          <table:table-cell table:style-name="ce3" office:value-type="float" office:value="669427" calcext:value-type="float">
            <text:p>669427</text:p>
          </table:table-cell>
          <table:table-cell table:style-name="ce3" office:value-type="float" office:value="7177454" calcext:value-type="float">
            <text:p>7177454</text:p>
          </table:table-cell>
          <table:table-cell office:value-type="float" office:value="33" calcext:value-type="float">
            <text:p>33</text:p>
          </table:table-cell>
          <table:table-cell office:value-type="float" office:value="503.724130849416" calcext:value-type="float">
            <text:p>503,724130849416</text:p>
          </table:table-cell>
          <table:table-cell table:number-columns-repeated="101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BOSQUE DO TRABALHADOR</text:p>
          </table:table-cell>
          <table:table-cell table:style-name="ce3" office:value-type="float" office:value="669548" calcext:value-type="float">
            <text:p>669548</text:p>
          </table:table-cell>
          <table:table-cell table:style-name="ce3" office:value-type="float" office:value="7177172" calcext:value-type="float">
            <text:p>7177172</text:p>
          </table:table-cell>
          <table:table-cell office:value-type="float" office:value="33" calcext:value-type="float">
            <text:p>33</text:p>
          </table:table-cell>
          <table:table-cell office:value-type="float" office:value="387.769261288205" calcext:value-type="float">
            <text:p>387,769261288205</text:p>
          </table:table-cell>
          <table:table-cell table:number-columns-repeated="101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BOSQUE REINHARD MAACK</text:p>
          </table:table-cell>
          <table:table-cell table:style-name="ce3" office:value-type="float" office:value="674859" calcext:value-type="float">
            <text:p>674859</text:p>
          </table:table-cell>
          <table:table-cell table:style-name="ce3" office:value-type="float" office:value="7179726" calcext:value-type="float">
            <text:p>7179726</text:p>
          </table:table-cell>
          <table:table-cell office:value-type="float" office:value="130" calcext:value-type="float">
            <text:p>130</text:p>
          </table:table-cell>
          <table:table-cell office:value-type="float" office:value="834.04616179202" calcext:value-type="float">
            <text:p>834,04616179202</text:p>
          </table:table-cell>
          <table:table-cell table:number-columns-repeated="101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PARQUE DO SEMEADOR</text:p>
          </table:table-cell>
          <table:table-cell table:style-name="ce3" office:value-type="float" office:value="675941" calcext:value-type="float">
            <text:p>675941</text:p>
          </table:table-cell>
          <table:table-cell table:style-name="ce3" office:value-type="float" office:value="7174251" calcext:value-type="float">
            <text:p>7174251</text:p>
          </table:table-cell>
          <table:table-cell office:value-type="float" office:value="254" calcext:value-type="float">
            <text:p>254</text:p>
          </table:table-cell>
          <table:table-cell office:value-type="float" office:value="1061.85921854076" calcext:value-type="float">
            <text:p>1061,85921854076</text:p>
          </table:table-cell>
          <table:table-cell table:number-columns-repeated="101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JARDIM BOTANICO</text:p>
          </table:table-cell>
          <table:table-cell table:style-name="ce3" office:value-type="float" office:value="677200" calcext:value-type="float">
            <text:p>677200</text:p>
          </table:table-cell>
          <table:table-cell table:style-name="ce3" office:value-type="float" office:value="7184958" calcext:value-type="float">
            <text:p>7184958</text:p>
          </table:table-cell>
          <table:table-cell office:value-type="float" office:value="289" calcext:value-type="float">
            <text:p>289</text:p>
          </table:table-cell>
          <table:table-cell office:value-type="float" office:value="259.383885389976" calcext:value-type="float">
            <text:p>259,383885389976</text:p>
          </table:table-cell>
          <table:table-cell table:number-columns-repeated="101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69837" calcext:value-type="float">
            <text:p>669837</text:p>
          </table:table-cell>
          <table:table-cell table:style-name="ce3" office:value-type="float" office:value="7186898" calcext:value-type="float">
            <text:p>7186898</text:p>
          </table:table-cell>
          <table:table-cell office:value-type="float" office:value="40" calcext:value-type="float">
            <text:p>40</text:p>
          </table:table-cell>
          <table:table-cell office:value-type="float" office:value="399.430845078344" calcext:value-type="float">
            <text:p>399,430845078344</text:p>
          </table:table-cell>
          <table:table-cell table:number-columns-repeated="101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PARQUE SAO LOURENCO</text:p>
          </table:table-cell>
          <table:table-cell table:style-name="ce3" office:value-type="float" office:value="674514" calcext:value-type="float">
            <text:p>674514</text:p>
          </table:table-cell>
          <table:table-cell table:style-name="ce3" office:value-type="float" office:value="7191331" calcext:value-type="float">
            <text:p>7191331</text:p>
          </table:table-cell>
          <table:table-cell office:value-type="float" office:value="145" calcext:value-type="float">
            <text:p>145</text:p>
          </table:table-cell>
          <table:table-cell office:value-type="float" office:value="249.839948767206" calcext:value-type="float">
            <text:p>249,839948767206</text:p>
          </table:table-cell>
          <table:table-cell table:number-columns-repeated="101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PARQUE TINGUI</text:p>
          </table:table-cell>
          <table:table-cell table:style-name="ce3" office:value-type="float" office:value="670601" calcext:value-type="float">
            <text:p>670601</text:p>
          </table:table-cell>
          <table:table-cell table:style-name="ce3" office:value-type="float" office:value="7189075" calcext:value-type="float">
            <text:p>7189075</text:p>
          </table:table-cell>
          <table:table-cell office:value-type="float" office:value="68" calcext:value-type="float">
            <text:p>68</text:p>
          </table:table-cell>
          <table:table-cell office:value-type="float" office:value="177.789201021884" calcext:value-type="float">
            <text:p>177,789201021884</text:p>
          </table:table-cell>
          <table:table-cell table:number-columns-repeated="101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PARQUE IGUACU</text:p>
          </table:table-cell>
          <table:table-cell table:style-name="ce3" office:value-type="float" office:value="678082" calcext:value-type="float">
            <text:p>678082</text:p>
          </table:table-cell>
          <table:table-cell table:style-name="ce3" office:value-type="float" office:value="7173505" calcext:value-type="float">
            <text:p>7173505</text:p>
          </table:table-cell>
          <table:table-cell office:value-type="float" office:value="332" calcext:value-type="float">
            <text:p>332</text:p>
          </table:table-cell>
          <table:table-cell office:value-type="float" office:value="2080.43120530336" calcext:value-type="float">
            <text:p>2080,43120530336</text:p>
          </table:table-cell>
          <table:table-cell table:number-columns-repeated="101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ARQUE ATUBA</text:p>
          </table:table-cell>
          <table:table-cell table:style-name="ce3" office:value-type="float" office:value="680507" calcext:value-type="float">
            <text:p>680507</text:p>
          </table:table-cell>
          <table:table-cell table:style-name="ce3" office:value-type="float" office:value="7191842" calcext:value-type="float">
            <text:p>7191842</text:p>
          </table:table-cell>
          <table:table-cell office:value-type="float" office:value="323" calcext:value-type="float">
            <text:p>323</text:p>
          </table:table-cell>
          <table:table-cell office:value-type="float" office:value="1916.257028689" calcext:value-type="float">
            <text:p>1916,257028689</text:p>
          </table:table-cell>
          <table:table-cell table:number-columns-repeated="101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ARQUE NASCENTE DO RIO BELEM</text:p>
          </table:table-cell>
          <table:table-cell table:style-name="ce3" office:value-type="float" office:value="674613" calcext:value-type="float">
            <text:p>674613</text:p>
          </table:table-cell>
          <table:table-cell table:style-name="ce3" office:value-type="float" office:value="7194869" calcext:value-type="float">
            <text:p>7194869</text:p>
          </table:table-cell>
          <table:table-cell office:value-type="float" office:value="150" calcext:value-type="float">
            <text:p>150</text:p>
          </table:table-cell>
          <table:table-cell office:value-type="float" office:value="95.8018788959799" calcext:value-type="float">
            <text:p>95,8018788959799</text:p>
          </table:table-cell>
          <table:table-cell table:number-columns-repeated="101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PARQUE TINGUI</text:p>
          </table:table-cell>
          <table:table-cell table:style-name="ce3" office:value-type="float" office:value="670561" calcext:value-type="float">
            <text:p>670561</text:p>
          </table:table-cell>
          <table:table-cell table:style-name="ce3" office:value-type="float" office:value="7190272" calcext:value-type="float">
            <text:p>7190272</text:p>
          </table:table-cell>
          <table:table-cell office:value-type="float" office:value="57" calcext:value-type="float">
            <text:p>57</text:p>
          </table:table-cell>
          <table:table-cell office:value-type="float" office:value="36.8917334913934" calcext:value-type="float">
            <text:p>36,8917334913934</text:p>
          </table:table-cell>
          <table:table-cell table:number-columns-repeated="101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PARQUE LINEAR CAJURU</text:p>
          </table:table-cell>
          <table:table-cell table:style-name="ce3" office:value-type="float" office:value="681890" calcext:value-type="float">
            <text:p>681890</text:p>
          </table:table-cell>
          <table:table-cell table:style-name="ce3" office:value-type="float" office:value="7182505" calcext:value-type="float">
            <text:p>7182505</text:p>
          </table:table-cell>
          <table:table-cell office:value-type="float" office:value="347" calcext:value-type="float">
            <text:p>347</text:p>
          </table:table-cell>
          <table:table-cell office:value-type="float" office:value="2719.99503676018" calcext:value-type="float">
            <text:p>2719,99503676018</text:p>
          </table:table-cell>
          <table:table-cell table:number-columns-repeated="101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PARQUE ITALIANO</text:p>
          </table:table-cell>
          <table:table-cell table:style-name="ce3" office:value-type="float" office:value="665418" calcext:value-type="float">
            <text:p>665418</text:p>
          </table:table-cell>
          <table:table-cell table:style-name="ce3" office:value-type="float" office:value="7189981" calcext:value-type="float">
            <text:p>7189981</text:p>
          </table:table-cell>
          <table:table-cell office:value-type="float" office:value="4" calcext:value-type="float">
            <text:p>4</text:p>
          </table:table-cell>
          <table:table-cell office:value-type="float" office:value="1920.80009371095" calcext:value-type="float">
            <text:p>1920,80009371095</text:p>
          </table:table-cell>
          <table:table-cell table:number-columns-repeated="101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PARQUE BARREIRINHA</text:p>
          </table:table-cell>
          <table:table-cell table:style-name="ce3" office:value-type="float" office:value="675133" calcext:value-type="float">
            <text:p>675133</text:p>
          </table:table-cell>
          <table:table-cell table:style-name="ce3" office:value-type="float" office:value="7193919" calcext:value-type="float">
            <text:p>7193919</text:p>
          </table:table-cell>
          <table:table-cell office:value-type="float" office:value="157" calcext:value-type="float">
            <text:p>157</text:p>
          </table:table-cell>
          <table:table-cell office:value-type="float" office:value="353.751325085857" calcext:value-type="float">
            <text:p>353,751325085857</text:p>
          </table:table-cell>
          <table:table-cell table:number-columns-repeated="101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BOSQUE DOUTOR MARTIM LUTERO</text:p>
          </table:table-cell>
          <table:table-cell table:style-name="ce3" office:value-type="float" office:value="676153" calcext:value-type="float">
            <text:p>676153</text:p>
          </table:table-cell>
          <table:table-cell table:style-name="ce3" office:value-type="float" office:value="7189943" calcext:value-type="float">
            <text:p>7189943</text:p>
          </table:table-cell>
          <table:table-cell office:value-type="float" office:value="251" calcext:value-type="float">
            <text:p>251</text:p>
          </table:table-cell>
          <table:table-cell office:value-type="float" office:value="244.393125926242" calcext:value-type="float">
            <text:p>244,393125926242</text:p>
          </table:table-cell>
          <table:table-cell table:number-columns-repeated="101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PARQUE LINEAR CAJURU</text:p>
          </table:table-cell>
          <table:table-cell table:style-name="ce3" office:value-type="float" office:value="681733" calcext:value-type="float">
            <text:p>681733</text:p>
          </table:table-cell>
          <table:table-cell table:style-name="ce3" office:value-type="float" office:value="7182984" calcext:value-type="float">
            <text:p>7182984</text:p>
          </table:table-cell>
          <table:table-cell office:value-type="float" office:value="347" calcext:value-type="float">
            <text:p>347</text:p>
          </table:table-cell>
          <table:table-cell office:value-type="float" office:value="2239.1080813574" calcext:value-type="float">
            <text:p>2239,1080813574</text:p>
          </table:table-cell>
          <table:table-cell table:number-columns-repeated="101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PARQUE IGUACU</text:p>
          </table:table-cell>
          <table:table-cell table:style-name="ce3" office:value-type="float" office:value="680955" calcext:value-type="float">
            <text:p>680955</text:p>
          </table:table-cell>
          <table:table-cell table:style-name="ce3" office:value-type="float" office:value="7178795" calcext:value-type="float">
            <text:p>7178795</text:p>
          </table:table-cell>
          <table:table-cell office:value-type="float" office:value="340" calcext:value-type="float">
            <text:p>340</text:p>
          </table:table-cell>
          <table:table-cell office:value-type="float" office:value="935.855223846082" calcext:value-type="float">
            <text:p>935,855223846082</text:p>
          </table:table-cell>
          <table:table-cell table:number-columns-repeated="101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69974" calcext:value-type="float">
            <text:p>669974</text:p>
          </table:table-cell>
          <table:table-cell table:style-name="ce3" office:value-type="float" office:value="7186581" calcext:value-type="float">
            <text:p>7186581</text:p>
          </table:table-cell>
          <table:table-cell office:value-type="float" office:value="25" calcext:value-type="float">
            <text:p>25</text:p>
          </table:table-cell>
          <table:table-cell office:value-type="float" office:value="415.927878363545" calcext:value-type="float">
            <text:p>415,927878363545</text:p>
          </table:table-cell>
          <table:table-cell table:number-columns-repeated="101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BOSQUE PROFESSOR ERWIN GROGER</text:p>
          </table:table-cell>
          <table:table-cell table:style-name="ce3" office:value-type="float" office:value="673643" calcext:value-type="float">
            <text:p>673643</text:p>
          </table:table-cell>
          <table:table-cell table:style-name="ce3" office:value-type="float" office:value="7191496" calcext:value-type="float">
            <text:p>7191496</text:p>
          </table:table-cell>
          <table:table-cell office:value-type="float" office:value="114" calcext:value-type="float">
            <text:p>114</text:p>
          </table:table-cell>
          <table:table-cell office:value-type="float" office:value="236.23928547132" calcext:value-type="float">
            <text:p>236,23928547132</text:p>
          </table:table-cell>
          <table:table-cell table:number-columns-repeated="101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PARQUE LINEAR CAJURU</text:p>
          </table:table-cell>
          <table:table-cell table:style-name="ce3" office:value-type="float" office:value="682174" calcext:value-type="float">
            <text:p>682174</text:p>
          </table:table-cell>
          <table:table-cell table:style-name="ce3" office:value-type="float" office:value="7181988" calcext:value-type="float">
            <text:p>7181988</text:p>
          </table:table-cell>
          <table:table-cell office:value-type="float" office:value="347" calcext:value-type="float">
            <text:p>347</text:p>
          </table:table-cell>
          <table:table-cell office:value-type="float" office:value="3307.91172796373" calcext:value-type="float">
            <text:p>3307,91172796373</text:p>
          </table:table-cell>
          <table:table-cell table:number-columns-repeated="101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PARQUE IGUACU</text:p>
          </table:table-cell>
          <table:table-cell table:style-name="ce3" office:value-type="float" office:value="680151" calcext:value-type="float">
            <text:p>680151</text:p>
          </table:table-cell>
          <table:table-cell table:style-name="ce3" office:value-type="float" office:value="7178124" calcext:value-type="float">
            <text:p>7178124</text:p>
          </table:table-cell>
          <table:table-cell office:value-type="float" office:value="340" calcext:value-type="float">
            <text:p>340</text:p>
          </table:table-cell>
          <table:table-cell office:value-type="float" office:value="211.286535302182" calcext:value-type="float">
            <text:p>211,286535302182</text:p>
          </table:table-cell>
          <table:table-cell table:number-columns-repeated="101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BOSQUE DE PORTUGAL</text:p>
          </table:table-cell>
          <table:table-cell table:style-name="ce3" office:value-type="float" office:value="677854" calcext:value-type="float">
            <text:p>677854</text:p>
          </table:table-cell>
          <table:table-cell table:style-name="ce3" office:value-type="float" office:value="7187865" calcext:value-type="float">
            <text:p>7187865</text:p>
          </table:table-cell>
          <table:table-cell office:value-type="float" office:value="275" calcext:value-type="float">
            <text:p>275</text:p>
          </table:table-cell>
          <table:table-cell office:value-type="float" office:value="1085.07787738945" calcext:value-type="float">
            <text:p>1085,07787738945</text:p>
          </table:table-cell>
          <table:table-cell table:number-columns-repeated="101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VELODROMO MUNICIPAL</text:p>
          </table:table-cell>
          <table:table-cell table:style-name="ce3" office:value-type="float" office:value="676898" calcext:value-type="float">
            <text:p>676898</text:p>
          </table:table-cell>
          <table:table-cell table:style-name="ce3" office:value-type="float" office:value="7184828" calcext:value-type="float">
            <text:p>7184828</text:p>
          </table:table-cell>
          <table:table-cell office:value-type="float" office:value="274" calcext:value-type="float">
            <text:p>274</text:p>
          </table:table-cell>
          <table:table-cell office:value-type="float" office:value="135.624481565829" calcext:value-type="float">
            <text:p>135,624481565829</text:p>
          </table:table-cell>
          <table:table-cell table:number-columns-repeated="101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PARQUE LAGO AZUL</text:p>
          </table:table-cell>
          <table:table-cell table:style-name="ce3" office:value-type="float" office:value="674042" calcext:value-type="float">
            <text:p>674042</text:p>
          </table:table-cell>
          <table:table-cell table:style-name="ce3" office:value-type="float" office:value="7170361" calcext:value-type="float">
            <text:p>7170361</text:p>
          </table:table-cell>
          <table:table-cell office:value-type="float" office:value="177" calcext:value-type="float">
            <text:p>177</text:p>
          </table:table-cell>
          <table:table-cell office:value-type="float" office:value="4776.21712236787" calcext:value-type="float">
            <text:p>4776,21712236787</text:p>
          </table:table-cell>
          <table:table-cell table:number-columns-repeated="101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BOSQUE IRMA CLEMENTINA</text:p>
          </table:table-cell>
          <table:table-cell table:style-name="ce3" office:value-type="float" office:value="679240" calcext:value-type="float">
            <text:p>679240</text:p>
          </table:table-cell>
          <table:table-cell table:style-name="ce3" office:value-type="float" office:value="7188292" calcext:value-type="float">
            <text:p>7188292</text:p>
          </table:table-cell>
          <table:table-cell office:value-type="float" office:value="336" calcext:value-type="float">
            <text:p>336</text:p>
          </table:table-cell>
          <table:table-cell office:value-type="float" office:value="2063.78148068055" calcext:value-type="float">
            <text:p>2063,78148068055</text:p>
          </table:table-cell>
          <table:table-cell table:number-columns-repeated="101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PARQUE TULIO VARGAS</text:p>
          </table:table-cell>
          <table:table-cell table:style-name="ce3" office:value-type="float" office:value="666021" calcext:value-type="float">
            <text:p>666021</text:p>
          </table:table-cell>
          <table:table-cell table:style-name="ce3" office:value-type="float" office:value="7183556" calcext:value-type="float">
            <text:p>7183556</text:p>
          </table:table-cell>
          <table:table-cell office:value-type="float" office:value="1" calcext:value-type="float">
            <text:p>1</text:p>
          </table:table-cell>
          <table:table-cell office:value-type="float" office:value="2897.62972099611" calcext:value-type="float">
            <text:p>2897,62972099611</text:p>
          </table:table-cell>
          <table:table-cell table:number-columns-repeated="101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PARQUE GENERAL IBERE DE MATTOS</text:p>
          </table:table-cell>
          <table:table-cell table:style-name="ce3" office:value-type="float" office:value="678058" calcext:value-type="float">
            <text:p>678058</text:p>
          </table:table-cell>
          <table:table-cell table:style-name="ce3" office:value-type="float" office:value="7190695" calcext:value-type="float">
            <text:p>7190695</text:p>
          </table:table-cell>
          <table:table-cell office:value-type="float" office:value="312" calcext:value-type="float">
            <text:p>312</text:p>
          </table:table-cell>
          <table:table-cell office:value-type="float" office:value="644.224339807182" calcext:value-type="float">
            <text:p>644,224339807182</text:p>
          </table:table-cell>
          <table:table-cell table:number-columns-repeated="101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PARQUE VISTA ALEGRE</text:p>
          </table:table-cell>
          <table:table-cell table:style-name="ce3" office:value-type="float" office:value="671497" calcext:value-type="float">
            <text:p>671497</text:p>
          </table:table-cell>
          <table:table-cell table:style-name="ce3" office:value-type="float" office:value="7189490" calcext:value-type="float">
            <text:p>7189490</text:p>
          </table:table-cell>
          <table:table-cell office:value-type="float" office:value="69" calcext:value-type="float">
            <text:p>69</text:p>
          </table:table-cell>
          <table:table-cell office:value-type="float" office:value="793.197327277393" calcext:value-type="float">
            <text:p>793,197327277393</text:p>
          </table:table-cell>
          <table:table-cell table:number-columns-repeated="101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BOSQUE ZANINELLI</text:p>
          </table:table-cell>
          <table:table-cell table:style-name="ce3" office:value-type="float" office:value="672705" calcext:value-type="float">
            <text:p>672705</text:p>
          </table:table-cell>
          <table:table-cell table:style-name="ce3" office:value-type="float" office:value="7190023" calcext:value-type="float">
            <text:p>7190023</text:p>
          </table:table-cell>
          <table:table-cell office:value-type="float" office:value="104" calcext:value-type="float">
            <text:p>104</text:p>
          </table:table-cell>
          <table:table-cell office:value-type="float" office:value="1234.46830660005" calcext:value-type="float">
            <text:p>1234,46830660005</text:p>
          </table:table-cell>
          <table:table-cell table:number-columns-repeated="101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PARQUE GUTIERREZ</text:p>
          </table:table-cell>
          <table:table-cell table:style-name="ce3" office:value-type="float" office:value="672190" calcext:value-type="float">
            <text:p>672190</text:p>
          </table:table-cell>
          <table:table-cell table:style-name="ce3" office:value-type="float" office:value="7188292" calcext:value-type="float">
            <text:p>7188292</text:p>
          </table:table-cell>
          <table:table-cell office:value-type="float" office:value="68" calcext:value-type="float">
            <text:p>68</text:p>
          </table:table-cell>
          <table:table-cell office:value-type="float" office:value="1755.56856886879" calcext:value-type="float">
            <text:p>1755,56856886879</text:p>
          </table:table-cell>
          <table:table-cell table:number-columns-repeated="101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BOSQUE DO PILARZINHO</text:p>
          </table:table-cell>
          <table:table-cell table:style-name="ce3" office:value-type="float" office:value="673286" calcext:value-type="float">
            <text:p>673286</text:p>
          </table:table-cell>
          <table:table-cell table:style-name="ce3" office:value-type="float" office:value="7190673" calcext:value-type="float">
            <text:p>7190673</text:p>
          </table:table-cell>
          <table:table-cell office:value-type="float" office:value="108" calcext:value-type="float">
            <text:p>108</text:p>
          </table:table-cell>
          <table:table-cell office:value-type="float" office:value="596.782204828529" calcext:value-type="float">
            <text:p>596,782204828529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PASSEIO PUBLICO</text:p>
          </table:table-cell>
          <table:table-cell table:style-name="ce3" office:value-type="float" office:value="674310" calcext:value-type="float">
            <text:p>674310</text:p>
          </table:table-cell>
          <table:table-cell table:style-name="ce3" office:value-type="float" office:value="7186840" calcext:value-type="float">
            <text:p>7186840</text:p>
          </table:table-cell>
          <table:table-cell office:value-type="float" office:value="134" calcext:value-type="float">
            <text:p>134</text:p>
          </table:table-cell>
          <table:table-cell office:value-type="float" office:value="146.996598600104" calcext:value-type="float">
            <text:p>146,996598600104</text:p>
          </table:table-cell>
          <table:table-cell table:number-columns-repeated="101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BOSQUE ITALIANO</text:p>
          </table:table-cell>
          <table:table-cell table:style-name="ce3" office:value-type="float" office:value="667657" calcext:value-type="float">
            <text:p>667657</text:p>
          </table:table-cell>
          <table:table-cell table:style-name="ce3" office:value-type="float" office:value="7188993" calcext:value-type="float">
            <text:p>7188993</text:p>
          </table:table-cell>
          <table:table-cell office:value-type="float" office:value="7" calcext:value-type="float">
            <text:p>7</text:p>
          </table:table-cell>
          <table:table-cell office:value-type="float" office:value="667.077206925855" calcext:value-type="float">
            <text:p>667,077206925855</text:p>
          </table:table-cell>
          <table:table-cell table:number-columns-repeated="101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PARQUE CAIUA</text:p>
          </table:table-cell>
          <table:table-cell table:style-name="ce3" office:value-type="float" office:value="665942" calcext:value-type="float">
            <text:p>665942</text:p>
          </table:table-cell>
          <table:table-cell table:style-name="ce3" office:value-type="float" office:value="7179879" calcext:value-type="float">
            <text:p>7179879</text:p>
          </table:table-cell>
          <table:table-cell office:value-type="float" office:value="12" calcext:value-type="float">
            <text:p>12</text:p>
          </table:table-cell>
          <table:table-cell office:value-type="float" office:value="2552.78749605211" calcext:value-type="float">
            <text:p>2552,78749605211</text:p>
          </table:table-cell>
          <table:table-cell table:number-columns-repeated="101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PARQUE CAIUA</text:p>
          </table:table-cell>
          <table:table-cell table:style-name="ce3" office:value-type="float" office:value="666157" calcext:value-type="float">
            <text:p>666157</text:p>
          </table:table-cell>
          <table:table-cell table:style-name="ce3" office:value-type="float" office:value="7179855" calcext:value-type="float">
            <text:p>7179855</text:p>
          </table:table-cell>
          <table:table-cell office:value-type="float" office:value="12" calcext:value-type="float">
            <text:p>12</text:p>
          </table:table-cell>
          <table:table-cell office:value-type="float" office:value="2339.44202749288" calcext:value-type="float">
            <text:p>2339,44202749288</text:p>
          </table:table-cell>
          <table:table-cell table:number-columns-repeated="101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PARQUE DIADEMA</text:p>
          </table:table-cell>
          <table:table-cell table:style-name="ce3" office:value-type="float" office:value="666138" calcext:value-type="float">
            <text:p>666138</text:p>
          </table:table-cell>
          <table:table-cell table:style-name="ce3" office:value-type="float" office:value="7179647" calcext:value-type="float">
            <text:p>7179647</text:p>
          </table:table-cell>
          <table:table-cell office:value-type="float" office:value="12" calcext:value-type="float">
            <text:p>12</text:p>
          </table:table-cell>
          <table:table-cell office:value-type="float" office:value="2308.28854348844" calcext:value-type="float">
            <text:p>2308,28854348844</text:p>
          </table:table-cell>
          <table:table-cell table:number-columns-repeated="101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BOSQUE SAO NICOLAU</text:p>
          </table:table-cell>
          <table:table-cell table:style-name="ce3" office:value-type="float" office:value="666114" calcext:value-type="float">
            <text:p>666114</text:p>
          </table:table-cell>
          <table:table-cell table:style-name="ce3" office:value-type="float" office:value="7178999" calcext:value-type="float">
            <text:p>7178999</text:p>
          </table:table-cell>
          <table:table-cell office:value-type="float" office:value="9" calcext:value-type="float">
            <text:p>9</text:p>
          </table:table-cell>
          <table:table-cell office:value-type="float" office:value="2228.69513392927" calcext:value-type="float">
            <text:p>2228,69513392927</text:p>
          </table:table-cell>
          <table:table-cell table:number-columns-repeated="101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PARQUE DOS TROPEIROS</text:p>
          </table:table-cell>
          <table:table-cell table:style-name="ce3" office:value-type="float" office:value="665459" calcext:value-type="float">
            <text:p>665459</text:p>
          </table:table-cell>
          <table:table-cell table:style-name="ce3" office:value-type="float" office:value="7179484" calcext:value-type="float">
            <text:p>7179484</text:p>
          </table:table-cell>
          <table:table-cell office:value-type="float" office:value="12" calcext:value-type="float">
            <text:p>12</text:p>
          </table:table-cell>
          <table:table-cell office:value-type="float" office:value="2956.96093988406" calcext:value-type="float">
            <text:p>2956,96093988406</text:p>
          </table:table-cell>
          <table:table-cell table:number-columns-repeated="101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BOSQUE DA FAZENDINHA</text:p>
          </table:table-cell>
          <table:table-cell table:style-name="ce3" office:value-type="float" office:value="668661" calcext:value-type="float">
            <text:p>668661</text:p>
          </table:table-cell>
          <table:table-cell table:style-name="ce3" office:value-type="float" office:value="7181375" calcext:value-type="float">
            <text:p>7181375</text:p>
          </table:table-cell>
          <table:table-cell office:value-type="float" office:value="31" calcext:value-type="float">
            <text:p>31</text:p>
          </table:table-cell>
          <table:table-cell office:value-type="float" office:value="1170.49263133093" calcext:value-type="float">
            <text:p>1170,49263133093</text:p>
          </table:table-cell>
          <table:table-cell table:number-columns-repeated="101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BOSQUE DO CAPAO DA IMBUIA</text:p>
          </table:table-cell>
          <table:table-cell table:style-name="ce3" office:value-type="float" office:value="679086" calcext:value-type="float">
            <text:p>679086</text:p>
          </table:table-cell>
          <table:table-cell table:style-name="ce3" office:value-type="float" office:value="7185620" calcext:value-type="float">
            <text:p>7185620</text:p>
          </table:table-cell>
          <table:table-cell office:value-type="float" office:value="329" calcext:value-type="float">
            <text:p>329</text:p>
          </table:table-cell>
          <table:table-cell office:value-type="float" office:value="512.020507401803" calcext:value-type="float">
            <text:p>512,020507401803</text:p>
          </table:table-cell>
          <table:table-cell table:number-columns-repeated="101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BOSQUE JOAO PAULO II</text:p>
          </table:table-cell>
          <table:table-cell table:style-name="ce3" office:value-type="float" office:value="674106" calcext:value-type="float">
            <text:p>674106</text:p>
          </table:table-cell>
          <table:table-cell table:style-name="ce3" office:value-type="float" office:value="7188601" calcext:value-type="float">
            <text:p>7188601</text:p>
          </table:table-cell>
          <table:table-cell office:value-type="float" office:value="122" calcext:value-type="float">
            <text:p>122</text:p>
          </table:table-cell>
          <table:table-cell office:value-type="float" office:value="296.978113671698" calcext:value-type="float">
            <text:p>296,978113671698</text:p>
          </table:table-cell>
          <table:table-cell table:number-columns-repeated="101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PARQUE PASSAUNA</text:p>
          </table:table-cell>
          <table:table-cell table:style-name="ce3" office:value-type="float" office:value="662775" calcext:value-type="float">
            <text:p>662775</text:p>
          </table:table-cell>
          <table:table-cell table:style-name="ce3" office:value-type="float" office:value="7183679" calcext:value-type="float">
            <text:p>7183679</text:p>
          </table:table-cell>
          <table:table-cell office:value-type="float" office:value="1" calcext:value-type="float">
            <text:p>1</text:p>
          </table:table-cell>
          <table:table-cell office:value-type="float" office:value="3974.12392861622" calcext:value-type="float">
            <text:p>3974,12392861622</text:p>
          </table:table-cell>
          <table:table-cell table:number-columns-repeated="101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PARQUE PASSAUNA</text:p>
          </table:table-cell>
          <table:table-cell table:style-name="ce3" office:value-type="float" office:value="663702" calcext:value-type="float">
            <text:p>663702</text:p>
          </table:table-cell>
          <table:table-cell table:style-name="ce3" office:value-type="float" office:value="7179704" calcext:value-type="float">
            <text:p>7179704</text:p>
          </table:table-cell>
          <table:table-cell office:value-type="float" office:value="9" calcext:value-type="float">
            <text:p>9</text:p>
          </table:table-cell>
          <table:table-cell office:value-type="float" office:value="4573.40627978753" calcext:value-type="float">
            <text:p>4573,40627978753</text:p>
          </table:table-cell>
          <table:table-cell table:number-columns-repeated="101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PARQUE MANE GARRINCHA</text:p>
          </table:table-cell>
          <table:table-cell table:style-name="ce3" office:value-type="float" office:value="667133" calcext:value-type="float">
            <text:p>667133</text:p>
          </table:table-cell>
          <table:table-cell table:style-name="ce3" office:value-type="float" office:value="7177538" calcext:value-type="float">
            <text:p>7177538</text:p>
          </table:table-cell>
          <table:table-cell office:value-type="float" office:value="9" calcext:value-type="float">
            <text:p>9</text:p>
          </table:table-cell>
          <table:table-cell office:value-type="float" office:value="529.365658123003" calcext:value-type="float">
            <text:p>529,365658123003</text:p>
          </table:table-cell>
          <table:table-cell table:number-columns-repeated="101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PARQUE IGUACU</text:p>
          </table:table-cell>
          <table:table-cell table:style-name="ce3" office:value-type="float" office:value="679922" calcext:value-type="float">
            <text:p>679922</text:p>
          </table:table-cell>
          <table:table-cell table:style-name="ce3" office:value-type="float" office:value="7176576" calcext:value-type="float">
            <text:p>7176576</text:p>
          </table:table-cell>
          <table:table-cell office:value-type="float" office:value="348" calcext:value-type="float">
            <text:p>348</text:p>
          </table:table-cell>
          <table:table-cell office:value-type="float" office:value="1414.51652517742" calcext:value-type="float">
            <text:p>1414,51652517742</text:p>
          </table:table-cell>
          <table:table-cell table:number-columns-repeated="101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PARQUE IGUACU</text:p>
          </table:table-cell>
          <table:table-cell table:style-name="ce3" office:value-type="float" office:value="678641" calcext:value-type="float">
            <text:p>678641</text:p>
          </table:table-cell>
          <table:table-cell table:style-name="ce3" office:value-type="float" office:value="7173814" calcext:value-type="float">
            <text:p>7173814</text:p>
          </table:table-cell>
          <table:table-cell office:value-type="float" office:value="332" calcext:value-type="float">
            <text:p>332</text:p>
          </table:table-cell>
          <table:table-cell office:value-type="float" office:value="1543.56081836771" calcext:value-type="float">
            <text:p>1543,56081836771</text:p>
          </table:table-cell>
          <table:table-cell table:number-columns-repeated="101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PARQUE DIADEMA</text:p>
          </table:table-cell>
          <table:table-cell table:style-name="ce3" office:value-type="float" office:value="666343" calcext:value-type="float">
            <text:p>666343</text:p>
          </table:table-cell>
          <table:table-cell table:style-name="ce3" office:value-type="float" office:value="7179641" calcext:value-type="float">
            <text:p>7179641</text:p>
          </table:table-cell>
          <table:table-cell office:value-type="float" office:value="12" calcext:value-type="float">
            <text:p>12</text:p>
          </table:table-cell>
          <table:table-cell office:value-type="float" office:value="2106.32784722607" calcext:value-type="float">
            <text:p>2106,32784722607</text:p>
          </table:table-cell>
          <table:table-cell table:number-columns-repeated="101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PARQUE LINEAR DO BARIGUI</text:p>
          </table:table-cell>
          <table:table-cell table:style-name="ce3" office:value-type="float" office:value="667314" calcext:value-type="float">
            <text:p>667314</text:p>
          </table:table-cell>
          <table:table-cell table:style-name="ce3" office:value-type="float" office:value="7180578" calcext:value-type="float">
            <text:p>7180578</text:p>
          </table:table-cell>
          <table:table-cell office:value-type="float" office:value="16" calcext:value-type="float">
            <text:p>16</text:p>
          </table:table-cell>
          <table:table-cell office:value-type="float" office:value="1645.45495228523" calcext:value-type="float">
            <text:p>1645,45495228523</text:p>
          </table:table-cell>
          <table:table-cell table:number-columns-repeated="101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PARQUE YBERE</text:p>
          </table:table-cell>
          <table:table-cell table:style-name="ce3" office:value-type="float" office:value="666132" calcext:value-type="float">
            <text:p>666132</text:p>
          </table:table-cell>
          <table:table-cell table:style-name="ce3" office:value-type="float" office:value="7168758" calcext:value-type="float">
            <text:p>7168758</text:p>
          </table:table-cell>
          <table:table-cell office:value-type="float" office:value="11" calcext:value-type="float">
            <text:p>11</text:p>
          </table:table-cell>
          <table:table-cell office:value-type="float" office:value="8318.11979957009" calcext:value-type="float">
            <text:p>8318,11979957009</text:p>
          </table:table-cell>
          <table:table-cell table:number-columns-repeated="101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PARQUE BARIGUI</text:p>
          </table:table-cell>
          <table:table-cell table:style-name="ce3" office:value-type="float" office:value="670394" calcext:value-type="float">
            <text:p>670394</text:p>
          </table:table-cell>
          <table:table-cell table:style-name="ce3" office:value-type="float" office:value="7187677" calcext:value-type="float">
            <text:p>7187677</text:p>
          </table:table-cell>
          <table:table-cell office:value-type="float" office:value="45" calcext:value-type="float">
            <text:p>45</text:p>
          </table:table-cell>
          <table:table-cell office:value-type="float" office:value="264.251773882409" calcext:value-type="float">
            <text:p>264,251773882409</text:p>
          </table:table-cell>
          <table:table-cell table:number-columns-repeated="101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PARQUE DAS PEDREIRAS</text:p>
          </table:table-cell>
          <table:table-cell table:style-name="ce3" office:value-type="float" office:value="673375" calcext:value-type="float">
            <text:p>673375</text:p>
          </table:table-cell>
          <table:table-cell table:style-name="ce3" office:value-type="float" office:value="7191429" calcext:value-type="float">
            <text:p>7191429</text:p>
          </table:table-cell>
          <table:table-cell office:value-type="float" office:value="114" calcext:value-type="float">
            <text:p>114</text:p>
          </table:table-cell>
          <table:table-cell office:value-type="float" office:value="251.753848034146" calcext:value-type="float">
            <text:p>251,753848034146</text:p>
          </table:table-cell>
          <table:table-cell table:number-columns-repeated="101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PARQUE TANGUA</text:p>
          </table:table-cell>
          <table:table-cell table:style-name="ce3" office:value-type="float" office:value="672631" calcext:value-type="float">
            <text:p>672631</text:p>
          </table:table-cell>
          <table:table-cell table:style-name="ce3" office:value-type="float" office:value="7191994" calcext:value-type="float">
            <text:p>7191994</text:p>
          </table:table-cell>
          <table:table-cell office:value-type="float" office:value="97" calcext:value-type="float">
            <text:p>97</text:p>
          </table:table-cell>
          <table:table-cell office:value-type="float" office:value="510.313629055701" calcext:value-type="float">
            <text:p>510,313629055701</text:p>
          </table:table-cell>
          <table:table-cell table:number-columns-repeated="101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BOSQUE ALEMAO</text:p>
          </table:table-cell>
          <table:table-cell table:style-name="ce3" office:value-type="float" office:value="672393" calcext:value-type="float">
            <text:p>672393</text:p>
          </table:table-cell>
          <table:table-cell table:style-name="ce3" office:value-type="float" office:value="7189073" calcext:value-type="float">
            <text:p>7189073</text:p>
          </table:table-cell>
          <table:table-cell office:value-type="float" office:value="122" calcext:value-type="float">
            <text:p>122</text:p>
          </table:table-cell>
          <table:table-cell office:value-type="float" office:value="1643.55863905125" calcext:value-type="float">
            <text:p>1643,55863905125</text:p>
          </table:table-cell>
          <table:table-cell table:number-columns-repeated="101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SETOR ESPORTIVO PELADEIROS</text:p>
          </table:table-cell>
          <table:table-cell table:style-name="ce3" office:value-type="float" office:value="681898" calcext:value-type="float">
            <text:p>681898</text:p>
          </table:table-cell>
          <table:table-cell table:style-name="ce3" office:value-type="float" office:value="7180716" calcext:value-type="float">
            <text:p>7180716</text:p>
          </table:table-cell>
          <table:table-cell office:value-type="float" office:value="338" calcext:value-type="float">
            <text:p>338</text:p>
          </table:table-cell>
          <table:table-cell office:value-type="float" office:value="2740.86500944501" calcext:value-type="float">
            <text:p>2740,86500944501</text:p>
          </table:table-cell>
          <table:table-cell table:number-columns-repeated="101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PARQUE LINEAR CAJURU</text:p>
          </table:table-cell>
          <table:table-cell table:style-name="ce3" office:value-type="float" office:value="681298" calcext:value-type="float">
            <text:p>681298</text:p>
          </table:table-cell>
          <table:table-cell table:style-name="ce3" office:value-type="float" office:value="7183855" calcext:value-type="float">
            <text:p>7183855</text:p>
          </table:table-cell>
          <table:table-cell office:value-type="float" office:value="347" calcext:value-type="float">
            <text:p>347</text:p>
          </table:table-cell>
          <table:table-cell office:value-type="float" office:value="1296.19635858152" calcext:value-type="float">
            <text:p>1296,19635858152</text:p>
          </table:table-cell>
          <table:table-cell table:number-columns-repeated="101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PARQUE IGUACU</text:p>
          </table:table-cell>
          <table:table-cell table:style-name="ce3" office:value-type="float" office:value="679373" calcext:value-type="float">
            <text:p>679373</text:p>
          </table:table-cell>
          <table:table-cell table:style-name="ce3" office:value-type="float" office:value="7176851" calcext:value-type="float">
            <text:p>7176851</text:p>
          </table:table-cell>
          <table:table-cell office:value-type="float" office:value="313" calcext:value-type="float">
            <text:p>313</text:p>
          </table:table-cell>
          <table:table-cell office:value-type="float" office:value="1418.50801901152" calcext:value-type="float">
            <text:p>1418,50801901152</text:p>
          </table:table-cell>
          <table:table-cell table:number-columns-repeated="101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PARQUE CAMBUI</text:p>
          </table:table-cell>
          <table:table-cell table:style-name="ce3" office:value-type="float" office:value="667751" calcext:value-type="float">
            <text:p>667751</text:p>
          </table:table-cell>
          <table:table-cell table:style-name="ce3" office:value-type="float" office:value="7180954" calcext:value-type="float">
            <text:p>7180954</text:p>
          </table:table-cell>
          <table:table-cell office:value-type="float" office:value="22" calcext:value-type="float">
            <text:p>22</text:p>
          </table:table-cell>
          <table:table-cell office:value-type="float" office:value="1492.28851097903" calcext:value-type="float">
            <text:p>1492,28851097903</text:p>
          </table:table-cell>
          <table:table-cell table:number-columns-repeated="101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JARDIM ZOOLOGICO</text:p>
          </table:table-cell>
          <table:table-cell table:style-name="ce3" office:value-type="float" office:value="677293" calcext:value-type="float">
            <text:p>677293</text:p>
          </table:table-cell>
          <table:table-cell table:style-name="ce3" office:value-type="float" office:value="7171883" calcext:value-type="float">
            <text:p>7171883</text:p>
          </table:table-cell>
          <table:table-cell office:value-type="float" office:value="281" calcext:value-type="float">
            <text:p>281</text:p>
          </table:table-cell>
          <table:table-cell office:value-type="float" office:value="3610.24237413501" calcext:value-type="float">
            <text:p>3610,24237413501</text:p>
          </table:table-cell>
          <table:table-cell table:number-columns-repeated="101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PARQUE GUAIRACA</text:p>
          </table:table-cell>
          <table:table-cell table:style-name="ce3" office:value-type="float" office:value="668146" calcext:value-type="float">
            <text:p>668146</text:p>
          </table:table-cell>
          <table:table-cell table:style-name="ce3" office:value-type="float" office:value="7181506" calcext:value-type="float">
            <text:p>7181506</text:p>
          </table:table-cell>
          <table:table-cell office:value-type="float" office:value="22" calcext:value-type="float">
            <text:p>22</text:p>
          </table:table-cell>
          <table:table-cell office:value-type="float" office:value="1627.52388615344" calcext:value-type="float">
            <text:p>1627,52388615344</text:p>
          </table:table-cell>
          <table:table-cell table:number-columns-repeated="101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PARQUE TANGUA</text:p>
          </table:table-cell>
          <table:table-cell table:style-name="ce3" office:value-type="float" office:value="672977" calcext:value-type="float">
            <text:p>672977</text:p>
          </table:table-cell>
          <table:table-cell table:style-name="ce3" office:value-type="float" office:value="7192027" calcext:value-type="float">
            <text:p>7192027</text:p>
          </table:table-cell>
          <table:table-cell office:value-type="float" office:value="106" calcext:value-type="float">
            <text:p>106</text:p>
          </table:table-cell>
          <table:table-cell office:value-type="float" office:value="760.347946666525" calcext:value-type="float">
            <text:p>760,347946666525</text:p>
          </table:table-cell>
          <table:table-cell table:number-columns-repeated="101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PARQUE CAIUA</text:p>
          </table:table-cell>
          <table:table-cell table:style-name="ce3" office:value-type="float" office:value="665731" calcext:value-type="float">
            <text:p>665731</text:p>
          </table:table-cell>
          <table:table-cell table:style-name="ce3" office:value-type="float" office:value="7179982" calcext:value-type="float">
            <text:p>7179982</text:p>
          </table:table-cell>
          <table:table-cell office:value-type="float" office:value="12" calcext:value-type="float">
            <text:p>12</text:p>
          </table:table-cell>
          <table:table-cell office:value-type="float" office:value="2783.96587622765" calcext:value-type="float">
            <text:p>2783,96587622765</text:p>
          </table:table-cell>
          <table:table-cell table:number-columns-repeated="101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BOSQUE DO PILARZINHO</text:p>
          </table:table-cell>
          <table:table-cell table:style-name="ce3" office:value-type="float" office:value="673725" calcext:value-type="float">
            <text:p>673725</text:p>
          </table:table-cell>
          <table:table-cell table:style-name="ce3" office:value-type="float" office:value="7190361" calcext:value-type="float">
            <text:p>7190361</text:p>
          </table:table-cell>
          <table:table-cell office:value-type="float" office:value="124" calcext:value-type="float">
            <text:p>124</text:p>
          </table:table-cell>
          <table:table-cell office:value-type="float" office:value="336.928775856263" calcext:value-type="float">
            <text:p>336,928775856263</text:p>
          </table:table-cell>
          <table:table-cell table:number-columns-repeated="101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BOSQUE DO PILARZINHO</text:p>
          </table:table-cell>
          <table:table-cell table:style-name="ce3" office:value-type="float" office:value="673576" calcext:value-type="float">
            <text:p>673576</text:p>
          </table:table-cell>
          <table:table-cell table:style-name="ce3" office:value-type="float" office:value="7190489" calcext:value-type="float">
            <text:p>7190489</text:p>
          </table:table-cell>
          <table:table-cell office:value-type="float" office:value="124" calcext:value-type="float">
            <text:p>124</text:p>
          </table:table-cell>
          <table:table-cell office:value-type="float" office:value="511.030331780805" calcext:value-type="float">
            <text:p>511,030331780805</text:p>
          </table:table-cell>
          <table:table-cell table:number-columns-repeated="101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PARQUE GUAIRACA</text:p>
          </table:table-cell>
          <table:table-cell table:style-name="ce3" office:value-type="float" office:value="668546" calcext:value-type="float">
            <text:p>668546</text:p>
          </table:table-cell>
          <table:table-cell table:style-name="ce3" office:value-type="float" office:value="7181747" calcext:value-type="float">
            <text:p>7181747</text:p>
          </table:table-cell>
          <table:table-cell office:value-type="float" office:value="31" calcext:value-type="float">
            <text:p>31</text:p>
          </table:table-cell>
          <table:table-cell office:value-type="float" office:value="1410.67501572829" calcext:value-type="float">
            <text:p>1410,67501572829</text:p>
          </table:table-cell>
          <table:table-cell table:number-columns-repeated="101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PARQUE GUAIRACA</text:p>
          </table:table-cell>
          <table:table-cell table:style-name="ce3" office:value-type="float" office:value="668593" calcext:value-type="float">
            <text:p>668593</text:p>
          </table:table-cell>
          <table:table-cell table:style-name="ce3" office:value-type="float" office:value="7181647" calcext:value-type="float">
            <text:p>7181647</text:p>
          </table:table-cell>
          <table:table-cell office:value-type="float" office:value="31" calcext:value-type="float">
            <text:p>31</text:p>
          </table:table-cell>
          <table:table-cell office:value-type="float" office:value="1324.58484061988" calcext:value-type="float">
            <text:p>1324,58484061988</text:p>
          </table:table-cell>
          <table:table-cell table:number-columns-repeated="101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BOSQUE DOS MUNDIAIS</text:p>
          </table:table-cell>
          <table:table-cell table:style-name="ce3" office:value-type="float" office:value="670649" calcext:value-type="float">
            <text:p>670649</text:p>
          </table:table-cell>
          <table:table-cell table:style-name="ce3" office:value-type="float" office:value="7180677" calcext:value-type="float">
            <text:p>7180677</text:p>
          </table:table-cell>
          <table:table-cell office:value-type="float" office:value="61" calcext:value-type="float">
            <text:p>61</text:p>
          </table:table-cell>
          <table:table-cell office:value-type="float" office:value="664.19274311001" calcext:value-type="float">
            <text:p>664,19274311001</text:p>
          </table:table-cell>
          <table:table-cell table:number-columns-repeated="101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BOSQUE 300 ANOS</text:p>
          </table:table-cell>
          <table:table-cell table:style-name="ce3" office:value-type="float" office:value="673864" calcext:value-type="float">
            <text:p>673864</text:p>
          </table:table-cell>
          <table:table-cell table:style-name="ce3" office:value-type="float" office:value="7173580" calcext:value-type="float">
            <text:p>7173580</text:p>
          </table:table-cell>
          <table:table-cell office:value-type="float" office:value="177" calcext:value-type="float">
            <text:p>177</text:p>
          </table:table-cell>
          <table:table-cell office:value-type="float" office:value="1867.86750065416" calcext:value-type="float">
            <text:p>1867,86750065416</text:p>
          </table:table-cell>
          <table:table-cell table:number-columns-repeated="101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BOSQUE GOMM</text:p>
          </table:table-cell>
          <table:table-cell table:style-name="ce3" office:value-type="float" office:value="671891" calcext:value-type="float">
            <text:p>671891</text:p>
          </table:table-cell>
          <table:table-cell table:style-name="ce3" office:value-type="float" office:value="7185027" calcext:value-type="float">
            <text:p>7185027</text:p>
          </table:table-cell>
          <table:table-cell office:value-type="float" office:value="86" calcext:value-type="float">
            <text:p>86</text:p>
          </table:table-cell>
          <table:table-cell office:value-type="float" office:value="494.986868512691" calcext:value-type="float">
            <text:p>494,986868512691</text:p>
          </table:table-cell>
          <table:table-cell table:number-columns-repeated="101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PARQUE MAIRI</text:p>
          </table:table-cell>
          <table:table-cell table:style-name="ce3" office:value-type="float" office:value="667424" calcext:value-type="float">
            <text:p>667424</text:p>
          </table:table-cell>
          <table:table-cell table:style-name="ce3" office:value-type="float" office:value="7180922" calcext:value-type="float">
            <text:p>7180922</text:p>
          </table:table-cell>
          <table:table-cell office:value-type="float" office:value="20" calcext:value-type="float">
            <text:p>20</text:p>
          </table:table-cell>
          <table:table-cell office:value-type="float" office:value="1744.342282925" calcext:value-type="float">
            <text:p>1744,342282925</text:p>
          </table:table-cell>
          <table:table-cell table:number-columns-repeated="101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PARQUE MANE GARRINCHA</text:p>
          </table:table-cell>
          <table:table-cell table:style-name="ce3" office:value-type="float" office:value="667260" calcext:value-type="float">
            <text:p>667260</text:p>
          </table:table-cell>
          <table:table-cell table:style-name="ce3" office:value-type="float" office:value="7178312" calcext:value-type="float">
            <text:p>7178312</text:p>
          </table:table-cell>
          <table:table-cell office:value-type="float" office:value="9" calcext:value-type="float">
            <text:p>9</text:p>
          </table:table-cell>
          <table:table-cell office:value-type="float" office:value="1013.89792385624" calcext:value-type="float">
            <text:p>1013,89792385624</text:p>
          </table:table-cell>
          <table:table-cell table:number-columns-repeated="101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PARQUE LINEAR DO BARIGUI</text:p>
          </table:table-cell>
          <table:table-cell table:style-name="ce3" office:value-type="float" office:value="667263" calcext:value-type="float">
            <text:p>667263</text:p>
          </table:table-cell>
          <table:table-cell table:style-name="ce3" office:value-type="float" office:value="7179822" calcext:value-type="float">
            <text:p>7179822</text:p>
          </table:table-cell>
          <table:table-cell office:value-type="float" office:value="12" calcext:value-type="float">
            <text:p>12</text:p>
          </table:table-cell>
          <table:table-cell office:value-type="float" office:value="1299.20975981556" calcext:value-type="float">
            <text:p>1299,20975981556</text:p>
          </table:table-cell>
          <table:table-cell table:number-columns-repeated="101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PARQUE IGUACU</text:p>
          </table:table-cell>
          <table:table-cell table:style-name="ce3" office:value-type="float" office:value="680830" calcext:value-type="float">
            <text:p>680830</text:p>
          </table:table-cell>
          <table:table-cell table:style-name="ce3" office:value-type="float" office:value="7177806" calcext:value-type="float">
            <text:p>7177806</text:p>
          </table:table-cell>
          <table:table-cell office:value-type="float" office:value="348" calcext:value-type="float">
            <text:p>348</text:p>
          </table:table-cell>
          <table:table-cell office:value-type="float" office:value="464.956987257961" calcext:value-type="float">
            <text:p>464,956987257961</text:p>
          </table:table-cell>
          <table:table-cell table:number-columns-repeated="101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tices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V</text:p>
          </table:table-cell>
          <table:table-cell table:style-name="ce4" table:number-columns-repeated="1021"/>
        </table:table-row>
        <table:table-row table:style-name="ro1">
          <table:table-cell office:value-type="float" office:value="665644" calcext:value-type="float">
            <text:p>665644</text:p>
          </table:table-cell>
          <table:table-cell office:value-type="float" office:value="7186429" calcext:value-type="float">
            <text:p>718642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665899" calcext:value-type="float">
            <text:p>665899</text:p>
          </table:table-cell>
          <table:table-cell office:value-type="float" office:value="7187165" calcext:value-type="float">
            <text:p>718716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65899" calcext:value-type="float">
            <text:p>665899</text:p>
          </table:table-cell>
          <table:table-cell office:value-type="float" office:value="7187165" calcext:value-type="float">
            <text:p>718716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66170" calcext:value-type="float">
            <text:p>666170</text:p>
          </table:table-cell>
          <table:table-cell office:value-type="float" office:value="7187662" calcext:value-type="float">
            <text:p>718766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66170" calcext:value-type="float">
            <text:p>666170</text:p>
          </table:table-cell>
          <table:table-cell office:value-type="float" office:value="7187662" calcext:value-type="float">
            <text:p>718766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66170" calcext:value-type="float">
            <text:p>666170</text:p>
          </table:table-cell>
          <table:table-cell office:value-type="float" office:value="7187662" calcext:value-type="float">
            <text:p>718766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66955" calcext:value-type="float">
            <text:p>666955</text:p>
          </table:table-cell>
          <table:table-cell office:value-type="float" office:value="7188829" calcext:value-type="float">
            <text:p>7188829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66955" calcext:value-type="float">
            <text:p>666955</text:p>
          </table:table-cell>
          <table:table-cell office:value-type="float" office:value="7188829" calcext:value-type="float">
            <text:p>7188829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67065" calcext:value-type="float">
            <text:p>667065</text:p>
          </table:table-cell>
          <table:table-cell office:value-type="float" office:value="7188147" calcext:value-type="float">
            <text:p>7188147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67065" calcext:value-type="float">
            <text:p>667065</text:p>
          </table:table-cell>
          <table:table-cell office:value-type="float" office:value="7188147" calcext:value-type="float">
            <text:p>7188147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67572" calcext:value-type="float">
            <text:p>667572</text:p>
          </table:table-cell>
          <table:table-cell office:value-type="float" office:value="7190588" calcext:value-type="float">
            <text:p>7190588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667572" calcext:value-type="float">
            <text:p>667572</text:p>
          </table:table-cell>
          <table:table-cell office:value-type="float" office:value="7190588" calcext:value-type="float">
            <text:p>7190588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667593" calcext:value-type="float">
            <text:p>667593</text:p>
          </table:table-cell>
          <table:table-cell office:value-type="float" office:value="7189657" calcext:value-type="float">
            <text:p>7189657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667593" calcext:value-type="float">
            <text:p>667593</text:p>
          </table:table-cell>
          <table:table-cell office:value-type="float" office:value="7189657" calcext:value-type="float">
            <text:p>7189657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667625" calcext:value-type="float">
            <text:p>667625</text:p>
          </table:table-cell>
          <table:table-cell office:value-type="float" office:value="7188154" calcext:value-type="float">
            <text:p>718815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667625" calcext:value-type="float">
            <text:p>667625</text:p>
          </table:table-cell>
          <table:table-cell office:value-type="float" office:value="7188154" calcext:value-type="float">
            <text:p>718815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667635" calcext:value-type="float">
            <text:p>667635</text:p>
          </table:table-cell>
          <table:table-cell office:value-type="float" office:value="7177370" calcext:value-type="float">
            <text:p>7177370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667635" calcext:value-type="float">
            <text:p>667635</text:p>
          </table:table-cell>
          <table:table-cell office:value-type="float" office:value="7177370" calcext:value-type="float">
            <text:p>7177370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667973" calcext:value-type="float">
            <text:p>667973</text:p>
          </table:table-cell>
          <table:table-cell office:value-type="float" office:value="7188136" calcext:value-type="float">
            <text:p>7188136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667973" calcext:value-type="float">
            <text:p>667973</text:p>
          </table:table-cell>
          <table:table-cell office:value-type="float" office:value="7188136" calcext:value-type="float">
            <text:p>7188136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668306" calcext:value-type="float">
            <text:p>668306</text:p>
          </table:table-cell>
          <table:table-cell office:value-type="float" office:value="7176787" calcext:value-type="float">
            <text:p>7176787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668306" calcext:value-type="float">
            <text:p>668306</text:p>
          </table:table-cell>
          <table:table-cell office:value-type="float" office:value="7176787" calcext:value-type="float">
            <text:p>7176787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668402" calcext:value-type="float">
            <text:p>668402</text:p>
          </table:table-cell>
          <table:table-cell office:value-type="float" office:value="7179197" calcext:value-type="float">
            <text:p>717919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668402" calcext:value-type="float">
            <text:p>668402</text:p>
          </table:table-cell>
          <table:table-cell office:value-type="float" office:value="7179197" calcext:value-type="float">
            <text:p>717919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668613" calcext:value-type="float">
            <text:p>668613</text:p>
          </table:table-cell>
          <table:table-cell office:value-type="float" office:value="7187401" calcext:value-type="float">
            <text:p>718740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668613" calcext:value-type="float">
            <text:p>668613</text:p>
          </table:table-cell>
          <table:table-cell office:value-type="float" office:value="7187401" calcext:value-type="float">
            <text:p>718740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668615" calcext:value-type="float">
            <text:p>668615</text:p>
          </table:table-cell>
          <table:table-cell office:value-type="float" office:value="7187460" calcext:value-type="float">
            <text:p>7187460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668615" calcext:value-type="float">
            <text:p>668615</text:p>
          </table:table-cell>
          <table:table-cell office:value-type="float" office:value="7187460" calcext:value-type="float">
            <text:p>7187460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668686" calcext:value-type="float">
            <text:p>668686</text:p>
          </table:table-cell>
          <table:table-cell office:value-type="float" office:value="7179626" calcext:value-type="float">
            <text:p>7179626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68686" calcext:value-type="float">
            <text:p>668686</text:p>
          </table:table-cell>
          <table:table-cell office:value-type="float" office:value="7179626" calcext:value-type="float">
            <text:p>7179626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68686" calcext:value-type="float">
            <text:p>668686</text:p>
          </table:table-cell>
          <table:table-cell office:value-type="float" office:value="7179626" calcext:value-type="float">
            <text:p>7179626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68705" calcext:value-type="float">
            <text:p>668705</text:p>
          </table:table-cell>
          <table:table-cell office:value-type="float" office:value="7179699" calcext:value-type="float">
            <text:p>7179699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668705" calcext:value-type="float">
            <text:p>668705</text:p>
          </table:table-cell>
          <table:table-cell office:value-type="float" office:value="7179699" calcext:value-type="float">
            <text:p>7179699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668765" calcext:value-type="float">
            <text:p>668765</text:p>
          </table:table-cell>
          <table:table-cell office:value-type="float" office:value="7178034" calcext:value-type="float">
            <text:p>7178034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668826" calcext:value-type="float">
            <text:p>668826</text:p>
          </table:table-cell>
          <table:table-cell office:value-type="float" office:value="7179878" calcext:value-type="float">
            <text:p>7179878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668826" calcext:value-type="float">
            <text:p>668826</text:p>
          </table:table-cell>
          <table:table-cell office:value-type="float" office:value="7179878" calcext:value-type="float">
            <text:p>7179878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668880" calcext:value-type="float">
            <text:p>668880</text:p>
          </table:table-cell>
          <table:table-cell office:value-type="float" office:value="7191318" calcext:value-type="float">
            <text:p>7191318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68880" calcext:value-type="float">
            <text:p>668880</text:p>
          </table:table-cell>
          <table:table-cell office:value-type="float" office:value="7191318" calcext:value-type="float">
            <text:p>7191318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68885" calcext:value-type="float">
            <text:p>668885</text:p>
          </table:table-cell>
          <table:table-cell office:value-type="float" office:value="7179969" calcext:value-type="float">
            <text:p>7179969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668885" calcext:value-type="float">
            <text:p>668885</text:p>
          </table:table-cell>
          <table:table-cell office:value-type="float" office:value="7179969" calcext:value-type="float">
            <text:p>7179969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668906" calcext:value-type="float">
            <text:p>668906</text:p>
          </table:table-cell>
          <table:table-cell office:value-type="float" office:value="7179197" calcext:value-type="float">
            <text:p>7179197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668906" calcext:value-type="float">
            <text:p>668906</text:p>
          </table:table-cell>
          <table:table-cell office:value-type="float" office:value="7179197" calcext:value-type="float">
            <text:p>7179197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668981" calcext:value-type="float">
            <text:p>668981</text:p>
          </table:table-cell>
          <table:table-cell office:value-type="float" office:value="7180109" calcext:value-type="float">
            <text:p>718010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668981" calcext:value-type="float">
            <text:p>668981</text:p>
          </table:table-cell>
          <table:table-cell office:value-type="float" office:value="7180109" calcext:value-type="float">
            <text:p>718010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669406" calcext:value-type="float">
            <text:p>669406</text:p>
          </table:table-cell>
          <table:table-cell office:value-type="float" office:value="7178242" calcext:value-type="float">
            <text:p>7178242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669406" calcext:value-type="float">
            <text:p>669406</text:p>
          </table:table-cell>
          <table:table-cell office:value-type="float" office:value="7178242" calcext:value-type="float">
            <text:p>7178242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669406" calcext:value-type="float">
            <text:p>669406</text:p>
          </table:table-cell>
          <table:table-cell office:value-type="float" office:value="7178242" calcext:value-type="float">
            <text:p>7178242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669406" calcext:value-type="float">
            <text:p>669406</text:p>
          </table:table-cell>
          <table:table-cell office:value-type="float" office:value="7178242" calcext:value-type="float">
            <text:p>7178242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669433" calcext:value-type="float">
            <text:p>669433</text:p>
          </table:table-cell>
          <table:table-cell office:value-type="float" office:value="7178275" calcext:value-type="float">
            <text:p>717827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669433" calcext:value-type="float">
            <text:p>669433</text:p>
          </table:table-cell>
          <table:table-cell office:value-type="float" office:value="7178275" calcext:value-type="float">
            <text:p>717827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669560" calcext:value-type="float">
            <text:p>669560</text:p>
          </table:table-cell>
          <table:table-cell office:value-type="float" office:value="7186541" calcext:value-type="float">
            <text:p>7186541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669560" calcext:value-type="float">
            <text:p>669560</text:p>
          </table:table-cell>
          <table:table-cell office:value-type="float" office:value="7186541" calcext:value-type="float">
            <text:p>7186541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669674" calcext:value-type="float">
            <text:p>669674</text:p>
          </table:table-cell>
          <table:table-cell office:value-type="float" office:value="7186261" calcext:value-type="float">
            <text:p>7186261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669674" calcext:value-type="float">
            <text:p>669674</text:p>
          </table:table-cell>
          <table:table-cell office:value-type="float" office:value="7186261" calcext:value-type="float">
            <text:p>7186261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669681" calcext:value-type="float">
            <text:p>669681</text:p>
          </table:table-cell>
          <table:table-cell office:value-type="float" office:value="7186267" calcext:value-type="float">
            <text:p>7186267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669681" calcext:value-type="float">
            <text:p>669681</text:p>
          </table:table-cell>
          <table:table-cell office:value-type="float" office:value="7186267" calcext:value-type="float">
            <text:p>7186267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669719" calcext:value-type="float">
            <text:p>669719</text:p>
          </table:table-cell>
          <table:table-cell office:value-type="float" office:value="7186146" calcext:value-type="float">
            <text:p>718614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669719" calcext:value-type="float">
            <text:p>669719</text:p>
          </table:table-cell>
          <table:table-cell office:value-type="float" office:value="7186146" calcext:value-type="float">
            <text:p>718614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669722" calcext:value-type="float">
            <text:p>669722</text:p>
          </table:table-cell>
          <table:table-cell office:value-type="float" office:value="7186188" calcext:value-type="float">
            <text:p>718618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669722" calcext:value-type="float">
            <text:p>669722</text:p>
          </table:table-cell>
          <table:table-cell office:value-type="float" office:value="7186188" calcext:value-type="float">
            <text:p>718618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669722" calcext:value-type="float">
            <text:p>669722</text:p>
          </table:table-cell>
          <table:table-cell office:value-type="float" office:value="7186188" calcext:value-type="float">
            <text:p>718618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669723" calcext:value-type="float">
            <text:p>669723</text:p>
          </table:table-cell>
          <table:table-cell office:value-type="float" office:value="7186196" calcext:value-type="float">
            <text:p>7186196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669723" calcext:value-type="float">
            <text:p>669723</text:p>
          </table:table-cell>
          <table:table-cell office:value-type="float" office:value="7186196" calcext:value-type="float">
            <text:p>7186196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669798" calcext:value-type="float">
            <text:p>669798</text:p>
          </table:table-cell>
          <table:table-cell office:value-type="float" office:value="7181097" calcext:value-type="float">
            <text:p>7181097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669798" calcext:value-type="float">
            <text:p>669798</text:p>
          </table:table-cell>
          <table:table-cell office:value-type="float" office:value="7181097" calcext:value-type="float">
            <text:p>7181097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669894" calcext:value-type="float">
            <text:p>669894</text:p>
          </table:table-cell>
          <table:table-cell office:value-type="float" office:value="7181144" calcext:value-type="float">
            <text:p>7181144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669894" calcext:value-type="float">
            <text:p>669894</text:p>
          </table:table-cell>
          <table:table-cell office:value-type="float" office:value="7181144" calcext:value-type="float">
            <text:p>7181144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669910" calcext:value-type="float">
            <text:p>669910</text:p>
          </table:table-cell>
          <table:table-cell office:value-type="float" office:value="7177311" calcext:value-type="float">
            <text:p>7177311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669910" calcext:value-type="float">
            <text:p>669910</text:p>
          </table:table-cell>
          <table:table-cell office:value-type="float" office:value="7177311" calcext:value-type="float">
            <text:p>7177311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669910" calcext:value-type="float">
            <text:p>669910</text:p>
          </table:table-cell>
          <table:table-cell office:value-type="float" office:value="7177311" calcext:value-type="float">
            <text:p>7177311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669953" calcext:value-type="float">
            <text:p>669953</text:p>
          </table:table-cell>
          <table:table-cell office:value-type="float" office:value="7185956" calcext:value-type="float">
            <text:p>7185956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669953" calcext:value-type="float">
            <text:p>669953</text:p>
          </table:table-cell>
          <table:table-cell office:value-type="float" office:value="7185956" calcext:value-type="float">
            <text:p>7185956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670022" calcext:value-type="float">
            <text:p>670022</text:p>
          </table:table-cell>
          <table:table-cell office:value-type="float" office:value="7178841" calcext:value-type="float">
            <text:p>7178841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670022" calcext:value-type="float">
            <text:p>670022</text:p>
          </table:table-cell>
          <table:table-cell office:value-type="float" office:value="7178841" calcext:value-type="float">
            <text:p>7178841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670057" calcext:value-type="float">
            <text:p>670057</text:p>
          </table:table-cell>
          <table:table-cell office:value-type="float" office:value="7185873" calcext:value-type="float">
            <text:p>7185873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670057" calcext:value-type="float">
            <text:p>670057</text:p>
          </table:table-cell>
          <table:table-cell office:value-type="float" office:value="7185873" calcext:value-type="float">
            <text:p>7185873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670065" calcext:value-type="float">
            <text:p>670065</text:p>
          </table:table-cell>
          <table:table-cell office:value-type="float" office:value="7177304" calcext:value-type="float">
            <text:p>7177304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670065" calcext:value-type="float">
            <text:p>670065</text:p>
          </table:table-cell>
          <table:table-cell office:value-type="float" office:value="7177304" calcext:value-type="float">
            <text:p>7177304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670081" calcext:value-type="float">
            <text:p>670081</text:p>
          </table:table-cell>
          <table:table-cell office:value-type="float" office:value="7178866" calcext:value-type="float">
            <text:p>7178866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670081" calcext:value-type="float">
            <text:p>670081</text:p>
          </table:table-cell>
          <table:table-cell office:value-type="float" office:value="7178866" calcext:value-type="float">
            <text:p>7178866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670137" calcext:value-type="float">
            <text:p>670137</text:p>
          </table:table-cell>
          <table:table-cell office:value-type="float" office:value="7177305" calcext:value-type="float">
            <text:p>7177305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670137" calcext:value-type="float">
            <text:p>670137</text:p>
          </table:table-cell>
          <table:table-cell office:value-type="float" office:value="7177305" calcext:value-type="float">
            <text:p>7177305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670178" calcext:value-type="float">
            <text:p>670178</text:p>
          </table:table-cell>
          <table:table-cell office:value-type="float" office:value="7187106" calcext:value-type="float">
            <text:p>7187106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670178" calcext:value-type="float">
            <text:p>670178</text:p>
          </table:table-cell>
          <table:table-cell office:value-type="float" office:value="7187106" calcext:value-type="float">
            <text:p>7187106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670178" calcext:value-type="float">
            <text:p>670178</text:p>
          </table:table-cell>
          <table:table-cell office:value-type="float" office:value="7187106" calcext:value-type="float">
            <text:p>7187106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670181" calcext:value-type="float">
            <text:p>670181</text:p>
          </table:table-cell>
          <table:table-cell office:value-type="float" office:value="7187898" calcext:value-type="float">
            <text:p>7187898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670181" calcext:value-type="float">
            <text:p>670181</text:p>
          </table:table-cell>
          <table:table-cell office:value-type="float" office:value="7187898" calcext:value-type="float">
            <text:p>7187898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670202" calcext:value-type="float">
            <text:p>670202</text:p>
          </table:table-cell>
          <table:table-cell office:value-type="float" office:value="7187113" calcext:value-type="float">
            <text:p>7187113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670202" calcext:value-type="float">
            <text:p>670202</text:p>
          </table:table-cell>
          <table:table-cell office:value-type="float" office:value="7187113" calcext:value-type="float">
            <text:p>7187113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670202" calcext:value-type="float">
            <text:p>670202</text:p>
          </table:table-cell>
          <table:table-cell office:value-type="float" office:value="7187113" calcext:value-type="float">
            <text:p>7187113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670202" calcext:value-type="float">
            <text:p>670202</text:p>
          </table:table-cell>
          <table:table-cell office:value-type="float" office:value="7187113" calcext:value-type="float">
            <text:p>7187113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670202" calcext:value-type="float">
            <text:p>670202</text:p>
          </table:table-cell>
          <table:table-cell office:value-type="float" office:value="7187150" calcext:value-type="float">
            <text:p>7187150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670202" calcext:value-type="float">
            <text:p>670202</text:p>
          </table:table-cell>
          <table:table-cell office:value-type="float" office:value="7187150" calcext:value-type="float">
            <text:p>7187150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670203" calcext:value-type="float">
            <text:p>670203</text:p>
          </table:table-cell>
          <table:table-cell office:value-type="float" office:value="7187105" calcext:value-type="float">
            <text:p>7187105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office:value-type="float" office:value="670203" calcext:value-type="float">
            <text:p>670203</text:p>
          </table:table-cell>
          <table:table-cell office:value-type="float" office:value="7187105" calcext:value-type="float">
            <text:p>7187105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office:value-type="float" office:value="670203" calcext:value-type="float">
            <text:p>670203</text:p>
          </table:table-cell>
          <table:table-cell office:value-type="float" office:value="7187105" calcext:value-type="float">
            <text:p>7187105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office:value-type="float" office:value="670219" calcext:value-type="float">
            <text:p>670219</text:p>
          </table:table-cell>
          <table:table-cell office:value-type="float" office:value="7187875" calcext:value-type="float">
            <text:p>7187875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float" office:value="670219" calcext:value-type="float">
            <text:p>670219</text:p>
          </table:table-cell>
          <table:table-cell office:value-type="float" office:value="7187875" calcext:value-type="float">
            <text:p>7187875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float" office:value="670220" calcext:value-type="float">
            <text:p>670220</text:p>
          </table:table-cell>
          <table:table-cell office:value-type="float" office:value="7187122" calcext:value-type="float">
            <text:p>7187122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float" office:value="670220" calcext:value-type="float">
            <text:p>670220</text:p>
          </table:table-cell>
          <table:table-cell office:value-type="float" office:value="7187122" calcext:value-type="float">
            <text:p>7187122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float" office:value="670220" calcext:value-type="float">
            <text:p>670220</text:p>
          </table:table-cell>
          <table:table-cell office:value-type="float" office:value="7187122" calcext:value-type="float">
            <text:p>7187122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float" office:value="670291" calcext:value-type="float">
            <text:p>670291</text:p>
          </table:table-cell>
          <table:table-cell office:value-type="float" office:value="7187246" calcext:value-type="float">
            <text:p>7187246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office:value-type="float" office:value="670291" calcext:value-type="float">
            <text:p>670291</text:p>
          </table:table-cell>
          <table:table-cell office:value-type="float" office:value="7187246" calcext:value-type="float">
            <text:p>7187246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office:value-type="float" office:value="670291" calcext:value-type="float">
            <text:p>670291</text:p>
          </table:table-cell>
          <table:table-cell office:value-type="float" office:value="7187246" calcext:value-type="float">
            <text:p>7187246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office:value-type="float" office:value="670291" calcext:value-type="float">
            <text:p>670291</text:p>
          </table:table-cell>
          <table:table-cell office:value-type="float" office:value="7187246" calcext:value-type="float">
            <text:p>7187246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office:value-type="float" office:value="670293" calcext:value-type="float">
            <text:p>670293</text:p>
          </table:table-cell>
          <table:table-cell office:value-type="float" office:value="7187152" calcext:value-type="float">
            <text:p>7187152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float" office:value="670293" calcext:value-type="float">
            <text:p>670293</text:p>
          </table:table-cell>
          <table:table-cell office:value-type="float" office:value="7187152" calcext:value-type="float">
            <text:p>7187152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float" office:value="670308" calcext:value-type="float">
            <text:p>670308</text:p>
          </table:table-cell>
          <table:table-cell office:value-type="float" office:value="7187279" calcext:value-type="float">
            <text:p>7187279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office:value-type="float" office:value="670308" calcext:value-type="float">
            <text:p>670308</text:p>
          </table:table-cell>
          <table:table-cell office:value-type="float" office:value="7187279" calcext:value-type="float">
            <text:p>7187279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office:value-type="float" office:value="670310" calcext:value-type="float">
            <text:p>670310</text:p>
          </table:table-cell>
          <table:table-cell office:value-type="float" office:value="7178885" calcext:value-type="float">
            <text:p>717888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float" office:value="670310" calcext:value-type="float">
            <text:p>670310</text:p>
          </table:table-cell>
          <table:table-cell office:value-type="float" office:value="7178885" calcext:value-type="float">
            <text:p>717888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float" office:value="670339" calcext:value-type="float">
            <text:p>670339</text:p>
          </table:table-cell>
          <table:table-cell office:value-type="float" office:value="7187136" calcext:value-type="float">
            <text:p>7187136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float" office:value="670339" calcext:value-type="float">
            <text:p>670339</text:p>
          </table:table-cell>
          <table:table-cell office:value-type="float" office:value="7187136" calcext:value-type="float">
            <text:p>7187136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float" office:value="670361" calcext:value-type="float">
            <text:p>670361</text:p>
          </table:table-cell>
          <table:table-cell office:value-type="float" office:value="7186831" calcext:value-type="float">
            <text:p>7186831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float" office:value="670361" calcext:value-type="float">
            <text:p>670361</text:p>
          </table:table-cell>
          <table:table-cell office:value-type="float" office:value="7186831" calcext:value-type="float">
            <text:p>7186831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float" office:value="670366" calcext:value-type="float">
            <text:p>670366</text:p>
          </table:table-cell>
          <table:table-cell office:value-type="float" office:value="7187134" calcext:value-type="float">
            <text:p>7187134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office:value-type="float" office:value="670366" calcext:value-type="float">
            <text:p>670366</text:p>
          </table:table-cell>
          <table:table-cell office:value-type="float" office:value="7187134" calcext:value-type="float">
            <text:p>7187134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office:value-type="float" office:value="670372" calcext:value-type="float">
            <text:p>670372</text:p>
          </table:table-cell>
          <table:table-cell office:value-type="float" office:value="7187138" calcext:value-type="float">
            <text:p>7187138</text:p>
          </table:table-cell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office:value-type="float" office:value="670372" calcext:value-type="float">
            <text:p>670372</text:p>
          </table:table-cell>
          <table:table-cell office:value-type="float" office:value="7187138" calcext:value-type="float">
            <text:p>7187138</text:p>
          </table:table-cell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office:value-type="float" office:value="670372" calcext:value-type="float">
            <text:p>670372</text:p>
          </table:table-cell>
          <table:table-cell office:value-type="float" office:value="7187382" calcext:value-type="float">
            <text:p>7187382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float" office:value="670372" calcext:value-type="float">
            <text:p>670372</text:p>
          </table:table-cell>
          <table:table-cell office:value-type="float" office:value="7187382" calcext:value-type="float">
            <text:p>7187382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float" office:value="670518" calcext:value-type="float">
            <text:p>670518</text:p>
          </table:table-cell>
          <table:table-cell office:value-type="float" office:value="7190894" calcext:value-type="float">
            <text:p>7190894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float" office:value="670518" calcext:value-type="float">
            <text:p>670518</text:p>
          </table:table-cell>
          <table:table-cell office:value-type="float" office:value="7190894" calcext:value-type="float">
            <text:p>7190894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float" office:value="670518" calcext:value-type="float">
            <text:p>670518</text:p>
          </table:table-cell>
          <table:table-cell office:value-type="float" office:value="7190894" calcext:value-type="float">
            <text:p>7190894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float" office:value="670530" calcext:value-type="float">
            <text:p>670530</text:p>
          </table:table-cell>
          <table:table-cell office:value-type="float" office:value="7190292" calcext:value-type="float">
            <text:p>7190292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670530" calcext:value-type="float">
            <text:p>670530</text:p>
          </table:table-cell>
          <table:table-cell office:value-type="float" office:value="7190292" calcext:value-type="float">
            <text:p>7190292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670530" calcext:value-type="float">
            <text:p>670530</text:p>
          </table:table-cell>
          <table:table-cell office:value-type="float" office:value="7190292" calcext:value-type="float">
            <text:p>7190292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670534" calcext:value-type="float">
            <text:p>670534</text:p>
          </table:table-cell>
          <table:table-cell office:value-type="float" office:value="7184236" calcext:value-type="float">
            <text:p>7184236</text:p>
          </table:table-cell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office:value-type="float" office:value="670534" calcext:value-type="float">
            <text:p>670534</text:p>
          </table:table-cell>
          <table:table-cell office:value-type="float" office:value="7184236" calcext:value-type="float">
            <text:p>7184236</text:p>
          </table:table-cell>
          <table:table-cell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office:value-type="float" office:value="670538" calcext:value-type="float">
            <text:p>670538</text:p>
          </table:table-cell>
          <table:table-cell office:value-type="float" office:value="7184705" calcext:value-type="float">
            <text:p>7184705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office:value-type="float" office:value="670538" calcext:value-type="float">
            <text:p>670538</text:p>
          </table:table-cell>
          <table:table-cell office:value-type="float" office:value="7184705" calcext:value-type="float">
            <text:p>7184705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office:value-type="float" office:value="670541" calcext:value-type="float">
            <text:p>670541</text:p>
          </table:table-cell>
          <table:table-cell office:value-type="float" office:value="7183908" calcext:value-type="float">
            <text:p>7183908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70541" calcext:value-type="float">
            <text:p>670541</text:p>
          </table:table-cell>
          <table:table-cell office:value-type="float" office:value="7183908" calcext:value-type="float">
            <text:p>7183908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70545" calcext:value-type="float">
            <text:p>670545</text:p>
          </table:table-cell>
          <table:table-cell office:value-type="float" office:value="7181333" calcext:value-type="float">
            <text:p>7181333</text:p>
          </table:table-cell>
          <table:table-cell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office:value-type="float" office:value="670545" calcext:value-type="float">
            <text:p>670545</text:p>
          </table:table-cell>
          <table:table-cell office:value-type="float" office:value="7181333" calcext:value-type="float">
            <text:p>7181333</text:p>
          </table:table-cell>
          <table:table-cell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office:value-type="float" office:value="670552" calcext:value-type="float">
            <text:p>670552</text:p>
          </table:table-cell>
          <table:table-cell office:value-type="float" office:value="7183939" calcext:value-type="float">
            <text:p>7183939</text:p>
          </table:table-cell>
          <table:table-cell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office:value-type="float" office:value="670552" calcext:value-type="float">
            <text:p>670552</text:p>
          </table:table-cell>
          <table:table-cell office:value-type="float" office:value="7183939" calcext:value-type="float">
            <text:p>7183939</text:p>
          </table:table-cell>
          <table:table-cell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office:value-type="float" office:value="670558" calcext:value-type="float">
            <text:p>670558</text:p>
          </table:table-cell>
          <table:table-cell office:value-type="float" office:value="7183965" calcext:value-type="float">
            <text:p>7183965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office:value-type="float" office:value="670558" calcext:value-type="float">
            <text:p>670558</text:p>
          </table:table-cell>
          <table:table-cell office:value-type="float" office:value="7183965" calcext:value-type="float">
            <text:p>7183965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office:value-type="float" office:value="670558" calcext:value-type="float">
            <text:p>670558</text:p>
          </table:table-cell>
          <table:table-cell office:value-type="float" office:value="7183965" calcext:value-type="float">
            <text:p>7183965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office:value-type="float" office:value="670591" calcext:value-type="float">
            <text:p>670591</text:p>
          </table:table-cell>
          <table:table-cell office:value-type="float" office:value="7183642" calcext:value-type="float">
            <text:p>7183642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float" office:value="670591" calcext:value-type="float">
            <text:p>670591</text:p>
          </table:table-cell>
          <table:table-cell office:value-type="float" office:value="7183642" calcext:value-type="float">
            <text:p>7183642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float" office:value="670602" calcext:value-type="float">
            <text:p>670602</text:p>
          </table:table-cell>
          <table:table-cell office:value-type="float" office:value="7189265" calcext:value-type="float">
            <text:p>7189265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office:value-type="float" office:value="670602" calcext:value-type="float">
            <text:p>670602</text:p>
          </table:table-cell>
          <table:table-cell office:value-type="float" office:value="7189265" calcext:value-type="float">
            <text:p>7189265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office:value-type="float" office:value="670672" calcext:value-type="float">
            <text:p>670672</text:p>
          </table:table-cell>
          <table:table-cell office:value-type="float" office:value="7191117" calcext:value-type="float">
            <text:p>7191117</text:p>
          </table:table-cell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office:value-type="float" office:value="670672" calcext:value-type="float">
            <text:p>670672</text:p>
          </table:table-cell>
          <table:table-cell office:value-type="float" office:value="7191121" calcext:value-type="float">
            <text:p>7191121</text:p>
          </table:table-cell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office:value-type="float" office:value="670672" calcext:value-type="float">
            <text:p>670672</text:p>
          </table:table-cell>
          <table:table-cell office:value-type="float" office:value="7191121" calcext:value-type="float">
            <text:p>7191121</text:p>
          </table:table-cell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office:value-type="float" office:value="670701" calcext:value-type="float">
            <text:p>670701</text:p>
          </table:table-cell>
          <table:table-cell office:value-type="float" office:value="7189222" calcext:value-type="float">
            <text:p>7189222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office:value-type="float" office:value="670701" calcext:value-type="float">
            <text:p>670701</text:p>
          </table:table-cell>
          <table:table-cell office:value-type="float" office:value="7189222" calcext:value-type="float">
            <text:p>7189222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office:value-type="float" office:value="670706" calcext:value-type="float">
            <text:p>670706</text:p>
          </table:table-cell>
          <table:table-cell office:value-type="float" office:value="7189431" calcext:value-type="float">
            <text:p>7189431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office:value-type="float" office:value="670706" calcext:value-type="float">
            <text:p>670706</text:p>
          </table:table-cell>
          <table:table-cell office:value-type="float" office:value="7189431" calcext:value-type="float">
            <text:p>7189431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office:value-type="float" office:value="670706" calcext:value-type="float">
            <text:p>670706</text:p>
          </table:table-cell>
          <table:table-cell office:value-type="float" office:value="7189431" calcext:value-type="float">
            <text:p>7189431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office:value-type="float" office:value="670764" calcext:value-type="float">
            <text:p>670764</text:p>
          </table:table-cell>
          <table:table-cell office:value-type="float" office:value="7183071" calcext:value-type="float">
            <text:p>7183071</text:p>
          </table:table-cell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office:value-type="float" office:value="670764" calcext:value-type="float">
            <text:p>670764</text:p>
          </table:table-cell>
          <table:table-cell office:value-type="float" office:value="7183071" calcext:value-type="float">
            <text:p>7183071</text:p>
          </table:table-cell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office:value-type="float" office:value="670778" calcext:value-type="float">
            <text:p>670778</text:p>
          </table:table-cell>
          <table:table-cell office:value-type="float" office:value="7191135" calcext:value-type="float">
            <text:p>7191135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office:value-type="float" office:value="670778" calcext:value-type="float">
            <text:p>670778</text:p>
          </table:table-cell>
          <table:table-cell office:value-type="float" office:value="7191135" calcext:value-type="float">
            <text:p>7191135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office:value-type="float" office:value="671101" calcext:value-type="float">
            <text:p>671101</text:p>
          </table:table-cell>
          <table:table-cell office:value-type="float" office:value="7182211" calcext:value-type="float">
            <text:p>7182211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office:value-type="float" office:value="671101" calcext:value-type="float">
            <text:p>671101</text:p>
          </table:table-cell>
          <table:table-cell office:value-type="float" office:value="7182211" calcext:value-type="float">
            <text:p>7182211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office:value-type="float" office:value="671124" calcext:value-type="float">
            <text:p>671124</text:p>
          </table:table-cell>
          <table:table-cell office:value-type="float" office:value="7175759" calcext:value-type="float">
            <text:p>7175759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office:value-type="float" office:value="671169" calcext:value-type="float">
            <text:p>671169</text:p>
          </table:table-cell>
          <table:table-cell office:value-type="float" office:value="7181378" calcext:value-type="float">
            <text:p>7181378</text:p>
          </table:table-cell>
          <table:table-cell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office:value-type="float" office:value="671169" calcext:value-type="float">
            <text:p>671169</text:p>
          </table:table-cell>
          <table:table-cell office:value-type="float" office:value="7181378" calcext:value-type="float">
            <text:p>7181378</text:p>
          </table:table-cell>
          <table:table-cell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office:value-type="float" office:value="671287" calcext:value-type="float">
            <text:p>671287</text:p>
          </table:table-cell>
          <table:table-cell office:value-type="float" office:value="7179022" calcext:value-type="float">
            <text:p>7179022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float" office:value="671309" calcext:value-type="float">
            <text:p>671309</text:p>
          </table:table-cell>
          <table:table-cell office:value-type="float" office:value="7177326" calcext:value-type="float">
            <text:p>7177326</text:p>
          </table:table-cell>
          <table:table-cell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office:value-type="float" office:value="671309" calcext:value-type="float">
            <text:p>671309</text:p>
          </table:table-cell>
          <table:table-cell office:value-type="float" office:value="7177326" calcext:value-type="float">
            <text:p>7177326</text:p>
          </table:table-cell>
          <table:table-cell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office:value-type="float" office:value="671361" calcext:value-type="float">
            <text:p>671361</text:p>
          </table:table-cell>
          <table:table-cell office:value-type="float" office:value="7181440" calcext:value-type="float">
            <text:p>7181440</text:p>
          </table:table-cell>
          <table:table-cell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office:value-type="float" office:value="671361" calcext:value-type="float">
            <text:p>671361</text:p>
          </table:table-cell>
          <table:table-cell office:value-type="float" office:value="7181440" calcext:value-type="float">
            <text:p>7181440</text:p>
          </table:table-cell>
          <table:table-cell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office:value-type="float" office:value="671403" calcext:value-type="float">
            <text:p>671403</text:p>
          </table:table-cell>
          <table:table-cell office:value-type="float" office:value="7181640" calcext:value-type="float">
            <text:p>7181640</text:p>
          </table:table-cell>
          <table:table-cell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office:value-type="float" office:value="671403" calcext:value-type="float">
            <text:p>671403</text:p>
          </table:table-cell>
          <table:table-cell office:value-type="float" office:value="7181640" calcext:value-type="float">
            <text:p>7181640</text:p>
          </table:table-cell>
          <table:table-cell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office:value-type="float" office:value="671408" calcext:value-type="float">
            <text:p>671408</text:p>
          </table:table-cell>
          <table:table-cell office:value-type="float" office:value="7181916" calcext:value-type="float">
            <text:p>7181916</text:p>
          </table:table-cell>
          <table:table-cell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office:value-type="float" office:value="671408" calcext:value-type="float">
            <text:p>671408</text:p>
          </table:table-cell>
          <table:table-cell office:value-type="float" office:value="7181916" calcext:value-type="float">
            <text:p>7181916</text:p>
          </table:table-cell>
          <table:table-cell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office:value-type="float" office:value="671457" calcext:value-type="float">
            <text:p>671457</text:p>
          </table:table-cell>
          <table:table-cell office:value-type="float" office:value="7177333" calcext:value-type="float">
            <text:p>7177333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float" office:value="671457" calcext:value-type="float">
            <text:p>671457</text:p>
          </table:table-cell>
          <table:table-cell office:value-type="float" office:value="7177333" calcext:value-type="float">
            <text:p>7177333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float" office:value="671500" calcext:value-type="float">
            <text:p>671500</text:p>
          </table:table-cell>
          <table:table-cell office:value-type="float" office:value="7184348" calcext:value-type="float">
            <text:p>7184348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float" office:value="671500" calcext:value-type="float">
            <text:p>671500</text:p>
          </table:table-cell>
          <table:table-cell office:value-type="float" office:value="7184348" calcext:value-type="float">
            <text:p>7184348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float" office:value="671517" calcext:value-type="float">
            <text:p>671517</text:p>
          </table:table-cell>
          <table:table-cell office:value-type="float" office:value="7176449" calcext:value-type="float">
            <text:p>7176449</text:p>
          </table:table-cell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office:value-type="float" office:value="671517" calcext:value-type="float">
            <text:p>671517</text:p>
          </table:table-cell>
          <table:table-cell office:value-type="float" office:value="7176449" calcext:value-type="float">
            <text:p>7176449</text:p>
          </table:table-cell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office:value-type="float" office:value="671696" calcext:value-type="float">
            <text:p>671696</text:p>
          </table:table-cell>
          <table:table-cell office:value-type="float" office:value="7176760" calcext:value-type="float">
            <text:p>7176760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office:value-type="float" office:value="671696" calcext:value-type="float">
            <text:p>671696</text:p>
          </table:table-cell>
          <table:table-cell office:value-type="float" office:value="7176760" calcext:value-type="float">
            <text:p>7176760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office:value-type="float" office:value="671949" calcext:value-type="float">
            <text:p>671949</text:p>
          </table:table-cell>
          <table:table-cell office:value-type="float" office:value="7177225" calcext:value-type="float">
            <text:p>7177225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office:value-type="float" office:value="671949" calcext:value-type="float">
            <text:p>671949</text:p>
          </table:table-cell>
          <table:table-cell office:value-type="float" office:value="7177225" calcext:value-type="float">
            <text:p>7177225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office:value-type="float" office:value="671949" calcext:value-type="float">
            <text:p>671949</text:p>
          </table:table-cell>
          <table:table-cell office:value-type="float" office:value="7177225" calcext:value-type="float">
            <text:p>7177225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office:value-type="float" office:value="671956" calcext:value-type="float">
            <text:p>671956</text:p>
          </table:table-cell>
          <table:table-cell office:value-type="float" office:value="7191522" calcext:value-type="float">
            <text:p>7191522</text:p>
          </table:table-cell>
          <table:table-cell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office:value-type="float" office:value="671956" calcext:value-type="float">
            <text:p>671956</text:p>
          </table:table-cell>
          <table:table-cell office:value-type="float" office:value="7191522" calcext:value-type="float">
            <text:p>7191522</text:p>
          </table:table-cell>
          <table:table-cell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office:value-type="float" office:value="672177" calcext:value-type="float">
            <text:p>672177</text:p>
          </table:table-cell>
          <table:table-cell office:value-type="float" office:value="7184623" calcext:value-type="float">
            <text:p>7184623</text:p>
          </table:table-cell>
          <table:table-cell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office:value-type="float" office:value="672177" calcext:value-type="float">
            <text:p>672177</text:p>
          </table:table-cell>
          <table:table-cell office:value-type="float" office:value="7184623" calcext:value-type="float">
            <text:p>7184623</text:p>
          </table:table-cell>
          <table:table-cell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office:value-type="float" office:value="672179" calcext:value-type="float">
            <text:p>672179</text:p>
          </table:table-cell>
          <table:table-cell office:value-type="float" office:value="7184604" calcext:value-type="float">
            <text:p>7184604</text:p>
          </table:table-cell>
          <table:table-cell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office:value-type="float" office:value="672179" calcext:value-type="float">
            <text:p>672179</text:p>
          </table:table-cell>
          <table:table-cell office:value-type="float" office:value="7184604" calcext:value-type="float">
            <text:p>7184604</text:p>
          </table:table-cell>
          <table:table-cell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office:value-type="float" office:value="672201" calcext:value-type="float">
            <text:p>672201</text:p>
          </table:table-cell>
          <table:table-cell office:value-type="float" office:value="7184026" calcext:value-type="float">
            <text:p>7184026</text:p>
          </table:table-cell>
          <table:table-cell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office:value-type="float" office:value="672219" calcext:value-type="float">
            <text:p>672219</text:p>
          </table:table-cell>
          <table:table-cell office:value-type="float" office:value="7184469" calcext:value-type="float">
            <text:p>7184469</text:p>
          </table:table-cell>
          <table:table-cell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office:value-type="float" office:value="672233" calcext:value-type="float">
            <text:p>672233</text:p>
          </table:table-cell>
          <table:table-cell office:value-type="float" office:value="7184560" calcext:value-type="float">
            <text:p>7184560</text:p>
          </table:table-cell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office:value-type="float" office:value="672233" calcext:value-type="float">
            <text:p>672233</text:p>
          </table:table-cell>
          <table:table-cell office:value-type="float" office:value="7184560" calcext:value-type="float">
            <text:p>7184560</text:p>
          </table:table-cell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office:value-type="float" office:value="672244" calcext:value-type="float">
            <text:p>672244</text:p>
          </table:table-cell>
          <table:table-cell office:value-type="float" office:value="7184478" calcext:value-type="float">
            <text:p>7184478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office:value-type="float" office:value="672251" calcext:value-type="float">
            <text:p>672251</text:p>
          </table:table-cell>
          <table:table-cell office:value-type="float" office:value="7184516" calcext:value-type="float">
            <text:p>7184516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office:value-type="float" office:value="672251" calcext:value-type="float">
            <text:p>672251</text:p>
          </table:table-cell>
          <table:table-cell office:value-type="float" office:value="7184516" calcext:value-type="float">
            <text:p>7184516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office:value-type="float" office:value="672305" calcext:value-type="float">
            <text:p>672305</text:p>
          </table:table-cell>
          <table:table-cell office:value-type="float" office:value="7191571" calcext:value-type="float">
            <text:p>7191571</text:p>
          </table:table-cell>
          <table:table-cell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office:value-type="float" office:value="672305" calcext:value-type="float">
            <text:p>672305</text:p>
          </table:table-cell>
          <table:table-cell office:value-type="float" office:value="7191571" calcext:value-type="float">
            <text:p>7191571</text:p>
          </table:table-cell>
          <table:table-cell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office:value-type="float" office:value="672341" calcext:value-type="float">
            <text:p>672341</text:p>
          </table:table-cell>
          <table:table-cell office:value-type="float" office:value="7184664" calcext:value-type="float">
            <text:p>7184664</text:p>
          </table:table-cell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office:value-type="float" office:value="672341" calcext:value-type="float">
            <text:p>672341</text:p>
          </table:table-cell>
          <table:table-cell office:value-type="float" office:value="7184664" calcext:value-type="float">
            <text:p>7184664</text:p>
          </table:table-cell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office:value-type="float" office:value="672365" calcext:value-type="float">
            <text:p>672365</text:p>
          </table:table-cell>
          <table:table-cell office:value-type="float" office:value="7184598" calcext:value-type="float">
            <text:p>7184598</text:p>
          </table:table-cell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office:value-type="float" office:value="672365" calcext:value-type="float">
            <text:p>672365</text:p>
          </table:table-cell>
          <table:table-cell office:value-type="float" office:value="7184598" calcext:value-type="float">
            <text:p>7184598</text:p>
          </table:table-cell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office:value-type="float" office:value="672373" calcext:value-type="float">
            <text:p>672373</text:p>
          </table:table-cell>
          <table:table-cell office:value-type="float" office:value="7184595" calcext:value-type="float">
            <text:p>7184595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office:value-type="float" office:value="672373" calcext:value-type="float">
            <text:p>672373</text:p>
          </table:table-cell>
          <table:table-cell office:value-type="float" office:value="7184595" calcext:value-type="float">
            <text:p>7184595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office:value-type="float" office:value="672383" calcext:value-type="float">
            <text:p>672383</text:p>
          </table:table-cell>
          <table:table-cell office:value-type="float" office:value="7191548" calcext:value-type="float">
            <text:p>7191548</text:p>
          </table:table-cell>
          <table:table-cell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office:value-type="float" office:value="672383" calcext:value-type="float">
            <text:p>672383</text:p>
          </table:table-cell>
          <table:table-cell office:value-type="float" office:value="7191548" calcext:value-type="float">
            <text:p>7191548</text:p>
          </table:table-cell>
          <table:table-cell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office:value-type="float" office:value="672395" calcext:value-type="float">
            <text:p>672395</text:p>
          </table:table-cell>
          <table:table-cell office:value-type="float" office:value="7177821" calcext:value-type="float">
            <text:p>7177821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office:value-type="float" office:value="672395" calcext:value-type="float">
            <text:p>672395</text:p>
          </table:table-cell>
          <table:table-cell office:value-type="float" office:value="7177821" calcext:value-type="float">
            <text:p>7177821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office:value-type="float" office:value="672501" calcext:value-type="float">
            <text:p>672501</text:p>
          </table:table-cell>
          <table:table-cell office:value-type="float" office:value="7177970" calcext:value-type="float">
            <text:p>7177970</text:p>
          </table:table-cell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office:value-type="float" office:value="672501" calcext:value-type="float">
            <text:p>672501</text:p>
          </table:table-cell>
          <table:table-cell office:value-type="float" office:value="7177970" calcext:value-type="float">
            <text:p>7177970</text:p>
          </table:table-cell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office:value-type="float" office:value="672501" calcext:value-type="float">
            <text:p>672501</text:p>
          </table:table-cell>
          <table:table-cell office:value-type="float" office:value="7177970" calcext:value-type="float">
            <text:p>7177970</text:p>
          </table:table-cell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office:value-type="float" office:value="672558" calcext:value-type="float">
            <text:p>672558</text:p>
          </table:table-cell>
          <table:table-cell office:value-type="float" office:value="7184176" calcext:value-type="float">
            <text:p>7184176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672558" calcext:value-type="float">
            <text:p>672558</text:p>
          </table:table-cell>
          <table:table-cell office:value-type="float" office:value="7184176" calcext:value-type="float">
            <text:p>7184176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672560" calcext:value-type="float">
            <text:p>672560</text:p>
          </table:table-cell>
          <table:table-cell office:value-type="float" office:value="7184173" calcext:value-type="float">
            <text:p>7184173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672579" calcext:value-type="float">
            <text:p>672579</text:p>
          </table:table-cell>
          <table:table-cell office:value-type="float" office:value="7178061" calcext:value-type="float">
            <text:p>7178061</text:p>
          </table:table-cell>
          <table:table-cell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office:value-type="float" office:value="672579" calcext:value-type="float">
            <text:p>672579</text:p>
          </table:table-cell>
          <table:table-cell office:value-type="float" office:value="7178061" calcext:value-type="float">
            <text:p>7178061</text:p>
          </table:table-cell>
          <table:table-cell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office:value-type="float" office:value="672580" calcext:value-type="float">
            <text:p>672580</text:p>
          </table:table-cell>
          <table:table-cell office:value-type="float" office:value="7177931" calcext:value-type="float">
            <text:p>7177931</text:p>
          </table:table-cell>
          <table:table-cell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office:value-type="float" office:value="672580" calcext:value-type="float">
            <text:p>672580</text:p>
          </table:table-cell>
          <table:table-cell office:value-type="float" office:value="7177931" calcext:value-type="float">
            <text:p>7177931</text:p>
          </table:table-cell>
          <table:table-cell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office:value-type="float" office:value="672671" calcext:value-type="float">
            <text:p>672671</text:p>
          </table:table-cell>
          <table:table-cell office:value-type="float" office:value="7191257" calcext:value-type="float">
            <text:p>7191257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float" office:value="672671" calcext:value-type="float">
            <text:p>672671</text:p>
          </table:table-cell>
          <table:table-cell office:value-type="float" office:value="7191257" calcext:value-type="float">
            <text:p>7191257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float" office:value="672857" calcext:value-type="float">
            <text:p>672857</text:p>
          </table:table-cell>
          <table:table-cell office:value-type="float" office:value="7191266" calcext:value-type="float">
            <text:p>7191266</text:p>
          </table:table-cell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office:value-type="float" office:value="672857" calcext:value-type="float">
            <text:p>672857</text:p>
          </table:table-cell>
          <table:table-cell office:value-type="float" office:value="7191266" calcext:value-type="float">
            <text:p>7191266</text:p>
          </table:table-cell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office:value-type="float" office:value="673129" calcext:value-type="float">
            <text:p>673129</text:p>
          </table:table-cell>
          <table:table-cell office:value-type="float" office:value="7191282" calcext:value-type="float">
            <text:p>7191282</text:p>
          </table:table-cell>
          <table:table-cell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office:value-type="float" office:value="673129" calcext:value-type="float">
            <text:p>673129</text:p>
          </table:table-cell>
          <table:table-cell office:value-type="float" office:value="7191282" calcext:value-type="float">
            <text:p>7191282</text:p>
          </table:table-cell>
          <table:table-cell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office:value-type="float" office:value="673152" calcext:value-type="float">
            <text:p>673152</text:p>
          </table:table-cell>
          <table:table-cell office:value-type="float" office:value="7178825" calcext:value-type="float">
            <text:p>7178825</text:p>
          </table:table-cell>
          <table:table-cell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 office:value-type="float" office:value="673152" calcext:value-type="float">
            <text:p>673152</text:p>
          </table:table-cell>
          <table:table-cell office:value-type="float" office:value="7178825" calcext:value-type="float">
            <text:p>7178825</text:p>
          </table:table-cell>
          <table:table-cell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 office:value-type="float" office:value="673168" calcext:value-type="float">
            <text:p>673168</text:p>
          </table:table-cell>
          <table:table-cell office:value-type="float" office:value="7191258" calcext:value-type="float">
            <text:p>7191258</text:p>
          </table:table-cell>
          <table:table-cell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office:value-type="float" office:value="673168" calcext:value-type="float">
            <text:p>673168</text:p>
          </table:table-cell>
          <table:table-cell office:value-type="float" office:value="7191258" calcext:value-type="float">
            <text:p>7191258</text:p>
          </table:table-cell>
          <table:table-cell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office:value-type="float" office:value="673234" calcext:value-type="float">
            <text:p>673234</text:p>
          </table:table-cell>
          <table:table-cell office:value-type="float" office:value="7185055" calcext:value-type="float">
            <text:p>7185055</text:p>
          </table:table-cell>
          <table:table-cell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 office:value-type="float" office:value="673234" calcext:value-type="float">
            <text:p>673234</text:p>
          </table:table-cell>
          <table:table-cell office:value-type="float" office:value="7185055" calcext:value-type="float">
            <text:p>7185055</text:p>
          </table:table-cell>
          <table:table-cell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 office:value-type="float" office:value="673340" calcext:value-type="float">
            <text:p>673340</text:p>
          </table:table-cell>
          <table:table-cell office:value-type="float" office:value="7179073" calcext:value-type="float">
            <text:p>7179073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673340" calcext:value-type="float">
            <text:p>673340</text:p>
          </table:table-cell>
          <table:table-cell office:value-type="float" office:value="7179073" calcext:value-type="float">
            <text:p>7179073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673365" calcext:value-type="float">
            <text:p>673365</text:p>
          </table:table-cell>
          <table:table-cell office:value-type="float" office:value="7185084" calcext:value-type="float">
            <text:p>7185084</text:p>
          </table:table-cell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673365" calcext:value-type="float">
            <text:p>673365</text:p>
          </table:table-cell>
          <table:table-cell office:value-type="float" office:value="7185084" calcext:value-type="float">
            <text:p>7185084</text:p>
          </table:table-cell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673387" calcext:value-type="float">
            <text:p>673387</text:p>
          </table:table-cell>
          <table:table-cell office:value-type="float" office:value="7184506" calcext:value-type="float">
            <text:p>7184506</text:p>
          </table:table-cell>
          <table:table-cell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office:value-type="float" office:value="673387" calcext:value-type="float">
            <text:p>673387</text:p>
          </table:table-cell>
          <table:table-cell office:value-type="float" office:value="7184506" calcext:value-type="float">
            <text:p>7184506</text:p>
          </table:table-cell>
          <table:table-cell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office:value-type="float" office:value="673448" calcext:value-type="float">
            <text:p>673448</text:p>
          </table:table-cell>
          <table:table-cell office:value-type="float" office:value="7179200" calcext:value-type="float">
            <text:p>7179200</text:p>
          </table:table-cell>
          <table:table-cell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office:value-type="float" office:value="673448" calcext:value-type="float">
            <text:p>673448</text:p>
          </table:table-cell>
          <table:table-cell office:value-type="float" office:value="7179200" calcext:value-type="float">
            <text:p>7179200</text:p>
          </table:table-cell>
          <table:table-cell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office:value-type="float" office:value="673571" calcext:value-type="float">
            <text:p>673571</text:p>
          </table:table-cell>
          <table:table-cell office:value-type="float" office:value="7191271" calcext:value-type="float">
            <text:p>7191271</text:p>
          </table:table-cell>
          <table:table-cell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office:value-type="float" office:value="673571" calcext:value-type="float">
            <text:p>673571</text:p>
          </table:table-cell>
          <table:table-cell office:value-type="float" office:value="7191271" calcext:value-type="float">
            <text:p>7191271</text:p>
          </table:table-cell>
          <table:table-cell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office:value-type="float" office:value="673573" calcext:value-type="float">
            <text:p>673573</text:p>
          </table:table-cell>
          <table:table-cell office:value-type="float" office:value="7184582" calcext:value-type="float">
            <text:p>7184582</text:p>
          </table:table-cell>
          <table:table-cell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office:value-type="float" office:value="673573" calcext:value-type="float">
            <text:p>673573</text:p>
          </table:table-cell>
          <table:table-cell office:value-type="float" office:value="7184582" calcext:value-type="float">
            <text:p>7184582</text:p>
          </table:table-cell>
          <table:table-cell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office:value-type="float" office:value="673659" calcext:value-type="float">
            <text:p>673659</text:p>
          </table:table-cell>
          <table:table-cell office:value-type="float" office:value="7179493" calcext:value-type="float">
            <text:p>7179493</text:p>
          </table:table-cell>
          <table:table-cell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office:value-type="float" office:value="673659" calcext:value-type="float">
            <text:p>673659</text:p>
          </table:table-cell>
          <table:table-cell office:value-type="float" office:value="7179493" calcext:value-type="float">
            <text:p>7179493</text:p>
          </table:table-cell>
          <table:table-cell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office:value-type="float" office:value="673719" calcext:value-type="float">
            <text:p>673719</text:p>
          </table:table-cell>
          <table:table-cell office:value-type="float" office:value="7177073" calcext:value-type="float">
            <text:p>7177073</text:p>
          </table:table-cell>
          <table:table-cell office:value-type="float" office:value="117" calcext:value-type="float">
            <text:p>117</text:p>
          </table:table-cell>
          <table:table-cell table:number-columns-repeated="1021"/>
        </table:table-row>
        <table:table-row table:style-name="ro1">
          <table:table-cell office:value-type="float" office:value="673719" calcext:value-type="float">
            <text:p>673719</text:p>
          </table:table-cell>
          <table:table-cell office:value-type="float" office:value="7177073" calcext:value-type="float">
            <text:p>7177073</text:p>
          </table:table-cell>
          <table:table-cell office:value-type="float" office:value="117" calcext:value-type="float">
            <text:p>117</text:p>
          </table:table-cell>
          <table:table-cell table:number-columns-repeated="1021"/>
        </table:table-row>
        <table:table-row table:style-name="ro1">
          <table:table-cell office:value-type="float" office:value="673868" calcext:value-type="float">
            <text:p>673868</text:p>
          </table:table-cell>
          <table:table-cell office:value-type="float" office:value="7176966" calcext:value-type="float">
            <text:p>7176966</text:p>
          </table:table-cell>
          <table:table-cell office:value-type="float" office:value="118" calcext:value-type="float">
            <text:p>118</text:p>
          </table:table-cell>
          <table:table-cell table:number-columns-repeated="1021"/>
        </table:table-row>
        <table:table-row table:style-name="ro1">
          <table:table-cell office:value-type="float" office:value="673868" calcext:value-type="float">
            <text:p>673868</text:p>
          </table:table-cell>
          <table:table-cell office:value-type="float" office:value="7176966" calcext:value-type="float">
            <text:p>7176966</text:p>
          </table:table-cell>
          <table:table-cell office:value-type="float" office:value="118" calcext:value-type="float">
            <text:p>118</text:p>
          </table:table-cell>
          <table:table-cell table:number-columns-repeated="1021"/>
        </table:table-row>
        <table:table-row table:style-name="ro1">
          <table:table-cell office:value-type="float" office:value="673988" calcext:value-type="float">
            <text:p>673988</text:p>
          </table:table-cell>
          <table:table-cell office:value-type="float" office:value="7187777" calcext:value-type="float">
            <text:p>7187777</text:p>
          </table:table-cell>
          <table:table-cell office:value-type="float" office:value="119" calcext:value-type="float">
            <text:p>119</text:p>
          </table:table-cell>
          <table:table-cell table:number-columns-repeated="1021"/>
        </table:table-row>
        <table:table-row table:style-name="ro1">
          <table:table-cell office:value-type="float" office:value="673988" calcext:value-type="float">
            <text:p>673988</text:p>
          </table:table-cell>
          <table:table-cell office:value-type="float" office:value="7187777" calcext:value-type="float">
            <text:p>7187777</text:p>
          </table:table-cell>
          <table:table-cell office:value-type="float" office:value="119" calcext:value-type="float">
            <text:p>119</text:p>
          </table:table-cell>
          <table:table-cell table:number-columns-repeated="1021"/>
        </table:table-row>
        <table:table-row table:style-name="ro1">
          <table:table-cell office:value-type="float" office:value="673989" calcext:value-type="float">
            <text:p>673989</text:p>
          </table:table-cell>
          <table:table-cell office:value-type="float" office:value="7187634" calcext:value-type="float">
            <text:p>7187634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float" office:value="673989" calcext:value-type="float">
            <text:p>673989</text:p>
          </table:table-cell>
          <table:table-cell office:value-type="float" office:value="7187634" calcext:value-type="float">
            <text:p>7187634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float" office:value="674012" calcext:value-type="float">
            <text:p>674012</text:p>
          </table:table-cell>
          <table:table-cell office:value-type="float" office:value="7187876" calcext:value-type="float">
            <text:p>7187876</text:p>
          </table:table-cell>
          <table:table-cell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office:value-type="float" office:value="674012" calcext:value-type="float">
            <text:p>674012</text:p>
          </table:table-cell>
          <table:table-cell office:value-type="float" office:value="7187876" calcext:value-type="float">
            <text:p>7187876</text:p>
          </table:table-cell>
          <table:table-cell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office:value-type="float" office:value="674026" calcext:value-type="float">
            <text:p>674026</text:p>
          </table:table-cell>
          <table:table-cell office:value-type="float" office:value="7188887" calcext:value-type="float">
            <text:p>7188887</text:p>
          </table:table-cell>
          <table:table-cell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 office:value-type="float" office:value="674026" calcext:value-type="float">
            <text:p>674026</text:p>
          </table:table-cell>
          <table:table-cell office:value-type="float" office:value="7188887" calcext:value-type="float">
            <text:p>7188887</text:p>
          </table:table-cell>
          <table:table-cell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 office:value-type="float" office:value="674031" calcext:value-type="float">
            <text:p>674031</text:p>
          </table:table-cell>
          <table:table-cell office:value-type="float" office:value="7184768" calcext:value-type="float">
            <text:p>7184768</text:p>
          </table:table-cell>
          <table:table-cell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office:value-type="float" office:value="674031" calcext:value-type="float">
            <text:p>674031</text:p>
          </table:table-cell>
          <table:table-cell office:value-type="float" office:value="7184768" calcext:value-type="float">
            <text:p>7184768</text:p>
          </table:table-cell>
          <table:table-cell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office:value-type="float" office:value="674060" calcext:value-type="float">
            <text:p>674060</text:p>
          </table:table-cell>
          <table:table-cell office:value-type="float" office:value="7190325" calcext:value-type="float">
            <text:p>7190325</text:p>
          </table:table-cell>
          <table:table-cell office:value-type="float" office:value="124" calcext:value-type="float">
            <text:p>124</text:p>
          </table:table-cell>
          <table:table-cell table:number-columns-repeated="1021"/>
        </table:table-row>
        <table:table-row table:style-name="ro1">
          <table:table-cell office:value-type="float" office:value="674060" calcext:value-type="float">
            <text:p>674060</text:p>
          </table:table-cell>
          <table:table-cell office:value-type="float" office:value="7190325" calcext:value-type="float">
            <text:p>7190325</text:p>
          </table:table-cell>
          <table:table-cell office:value-type="float" office:value="124" calcext:value-type="float">
            <text:p>124</text:p>
          </table:table-cell>
          <table:table-cell table:number-columns-repeated="1021"/>
        </table:table-row>
        <table:table-row table:style-name="ro1">
          <table:table-cell office:value-type="float" office:value="674074" calcext:value-type="float">
            <text:p>674074</text:p>
          </table:table-cell>
          <table:table-cell office:value-type="float" office:value="7189708" calcext:value-type="float">
            <text:p>7189708</text:p>
          </table:table-cell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office:value-type="float" office:value="674074" calcext:value-type="float">
            <text:p>674074</text:p>
          </table:table-cell>
          <table:table-cell office:value-type="float" office:value="7189708" calcext:value-type="float">
            <text:p>7189708</text:p>
          </table:table-cell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office:value-type="float" office:value="674088" calcext:value-type="float">
            <text:p>674088</text:p>
          </table:table-cell>
          <table:table-cell office:value-type="float" office:value="7189424" calcext:value-type="float">
            <text:p>7189424</text:p>
          </table:table-cell>
          <table:table-cell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office:value-type="float" office:value="674088" calcext:value-type="float">
            <text:p>674088</text:p>
          </table:table-cell>
          <table:table-cell office:value-type="float" office:value="7189424" calcext:value-type="float">
            <text:p>7189424</text:p>
          </table:table-cell>
          <table:table-cell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office:value-type="float" office:value="674089" calcext:value-type="float">
            <text:p>674089</text:p>
          </table:table-cell>
          <table:table-cell office:value-type="float" office:value="7184633" calcext:value-type="float">
            <text:p>7184633</text:p>
          </table:table-cell>
          <table:table-cell office:value-type="float" office:value="127" calcext:value-type="float">
            <text:p>127</text:p>
          </table:table-cell>
          <table:table-cell table:number-columns-repeated="1021"/>
        </table:table-row>
        <table:table-row table:style-name="ro1">
          <table:table-cell office:value-type="float" office:value="674089" calcext:value-type="float">
            <text:p>674089</text:p>
          </table:table-cell>
          <table:table-cell office:value-type="float" office:value="7184633" calcext:value-type="float">
            <text:p>7184633</text:p>
          </table:table-cell>
          <table:table-cell office:value-type="float" office:value="127" calcext:value-type="float">
            <text:p>127</text:p>
          </table:table-cell>
          <table:table-cell table:number-columns-repeated="1021"/>
        </table:table-row>
        <table:table-row table:style-name="ro1">
          <table:table-cell office:value-type="float" office:value="674102" calcext:value-type="float">
            <text:p>674102</text:p>
          </table:table-cell>
          <table:table-cell office:value-type="float" office:value="7187410" calcext:value-type="float">
            <text:p>7187410</text:p>
          </table:table-cell>
          <table:table-cell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office:value-type="float" office:value="674102" calcext:value-type="float">
            <text:p>674102</text:p>
          </table:table-cell>
          <table:table-cell office:value-type="float" office:value="7187410" calcext:value-type="float">
            <text:p>7187410</text:p>
          </table:table-cell>
          <table:table-cell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office:value-type="float" office:value="674108" calcext:value-type="float">
            <text:p>674108</text:p>
          </table:table-cell>
          <table:table-cell office:value-type="float" office:value="7190270" calcext:value-type="float">
            <text:p>7190270</text:p>
          </table:table-cell>
          <table:table-cell office:value-type="float" office:value="129" calcext:value-type="float">
            <text:p>129</text:p>
          </table:table-cell>
          <table:table-cell table:number-columns-repeated="1021"/>
        </table:table-row>
        <table:table-row table:style-name="ro1">
          <table:table-cell office:value-type="float" office:value="674108" calcext:value-type="float">
            <text:p>674108</text:p>
          </table:table-cell>
          <table:table-cell office:value-type="float" office:value="7190270" calcext:value-type="float">
            <text:p>7190270</text:p>
          </table:table-cell>
          <table:table-cell office:value-type="float" office:value="129" calcext:value-type="float">
            <text:p>129</text:p>
          </table:table-cell>
          <table:table-cell table:number-columns-repeated="1021"/>
        </table:table-row>
        <table:table-row table:style-name="ro1">
          <table:table-cell office:value-type="float" office:value="674131" calcext:value-type="float">
            <text:p>674131</text:p>
          </table:table-cell>
          <table:table-cell office:value-type="float" office:value="7180133" calcext:value-type="float">
            <text:p>7180133</text:p>
          </table:table-cell>
          <table:table-cell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office:value-type="float" office:value="674131" calcext:value-type="float">
            <text:p>674131</text:p>
          </table:table-cell>
          <table:table-cell office:value-type="float" office:value="7180133" calcext:value-type="float">
            <text:p>7180133</text:p>
          </table:table-cell>
          <table:table-cell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office:value-type="float" office:value="674136" calcext:value-type="float">
            <text:p>674136</text:p>
          </table:table-cell>
          <table:table-cell office:value-type="float" office:value="7186953" calcext:value-type="float">
            <text:p>7186953</text:p>
          </table:table-cell>
          <table:table-cell office:value-type="float" office:value="131" calcext:value-type="float">
            <text:p>131</text:p>
          </table:table-cell>
          <table:table-cell table:number-columns-repeated="1021"/>
        </table:table-row>
        <table:table-row table:style-name="ro1">
          <table:table-cell office:value-type="float" office:value="674162" calcext:value-type="float">
            <text:p>674162</text:p>
          </table:table-cell>
          <table:table-cell office:value-type="float" office:value="7186958" calcext:value-type="float">
            <text:p>7186958</text:p>
          </table:table-cell>
          <table:table-cell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office:value-type="float" office:value="674162" calcext:value-type="float">
            <text:p>674162</text:p>
          </table:table-cell>
          <table:table-cell office:value-type="float" office:value="7186958" calcext:value-type="float">
            <text:p>7186958</text:p>
          </table:table-cell>
          <table:table-cell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office:value-type="float" office:value="674171" calcext:value-type="float">
            <text:p>674171</text:p>
          </table:table-cell>
          <table:table-cell office:value-type="float" office:value="7187113" calcext:value-type="float">
            <text:p>7187113</text:p>
          </table:table-cell>
          <table:table-cell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 office:value-type="float" office:value="674171" calcext:value-type="float">
            <text:p>674171</text:p>
          </table:table-cell>
          <table:table-cell office:value-type="float" office:value="7187113" calcext:value-type="float">
            <text:p>7187113</text:p>
          </table:table-cell>
          <table:table-cell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 office:value-type="float" office:value="674188" calcext:value-type="float">
            <text:p>674188</text:p>
          </table:table-cell>
          <table:table-cell office:value-type="float" office:value="7186758" calcext:value-type="float">
            <text:p>7186758</text:p>
          </table:table-cell>
          <table:table-cell office:value-type="float" office:value="134" calcext:value-type="float">
            <text:p>134</text:p>
          </table:table-cell>
          <table:table-cell table:number-columns-repeated="1021"/>
        </table:table-row>
        <table:table-row table:style-name="ro1">
          <table:table-cell office:value-type="float" office:value="674188" calcext:value-type="float">
            <text:p>674188</text:p>
          </table:table-cell>
          <table:table-cell office:value-type="float" office:value="7186758" calcext:value-type="float">
            <text:p>7186758</text:p>
          </table:table-cell>
          <table:table-cell office:value-type="float" office:value="134" calcext:value-type="float">
            <text:p>134</text:p>
          </table:table-cell>
          <table:table-cell table:number-columns-repeated="1021"/>
        </table:table-row>
        <table:table-row table:style-name="ro1">
          <table:table-cell office:value-type="float" office:value="674227" calcext:value-type="float">
            <text:p>674227</text:p>
          </table:table-cell>
          <table:table-cell office:value-type="float" office:value="7187063" calcext:value-type="float">
            <text:p>7187063</text:p>
          </table:table-cell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office:value-type="float" office:value="674247" calcext:value-type="float">
            <text:p>674247</text:p>
          </table:table-cell>
          <table:table-cell office:value-type="float" office:value="7187048" calcext:value-type="float">
            <text:p>7187048</text:p>
          </table:table-cell>
          <table:table-cell office:value-type="float" office:value="136" calcext:value-type="float">
            <text:p>136</text:p>
          </table:table-cell>
          <table:table-cell table:number-columns-repeated="1021"/>
        </table:table-row>
        <table:table-row table:style-name="ro1">
          <table:table-cell office:value-type="float" office:value="674247" calcext:value-type="float">
            <text:p>674247</text:p>
          </table:table-cell>
          <table:table-cell office:value-type="float" office:value="7187048" calcext:value-type="float">
            <text:p>7187048</text:p>
          </table:table-cell>
          <table:table-cell office:value-type="float" office:value="136" calcext:value-type="float">
            <text:p>136</text:p>
          </table:table-cell>
          <table:table-cell table:number-columns-repeated="1021"/>
        </table:table-row>
        <table:table-row table:style-name="ro1">
          <table:table-cell office:value-type="float" office:value="674252" calcext:value-type="float">
            <text:p>674252</text:p>
          </table:table-cell>
          <table:table-cell office:value-type="float" office:value="7187045" calcext:value-type="float">
            <text:p>7187045</text:p>
          </table:table-cell>
          <table:table-cell office:value-type="float" office:value="137" calcext:value-type="float">
            <text:p>137</text:p>
          </table:table-cell>
          <table:table-cell table:number-columns-repeated="1021"/>
        </table:table-row>
        <table:table-row table:style-name="ro1">
          <table:table-cell office:value-type="float" office:value="674252" calcext:value-type="float">
            <text:p>674252</text:p>
          </table:table-cell>
          <table:table-cell office:value-type="float" office:value="7187045" calcext:value-type="float">
            <text:p>7187045</text:p>
          </table:table-cell>
          <table:table-cell office:value-type="float" office:value="137" calcext:value-type="float">
            <text:p>137</text:p>
          </table:table-cell>
          <table:table-cell table:number-columns-repeated="1021"/>
        </table:table-row>
        <table:table-row table:style-name="ro1">
          <table:table-cell office:value-type="float" office:value="674327" calcext:value-type="float">
            <text:p>674327</text:p>
          </table:table-cell>
          <table:table-cell office:value-type="float" office:value="7191049" calcext:value-type="float">
            <text:p>7191049</text:p>
          </table:table-cell>
          <table:table-cell office:value-type="float" office:value="138" calcext:value-type="float">
            <text:p>138</text:p>
          </table:table-cell>
          <table:table-cell table:number-columns-repeated="1021"/>
        </table:table-row>
        <table:table-row table:style-name="ro1">
          <table:table-cell office:value-type="float" office:value="674327" calcext:value-type="float">
            <text:p>674327</text:p>
          </table:table-cell>
          <table:table-cell office:value-type="float" office:value="7191049" calcext:value-type="float">
            <text:p>7191049</text:p>
          </table:table-cell>
          <table:table-cell office:value-type="float" office:value="138" calcext:value-type="float">
            <text:p>138</text:p>
          </table:table-cell>
          <table:table-cell table:number-columns-repeated="1021"/>
        </table:table-row>
        <table:table-row table:style-name="ro1">
          <table:table-cell office:value-type="float" office:value="674328" calcext:value-type="float">
            <text:p>674328</text:p>
          </table:table-cell>
          <table:table-cell office:value-type="float" office:value="7180379" calcext:value-type="float">
            <text:p>7180379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float" office:value="674328" calcext:value-type="float">
            <text:p>674328</text:p>
          </table:table-cell>
          <table:table-cell office:value-type="float" office:value="7180379" calcext:value-type="float">
            <text:p>7180379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float" office:value="674361" calcext:value-type="float">
            <text:p>674361</text:p>
          </table:table-cell>
          <table:table-cell office:value-type="float" office:value="7187176" calcext:value-type="float">
            <text:p>7187176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 office:value-type="float" office:value="674361" calcext:value-type="float">
            <text:p>674361</text:p>
          </table:table-cell>
          <table:table-cell office:value-type="float" office:value="7187176" calcext:value-type="float">
            <text:p>7187176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 office:value-type="float" office:value="674364" calcext:value-type="float">
            <text:p>674364</text:p>
          </table:table-cell>
          <table:table-cell office:value-type="float" office:value="7190629" calcext:value-type="float">
            <text:p>7190629</text:p>
          </table:table-cell>
          <table:table-cell office:value-type="float" office:value="141" calcext:value-type="float">
            <text:p>141</text:p>
          </table:table-cell>
          <table:table-cell table:number-columns-repeated="1021"/>
        </table:table-row>
        <table:table-row table:style-name="ro1">
          <table:table-cell office:value-type="float" office:value="674364" calcext:value-type="float">
            <text:p>674364</text:p>
          </table:table-cell>
          <table:table-cell office:value-type="float" office:value="7190629" calcext:value-type="float">
            <text:p>7190629</text:p>
          </table:table-cell>
          <table:table-cell office:value-type="float" office:value="141" calcext:value-type="float">
            <text:p>141</text:p>
          </table:table-cell>
          <table:table-cell table:number-columns-repeated="1021"/>
        </table:table-row>
        <table:table-row table:style-name="ro1">
          <table:table-cell office:value-type="float" office:value="674382" calcext:value-type="float">
            <text:p>674382</text:p>
          </table:table-cell>
          <table:table-cell office:value-type="float" office:value="7187166" calcext:value-type="float">
            <text:p>7187166</text:p>
          </table:table-cell>
          <table:table-cell office:value-type="float" office:value="142" calcext:value-type="float">
            <text:p>142</text:p>
          </table:table-cell>
          <table:table-cell table:number-columns-repeated="1021"/>
        </table:table-row>
        <table:table-row table:style-name="ro1">
          <table:table-cell office:value-type="float" office:value="674382" calcext:value-type="float">
            <text:p>674382</text:p>
          </table:table-cell>
          <table:table-cell office:value-type="float" office:value="7187166" calcext:value-type="float">
            <text:p>7187166</text:p>
          </table:table-cell>
          <table:table-cell office:value-type="float" office:value="142" calcext:value-type="float">
            <text:p>142</text:p>
          </table:table-cell>
          <table:table-cell table:number-columns-repeated="1021"/>
        </table:table-row>
        <table:table-row table:style-name="ro1">
          <table:table-cell office:value-type="float" office:value="674390" calcext:value-type="float">
            <text:p>674390</text:p>
          </table:table-cell>
          <table:table-cell office:value-type="float" office:value="7190636" calcext:value-type="float">
            <text:p>7190636</text:p>
          </table:table-cell>
          <table:table-cell office:value-type="float" office:value="143" calcext:value-type="float">
            <text:p>143</text:p>
          </table:table-cell>
          <table:table-cell table:number-columns-repeated="1021"/>
        </table:table-row>
        <table:table-row table:style-name="ro1">
          <table:table-cell office:value-type="float" office:value="674390" calcext:value-type="float">
            <text:p>674390</text:p>
          </table:table-cell>
          <table:table-cell office:value-type="float" office:value="7190636" calcext:value-type="float">
            <text:p>7190636</text:p>
          </table:table-cell>
          <table:table-cell office:value-type="float" office:value="143" calcext:value-type="float">
            <text:p>143</text:p>
          </table:table-cell>
          <table:table-cell table:number-columns-repeated="1021"/>
        </table:table-row>
        <table:table-row table:style-name="ro1">
          <table:table-cell office:value-type="float" office:value="674430" calcext:value-type="float">
            <text:p>674430</text:p>
          </table:table-cell>
          <table:table-cell office:value-type="float" office:value="7191025" calcext:value-type="float">
            <text:p>7191025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office:value-type="float" office:value="674430" calcext:value-type="float">
            <text:p>674430</text:p>
          </table:table-cell>
          <table:table-cell office:value-type="float" office:value="7191025" calcext:value-type="float">
            <text:p>7191025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office:value-type="float" office:value="674430" calcext:value-type="float">
            <text:p>674430</text:p>
          </table:table-cell>
          <table:table-cell office:value-type="float" office:value="7191025" calcext:value-type="float">
            <text:p>7191025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office:value-type="float" office:value="674438" calcext:value-type="float">
            <text:p>674438</text:p>
          </table:table-cell>
          <table:table-cell office:value-type="float" office:value="7191093" calcext:value-type="float">
            <text:p>7191093</text:p>
          </table:table-cell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office:value-type="float" office:value="674438" calcext:value-type="float">
            <text:p>674438</text:p>
          </table:table-cell>
          <table:table-cell office:value-type="float" office:value="7191093" calcext:value-type="float">
            <text:p>7191093</text:p>
          </table:table-cell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office:value-type="float" office:value="674548" calcext:value-type="float">
            <text:p>674548</text:p>
          </table:table-cell>
          <table:table-cell office:value-type="float" office:value="7186661" calcext:value-type="float">
            <text:p>7186661</text:p>
          </table:table-cell>
          <table:table-cell office:value-type="float" office:value="146" calcext:value-type="float">
            <text:p>146</text:p>
          </table:table-cell>
          <table:table-cell table:number-columns-repeated="1021"/>
        </table:table-row>
        <table:table-row table:style-name="ro1">
          <table:table-cell office:value-type="float" office:value="674548" calcext:value-type="float">
            <text:p>674548</text:p>
          </table:table-cell>
          <table:table-cell office:value-type="float" office:value="7186661" calcext:value-type="float">
            <text:p>7186661</text:p>
          </table:table-cell>
          <table:table-cell office:value-type="float" office:value="146" calcext:value-type="float">
            <text:p>146</text:p>
          </table:table-cell>
          <table:table-cell table:number-columns-repeated="1021"/>
        </table:table-row>
        <table:table-row table:style-name="ro1">
          <table:table-cell office:value-type="float" office:value="674593" calcext:value-type="float">
            <text:p>674593</text:p>
          </table:table-cell>
          <table:table-cell office:value-type="float" office:value="7191577" calcext:value-type="float">
            <text:p>7191577</text:p>
          </table:table-cell>
          <table:table-cell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office:value-type="float" office:value="674593" calcext:value-type="float">
            <text:p>674593</text:p>
          </table:table-cell>
          <table:table-cell office:value-type="float" office:value="7191577" calcext:value-type="float">
            <text:p>7191577</text:p>
          </table:table-cell>
          <table:table-cell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office:value-type="float" office:value="674624" calcext:value-type="float">
            <text:p>674624</text:p>
          </table:table-cell>
          <table:table-cell office:value-type="float" office:value="7186636" calcext:value-type="float">
            <text:p>7186636</text:p>
          </table:table-cell>
          <table:table-cell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office:value-type="float" office:value="674624" calcext:value-type="float">
            <text:p>674624</text:p>
          </table:table-cell>
          <table:table-cell office:value-type="float" office:value="7186636" calcext:value-type="float">
            <text:p>7186636</text:p>
          </table:table-cell>
          <table:table-cell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office:value-type="float" office:value="674650" calcext:value-type="float">
            <text:p>674650</text:p>
          </table:table-cell>
          <table:table-cell office:value-type="float" office:value="7191582" calcext:value-type="float">
            <text:p>7191582</text:p>
          </table:table-cell>
          <table:table-cell office:value-type="float" office:value="149" calcext:value-type="float">
            <text:p>149</text:p>
          </table:table-cell>
          <table:table-cell table:number-columns-repeated="1021"/>
        </table:table-row>
        <table:table-row table:style-name="ro1">
          <table:table-cell office:value-type="float" office:value="674650" calcext:value-type="float">
            <text:p>674650</text:p>
          </table:table-cell>
          <table:table-cell office:value-type="float" office:value="7191582" calcext:value-type="float">
            <text:p>7191582</text:p>
          </table:table-cell>
          <table:table-cell office:value-type="float" office:value="149" calcext:value-type="float">
            <text:p>149</text:p>
          </table:table-cell>
          <table:table-cell table:number-columns-repeated="1021"/>
        </table:table-row>
        <table:table-row table:style-name="ro1">
          <table:table-cell office:value-type="float" office:value="674670" calcext:value-type="float">
            <text:p>674670</text:p>
          </table:table-cell>
          <table:table-cell office:value-type="float" office:value="7194946" calcext:value-type="float">
            <text:p>7194946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office:value-type="float" office:value="674740" calcext:value-type="float">
            <text:p>674740</text:p>
          </table:table-cell>
          <table:table-cell office:value-type="float" office:value="7193874" calcext:value-type="float">
            <text:p>7193874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674740" calcext:value-type="float">
            <text:p>674740</text:p>
          </table:table-cell>
          <table:table-cell office:value-type="float" office:value="7193874" calcext:value-type="float">
            <text:p>7193874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674747" calcext:value-type="float">
            <text:p>674747</text:p>
          </table:table-cell>
          <table:table-cell office:value-type="float" office:value="7193904" calcext:value-type="float">
            <text:p>7193904</text:p>
          </table:table-cell>
          <table:table-cell office:value-type="float" office:value="152" calcext:value-type="float">
            <text:p>152</text:p>
          </table:table-cell>
          <table:table-cell table:number-columns-repeated="1021"/>
        </table:table-row>
        <table:table-row table:style-name="ro1">
          <table:table-cell office:value-type="float" office:value="674747" calcext:value-type="float">
            <text:p>674747</text:p>
          </table:table-cell>
          <table:table-cell office:value-type="float" office:value="7193904" calcext:value-type="float">
            <text:p>7193904</text:p>
          </table:table-cell>
          <table:table-cell office:value-type="float" office:value="152" calcext:value-type="float">
            <text:p>152</text:p>
          </table:table-cell>
          <table:table-cell table:number-columns-repeated="1021"/>
        </table:table-row>
        <table:table-row table:style-name="ro1">
          <table:table-cell office:value-type="float" office:value="674761" calcext:value-type="float">
            <text:p>674761</text:p>
          </table:table-cell>
          <table:table-cell office:value-type="float" office:value="7194005" calcext:value-type="float">
            <text:p>7194005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office:value-type="float" office:value="674761" calcext:value-type="float">
            <text:p>674761</text:p>
          </table:table-cell>
          <table:table-cell office:value-type="float" office:value="7194005" calcext:value-type="float">
            <text:p>7194005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office:value-type="float" office:value="674766" calcext:value-type="float">
            <text:p>674766</text:p>
          </table:table-cell>
          <table:table-cell office:value-type="float" office:value="7194352" calcext:value-type="float">
            <text:p>7194352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674766" calcext:value-type="float">
            <text:p>674766</text:p>
          </table:table-cell>
          <table:table-cell office:value-type="float" office:value="7194352" calcext:value-type="float">
            <text:p>7194352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674776" calcext:value-type="float">
            <text:p>674776</text:p>
          </table:table-cell>
          <table:table-cell office:value-type="float" office:value="7194277" calcext:value-type="float">
            <text:p>7194277</text:p>
          </table:table-cell>
          <table:table-cell office:value-type="float" office:value="155" calcext:value-type="float">
            <text:p>155</text:p>
          </table:table-cell>
          <table:table-cell table:number-columns-repeated="1021"/>
        </table:table-row>
        <table:table-row table:style-name="ro1">
          <table:table-cell office:value-type="float" office:value="674776" calcext:value-type="float">
            <text:p>674776</text:p>
          </table:table-cell>
          <table:table-cell office:value-type="float" office:value="7194277" calcext:value-type="float">
            <text:p>7194277</text:p>
          </table:table-cell>
          <table:table-cell office:value-type="float" office:value="155" calcext:value-type="float">
            <text:p>155</text:p>
          </table:table-cell>
          <table:table-cell table:number-columns-repeated="1021"/>
        </table:table-row>
        <table:table-row table:style-name="ro1">
          <table:table-cell office:value-type="float" office:value="674809" calcext:value-type="float">
            <text:p>674809</text:p>
          </table:table-cell>
          <table:table-cell office:value-type="float" office:value="7192238" calcext:value-type="float">
            <text:p>7192238</text:p>
          </table:table-cell>
          <table:table-cell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office:value-type="float" office:value="674809" calcext:value-type="float">
            <text:p>674809</text:p>
          </table:table-cell>
          <table:table-cell office:value-type="float" office:value="7192238" calcext:value-type="float">
            <text:p>7192238</text:p>
          </table:table-cell>
          <table:table-cell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office:value-type="float" office:value="674809" calcext:value-type="float">
            <text:p>674809</text:p>
          </table:table-cell>
          <table:table-cell office:value-type="float" office:value="7193777" calcext:value-type="float">
            <text:p>7193777</text:p>
          </table:table-cell>
          <table:table-cell office:value-type="float" office:value="157" calcext:value-type="float">
            <text:p>157</text:p>
          </table:table-cell>
          <table:table-cell table:number-columns-repeated="1021"/>
        </table:table-row>
        <table:table-row table:style-name="ro1">
          <table:table-cell office:value-type="float" office:value="674809" calcext:value-type="float">
            <text:p>674809</text:p>
          </table:table-cell>
          <table:table-cell office:value-type="float" office:value="7193777" calcext:value-type="float">
            <text:p>7193777</text:p>
          </table:table-cell>
          <table:table-cell office:value-type="float" office:value="157" calcext:value-type="float">
            <text:p>157</text:p>
          </table:table-cell>
          <table:table-cell table:number-columns-repeated="1021"/>
        </table:table-row>
        <table:table-row table:style-name="ro1">
          <table:table-cell office:value-type="float" office:value="674813" calcext:value-type="float">
            <text:p>674813</text:p>
          </table:table-cell>
          <table:table-cell office:value-type="float" office:value="7194610" calcext:value-type="float">
            <text:p>7194610</text:p>
          </table:table-cell>
          <table:table-cell office:value-type="float" office:value="158" calcext:value-type="float">
            <text:p>158</text:p>
          </table:table-cell>
          <table:table-cell table:number-columns-repeated="1021"/>
        </table:table-row>
        <table:table-row table:style-name="ro1">
          <table:table-cell office:value-type="float" office:value="674813" calcext:value-type="float">
            <text:p>674813</text:p>
          </table:table-cell>
          <table:table-cell office:value-type="float" office:value="7194610" calcext:value-type="float">
            <text:p>7194610</text:p>
          </table:table-cell>
          <table:table-cell office:value-type="float" office:value="158" calcext:value-type="float">
            <text:p>158</text:p>
          </table:table-cell>
          <table:table-cell table:number-columns-repeated="1021"/>
        </table:table-row>
        <table:table-row table:style-name="ro1">
          <table:table-cell office:value-type="float" office:value="674815" calcext:value-type="float">
            <text:p>674815</text:p>
          </table:table-cell>
          <table:table-cell office:value-type="float" office:value="7192254" calcext:value-type="float">
            <text:p>7192254</text:p>
          </table:table-cell>
          <table:table-cell office:value-type="float" office:value="159" calcext:value-type="float">
            <text:p>159</text:p>
          </table:table-cell>
          <table:table-cell table:number-columns-repeated="1021"/>
        </table:table-row>
        <table:table-row table:style-name="ro1">
          <table:table-cell office:value-type="float" office:value="674815" calcext:value-type="float">
            <text:p>674815</text:p>
          </table:table-cell>
          <table:table-cell office:value-type="float" office:value="7192254" calcext:value-type="float">
            <text:p>7192254</text:p>
          </table:table-cell>
          <table:table-cell office:value-type="float" office:value="159" calcext:value-type="float">
            <text:p>159</text:p>
          </table:table-cell>
          <table:table-cell table:number-columns-repeated="1021"/>
        </table:table-row>
        <table:table-row table:style-name="ro1">
          <table:table-cell office:value-type="float" office:value="674848" calcext:value-type="float">
            <text:p>674848</text:p>
          </table:table-cell>
          <table:table-cell office:value-type="float" office:value="7191888" calcext:value-type="float">
            <text:p>7191888</text:p>
          </table:table-cell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office:value-type="float" office:value="674848" calcext:value-type="float">
            <text:p>674848</text:p>
          </table:table-cell>
          <table:table-cell office:value-type="float" office:value="7191888" calcext:value-type="float">
            <text:p>7191888</text:p>
          </table:table-cell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office:value-type="float" office:value="674865" calcext:value-type="float">
            <text:p>674865</text:p>
          </table:table-cell>
          <table:table-cell office:value-type="float" office:value="7185687" calcext:value-type="float">
            <text:p>7185687</text:p>
          </table:table-cell>
          <table:table-cell office:value-type="float" office:value="161" calcext:value-type="float">
            <text:p>161</text:p>
          </table:table-cell>
          <table:table-cell table:number-columns-repeated="1021"/>
        </table:table-row>
        <table:table-row table:style-name="ro1">
          <table:table-cell office:value-type="float" office:value="674865" calcext:value-type="float">
            <text:p>674865</text:p>
          </table:table-cell>
          <table:table-cell office:value-type="float" office:value="7185687" calcext:value-type="float">
            <text:p>7185687</text:p>
          </table:table-cell>
          <table:table-cell office:value-type="float" office:value="161" calcext:value-type="float">
            <text:p>161</text:p>
          </table:table-cell>
          <table:table-cell table:number-columns-repeated="1021"/>
        </table:table-row>
        <table:table-row table:style-name="ro1">
          <table:table-cell office:value-type="float" office:value="674869" calcext:value-type="float">
            <text:p>674869</text:p>
          </table:table-cell>
          <table:table-cell office:value-type="float" office:value="7191567" calcext:value-type="float">
            <text:p>7191567</text:p>
          </table:table-cell>
          <table:table-cell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office:value-type="float" office:value="674869" calcext:value-type="float">
            <text:p>674869</text:p>
          </table:table-cell>
          <table:table-cell office:value-type="float" office:value="7191567" calcext:value-type="float">
            <text:p>7191567</text:p>
          </table:table-cell>
          <table:table-cell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office:value-type="float" office:value="674869" calcext:value-type="float">
            <text:p>674869</text:p>
          </table:table-cell>
          <table:table-cell office:value-type="float" office:value="7191567" calcext:value-type="float">
            <text:p>7191567</text:p>
          </table:table-cell>
          <table:table-cell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office:value-type="float" office:value="674869" calcext:value-type="float">
            <text:p>674869</text:p>
          </table:table-cell>
          <table:table-cell office:value-type="float" office:value="7191856" calcext:value-type="float">
            <text:p>7191856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1">
          <table:table-cell office:value-type="float" office:value="674869" calcext:value-type="float">
            <text:p>674869</text:p>
          </table:table-cell>
          <table:table-cell office:value-type="float" office:value="7191856" calcext:value-type="float">
            <text:p>7191856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1">
          <table:table-cell office:value-type="float" office:value="674914" calcext:value-type="float">
            <text:p>674914</text:p>
          </table:table-cell>
          <table:table-cell office:value-type="float" office:value="7185535" calcext:value-type="float">
            <text:p>7185535</text:p>
          </table:table-cell>
          <table:table-cell office:value-type="float" office:value="164" calcext:value-type="float">
            <text:p>164</text:p>
          </table:table-cell>
          <table:table-cell table:number-columns-repeated="1021"/>
        </table:table-row>
        <table:table-row table:style-name="ro1">
          <table:table-cell office:value-type="float" office:value="674914" calcext:value-type="float">
            <text:p>674914</text:p>
          </table:table-cell>
          <table:table-cell office:value-type="float" office:value="7185535" calcext:value-type="float">
            <text:p>7185535</text:p>
          </table:table-cell>
          <table:table-cell office:value-type="float" office:value="164" calcext:value-type="float">
            <text:p>164</text:p>
          </table:table-cell>
          <table:table-cell table:number-columns-repeated="1021"/>
        </table:table-row>
        <table:table-row table:style-name="ro1">
          <table:table-cell office:value-type="float" office:value="674928" calcext:value-type="float">
            <text:p>674928</text:p>
          </table:table-cell>
          <table:table-cell office:value-type="float" office:value="7191364" calcext:value-type="float">
            <text:p>7191364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office:value-type="float" office:value="674928" calcext:value-type="float">
            <text:p>674928</text:p>
          </table:table-cell>
          <table:table-cell office:value-type="float" office:value="7191364" calcext:value-type="float">
            <text:p>7191364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office:value-type="float" office:value="674933" calcext:value-type="float">
            <text:p>674933</text:p>
          </table:table-cell>
          <table:table-cell office:value-type="float" office:value="7187924" calcext:value-type="float">
            <text:p>7187924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674933" calcext:value-type="float">
            <text:p>674933</text:p>
          </table:table-cell>
          <table:table-cell office:value-type="float" office:value="7187924" calcext:value-type="float">
            <text:p>7187924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674950" calcext:value-type="float">
            <text:p>674950</text:p>
          </table:table-cell>
          <table:table-cell office:value-type="float" office:value="7187910" calcext:value-type="float">
            <text:p>7187910</text:p>
          </table:table-cell>
          <table:table-cell office:value-type="float" office:value="167" calcext:value-type="float">
            <text:p>167</text:p>
          </table:table-cell>
          <table:table-cell table:number-columns-repeated="1021"/>
        </table:table-row>
        <table:table-row table:style-name="ro1">
          <table:table-cell office:value-type="float" office:value="674950" calcext:value-type="float">
            <text:p>674950</text:p>
          </table:table-cell>
          <table:table-cell office:value-type="float" office:value="7187910" calcext:value-type="float">
            <text:p>7187910</text:p>
          </table:table-cell>
          <table:table-cell office:value-type="float" office:value="167" calcext:value-type="float">
            <text:p>167</text:p>
          </table:table-cell>
          <table:table-cell table:number-columns-repeated="1021"/>
        </table:table-row>
        <table:table-row table:style-name="ro1">
          <table:table-cell office:value-type="float" office:value="674972" calcext:value-type="float">
            <text:p>674972</text:p>
          </table:table-cell>
          <table:table-cell office:value-type="float" office:value="7185765" calcext:value-type="float">
            <text:p>7185765</text:p>
          </table:table-cell>
          <table:table-cell office:value-type="float" office:value="168" calcext:value-type="float">
            <text:p>168</text:p>
          </table:table-cell>
          <table:table-cell table:number-columns-repeated="1021"/>
        </table:table-row>
        <table:table-row table:style-name="ro1">
          <table:table-cell office:value-type="float" office:value="674973" calcext:value-type="float">
            <text:p>674973</text:p>
          </table:table-cell>
          <table:table-cell office:value-type="float" office:value="7177227" calcext:value-type="float">
            <text:p>7177227</text:p>
          </table:table-cell>
          <table:table-cell office:value-type="float" office:value="169" calcext:value-type="float">
            <text:p>169</text:p>
          </table:table-cell>
          <table:table-cell table:number-columns-repeated="1021"/>
        </table:table-row>
        <table:table-row table:style-name="ro1">
          <table:table-cell office:value-type="float" office:value="674976" calcext:value-type="float">
            <text:p>674976</text:p>
          </table:table-cell>
          <table:table-cell office:value-type="float" office:value="7185753" calcext:value-type="float">
            <text:p>7185753</text:p>
          </table:table-cell>
          <table:table-cell office:value-type="float" office:value="170" calcext:value-type="float">
            <text:p>170</text:p>
          </table:table-cell>
          <table:table-cell table:number-columns-repeated="1021"/>
        </table:table-row>
        <table:table-row table:style-name="ro1">
          <table:table-cell office:value-type="float" office:value="674976" calcext:value-type="float">
            <text:p>674976</text:p>
          </table:table-cell>
          <table:table-cell office:value-type="float" office:value="7185753" calcext:value-type="float">
            <text:p>7185753</text:p>
          </table:table-cell>
          <table:table-cell office:value-type="float" office:value="170" calcext:value-type="float">
            <text:p>170</text:p>
          </table:table-cell>
          <table:table-cell table:number-columns-repeated="1021"/>
        </table:table-row>
        <table:table-row table:style-name="ro1">
          <table:table-cell office:value-type="float" office:value="674980" calcext:value-type="float">
            <text:p>674980</text:p>
          </table:table-cell>
          <table:table-cell office:value-type="float" office:value="7181262" calcext:value-type="float">
            <text:p>7181262</text:p>
          </table:table-cell>
          <table:table-cell office:value-type="float" office:value="171" calcext:value-type="float">
            <text:p>171</text:p>
          </table:table-cell>
          <table:table-cell table:number-columns-repeated="1021"/>
        </table:table-row>
        <table:table-row table:style-name="ro1">
          <table:table-cell office:value-type="float" office:value="674980" calcext:value-type="float">
            <text:p>674980</text:p>
          </table:table-cell>
          <table:table-cell office:value-type="float" office:value="7181262" calcext:value-type="float">
            <text:p>7181262</text:p>
          </table:table-cell>
          <table:table-cell office:value-type="float" office:value="171" calcext:value-type="float">
            <text:p>171</text:p>
          </table:table-cell>
          <table:table-cell table:number-columns-repeated="1021"/>
        </table:table-row>
        <table:table-row table:style-name="ro1">
          <table:table-cell office:value-type="float" office:value="674981" calcext:value-type="float">
            <text:p>674981</text:p>
          </table:table-cell>
          <table:table-cell office:value-type="float" office:value="7185569" calcext:value-type="float">
            <text:p>7185569</text:p>
          </table:table-cell>
          <table:table-cell office:value-type="float" office:value="172" calcext:value-type="float">
            <text:p>172</text:p>
          </table:table-cell>
          <table:table-cell table:number-columns-repeated="1021"/>
        </table:table-row>
        <table:table-row table:style-name="ro1">
          <table:table-cell office:value-type="float" office:value="674981" calcext:value-type="float">
            <text:p>674981</text:p>
          </table:table-cell>
          <table:table-cell office:value-type="float" office:value="7185569" calcext:value-type="float">
            <text:p>7185569</text:p>
          </table:table-cell>
          <table:table-cell office:value-type="float" office:value="172" calcext:value-type="float">
            <text:p>172</text:p>
          </table:table-cell>
          <table:table-cell table:number-columns-repeated="1021"/>
        </table:table-row>
        <table:table-row table:style-name="ro1">
          <table:table-cell office:value-type="float" office:value="674988" calcext:value-type="float">
            <text:p>674988</text:p>
          </table:table-cell>
          <table:table-cell office:value-type="float" office:value="7185688" calcext:value-type="float">
            <text:p>7185688</text:p>
          </table:table-cell>
          <table:table-cell office:value-type="float" office:value="173" calcext:value-type="float">
            <text:p>173</text:p>
          </table:table-cell>
          <table:table-cell table:number-columns-repeated="1021"/>
        </table:table-row>
        <table:table-row table:style-name="ro1">
          <table:table-cell office:value-type="float" office:value="674997" calcext:value-type="float">
            <text:p>674997</text:p>
          </table:table-cell>
          <table:table-cell office:value-type="float" office:value="7191257" calcext:value-type="float">
            <text:p>7191257</text:p>
          </table:table-cell>
          <table:table-cell office:value-type="float" office:value="174" calcext:value-type="float">
            <text:p>174</text:p>
          </table:table-cell>
          <table:table-cell table:number-columns-repeated="1021"/>
        </table:table-row>
        <table:table-row table:style-name="ro1">
          <table:table-cell office:value-type="float" office:value="674997" calcext:value-type="float">
            <text:p>674997</text:p>
          </table:table-cell>
          <table:table-cell office:value-type="float" office:value="7191257" calcext:value-type="float">
            <text:p>7191257</text:p>
          </table:table-cell>
          <table:table-cell office:value-type="float" office:value="174" calcext:value-type="float">
            <text:p>174</text:p>
          </table:table-cell>
          <table:table-cell table:number-columns-repeated="1021"/>
        </table:table-row>
        <table:table-row table:style-name="ro1">
          <table:table-cell office:value-type="float" office:value="675000" calcext:value-type="float">
            <text:p>675000</text:p>
          </table:table-cell>
          <table:table-cell office:value-type="float" office:value="7185183" calcext:value-type="float">
            <text:p>7185183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office:value-type="float" office:value="675000" calcext:value-type="float">
            <text:p>675000</text:p>
          </table:table-cell>
          <table:table-cell office:value-type="float" office:value="7185183" calcext:value-type="float">
            <text:p>7185183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office:value-type="float" office:value="675000" calcext:value-type="float">
            <text:p>675000</text:p>
          </table:table-cell>
          <table:table-cell office:value-type="float" office:value="7185183" calcext:value-type="float">
            <text:p>7185183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office:value-type="float" office:value="675035" calcext:value-type="float">
            <text:p>675035</text:p>
          </table:table-cell>
          <table:table-cell office:value-type="float" office:value="7185018" calcext:value-type="float">
            <text:p>7185018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float" office:value="675035" calcext:value-type="float">
            <text:p>675035</text:p>
          </table:table-cell>
          <table:table-cell office:value-type="float" office:value="7185018" calcext:value-type="float">
            <text:p>7185018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float" office:value="675035" calcext:value-type="float">
            <text:p>675035</text:p>
          </table:table-cell>
          <table:table-cell office:value-type="float" office:value="7185018" calcext:value-type="float">
            <text:p>7185018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float" office:value="675039" calcext:value-type="float">
            <text:p>675039</text:p>
          </table:table-cell>
          <table:table-cell office:value-type="float" office:value="7175032" calcext:value-type="float">
            <text:p>7175032</text:p>
          </table:table-cell>
          <table:table-cell office:value-type="float" office:value="177" calcext:value-type="float">
            <text:p>177</text:p>
          </table:table-cell>
          <table:table-cell table:number-columns-repeated="1021"/>
        </table:table-row>
        <table:table-row table:style-name="ro1">
          <table:table-cell office:value-type="float" office:value="675039" calcext:value-type="float">
            <text:p>675039</text:p>
          </table:table-cell>
          <table:table-cell office:value-type="float" office:value="7185002" calcext:value-type="float">
            <text:p>7185002</text:p>
          </table:table-cell>
          <table:table-cell office:value-type="float" office:value="178" calcext:value-type="float">
            <text:p>178</text:p>
          </table:table-cell>
          <table:table-cell table:number-columns-repeated="1021"/>
        </table:table-row>
        <table:table-row table:style-name="ro1">
          <table:table-cell office:value-type="float" office:value="675039" calcext:value-type="float">
            <text:p>675039</text:p>
          </table:table-cell>
          <table:table-cell office:value-type="float" office:value="7185002" calcext:value-type="float">
            <text:p>7185002</text:p>
          </table:table-cell>
          <table:table-cell office:value-type="float" office:value="178" calcext:value-type="float">
            <text:p>178</text:p>
          </table:table-cell>
          <table:table-cell table:number-columns-repeated="1021"/>
        </table:table-row>
        <table:table-row table:style-name="ro1">
          <table:table-cell office:value-type="float" office:value="675039" calcext:value-type="float">
            <text:p>675039</text:p>
          </table:table-cell>
          <table:table-cell office:value-type="float" office:value="7185002" calcext:value-type="float">
            <text:p>7185002</text:p>
          </table:table-cell>
          <table:table-cell office:value-type="float" office:value="178" calcext:value-type="float">
            <text:p>178</text:p>
          </table:table-cell>
          <table:table-cell table:number-columns-repeated="1021"/>
        </table:table-row>
        <table:table-row table:style-name="ro1">
          <table:table-cell office:value-type="float" office:value="675070" calcext:value-type="float">
            <text:p>675070</text:p>
          </table:table-cell>
          <table:table-cell office:value-type="float" office:value="7193392" calcext:value-type="float">
            <text:p>7193392</text:p>
          </table:table-cell>
          <table:table-cell office:value-type="float" office:value="179" calcext:value-type="float">
            <text:p>179</text:p>
          </table:table-cell>
          <table:table-cell table:number-columns-repeated="1021"/>
        </table:table-row>
        <table:table-row table:style-name="ro1">
          <table:table-cell office:value-type="float" office:value="675070" calcext:value-type="float">
            <text:p>675070</text:p>
          </table:table-cell>
          <table:table-cell office:value-type="float" office:value="7193392" calcext:value-type="float">
            <text:p>7193392</text:p>
          </table:table-cell>
          <table:table-cell office:value-type="float" office:value="179" calcext:value-type="float">
            <text:p>179</text:p>
          </table:table-cell>
          <table:table-cell table:number-columns-repeated="1021"/>
        </table:table-row>
        <table:table-row table:style-name="ro1">
          <table:table-cell office:value-type="float" office:value="675076" calcext:value-type="float">
            <text:p>675076</text:p>
          </table:table-cell>
          <table:table-cell office:value-type="float" office:value="7193453" calcext:value-type="float">
            <text:p>7193453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office:value-type="float" office:value="675076" calcext:value-type="float">
            <text:p>675076</text:p>
          </table:table-cell>
          <table:table-cell office:value-type="float" office:value="7193453" calcext:value-type="float">
            <text:p>7193453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office:value-type="float" office:value="675114" calcext:value-type="float">
            <text:p>675114</text:p>
          </table:table-cell>
          <table:table-cell office:value-type="float" office:value="7184654" calcext:value-type="float">
            <text:p>7184654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1">
          <table:table-cell office:value-type="float" office:value="675114" calcext:value-type="float">
            <text:p>675114</text:p>
          </table:table-cell>
          <table:table-cell office:value-type="float" office:value="7184654" calcext:value-type="float">
            <text:p>7184654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1">
          <table:table-cell office:value-type="float" office:value="675145" calcext:value-type="float">
            <text:p>675145</text:p>
          </table:table-cell>
          <table:table-cell office:value-type="float" office:value="7181452" calcext:value-type="float">
            <text:p>7181452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1">
          <table:table-cell office:value-type="float" office:value="675145" calcext:value-type="float">
            <text:p>675145</text:p>
          </table:table-cell>
          <table:table-cell office:value-type="float" office:value="7181452" calcext:value-type="float">
            <text:p>7181452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1">
          <table:table-cell office:value-type="float" office:value="675183" calcext:value-type="float">
            <text:p>675183</text:p>
          </table:table-cell>
          <table:table-cell office:value-type="float" office:value="7184365" calcext:value-type="float">
            <text:p>7184365</text:p>
          </table:table-cell>
          <table:table-cell office:value-type="float" office:value="183" calcext:value-type="float">
            <text:p>183</text:p>
          </table:table-cell>
          <table:table-cell table:number-columns-repeated="1021"/>
        </table:table-row>
        <table:table-row table:style-name="ro1">
          <table:table-cell office:value-type="float" office:value="675183" calcext:value-type="float">
            <text:p>675183</text:p>
          </table:table-cell>
          <table:table-cell office:value-type="float" office:value="7184365" calcext:value-type="float">
            <text:p>7184365</text:p>
          </table:table-cell>
          <table:table-cell office:value-type="float" office:value="183" calcext:value-type="float">
            <text:p>183</text:p>
          </table:table-cell>
          <table:table-cell table:number-columns-repeated="1021"/>
        </table:table-row>
        <table:table-row table:style-name="ro1">
          <table:table-cell office:value-type="float" office:value="675202" calcext:value-type="float">
            <text:p>675202</text:p>
          </table:table-cell>
          <table:table-cell office:value-type="float" office:value="7190739" calcext:value-type="float">
            <text:p>7190739</text:p>
          </table:table-cell>
          <table:table-cell office:value-type="float" office:value="184" calcext:value-type="float">
            <text:p>184</text:p>
          </table:table-cell>
          <table:table-cell table:number-columns-repeated="1021"/>
        </table:table-row>
        <table:table-row table:style-name="ro1">
          <table:table-cell office:value-type="float" office:value="675202" calcext:value-type="float">
            <text:p>675202</text:p>
          </table:table-cell>
          <table:table-cell office:value-type="float" office:value="7190739" calcext:value-type="float">
            <text:p>7190739</text:p>
          </table:table-cell>
          <table:table-cell office:value-type="float" office:value="184" calcext:value-type="float">
            <text:p>184</text:p>
          </table:table-cell>
          <table:table-cell table:number-columns-repeated="1021"/>
        </table:table-row>
        <table:table-row table:style-name="ro1">
          <table:table-cell office:value-type="float" office:value="675222" calcext:value-type="float">
            <text:p>675222</text:p>
          </table:table-cell>
          <table:table-cell office:value-type="float" office:value="7185290" calcext:value-type="float">
            <text:p>7185290</text:p>
          </table:table-cell>
          <table:table-cell office:value-type="float" office:value="185" calcext:value-type="float">
            <text:p>185</text:p>
          </table:table-cell>
          <table:table-cell table:number-columns-repeated="1021"/>
        </table:table-row>
        <table:table-row table:style-name="ro1">
          <table:table-cell office:value-type="float" office:value="675222" calcext:value-type="float">
            <text:p>675222</text:p>
          </table:table-cell>
          <table:table-cell office:value-type="float" office:value="7185290" calcext:value-type="float">
            <text:p>7185290</text:p>
          </table:table-cell>
          <table:table-cell office:value-type="float" office:value="185" calcext:value-type="float">
            <text:p>185</text:p>
          </table:table-cell>
          <table:table-cell table:number-columns-repeated="1021"/>
        </table:table-row>
        <table:table-row table:style-name="ro1">
          <table:table-cell office:value-type="float" office:value="675224" calcext:value-type="float">
            <text:p>675224</text:p>
          </table:table-cell>
          <table:table-cell office:value-type="float" office:value="7184239" calcext:value-type="float">
            <text:p>7184239</text:p>
          </table:table-cell>
          <table:table-cell office:value-type="float" office:value="186" calcext:value-type="float">
            <text:p>186</text:p>
          </table:table-cell>
          <table:table-cell table:number-columns-repeated="1021"/>
        </table:table-row>
        <table:table-row table:style-name="ro1">
          <table:table-cell office:value-type="float" office:value="675224" calcext:value-type="float">
            <text:p>675224</text:p>
          </table:table-cell>
          <table:table-cell office:value-type="float" office:value="7184239" calcext:value-type="float">
            <text:p>7184239</text:p>
          </table:table-cell>
          <table:table-cell office:value-type="float" office:value="186" calcext:value-type="float">
            <text:p>186</text:p>
          </table:table-cell>
          <table:table-cell table:number-columns-repeated="1021"/>
        </table:table-row>
        <table:table-row table:style-name="ro1">
          <table:table-cell office:value-type="float" office:value="675234" calcext:value-type="float">
            <text:p>675234</text:p>
          </table:table-cell>
          <table:table-cell office:value-type="float" office:value="7183852" calcext:value-type="float">
            <text:p>7183852</text:p>
          </table:table-cell>
          <table:table-cell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office:value-type="float" office:value="675234" calcext:value-type="float">
            <text:p>675234</text:p>
          </table:table-cell>
          <table:table-cell office:value-type="float" office:value="7183852" calcext:value-type="float">
            <text:p>7183852</text:p>
          </table:table-cell>
          <table:table-cell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office:value-type="float" office:value="675241" calcext:value-type="float">
            <text:p>675241</text:p>
          </table:table-cell>
          <table:table-cell office:value-type="float" office:value="7183632" calcext:value-type="float">
            <text:p>7183632</text:p>
          </table:table-cell>
          <table:table-cell office:value-type="float" office:value="188" calcext:value-type="float">
            <text:p>188</text:p>
          </table:table-cell>
          <table:table-cell table:number-columns-repeated="1021"/>
        </table:table-row>
        <table:table-row table:style-name="ro1">
          <table:table-cell office:value-type="float" office:value="675241" calcext:value-type="float">
            <text:p>675241</text:p>
          </table:table-cell>
          <table:table-cell office:value-type="float" office:value="7183632" calcext:value-type="float">
            <text:p>7183632</text:p>
          </table:table-cell>
          <table:table-cell office:value-type="float" office:value="188" calcext:value-type="float">
            <text:p>188</text:p>
          </table:table-cell>
          <table:table-cell table:number-columns-repeated="1021"/>
        </table:table-row>
        <table:table-row table:style-name="ro1">
          <table:table-cell office:value-type="float" office:value="675246" calcext:value-type="float">
            <text:p>675246</text:p>
          </table:table-cell>
          <table:table-cell office:value-type="float" office:value="7175084" calcext:value-type="float">
            <text:p>7175084</text:p>
          </table:table-cell>
          <table:table-cell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 office:value-type="float" office:value="675246" calcext:value-type="float">
            <text:p>675246</text:p>
          </table:table-cell>
          <table:table-cell office:value-type="float" office:value="7175084" calcext:value-type="float">
            <text:p>7175084</text:p>
          </table:table-cell>
          <table:table-cell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 office:value-type="float" office:value="675275" calcext:value-type="float">
            <text:p>675275</text:p>
          </table:table-cell>
          <table:table-cell office:value-type="float" office:value="7185098" calcext:value-type="float">
            <text:p>7185098</text:p>
          </table:table-cell>
          <table:table-cell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office:value-type="float" office:value="675325" calcext:value-type="float">
            <text:p>675325</text:p>
          </table:table-cell>
          <table:table-cell office:value-type="float" office:value="7185119" calcext:value-type="float">
            <text:p>7185119</text:p>
          </table:table-cell>
          <table:table-cell office:value-type="float" office:value="191" calcext:value-type="float">
            <text:p>191</text:p>
          </table:table-cell>
          <table:table-cell table:number-columns-repeated="1021"/>
        </table:table-row>
        <table:table-row table:style-name="ro1">
          <table:table-cell office:value-type="float" office:value="675366" calcext:value-type="float">
            <text:p>675366</text:p>
          </table:table-cell>
          <table:table-cell office:value-type="float" office:value="7185136" calcext:value-type="float">
            <text:p>7185136</text:p>
          </table:table-cell>
          <table:table-cell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office:value-type="float" office:value="675366" calcext:value-type="float">
            <text:p>675366</text:p>
          </table:table-cell>
          <table:table-cell office:value-type="float" office:value="7185136" calcext:value-type="float">
            <text:p>7185136</text:p>
          </table:table-cell>
          <table:table-cell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office:value-type="float" office:value="675368" calcext:value-type="float">
            <text:p>675368</text:p>
          </table:table-cell>
          <table:table-cell office:value-type="float" office:value="7183562" calcext:value-type="float">
            <text:p>7183562</text:p>
          </table:table-cell>
          <table:table-cell office:value-type="float" office:value="193" calcext:value-type="float">
            <text:p>193</text:p>
          </table:table-cell>
          <table:table-cell table:number-columns-repeated="1021"/>
        </table:table-row>
        <table:table-row table:style-name="ro1">
          <table:table-cell office:value-type="float" office:value="675368" calcext:value-type="float">
            <text:p>675368</text:p>
          </table:table-cell>
          <table:table-cell office:value-type="float" office:value="7183562" calcext:value-type="float">
            <text:p>7183562</text:p>
          </table:table-cell>
          <table:table-cell office:value-type="float" office:value="193" calcext:value-type="float">
            <text:p>193</text:p>
          </table:table-cell>
          <table:table-cell table:number-columns-repeated="1021"/>
        </table:table-row>
        <table:table-row table:style-name="ro1">
          <table:table-cell office:value-type="float" office:value="675425" calcext:value-type="float">
            <text:p>675425</text:p>
          </table:table-cell>
          <table:table-cell office:value-type="float" office:value="7183529" calcext:value-type="float">
            <text:p>7183529</text:p>
          </table:table-cell>
          <table:table-cell office:value-type="float" office:value="194" calcext:value-type="float">
            <text:p>194</text:p>
          </table:table-cell>
          <table:table-cell table:number-columns-repeated="1021"/>
        </table:table-row>
        <table:table-row table:style-name="ro1">
          <table:table-cell office:value-type="float" office:value="675425" calcext:value-type="float">
            <text:p>675425</text:p>
          </table:table-cell>
          <table:table-cell office:value-type="float" office:value="7183529" calcext:value-type="float">
            <text:p>7183529</text:p>
          </table:table-cell>
          <table:table-cell office:value-type="float" office:value="194" calcext:value-type="float">
            <text:p>194</text:p>
          </table:table-cell>
          <table:table-cell table:number-columns-repeated="1021"/>
        </table:table-row>
        <table:table-row table:style-name="ro1">
          <table:table-cell office:value-type="float" office:value="675455" calcext:value-type="float">
            <text:p>675455</text:p>
          </table:table-cell>
          <table:table-cell office:value-type="float" office:value="7183072" calcext:value-type="float">
            <text:p>7183072</text:p>
          </table:table-cell>
          <table:table-cell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office:value-type="float" office:value="675455" calcext:value-type="float">
            <text:p>675455</text:p>
          </table:table-cell>
          <table:table-cell office:value-type="float" office:value="7183072" calcext:value-type="float">
            <text:p>7183072</text:p>
          </table:table-cell>
          <table:table-cell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office:value-type="float" office:value="675455" calcext:value-type="float">
            <text:p>675455</text:p>
          </table:table-cell>
          <table:table-cell office:value-type="float" office:value="7183072" calcext:value-type="float">
            <text:p>7183072</text:p>
          </table:table-cell>
          <table:table-cell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office:value-type="float" office:value="675455" calcext:value-type="float">
            <text:p>675455</text:p>
          </table:table-cell>
          <table:table-cell office:value-type="float" office:value="7188528" calcext:value-type="float">
            <text:p>7188528</text:p>
          </table:table-cell>
          <table:table-cell office:value-type="float" office:value="196" calcext:value-type="float">
            <text:p>196</text:p>
          </table:table-cell>
          <table:table-cell table:number-columns-repeated="1021"/>
        </table:table-row>
        <table:table-row table:style-name="ro1">
          <table:table-cell office:value-type="float" office:value="675455" calcext:value-type="float">
            <text:p>675455</text:p>
          </table:table-cell>
          <table:table-cell office:value-type="float" office:value="7188528" calcext:value-type="float">
            <text:p>7188528</text:p>
          </table:table-cell>
          <table:table-cell office:value-type="float" office:value="196" calcext:value-type="float">
            <text:p>196</text:p>
          </table:table-cell>
          <table:table-cell table:number-columns-repeated="1021"/>
        </table:table-row>
        <table:table-row table:style-name="ro1">
          <table:table-cell office:value-type="float" office:value="675466" calcext:value-type="float">
            <text:p>675466</text:p>
          </table:table-cell>
          <table:table-cell office:value-type="float" office:value="7181869" calcext:value-type="float">
            <text:p>7181869</text:p>
          </table:table-cell>
          <table:table-cell office:value-type="float" office:value="197" calcext:value-type="float">
            <text:p>197</text:p>
          </table:table-cell>
          <table:table-cell table:number-columns-repeated="1021"/>
        </table:table-row>
        <table:table-row table:style-name="ro1">
          <table:table-cell office:value-type="float" office:value="675466" calcext:value-type="float">
            <text:p>675466</text:p>
          </table:table-cell>
          <table:table-cell office:value-type="float" office:value="7181869" calcext:value-type="float">
            <text:p>7181869</text:p>
          </table:table-cell>
          <table:table-cell office:value-type="float" office:value="197" calcext:value-type="float">
            <text:p>197</text:p>
          </table:table-cell>
          <table:table-cell table:number-columns-repeated="1021"/>
        </table:table-row>
        <table:table-row table:style-name="ro1">
          <table:table-cell office:value-type="float" office:value="675471" calcext:value-type="float">
            <text:p>675471</text:p>
          </table:table-cell>
          <table:table-cell office:value-type="float" office:value="7188513" calcext:value-type="float">
            <text:p>7188513</text:p>
          </table:table-cell>
          <table:table-cell office:value-type="float" office:value="198" calcext:value-type="float">
            <text:p>198</text:p>
          </table:table-cell>
          <table:table-cell table:number-columns-repeated="1021"/>
        </table:table-row>
        <table:table-row table:style-name="ro1">
          <table:table-cell office:value-type="float" office:value="675471" calcext:value-type="float">
            <text:p>675471</text:p>
          </table:table-cell>
          <table:table-cell office:value-type="float" office:value="7188513" calcext:value-type="float">
            <text:p>7188513</text:p>
          </table:table-cell>
          <table:table-cell office:value-type="float" office:value="198" calcext:value-type="float">
            <text:p>198</text:p>
          </table:table-cell>
          <table:table-cell table:number-columns-repeated="1021"/>
        </table:table-row>
        <table:table-row table:style-name="ro1">
          <table:table-cell office:value-type="float" office:value="675474" calcext:value-type="float">
            <text:p>675474</text:p>
          </table:table-cell>
          <table:table-cell office:value-type="float" office:value="7183464" calcext:value-type="float">
            <text:p>7183464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1">
          <table:table-cell office:value-type="float" office:value="675474" calcext:value-type="float">
            <text:p>675474</text:p>
          </table:table-cell>
          <table:table-cell office:value-type="float" office:value="7183464" calcext:value-type="float">
            <text:p>7183464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1">
          <table:table-cell office:value-type="float" office:value="675477" calcext:value-type="float">
            <text:p>675477</text:p>
          </table:table-cell>
          <table:table-cell office:value-type="float" office:value="7183203" calcext:value-type="float">
            <text:p>7183203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office:value-type="float" office:value="675477" calcext:value-type="float">
            <text:p>675477</text:p>
          </table:table-cell>
          <table:table-cell office:value-type="float" office:value="7183203" calcext:value-type="float">
            <text:p>7183203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office:value-type="float" office:value="675508" calcext:value-type="float">
            <text:p>675508</text:p>
          </table:table-cell>
          <table:table-cell office:value-type="float" office:value="7184504" calcext:value-type="float">
            <text:p>7184504</text:p>
          </table:table-cell>
          <table:table-cell office:value-type="float" office:value="201" calcext:value-type="float">
            <text:p>201</text:p>
          </table:table-cell>
          <table:table-cell table:number-columns-repeated="1021"/>
        </table:table-row>
        <table:table-row table:style-name="ro1">
          <table:table-cell office:value-type="float" office:value="675508" calcext:value-type="float">
            <text:p>675508</text:p>
          </table:table-cell>
          <table:table-cell office:value-type="float" office:value="7184504" calcext:value-type="float">
            <text:p>7184504</text:p>
          </table:table-cell>
          <table:table-cell office:value-type="float" office:value="201" calcext:value-type="float">
            <text:p>201</text:p>
          </table:table-cell>
          <table:table-cell table:number-columns-repeated="1021"/>
        </table:table-row>
        <table:table-row table:style-name="ro1">
          <table:table-cell office:value-type="float" office:value="675530" calcext:value-type="float">
            <text:p>675530</text:p>
          </table:table-cell>
          <table:table-cell office:value-type="float" office:value="7182321" calcext:value-type="float">
            <text:p>7182321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>
          <table:table-cell office:value-type="float" office:value="675530" calcext:value-type="float">
            <text:p>675530</text:p>
          </table:table-cell>
          <table:table-cell office:value-type="float" office:value="7182321" calcext:value-type="float">
            <text:p>7182321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>
          <table:table-cell office:value-type="float" office:value="675561" calcext:value-type="float">
            <text:p>675561</text:p>
          </table:table-cell>
          <table:table-cell office:value-type="float" office:value="7185524" calcext:value-type="float">
            <text:p>7185524</text:p>
          </table:table-cell>
          <table:table-cell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office:value-type="float" office:value="675567" calcext:value-type="float">
            <text:p>675567</text:p>
          </table:table-cell>
          <table:table-cell office:value-type="float" office:value="7188658" calcext:value-type="float">
            <text:p>7188658</text:p>
          </table:table-cell>
          <table:table-cell office:value-type="float" office:value="204" calcext:value-type="float">
            <text:p>204</text:p>
          </table:table-cell>
          <table:table-cell table:number-columns-repeated="1021"/>
        </table:table-row>
        <table:table-row table:style-name="ro1">
          <table:table-cell office:value-type="float" office:value="675567" calcext:value-type="float">
            <text:p>675567</text:p>
          </table:table-cell>
          <table:table-cell office:value-type="float" office:value="7188658" calcext:value-type="float">
            <text:p>7188658</text:p>
          </table:table-cell>
          <table:table-cell office:value-type="float" office:value="204" calcext:value-type="float">
            <text:p>204</text:p>
          </table:table-cell>
          <table:table-cell table:number-columns-repeated="1021"/>
        </table:table-row>
        <table:table-row table:style-name="ro1">
          <table:table-cell office:value-type="float" office:value="675579" calcext:value-type="float">
            <text:p>675579</text:p>
          </table:table-cell>
          <table:table-cell office:value-type="float" office:value="7185562" calcext:value-type="float">
            <text:p>7185562</text:p>
          </table:table-cell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1">
          <table:table-cell office:value-type="float" office:value="675584" calcext:value-type="float">
            <text:p>675584</text:p>
          </table:table-cell>
          <table:table-cell office:value-type="float" office:value="7188644" calcext:value-type="float">
            <text:p>7188644</text:p>
          </table:table-cell>
          <table:table-cell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office:value-type="float" office:value="675584" calcext:value-type="float">
            <text:p>675584</text:p>
          </table:table-cell>
          <table:table-cell office:value-type="float" office:value="7188644" calcext:value-type="float">
            <text:p>7188644</text:p>
          </table:table-cell>
          <table:table-cell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office:value-type="float" office:value="675589" calcext:value-type="float">
            <text:p>675589</text:p>
          </table:table-cell>
          <table:table-cell office:value-type="float" office:value="7185553" calcext:value-type="float">
            <text:p>7185553</text:p>
          </table:table-cell>
          <table:table-cell office:value-type="float" office:value="207" calcext:value-type="float">
            <text:p>207</text:p>
          </table:table-cell>
          <table:table-cell table:number-columns-repeated="1021"/>
        </table:table-row>
        <table:table-row table:style-name="ro1">
          <table:table-cell office:value-type="float" office:value="675589" calcext:value-type="float">
            <text:p>675589</text:p>
          </table:table-cell>
          <table:table-cell office:value-type="float" office:value="7185553" calcext:value-type="float">
            <text:p>7185553</text:p>
          </table:table-cell>
          <table:table-cell office:value-type="float" office:value="207" calcext:value-type="float">
            <text:p>207</text:p>
          </table:table-cell>
          <table:table-cell table:number-columns-repeated="1021"/>
        </table:table-row>
        <table:table-row table:style-name="ro1">
          <table:table-cell office:value-type="float" office:value="675589" calcext:value-type="float">
            <text:p>675589</text:p>
          </table:table-cell>
          <table:table-cell office:value-type="float" office:value="7185553" calcext:value-type="float">
            <text:p>7185553</text:p>
          </table:table-cell>
          <table:table-cell office:value-type="float" office:value="207" calcext:value-type="float">
            <text:p>207</text:p>
          </table:table-cell>
          <table:table-cell table:number-columns-repeated="1021"/>
        </table:table-row>
        <table:table-row table:style-name="ro1">
          <table:table-cell office:value-type="float" office:value="675597" calcext:value-type="float">
            <text:p>675597</text:p>
          </table:table-cell>
          <table:table-cell office:value-type="float" office:value="7184543" calcext:value-type="float">
            <text:p>7184543</text:p>
          </table:table-cell>
          <table:table-cell office:value-type="float" office:value="208" calcext:value-type="float">
            <text:p>208</text:p>
          </table:table-cell>
          <table:table-cell table:number-columns-repeated="1021"/>
        </table:table-row>
        <table:table-row table:style-name="ro1">
          <table:table-cell office:value-type="float" office:value="675597" calcext:value-type="float">
            <text:p>675597</text:p>
          </table:table-cell>
          <table:table-cell office:value-type="float" office:value="7184543" calcext:value-type="float">
            <text:p>7184543</text:p>
          </table:table-cell>
          <table:table-cell office:value-type="float" office:value="208" calcext:value-type="float">
            <text:p>208</text:p>
          </table:table-cell>
          <table:table-cell table:number-columns-repeated="1021"/>
        </table:table-row>
        <table:table-row table:style-name="ro1">
          <table:table-cell office:value-type="float" office:value="675598" calcext:value-type="float">
            <text:p>675598</text:p>
          </table:table-cell>
          <table:table-cell office:value-type="float" office:value="7183125" calcext:value-type="float">
            <text:p>7183125</text:p>
          </table:table-cell>
          <table:table-cell office:value-type="float" office:value="209" calcext:value-type="float">
            <text:p>209</text:p>
          </table:table-cell>
          <table:table-cell table:number-columns-repeated="1021"/>
        </table:table-row>
        <table:table-row table:style-name="ro1">
          <table:table-cell office:value-type="float" office:value="675598" calcext:value-type="float">
            <text:p>675598</text:p>
          </table:table-cell>
          <table:table-cell office:value-type="float" office:value="7183125" calcext:value-type="float">
            <text:p>7183125</text:p>
          </table:table-cell>
          <table:table-cell office:value-type="float" office:value="209" calcext:value-type="float">
            <text:p>209</text:p>
          </table:table-cell>
          <table:table-cell table:number-columns-repeated="1021"/>
        </table:table-row>
        <table:table-row table:style-name="ro1">
          <table:table-cell office:value-type="float" office:value="675602" calcext:value-type="float">
            <text:p>675602</text:p>
          </table:table-cell>
          <table:table-cell office:value-type="float" office:value="7184098" calcext:value-type="float">
            <text:p>7184098</text:p>
          </table:table-cell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office:value-type="float" office:value="675602" calcext:value-type="float">
            <text:p>675602</text:p>
          </table:table-cell>
          <table:table-cell office:value-type="float" office:value="7184098" calcext:value-type="float">
            <text:p>7184098</text:p>
          </table:table-cell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office:value-type="float" office:value="675618" calcext:value-type="float">
            <text:p>675618</text:p>
          </table:table-cell>
          <table:table-cell office:value-type="float" office:value="7182075" calcext:value-type="float">
            <text:p>7182075</text:p>
          </table:table-cell>
          <table:table-cell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office:value-type="float" office:value="675618" calcext:value-type="float">
            <text:p>675618</text:p>
          </table:table-cell>
          <table:table-cell office:value-type="float" office:value="7182075" calcext:value-type="float">
            <text:p>7182075</text:p>
          </table:table-cell>
          <table:table-cell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office:value-type="float" office:value="675618" calcext:value-type="float">
            <text:p>675618</text:p>
          </table:table-cell>
          <table:table-cell office:value-type="float" office:value="7182075" calcext:value-type="float">
            <text:p>7182075</text:p>
          </table:table-cell>
          <table:table-cell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office:value-type="float" office:value="675621" calcext:value-type="float">
            <text:p>675621</text:p>
          </table:table-cell>
          <table:table-cell office:value-type="float" office:value="7181982" calcext:value-type="float">
            <text:p>7181982</text:p>
          </table:table-cell>
          <table:table-cell office:value-type="float" office:value="212" calcext:value-type="float">
            <text:p>212</text:p>
          </table:table-cell>
          <table:table-cell table:number-columns-repeated="1021"/>
        </table:table-row>
        <table:table-row table:style-name="ro1">
          <table:table-cell office:value-type="float" office:value="675621" calcext:value-type="float">
            <text:p>675621</text:p>
          </table:table-cell>
          <table:table-cell office:value-type="float" office:value="7181982" calcext:value-type="float">
            <text:p>7181982</text:p>
          </table:table-cell>
          <table:table-cell office:value-type="float" office:value="212" calcext:value-type="float">
            <text:p>212</text:p>
          </table:table-cell>
          <table:table-cell table:number-columns-repeated="1021"/>
        </table:table-row>
        <table:table-row table:style-name="ro1">
          <table:table-cell office:value-type="float" office:value="675644" calcext:value-type="float">
            <text:p>675644</text:p>
          </table:table-cell>
          <table:table-cell office:value-type="float" office:value="7182123" calcext:value-type="float">
            <text:p>7182123</text:p>
          </table:table-cell>
          <table:table-cell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office:value-type="float" office:value="675644" calcext:value-type="float">
            <text:p>675644</text:p>
          </table:table-cell>
          <table:table-cell office:value-type="float" office:value="7182123" calcext:value-type="float">
            <text:p>7182123</text:p>
          </table:table-cell>
          <table:table-cell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office:value-type="float" office:value="675644" calcext:value-type="float">
            <text:p>675644</text:p>
          </table:table-cell>
          <table:table-cell office:value-type="float" office:value="7182123" calcext:value-type="float">
            <text:p>7182123</text:p>
          </table:table-cell>
          <table:table-cell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office:value-type="float" office:value="675660" calcext:value-type="float">
            <text:p>675660</text:p>
          </table:table-cell>
          <table:table-cell office:value-type="float" office:value="7182135" calcext:value-type="float">
            <text:p>7182135</text:p>
          </table:table-cell>
          <table:table-cell office:value-type="float" office:value="214" calcext:value-type="float">
            <text:p>214</text:p>
          </table:table-cell>
          <table:table-cell table:number-columns-repeated="1021"/>
        </table:table-row>
        <table:table-row table:style-name="ro1">
          <table:table-cell office:value-type="float" office:value="675660" calcext:value-type="float">
            <text:p>675660</text:p>
          </table:table-cell>
          <table:table-cell office:value-type="float" office:value="7182135" calcext:value-type="float">
            <text:p>7182135</text:p>
          </table:table-cell>
          <table:table-cell office:value-type="float" office:value="214" calcext:value-type="float">
            <text:p>214</text:p>
          </table:table-cell>
          <table:table-cell table:number-columns-repeated="1021"/>
        </table:table-row>
        <table:table-row table:style-name="ro1">
          <table:table-cell office:value-type="float" office:value="675675" calcext:value-type="float">
            <text:p>675675</text:p>
          </table:table-cell>
          <table:table-cell office:value-type="float" office:value="7181890" calcext:value-type="float">
            <text:p>7181890</text:p>
          </table:table-cell>
          <table:table-cell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office:value-type="float" office:value="675675" calcext:value-type="float">
            <text:p>675675</text:p>
          </table:table-cell>
          <table:table-cell office:value-type="float" office:value="7181890" calcext:value-type="float">
            <text:p>7181890</text:p>
          </table:table-cell>
          <table:table-cell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office:value-type="float" office:value="675700" calcext:value-type="float">
            <text:p>675700</text:p>
          </table:table-cell>
          <table:table-cell office:value-type="float" office:value="7184102" calcext:value-type="float">
            <text:p>7184102</text:p>
          </table:table-cell>
          <table:table-cell office:value-type="float" office:value="216" calcext:value-type="float">
            <text:p>216</text:p>
          </table:table-cell>
          <table:table-cell table:number-columns-repeated="1021"/>
        </table:table-row>
        <table:table-row table:style-name="ro1">
          <table:table-cell office:value-type="float" office:value="675700" calcext:value-type="float">
            <text:p>675700</text:p>
          </table:table-cell>
          <table:table-cell office:value-type="float" office:value="7184102" calcext:value-type="float">
            <text:p>7184102</text:p>
          </table:table-cell>
          <table:table-cell office:value-type="float" office:value="216" calcext:value-type="float">
            <text:p>216</text:p>
          </table:table-cell>
          <table:table-cell table:number-columns-repeated="1021"/>
        </table:table-row>
        <table:table-row table:style-name="ro1">
          <table:table-cell office:value-type="float" office:value="675706" calcext:value-type="float">
            <text:p>675706</text:p>
          </table:table-cell>
          <table:table-cell office:value-type="float" office:value="7185721" calcext:value-type="float">
            <text:p>7185721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office:value-type="float" office:value="675706" calcext:value-type="float">
            <text:p>675706</text:p>
          </table:table-cell>
          <table:table-cell office:value-type="float" office:value="7185721" calcext:value-type="float">
            <text:p>7185721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office:value-type="float" office:value="675712" calcext:value-type="float">
            <text:p>675712</text:p>
          </table:table-cell>
          <table:table-cell office:value-type="float" office:value="7188873" calcext:value-type="float">
            <text:p>7188873</text:p>
          </table:table-cell>
          <table:table-cell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office:value-type="float" office:value="675712" calcext:value-type="float">
            <text:p>675712</text:p>
          </table:table-cell>
          <table:table-cell office:value-type="float" office:value="7188873" calcext:value-type="float">
            <text:p>7188873</text:p>
          </table:table-cell>
          <table:table-cell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office:value-type="float" office:value="675726" calcext:value-type="float">
            <text:p>675726</text:p>
          </table:table-cell>
          <table:table-cell office:value-type="float" office:value="7183181" calcext:value-type="float">
            <text:p>7183181</text:p>
          </table:table-cell>
          <table:table-cell office:value-type="float" office:value="219" calcext:value-type="float">
            <text:p>219</text:p>
          </table:table-cell>
          <table:table-cell table:number-columns-repeated="1021"/>
        </table:table-row>
        <table:table-row table:style-name="ro1">
          <table:table-cell office:value-type="float" office:value="675726" calcext:value-type="float">
            <text:p>675726</text:p>
          </table:table-cell>
          <table:table-cell office:value-type="float" office:value="7183181" calcext:value-type="float">
            <text:p>7183181</text:p>
          </table:table-cell>
          <table:table-cell office:value-type="float" office:value="219" calcext:value-type="float">
            <text:p>219</text:p>
          </table:table-cell>
          <table:table-cell table:number-columns-repeated="1021"/>
        </table:table-row>
        <table:table-row table:style-name="ro1">
          <table:table-cell office:value-type="float" office:value="675731" calcext:value-type="float">
            <text:p>675731</text:p>
          </table:table-cell>
          <table:table-cell office:value-type="float" office:value="7185431" calcext:value-type="float">
            <text:p>7185431</text:p>
          </table:table-cell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1">
          <table:table-cell office:value-type="float" office:value="675731" calcext:value-type="float">
            <text:p>675731</text:p>
          </table:table-cell>
          <table:table-cell office:value-type="float" office:value="7185431" calcext:value-type="float">
            <text:p>7185431</text:p>
          </table:table-cell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1">
          <table:table-cell office:value-type="float" office:value="675731" calcext:value-type="float">
            <text:p>675731</text:p>
          </table:table-cell>
          <table:table-cell office:value-type="float" office:value="7188849" calcext:value-type="float">
            <text:p>7188849</text:p>
          </table:table-cell>
          <table:table-cell office:value-type="float" office:value="221" calcext:value-type="float">
            <text:p>221</text:p>
          </table:table-cell>
          <table:table-cell table:number-columns-repeated="1021"/>
        </table:table-row>
        <table:table-row table:style-name="ro1">
          <table:table-cell office:value-type="float" office:value="675731" calcext:value-type="float">
            <text:p>675731</text:p>
          </table:table-cell>
          <table:table-cell office:value-type="float" office:value="7188849" calcext:value-type="float">
            <text:p>7188849</text:p>
          </table:table-cell>
          <table:table-cell office:value-type="float" office:value="221" calcext:value-type="float">
            <text:p>221</text:p>
          </table:table-cell>
          <table:table-cell table:number-columns-repeated="1021"/>
        </table:table-row>
        <table:table-row table:style-name="ro1">
          <table:table-cell office:value-type="float" office:value="675733" calcext:value-type="float">
            <text:p>675733</text:p>
          </table:table-cell>
          <table:table-cell office:value-type="float" office:value="7189812" calcext:value-type="float">
            <text:p>7189812</text:p>
          </table:table-cell>
          <table:table-cell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office:value-type="float" office:value="675733" calcext:value-type="float">
            <text:p>675733</text:p>
          </table:table-cell>
          <table:table-cell office:value-type="float" office:value="7189812" calcext:value-type="float">
            <text:p>7189812</text:p>
          </table:table-cell>
          <table:table-cell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office:value-type="float" office:value="675756" calcext:value-type="float">
            <text:p>675756</text:p>
          </table:table-cell>
          <table:table-cell office:value-type="float" office:value="7188835" calcext:value-type="float">
            <text:p>7188835</text:p>
          </table:table-cell>
          <table:table-cell office:value-type="float" office:value="223" calcext:value-type="float">
            <text:p>223</text:p>
          </table:table-cell>
          <table:table-cell table:number-columns-repeated="1021"/>
        </table:table-row>
        <table:table-row table:style-name="ro1">
          <table:table-cell office:value-type="float" office:value="675756" calcext:value-type="float">
            <text:p>675756</text:p>
          </table:table-cell>
          <table:table-cell office:value-type="float" office:value="7188835" calcext:value-type="float">
            <text:p>7188835</text:p>
          </table:table-cell>
          <table:table-cell office:value-type="float" office:value="223" calcext:value-type="float">
            <text:p>223</text:p>
          </table:table-cell>
          <table:table-cell table:number-columns-repeated="1021"/>
        </table:table-row>
        <table:table-row table:style-name="ro1">
          <table:table-cell office:value-type="float" office:value="675757" calcext:value-type="float">
            <text:p>675757</text:p>
          </table:table-cell>
          <table:table-cell office:value-type="float" office:value="7185292" calcext:value-type="float">
            <text:p>7185292</text:p>
          </table:table-cell>
          <table:table-cell office:value-type="float" office:value="224" calcext:value-type="float">
            <text:p>224</text:p>
          </table:table-cell>
          <table:table-cell table:number-columns-repeated="1021"/>
        </table:table-row>
        <table:table-row table:style-name="ro1">
          <table:table-cell office:value-type="float" office:value="675757" calcext:value-type="float">
            <text:p>675757</text:p>
          </table:table-cell>
          <table:table-cell office:value-type="float" office:value="7185292" calcext:value-type="float">
            <text:p>7185292</text:p>
          </table:table-cell>
          <table:table-cell office:value-type="float" office:value="224" calcext:value-type="float">
            <text:p>224</text:p>
          </table:table-cell>
          <table:table-cell table:number-columns-repeated="1021"/>
        </table:table-row>
        <table:table-row table:style-name="ro1">
          <table:table-cell office:value-type="float" office:value="675757" calcext:value-type="float">
            <text:p>675757</text:p>
          </table:table-cell>
          <table:table-cell office:value-type="float" office:value="7185292" calcext:value-type="float">
            <text:p>7185292</text:p>
          </table:table-cell>
          <table:table-cell office:value-type="float" office:value="224" calcext:value-type="float">
            <text:p>224</text:p>
          </table:table-cell>
          <table:table-cell table:number-columns-repeated="1021"/>
        </table:table-row>
        <table:table-row table:style-name="ro1">
          <table:table-cell office:value-type="float" office:value="675770" calcext:value-type="float">
            <text:p>675770</text:p>
          </table:table-cell>
          <table:table-cell office:value-type="float" office:value="7188824" calcext:value-type="float">
            <text:p>7188824</text:p>
          </table:table-cell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 office:value-type="float" office:value="675770" calcext:value-type="float">
            <text:p>675770</text:p>
          </table:table-cell>
          <table:table-cell office:value-type="float" office:value="7188824" calcext:value-type="float">
            <text:p>7188824</text:p>
          </table:table-cell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 office:value-type="float" office:value="675825" calcext:value-type="float">
            <text:p>675825</text:p>
          </table:table-cell>
          <table:table-cell office:value-type="float" office:value="7188993" calcext:value-type="float">
            <text:p>7188993</text:p>
          </table:table-cell>
          <table:table-cell office:value-type="float" office:value="226" calcext:value-type="float">
            <text:p>226</text:p>
          </table:table-cell>
          <table:table-cell table:number-columns-repeated="1021"/>
        </table:table-row>
        <table:table-row table:style-name="ro1">
          <table:table-cell office:value-type="float" office:value="675825" calcext:value-type="float">
            <text:p>675825</text:p>
          </table:table-cell>
          <table:table-cell office:value-type="float" office:value="7188993" calcext:value-type="float">
            <text:p>7188993</text:p>
          </table:table-cell>
          <table:table-cell office:value-type="float" office:value="226" calcext:value-type="float">
            <text:p>226</text:p>
          </table:table-cell>
          <table:table-cell table:number-columns-repeated="1021"/>
        </table:table-row>
        <table:table-row table:style-name="ro1">
          <table:table-cell office:value-type="float" office:value="675826" calcext:value-type="float">
            <text:p>675826</text:p>
          </table:table-cell>
          <table:table-cell office:value-type="float" office:value="7182509" calcext:value-type="float">
            <text:p>7182509</text:p>
          </table:table-cell>
          <table:table-cell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 office:value-type="float" office:value="675826" calcext:value-type="float">
            <text:p>675826</text:p>
          </table:table-cell>
          <table:table-cell office:value-type="float" office:value="7182509" calcext:value-type="float">
            <text:p>7182509</text:p>
          </table:table-cell>
          <table:table-cell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 office:value-type="float" office:value="675843" calcext:value-type="float">
            <text:p>675843</text:p>
          </table:table-cell>
          <table:table-cell office:value-type="float" office:value="7184990" calcext:value-type="float">
            <text:p>7184990</text:p>
          </table:table-cell>
          <table:table-cell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office:value-type="float" office:value="675861" calcext:value-type="float">
            <text:p>675861</text:p>
          </table:table-cell>
          <table:table-cell office:value-type="float" office:value="7189000" calcext:value-type="float">
            <text:p>7189000</text:p>
          </table:table-cell>
          <table:table-cell office:value-type="float" office:value="229" calcext:value-type="float">
            <text:p>229</text:p>
          </table:table-cell>
          <table:table-cell table:number-columns-repeated="1021"/>
        </table:table-row>
        <table:table-row table:style-name="ro1">
          <table:table-cell office:value-type="float" office:value="675861" calcext:value-type="float">
            <text:p>675861</text:p>
          </table:table-cell>
          <table:table-cell office:value-type="float" office:value="7189000" calcext:value-type="float">
            <text:p>7189000</text:p>
          </table:table-cell>
          <table:table-cell office:value-type="float" office:value="229" calcext:value-type="float">
            <text:p>229</text:p>
          </table:table-cell>
          <table:table-cell table:number-columns-repeated="1021"/>
        </table:table-row>
        <table:table-row table:style-name="ro1">
          <table:table-cell office:value-type="float" office:value="675871" calcext:value-type="float">
            <text:p>675871</text:p>
          </table:table-cell>
          <table:table-cell office:value-type="float" office:value="7184999" calcext:value-type="float">
            <text:p>7184999</text:p>
          </table:table-cell>
          <table:table-cell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office:value-type="float" office:value="675871" calcext:value-type="float">
            <text:p>675871</text:p>
          </table:table-cell>
          <table:table-cell office:value-type="float" office:value="7184999" calcext:value-type="float">
            <text:p>7184999</text:p>
          </table:table-cell>
          <table:table-cell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office:value-type="float" office:value="675871" calcext:value-type="float">
            <text:p>675871</text:p>
          </table:table-cell>
          <table:table-cell office:value-type="float" office:value="7184999" calcext:value-type="float">
            <text:p>7184999</text:p>
          </table:table-cell>
          <table:table-cell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office:value-type="float" office:value="675871" calcext:value-type="float">
            <text:p>675871</text:p>
          </table:table-cell>
          <table:table-cell office:value-type="float" office:value="7188976" calcext:value-type="float">
            <text:p>7188976</text:p>
          </table:table-cell>
          <table:table-cell office:value-type="float" office:value="231" calcext:value-type="float">
            <text:p>231</text:p>
          </table:table-cell>
          <table:table-cell table:number-columns-repeated="1021"/>
        </table:table-row>
        <table:table-row table:style-name="ro1">
          <table:table-cell office:value-type="float" office:value="675871" calcext:value-type="float">
            <text:p>675871</text:p>
          </table:table-cell>
          <table:table-cell office:value-type="float" office:value="7188976" calcext:value-type="float">
            <text:p>7188976</text:p>
          </table:table-cell>
          <table:table-cell office:value-type="float" office:value="231" calcext:value-type="float">
            <text:p>231</text:p>
          </table:table-cell>
          <table:table-cell table:number-columns-repeated="1021"/>
        </table:table-row>
        <table:table-row table:style-name="ro1">
          <table:table-cell office:value-type="float" office:value="675873" calcext:value-type="float">
            <text:p>675873</text:p>
          </table:table-cell>
          <table:table-cell office:value-type="float" office:value="7189752" calcext:value-type="float">
            <text:p>7189752</text:p>
          </table:table-cell>
          <table:table-cell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office:value-type="float" office:value="675873" calcext:value-type="float">
            <text:p>675873</text:p>
          </table:table-cell>
          <table:table-cell office:value-type="float" office:value="7189752" calcext:value-type="float">
            <text:p>7189752</text:p>
          </table:table-cell>
          <table:table-cell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office:value-type="float" office:value="675875" calcext:value-type="float">
            <text:p>675875</text:p>
          </table:table-cell>
          <table:table-cell office:value-type="float" office:value="7181445" calcext:value-type="float">
            <text:p>7181445</text:p>
          </table:table-cell>
          <table:table-cell office:value-type="float" office:value="233" calcext:value-type="float">
            <text:p>233</text:p>
          </table:table-cell>
          <table:table-cell table:number-columns-repeated="1021"/>
        </table:table-row>
        <table:table-row table:style-name="ro1">
          <table:table-cell office:value-type="float" office:value="675875" calcext:value-type="float">
            <text:p>675875</text:p>
          </table:table-cell>
          <table:table-cell office:value-type="float" office:value="7185904" calcext:value-type="float">
            <text:p>7185904</text:p>
          </table:table-cell>
          <table:table-cell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office:value-type="float" office:value="675875" calcext:value-type="float">
            <text:p>675875</text:p>
          </table:table-cell>
          <table:table-cell office:value-type="float" office:value="7185904" calcext:value-type="float">
            <text:p>7185904</text:p>
          </table:table-cell>
          <table:table-cell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office:value-type="float" office:value="675879" calcext:value-type="float">
            <text:p>675879</text:p>
          </table:table-cell>
          <table:table-cell office:value-type="float" office:value="7188937" calcext:value-type="float">
            <text:p>7188937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1">
          <table:table-cell office:value-type="float" office:value="675879" calcext:value-type="float">
            <text:p>675879</text:p>
          </table:table-cell>
          <table:table-cell office:value-type="float" office:value="7188937" calcext:value-type="float">
            <text:p>7188937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1">
          <table:table-cell office:value-type="float" office:value="675886" calcext:value-type="float">
            <text:p>675886</text:p>
          </table:table-cell>
          <table:table-cell office:value-type="float" office:value="7181450" calcext:value-type="float">
            <text:p>7181450</text:p>
          </table:table-cell>
          <table:table-cell office:value-type="float" office:value="236" calcext:value-type="float">
            <text:p>236</text:p>
          </table:table-cell>
          <table:table-cell table:number-columns-repeated="1021"/>
        </table:table-row>
        <table:table-row table:style-name="ro1">
          <table:table-cell office:value-type="float" office:value="675886" calcext:value-type="float">
            <text:p>675886</text:p>
          </table:table-cell>
          <table:table-cell office:value-type="float" office:value="7181450" calcext:value-type="float">
            <text:p>7181450</text:p>
          </table:table-cell>
          <table:table-cell office:value-type="float" office:value="236" calcext:value-type="float">
            <text:p>236</text:p>
          </table:table-cell>
          <table:table-cell table:number-columns-repeated="1021"/>
        </table:table-row>
        <table:table-row table:style-name="ro1">
          <table:table-cell office:value-type="float" office:value="675887" calcext:value-type="float">
            <text:p>675887</text:p>
          </table:table-cell>
          <table:table-cell office:value-type="float" office:value="7184985" calcext:value-type="float">
            <text:p>7184985</text:p>
          </table:table-cell>
          <table:table-cell office:value-type="float" office:value="237" calcext:value-type="float">
            <text:p>237</text:p>
          </table:table-cell>
          <table:table-cell table:number-columns-repeated="1021"/>
        </table:table-row>
        <table:table-row table:style-name="ro1">
          <table:table-cell office:value-type="float" office:value="675887" calcext:value-type="float">
            <text:p>675887</text:p>
          </table:table-cell>
          <table:table-cell office:value-type="float" office:value="7184985" calcext:value-type="float">
            <text:p>7184985</text:p>
          </table:table-cell>
          <table:table-cell office:value-type="float" office:value="237" calcext:value-type="float">
            <text:p>237</text:p>
          </table:table-cell>
          <table:table-cell table:number-columns-repeated="1021"/>
        </table:table-row>
        <table:table-row table:style-name="ro1">
          <table:table-cell office:value-type="float" office:value="675887" calcext:value-type="float">
            <text:p>675887</text:p>
          </table:table-cell>
          <table:table-cell office:value-type="float" office:value="7184985" calcext:value-type="float">
            <text:p>7184985</text:p>
          </table:table-cell>
          <table:table-cell office:value-type="float" office:value="237" calcext:value-type="float">
            <text:p>237</text:p>
          </table:table-cell>
          <table:table-cell table:number-columns-repeated="1021"/>
        </table:table-row>
        <table:table-row table:style-name="ro1">
          <table:table-cell office:value-type="float" office:value="675909" calcext:value-type="float">
            <text:p>675909</text:p>
          </table:table-cell>
          <table:table-cell office:value-type="float" office:value="7185688" calcext:value-type="float">
            <text:p>7185688</text:p>
          </table:table-cell>
          <table:table-cell office:value-type="float" office:value="238" calcext:value-type="float">
            <text:p>238</text:p>
          </table:table-cell>
          <table:table-cell table:number-columns-repeated="1021"/>
        </table:table-row>
        <table:table-row table:style-name="ro1">
          <table:table-cell office:value-type="float" office:value="675909" calcext:value-type="float">
            <text:p>675909</text:p>
          </table:table-cell>
          <table:table-cell office:value-type="float" office:value="7185688" calcext:value-type="float">
            <text:p>7185688</text:p>
          </table:table-cell>
          <table:table-cell office:value-type="float" office:value="238" calcext:value-type="float">
            <text:p>238</text:p>
          </table:table-cell>
          <table:table-cell table:number-columns-repeated="1021"/>
        </table:table-row>
        <table:table-row table:style-name="ro1">
          <table:table-cell office:value-type="float" office:value="675910" calcext:value-type="float">
            <text:p>675910</text:p>
          </table:table-cell>
          <table:table-cell office:value-type="float" office:value="7185672" calcext:value-type="float">
            <text:p>7185672</text:p>
          </table:table-cell>
          <table:table-cell office:value-type="float" office:value="239" calcext:value-type="float">
            <text:p>239</text:p>
          </table:table-cell>
          <table:table-cell table:number-columns-repeated="1021"/>
        </table:table-row>
        <table:table-row table:style-name="ro1">
          <table:table-cell office:value-type="float" office:value="675910" calcext:value-type="float">
            <text:p>675910</text:p>
          </table:table-cell>
          <table:table-cell office:value-type="float" office:value="7185672" calcext:value-type="float">
            <text:p>7185672</text:p>
          </table:table-cell>
          <table:table-cell office:value-type="float" office:value="239" calcext:value-type="float">
            <text:p>239</text:p>
          </table:table-cell>
          <table:table-cell table:number-columns-repeated="1021"/>
        </table:table-row>
        <table:table-row table:style-name="ro1">
          <table:table-cell office:value-type="float" office:value="675918" calcext:value-type="float">
            <text:p>675918</text:p>
          </table:table-cell>
          <table:table-cell office:value-type="float" office:value="7186048" calcext:value-type="float">
            <text:p>7186048</text:p>
          </table:table-cell>
          <table:table-cell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office:value-type="float" office:value="675918" calcext:value-type="float">
            <text:p>675918</text:p>
          </table:table-cell>
          <table:table-cell office:value-type="float" office:value="7186048" calcext:value-type="float">
            <text:p>7186048</text:p>
          </table:table-cell>
          <table:table-cell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office:value-type="float" office:value="675927" calcext:value-type="float">
            <text:p>675927</text:p>
          </table:table-cell>
          <table:table-cell office:value-type="float" office:value="7185688" calcext:value-type="float">
            <text:p>7185688</text:p>
          </table:table-cell>
          <table:table-cell office:value-type="float" office:value="241" calcext:value-type="float">
            <text:p>241</text:p>
          </table:table-cell>
          <table:table-cell table:number-columns-repeated="1021"/>
        </table:table-row>
        <table:table-row table:style-name="ro1">
          <table:table-cell office:value-type="float" office:value="675927" calcext:value-type="float">
            <text:p>675927</text:p>
          </table:table-cell>
          <table:table-cell office:value-type="float" office:value="7185688" calcext:value-type="float">
            <text:p>7185688</text:p>
          </table:table-cell>
          <table:table-cell office:value-type="float" office:value="241" calcext:value-type="float">
            <text:p>241</text:p>
          </table:table-cell>
          <table:table-cell table:number-columns-repeated="1021"/>
        </table:table-row>
        <table:table-row table:style-name="ro1">
          <table:table-cell office:value-type="float" office:value="675929" calcext:value-type="float">
            <text:p>675929</text:p>
          </table:table-cell>
          <table:table-cell office:value-type="float" office:value="7185672" calcext:value-type="float">
            <text:p>7185672</text:p>
          </table:table-cell>
          <table:table-cell office:value-type="float" office:value="242" calcext:value-type="float">
            <text:p>242</text:p>
          </table:table-cell>
          <table:table-cell table:number-columns-repeated="1021"/>
        </table:table-row>
        <table:table-row table:style-name="ro1">
          <table:table-cell office:value-type="float" office:value="675929" calcext:value-type="float">
            <text:p>675929</text:p>
          </table:table-cell>
          <table:table-cell office:value-type="float" office:value="7185672" calcext:value-type="float">
            <text:p>7185672</text:p>
          </table:table-cell>
          <table:table-cell office:value-type="float" office:value="242" calcext:value-type="float">
            <text:p>242</text:p>
          </table:table-cell>
          <table:table-cell table:number-columns-repeated="1021"/>
        </table:table-row>
        <table:table-row table:style-name="ro1">
          <table:table-cell office:value-type="float" office:value="675956" calcext:value-type="float">
            <text:p>675956</text:p>
          </table:table-cell>
          <table:table-cell office:value-type="float" office:value="7184870" calcext:value-type="float">
            <text:p>7184870</text:p>
          </table:table-cell>
          <table:table-cell office:value-type="float" office:value="243" calcext:value-type="float">
            <text:p>243</text:p>
          </table:table-cell>
          <table:table-cell table:number-columns-repeated="1021"/>
        </table:table-row>
        <table:table-row table:style-name="ro1">
          <table:table-cell office:value-type="float" office:value="675956" calcext:value-type="float">
            <text:p>675956</text:p>
          </table:table-cell>
          <table:table-cell office:value-type="float" office:value="7184870" calcext:value-type="float">
            <text:p>7184870</text:p>
          </table:table-cell>
          <table:table-cell office:value-type="float" office:value="243" calcext:value-type="float">
            <text:p>243</text:p>
          </table:table-cell>
          <table:table-cell table:number-columns-repeated="1021"/>
        </table:table-row>
        <table:table-row table:style-name="ro1">
          <table:table-cell office:value-type="float" office:value="675957" calcext:value-type="float">
            <text:p>675957</text:p>
          </table:table-cell>
          <table:table-cell office:value-type="float" office:value="7186157" calcext:value-type="float">
            <text:p>7186157</text:p>
          </table:table-cell>
          <table:table-cell office:value-type="float" office:value="244" calcext:value-type="float">
            <text:p>244</text:p>
          </table:table-cell>
          <table:table-cell table:number-columns-repeated="1021"/>
        </table:table-row>
        <table:table-row table:style-name="ro1">
          <table:table-cell office:value-type="float" office:value="675957" calcext:value-type="float">
            <text:p>675957</text:p>
          </table:table-cell>
          <table:table-cell office:value-type="float" office:value="7186157" calcext:value-type="float">
            <text:p>7186157</text:p>
          </table:table-cell>
          <table:table-cell office:value-type="float" office:value="244" calcext:value-type="float">
            <text:p>244</text:p>
          </table:table-cell>
          <table:table-cell table:number-columns-repeated="1021"/>
        </table:table-row>
        <table:table-row table:style-name="ro1">
          <table:table-cell office:value-type="float" office:value="675967" calcext:value-type="float">
            <text:p>675967</text:p>
          </table:table-cell>
          <table:table-cell office:value-type="float" office:value="7183284" calcext:value-type="float">
            <text:p>7183284</text:p>
          </table:table-cell>
          <table:table-cell office:value-type="float" office:value="245" calcext:value-type="float">
            <text:p>245</text:p>
          </table:table-cell>
          <table:table-cell table:number-columns-repeated="1021"/>
        </table:table-row>
        <table:table-row table:style-name="ro1">
          <table:table-cell office:value-type="float" office:value="675985" calcext:value-type="float">
            <text:p>675985</text:p>
          </table:table-cell>
          <table:table-cell office:value-type="float" office:value="7184888" calcext:value-type="float">
            <text:p>7184888</text:p>
          </table:table-cell>
          <table:table-cell office:value-type="float" office:value="246" calcext:value-type="float">
            <text:p>246</text:p>
          </table:table-cell>
          <table:table-cell table:number-columns-repeated="1021"/>
        </table:table-row>
        <table:table-row table:style-name="ro1">
          <table:table-cell office:value-type="float" office:value="675985" calcext:value-type="float">
            <text:p>675985</text:p>
          </table:table-cell>
          <table:table-cell office:value-type="float" office:value="7184888" calcext:value-type="float">
            <text:p>7184888</text:p>
          </table:table-cell>
          <table:table-cell office:value-type="float" office:value="246" calcext:value-type="float">
            <text:p>246</text:p>
          </table:table-cell>
          <table:table-cell table:number-columns-repeated="1021"/>
        </table:table-row>
        <table:table-row table:style-name="ro1">
          <table:table-cell office:value-type="float" office:value="676003" calcext:value-type="float">
            <text:p>676003</text:p>
          </table:table-cell>
          <table:table-cell office:value-type="float" office:value="7184874" calcext:value-type="float">
            <text:p>7184874</text:p>
          </table:table-cell>
          <table:table-cell office:value-type="float" office:value="247" calcext:value-type="float">
            <text:p>247</text:p>
          </table:table-cell>
          <table:table-cell table:number-columns-repeated="1021"/>
        </table:table-row>
        <table:table-row table:style-name="ro1">
          <table:table-cell office:value-type="float" office:value="676003" calcext:value-type="float">
            <text:p>676003</text:p>
          </table:table-cell>
          <table:table-cell office:value-type="float" office:value="7184874" calcext:value-type="float">
            <text:p>7184874</text:p>
          </table:table-cell>
          <table:table-cell office:value-type="float" office:value="247" calcext:value-type="float">
            <text:p>247</text:p>
          </table:table-cell>
          <table:table-cell table:number-columns-repeated="1021"/>
        </table:table-row>
        <table:table-row table:style-name="ro1">
          <table:table-cell office:value-type="float" office:value="676009" calcext:value-type="float">
            <text:p>676009</text:p>
          </table:table-cell>
          <table:table-cell office:value-type="float" office:value="7185671" calcext:value-type="float">
            <text:p>7185671</text:p>
          </table:table-cell>
          <table:table-cell office:value-type="float" office:value="248" calcext:value-type="float">
            <text:p>248</text:p>
          </table:table-cell>
          <table:table-cell table:number-columns-repeated="1021"/>
        </table:table-row>
        <table:table-row table:style-name="ro1">
          <table:table-cell office:value-type="float" office:value="676009" calcext:value-type="float">
            <text:p>676009</text:p>
          </table:table-cell>
          <table:table-cell office:value-type="float" office:value="7185671" calcext:value-type="float">
            <text:p>7185671</text:p>
          </table:table-cell>
          <table:table-cell office:value-type="float" office:value="248" calcext:value-type="float">
            <text:p>248</text:p>
          </table:table-cell>
          <table:table-cell table:number-columns-repeated="1021"/>
        </table:table-row>
        <table:table-row table:style-name="ro1">
          <table:table-cell office:value-type="float" office:value="676048" calcext:value-type="float">
            <text:p>676048</text:p>
          </table:table-cell>
          <table:table-cell office:value-type="float" office:value="7184727" calcext:value-type="float">
            <text:p>7184727</text:p>
          </table:table-cell>
          <table:table-cell office:value-type="float" office:value="249" calcext:value-type="float">
            <text:p>249</text:p>
          </table:table-cell>
          <table:table-cell table:number-columns-repeated="1021"/>
        </table:table-row>
        <table:table-row table:style-name="ro1">
          <table:table-cell office:value-type="float" office:value="676048" calcext:value-type="float">
            <text:p>676048</text:p>
          </table:table-cell>
          <table:table-cell office:value-type="float" office:value="7184727" calcext:value-type="float">
            <text:p>7184727</text:p>
          </table:table-cell>
          <table:table-cell office:value-type="float" office:value="249" calcext:value-type="float">
            <text:p>249</text:p>
          </table:table-cell>
          <table:table-cell table:number-columns-repeated="1021"/>
        </table:table-row>
        <table:table-row table:style-name="ro1">
          <table:table-cell office:value-type="float" office:value="676058" calcext:value-type="float">
            <text:p>676058</text:p>
          </table:table-cell>
          <table:table-cell office:value-type="float" office:value="7184711" calcext:value-type="float">
            <text:p>7184711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office:value-type="float" office:value="676058" calcext:value-type="float">
            <text:p>676058</text:p>
          </table:table-cell>
          <table:table-cell office:value-type="float" office:value="7184711" calcext:value-type="float">
            <text:p>7184711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office:value-type="float" office:value="676065" calcext:value-type="float">
            <text:p>676065</text:p>
          </table:table-cell>
          <table:table-cell office:value-type="float" office:value="7189715" calcext:value-type="float">
            <text:p>7189715</text:p>
          </table:table-cell>
          <table:table-cell office:value-type="float" office:value="251" calcext:value-type="float">
            <text:p>251</text:p>
          </table:table-cell>
          <table:table-cell table:number-columns-repeated="1021"/>
        </table:table-row>
        <table:table-row table:style-name="ro1">
          <table:table-cell office:value-type="float" office:value="676065" calcext:value-type="float">
            <text:p>676065</text:p>
          </table:table-cell>
          <table:table-cell office:value-type="float" office:value="7189715" calcext:value-type="float">
            <text:p>7189715</text:p>
          </table:table-cell>
          <table:table-cell office:value-type="float" office:value="251" calcext:value-type="float">
            <text:p>251</text:p>
          </table:table-cell>
          <table:table-cell table:number-columns-repeated="1021"/>
        </table:table-row>
        <table:table-row table:style-name="ro1">
          <table:table-cell office:value-type="float" office:value="676082" calcext:value-type="float">
            <text:p>676082</text:p>
          </table:table-cell>
          <table:table-cell office:value-type="float" office:value="7186313" calcext:value-type="float">
            <text:p>7186313</text:p>
          </table:table-cell>
          <table:table-cell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office:value-type="float" office:value="676082" calcext:value-type="float">
            <text:p>676082</text:p>
          </table:table-cell>
          <table:table-cell office:value-type="float" office:value="7186313" calcext:value-type="float">
            <text:p>7186313</text:p>
          </table:table-cell>
          <table:table-cell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office:value-type="float" office:value="676082" calcext:value-type="float">
            <text:p>676082</text:p>
          </table:table-cell>
          <table:table-cell office:value-type="float" office:value="7186313" calcext:value-type="float">
            <text:p>7186313</text:p>
          </table:table-cell>
          <table:table-cell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office:value-type="float" office:value="676082" calcext:value-type="float">
            <text:p>676082</text:p>
          </table:table-cell>
          <table:table-cell office:value-type="float" office:value="7186313" calcext:value-type="float">
            <text:p>7186313</text:p>
          </table:table-cell>
          <table:table-cell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office:value-type="float" office:value="676108" calcext:value-type="float">
            <text:p>676108</text:p>
          </table:table-cell>
          <table:table-cell office:value-type="float" office:value="7184634" calcext:value-type="float">
            <text:p>7184634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office:value-type="float" office:value="676108" calcext:value-type="float">
            <text:p>676108</text:p>
          </table:table-cell>
          <table:table-cell office:value-type="float" office:value="7184634" calcext:value-type="float">
            <text:p>7184634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office:value-type="float" office:value="676112" calcext:value-type="float">
            <text:p>676112</text:p>
          </table:table-cell>
          <table:table-cell office:value-type="float" office:value="7175299" calcext:value-type="float">
            <text:p>7175299</text:p>
          </table:table-cell>
          <table:table-cell office:value-type="float" office:value="254" calcext:value-type="float">
            <text:p>254</text:p>
          </table:table-cell>
          <table:table-cell table:number-columns-repeated="1021"/>
        </table:table-row>
        <table:table-row table:style-name="ro1">
          <table:table-cell office:value-type="float" office:value="676112" calcext:value-type="float">
            <text:p>676112</text:p>
          </table:table-cell>
          <table:table-cell office:value-type="float" office:value="7175299" calcext:value-type="float">
            <text:p>7175299</text:p>
          </table:table-cell>
          <table:table-cell office:value-type="float" office:value="254" calcext:value-type="float">
            <text:p>254</text:p>
          </table:table-cell>
          <table:table-cell table:number-columns-repeated="1021"/>
        </table:table-row>
        <table:table-row table:style-name="ro1">
          <table:table-cell office:value-type="float" office:value="676118" calcext:value-type="float">
            <text:p>676118</text:p>
          </table:table-cell>
          <table:table-cell office:value-type="float" office:value="7186363" calcext:value-type="float">
            <text:p>7186363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office:value-type="float" office:value="676118" calcext:value-type="float">
            <text:p>676118</text:p>
          </table:table-cell>
          <table:table-cell office:value-type="float" office:value="7186363" calcext:value-type="float">
            <text:p>7186363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office:value-type="float" office:value="676245" calcext:value-type="float">
            <text:p>676245</text:p>
          </table:table-cell>
          <table:table-cell office:value-type="float" office:value="7189601" calcext:value-type="float">
            <text:p>7189601</text:p>
          </table:table-cell>
          <table:table-cell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office:value-type="float" office:value="676245" calcext:value-type="float">
            <text:p>676245</text:p>
          </table:table-cell>
          <table:table-cell office:value-type="float" office:value="7189601" calcext:value-type="float">
            <text:p>7189601</text:p>
          </table:table-cell>
          <table:table-cell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office:value-type="float" office:value="676249" calcext:value-type="float">
            <text:p>676249</text:p>
          </table:table-cell>
          <table:table-cell office:value-type="float" office:value="7184479" calcext:value-type="float">
            <text:p>7184479</text:p>
          </table:table-cell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office:value-type="float" office:value="676249" calcext:value-type="float">
            <text:p>676249</text:p>
          </table:table-cell>
          <table:table-cell office:value-type="float" office:value="7184479" calcext:value-type="float">
            <text:p>7184479</text:p>
          </table:table-cell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office:value-type="float" office:value="676286" calcext:value-type="float">
            <text:p>676286</text:p>
          </table:table-cell>
          <table:table-cell office:value-type="float" office:value="7184433" calcext:value-type="float">
            <text:p>7184433</text:p>
          </table:table-cell>
          <table:table-cell office:value-type="float" office:value="258" calcext:value-type="float">
            <text:p>258</text:p>
          </table:table-cell>
          <table:table-cell table:number-columns-repeated="1021"/>
        </table:table-row>
        <table:table-row table:style-name="ro1">
          <table:table-cell office:value-type="float" office:value="676286" calcext:value-type="float">
            <text:p>676286</text:p>
          </table:table-cell>
          <table:table-cell office:value-type="float" office:value="7184433" calcext:value-type="float">
            <text:p>7184433</text:p>
          </table:table-cell>
          <table:table-cell office:value-type="float" office:value="258" calcext:value-type="float">
            <text:p>258</text:p>
          </table:table-cell>
          <table:table-cell table:number-columns-repeated="1021"/>
        </table:table-row>
        <table:table-row table:style-name="ro1">
          <table:table-cell office:value-type="float" office:value="676287" calcext:value-type="float">
            <text:p>676287</text:p>
          </table:table-cell>
          <table:table-cell office:value-type="float" office:value="7186291" calcext:value-type="float">
            <text:p>7186291</text:p>
          </table:table-cell>
          <table:table-cell office:value-type="float" office:value="259" calcext:value-type="float">
            <text:p>259</text:p>
          </table:table-cell>
          <table:table-cell table:number-columns-repeated="1021"/>
        </table:table-row>
        <table:table-row table:style-name="ro1">
          <table:table-cell office:value-type="float" office:value="676287" calcext:value-type="float">
            <text:p>676287</text:p>
          </table:table-cell>
          <table:table-cell office:value-type="float" office:value="7186291" calcext:value-type="float">
            <text:p>7186291</text:p>
          </table:table-cell>
          <table:table-cell office:value-type="float" office:value="259" calcext:value-type="float">
            <text:p>259</text:p>
          </table:table-cell>
          <table:table-cell table:number-columns-repeated="1021"/>
        </table:table-row>
        <table:table-row table:style-name="ro1">
          <table:table-cell office:value-type="float" office:value="676329" calcext:value-type="float">
            <text:p>676329</text:p>
          </table:table-cell>
          <table:table-cell office:value-type="float" office:value="7187106" calcext:value-type="float">
            <text:p>7187106</text:p>
          </table:table-cell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office:value-type="float" office:value="676329" calcext:value-type="float">
            <text:p>676329</text:p>
          </table:table-cell>
          <table:table-cell office:value-type="float" office:value="7187106" calcext:value-type="float">
            <text:p>7187106</text:p>
          </table:table-cell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office:value-type="float" office:value="676329" calcext:value-type="float">
            <text:p>676329</text:p>
          </table:table-cell>
          <table:table-cell office:value-type="float" office:value="7189540" calcext:value-type="float">
            <text:p>7189540</text:p>
          </table:table-cell>
          <table:table-cell office:value-type="float" office:value="261" calcext:value-type="float">
            <text:p>261</text:p>
          </table:table-cell>
          <table:table-cell table:number-columns-repeated="1021"/>
        </table:table-row>
        <table:table-row table:style-name="ro1">
          <table:table-cell office:value-type="float" office:value="676329" calcext:value-type="float">
            <text:p>676329</text:p>
          </table:table-cell>
          <table:table-cell office:value-type="float" office:value="7189540" calcext:value-type="float">
            <text:p>7189540</text:p>
          </table:table-cell>
          <table:table-cell office:value-type="float" office:value="261" calcext:value-type="float">
            <text:p>261</text:p>
          </table:table-cell>
          <table:table-cell table:number-columns-repeated="1021"/>
        </table:table-row>
        <table:table-row table:style-name="ro1">
          <table:table-cell office:value-type="float" office:value="676336" calcext:value-type="float">
            <text:p>676336</text:p>
          </table:table-cell>
          <table:table-cell office:value-type="float" office:value="7189550" calcext:value-type="float">
            <text:p>7189550</text:p>
          </table:table-cell>
          <table:table-cell office:value-type="float" office:value="262" calcext:value-type="float">
            <text:p>262</text:p>
          </table:table-cell>
          <table:table-cell table:number-columns-repeated="1021"/>
        </table:table-row>
        <table:table-row table:style-name="ro1">
          <table:table-cell office:value-type="float" office:value="676336" calcext:value-type="float">
            <text:p>676336</text:p>
          </table:table-cell>
          <table:table-cell office:value-type="float" office:value="7189550" calcext:value-type="float">
            <text:p>7189550</text:p>
          </table:table-cell>
          <table:table-cell office:value-type="float" office:value="262" calcext:value-type="float">
            <text:p>262</text:p>
          </table:table-cell>
          <table:table-cell table:number-columns-repeated="1021"/>
        </table:table-row>
        <table:table-row table:style-name="ro1">
          <table:table-cell office:value-type="float" office:value="676342" calcext:value-type="float">
            <text:p>676342</text:p>
          </table:table-cell>
          <table:table-cell office:value-type="float" office:value="7189521" calcext:value-type="float">
            <text:p>7189521</text:p>
          </table:table-cell>
          <table:table-cell office:value-type="float" office:value="263" calcext:value-type="float">
            <text:p>263</text:p>
          </table:table-cell>
          <table:table-cell table:number-columns-repeated="1021"/>
        </table:table-row>
        <table:table-row table:style-name="ro1">
          <table:table-cell office:value-type="float" office:value="676342" calcext:value-type="float">
            <text:p>676342</text:p>
          </table:table-cell>
          <table:table-cell office:value-type="float" office:value="7189521" calcext:value-type="float">
            <text:p>7189521</text:p>
          </table:table-cell>
          <table:table-cell office:value-type="float" office:value="263" calcext:value-type="float">
            <text:p>263</text:p>
          </table:table-cell>
          <table:table-cell table:number-columns-repeated="1021"/>
        </table:table-row>
        <table:table-row table:style-name="ro1">
          <table:table-cell office:value-type="float" office:value="676352" calcext:value-type="float">
            <text:p>676352</text:p>
          </table:table-cell>
          <table:table-cell office:value-type="float" office:value="7189527" calcext:value-type="float">
            <text:p>7189527</text:p>
          </table:table-cell>
          <table:table-cell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office:value-type="float" office:value="676352" calcext:value-type="float">
            <text:p>676352</text:p>
          </table:table-cell>
          <table:table-cell office:value-type="float" office:value="7189527" calcext:value-type="float">
            <text:p>7189527</text:p>
          </table:table-cell>
          <table:table-cell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office:value-type="float" office:value="676374" calcext:value-type="float">
            <text:p>676374</text:p>
          </table:table-cell>
          <table:table-cell office:value-type="float" office:value="7180253" calcext:value-type="float">
            <text:p>7180253</text:p>
          </table:table-cell>
          <table:table-cell office:value-type="float" office:value="265" calcext:value-type="float">
            <text:p>265</text:p>
          </table:table-cell>
          <table:table-cell table:number-columns-repeated="1021"/>
        </table:table-row>
        <table:table-row table:style-name="ro1">
          <table:table-cell office:value-type="float" office:value="676374" calcext:value-type="float">
            <text:p>676374</text:p>
          </table:table-cell>
          <table:table-cell office:value-type="float" office:value="7180253" calcext:value-type="float">
            <text:p>7180253</text:p>
          </table:table-cell>
          <table:table-cell office:value-type="float" office:value="265" calcext:value-type="float">
            <text:p>265</text:p>
          </table:table-cell>
          <table:table-cell table:number-columns-repeated="1021"/>
        </table:table-row>
        <table:table-row table:style-name="ro1">
          <table:table-cell office:value-type="float" office:value="676394" calcext:value-type="float">
            <text:p>676394</text:p>
          </table:table-cell>
          <table:table-cell office:value-type="float" office:value="7180262" calcext:value-type="float">
            <text:p>7180262</text:p>
          </table:table-cell>
          <table:table-cell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office:value-type="float" office:value="676394" calcext:value-type="float">
            <text:p>676394</text:p>
          </table:table-cell>
          <table:table-cell office:value-type="float" office:value="7180262" calcext:value-type="float">
            <text:p>7180262</text:p>
          </table:table-cell>
          <table:table-cell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office:value-type="float" office:value="676524" calcext:value-type="float">
            <text:p>676524</text:p>
          </table:table-cell>
          <table:table-cell office:value-type="float" office:value="7183969" calcext:value-type="float">
            <text:p>7183969</text:p>
          </table:table-cell>
          <table:table-cell office:value-type="float" office:value="267" calcext:value-type="float">
            <text:p>267</text:p>
          </table:table-cell>
          <table:table-cell table:number-columns-repeated="1021"/>
        </table:table-row>
        <table:table-row table:style-name="ro1">
          <table:table-cell office:value-type="float" office:value="676524" calcext:value-type="float">
            <text:p>676524</text:p>
          </table:table-cell>
          <table:table-cell office:value-type="float" office:value="7183969" calcext:value-type="float">
            <text:p>7183969</text:p>
          </table:table-cell>
          <table:table-cell office:value-type="float" office:value="267" calcext:value-type="float">
            <text:p>267</text:p>
          </table:table-cell>
          <table:table-cell table:number-columns-repeated="1021"/>
        </table:table-row>
        <table:table-row table:style-name="ro1">
          <table:table-cell office:value-type="float" office:value="676581" calcext:value-type="float">
            <text:p>676581</text:p>
          </table:table-cell>
          <table:table-cell office:value-type="float" office:value="7183987" calcext:value-type="float">
            <text:p>7183987</text:p>
          </table:table-cell>
          <table:table-cell office:value-type="float" office:value="268" calcext:value-type="float">
            <text:p>268</text:p>
          </table:table-cell>
          <table:table-cell table:number-columns-repeated="1021"/>
        </table:table-row>
        <table:table-row table:style-name="ro1">
          <table:table-cell office:value-type="float" office:value="676680" calcext:value-type="float">
            <text:p>676680</text:p>
          </table:table-cell>
          <table:table-cell office:value-type="float" office:value="7183745" calcext:value-type="float">
            <text:p>7183745</text:p>
          </table:table-cell>
          <table:table-cell office:value-type="float" office:value="269" calcext:value-type="float">
            <text:p>269</text:p>
          </table:table-cell>
          <table:table-cell table:number-columns-repeated="1021"/>
        </table:table-row>
        <table:table-row table:style-name="ro1">
          <table:table-cell office:value-type="float" office:value="676680" calcext:value-type="float">
            <text:p>676680</text:p>
          </table:table-cell>
          <table:table-cell office:value-type="float" office:value="7183745" calcext:value-type="float">
            <text:p>7183745</text:p>
          </table:table-cell>
          <table:table-cell office:value-type="float" office:value="269" calcext:value-type="float">
            <text:p>269</text:p>
          </table:table-cell>
          <table:table-cell table:number-columns-repeated="1021"/>
        </table:table-row>
        <table:table-row table:style-name="ro1">
          <table:table-cell office:value-type="float" office:value="676705" calcext:value-type="float">
            <text:p>676705</text:p>
          </table:table-cell>
          <table:table-cell office:value-type="float" office:value="7183795" calcext:value-type="float">
            <text:p>7183795</text:p>
          </table:table-cell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1">
          <table:table-cell office:value-type="float" office:value="676705" calcext:value-type="float">
            <text:p>676705</text:p>
          </table:table-cell>
          <table:table-cell office:value-type="float" office:value="7183795" calcext:value-type="float">
            <text:p>7183795</text:p>
          </table:table-cell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1">
          <table:table-cell office:value-type="float" office:value="676713" calcext:value-type="float">
            <text:p>676713</text:p>
          </table:table-cell>
          <table:table-cell office:value-type="float" office:value="7183756" calcext:value-type="float">
            <text:p>7183756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1">
          <table:table-cell office:value-type="float" office:value="676713" calcext:value-type="float">
            <text:p>676713</text:p>
          </table:table-cell>
          <table:table-cell office:value-type="float" office:value="7183756" calcext:value-type="float">
            <text:p>7183756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1">
          <table:table-cell office:value-type="float" office:value="676713" calcext:value-type="float">
            <text:p>676713</text:p>
          </table:table-cell>
          <table:table-cell office:value-type="float" office:value="7183756" calcext:value-type="float">
            <text:p>7183756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1">
          <table:table-cell office:value-type="float" office:value="676713" calcext:value-type="float">
            <text:p>676713</text:p>
          </table:table-cell>
          <table:table-cell office:value-type="float" office:value="7183756" calcext:value-type="float">
            <text:p>7183756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1">
          <table:table-cell office:value-type="float" office:value="676724" calcext:value-type="float">
            <text:p>676724</text:p>
          </table:table-cell>
          <table:table-cell office:value-type="float" office:value="7183726" calcext:value-type="float">
            <text:p>7183726</text:p>
          </table:table-cell>
          <table:table-cell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office:value-type="float" office:value="676724" calcext:value-type="float">
            <text:p>676724</text:p>
          </table:table-cell>
          <table:table-cell office:value-type="float" office:value="7183726" calcext:value-type="float">
            <text:p>7183726</text:p>
          </table:table-cell>
          <table:table-cell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office:value-type="float" office:value="676724" calcext:value-type="float">
            <text:p>676724</text:p>
          </table:table-cell>
          <table:table-cell office:value-type="float" office:value="7183726" calcext:value-type="float">
            <text:p>7183726</text:p>
          </table:table-cell>
          <table:table-cell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office:value-type="float" office:value="676724" calcext:value-type="float">
            <text:p>676724</text:p>
          </table:table-cell>
          <table:table-cell office:value-type="float" office:value="7183726" calcext:value-type="float">
            <text:p>7183726</text:p>
          </table:table-cell>
          <table:table-cell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office:value-type="float" office:value="676756" calcext:value-type="float">
            <text:p>676756</text:p>
          </table:table-cell>
          <table:table-cell office:value-type="float" office:value="7187801" calcext:value-type="float">
            <text:p>7187801</text:p>
          </table:table-cell>
          <table:table-cell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office:value-type="float" office:value="676756" calcext:value-type="float">
            <text:p>676756</text:p>
          </table:table-cell>
          <table:table-cell office:value-type="float" office:value="7187801" calcext:value-type="float">
            <text:p>7187801</text:p>
          </table:table-cell>
          <table:table-cell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office:value-type="float" office:value="676763" calcext:value-type="float">
            <text:p>676763</text:p>
          </table:table-cell>
          <table:table-cell office:value-type="float" office:value="7184815" calcext:value-type="float">
            <text:p>7184815</text:p>
          </table:table-cell>
          <table:table-cell office:value-type="float" office:value="274" calcext:value-type="float">
            <text:p>274</text:p>
          </table:table-cell>
          <table:table-cell table:number-columns-repeated="1021"/>
        </table:table-row>
        <table:table-row table:style-name="ro1">
          <table:table-cell office:value-type="float" office:value="676769" calcext:value-type="float">
            <text:p>676769</text:p>
          </table:table-cell>
          <table:table-cell office:value-type="float" office:value="7187852" calcext:value-type="float">
            <text:p>7187852</text:p>
          </table:table-cell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1">
          <table:table-cell office:value-type="float" office:value="676769" calcext:value-type="float">
            <text:p>676769</text:p>
          </table:table-cell>
          <table:table-cell office:value-type="float" office:value="7187852" calcext:value-type="float">
            <text:p>7187852</text:p>
          </table:table-cell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1">
          <table:table-cell office:value-type="float" office:value="676804" calcext:value-type="float">
            <text:p>676804</text:p>
          </table:table-cell>
          <table:table-cell office:value-type="float" office:value="7186502" calcext:value-type="float">
            <text:p>7186502</text:p>
          </table:table-cell>
          <table:table-cell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office:value-type="float" office:value="676804" calcext:value-type="float">
            <text:p>676804</text:p>
          </table:table-cell>
          <table:table-cell office:value-type="float" office:value="7186502" calcext:value-type="float">
            <text:p>7186502</text:p>
          </table:table-cell>
          <table:table-cell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office:value-type="float" office:value="676826" calcext:value-type="float">
            <text:p>676826</text:p>
          </table:table-cell>
          <table:table-cell office:value-type="float" office:value="7183581" calcext:value-type="float">
            <text:p>7183581</text:p>
          </table:table-cell>
          <table:table-cell office:value-type="float" office:value="277" calcext:value-type="float">
            <text:p>277</text:p>
          </table:table-cell>
          <table:table-cell table:number-columns-repeated="1021"/>
        </table:table-row>
        <table:table-row table:style-name="ro1">
          <table:table-cell office:value-type="float" office:value="676826" calcext:value-type="float">
            <text:p>676826</text:p>
          </table:table-cell>
          <table:table-cell office:value-type="float" office:value="7183581" calcext:value-type="float">
            <text:p>7183581</text:p>
          </table:table-cell>
          <table:table-cell office:value-type="float" office:value="277" calcext:value-type="float">
            <text:p>277</text:p>
          </table:table-cell>
          <table:table-cell table:number-columns-repeated="1021"/>
        </table:table-row>
        <table:table-row table:style-name="ro1">
          <table:table-cell office:value-type="float" office:value="676834" calcext:value-type="float">
            <text:p>676834</text:p>
          </table:table-cell>
          <table:table-cell office:value-type="float" office:value="7183506" calcext:value-type="float">
            <text:p>7183506</text:p>
          </table:table-cell>
          <table:table-cell office:value-type="float" office:value="278" calcext:value-type="float">
            <text:p>278</text:p>
          </table:table-cell>
          <table:table-cell table:number-columns-repeated="1021"/>
        </table:table-row>
        <table:table-row table:style-name="ro1">
          <table:table-cell office:value-type="float" office:value="676834" calcext:value-type="float">
            <text:p>676834</text:p>
          </table:table-cell>
          <table:table-cell office:value-type="float" office:value="7183506" calcext:value-type="float">
            <text:p>7183506</text:p>
          </table:table-cell>
          <table:table-cell office:value-type="float" office:value="278" calcext:value-type="float">
            <text:p>278</text:p>
          </table:table-cell>
          <table:table-cell table:number-columns-repeated="1021"/>
        </table:table-row>
        <table:table-row table:style-name="ro1">
          <table:table-cell office:value-type="float" office:value="676834" calcext:value-type="float">
            <text:p>676834</text:p>
          </table:table-cell>
          <table:table-cell office:value-type="float" office:value="7183506" calcext:value-type="float">
            <text:p>7183506</text:p>
          </table:table-cell>
          <table:table-cell office:value-type="float" office:value="278" calcext:value-type="float">
            <text:p>278</text:p>
          </table:table-cell>
          <table:table-cell table:number-columns-repeated="1021"/>
        </table:table-row>
        <table:table-row table:style-name="ro1">
          <table:table-cell office:value-type="float" office:value="676852" calcext:value-type="float">
            <text:p>676852</text:p>
          </table:table-cell>
          <table:table-cell office:value-type="float" office:value="7186592" calcext:value-type="float">
            <text:p>7186592</text:p>
          </table:table-cell>
          <table:table-cell office:value-type="float" office:value="279" calcext:value-type="float">
            <text:p>279</text:p>
          </table:table-cell>
          <table:table-cell table:number-columns-repeated="1021"/>
        </table:table-row>
        <table:table-row table:style-name="ro1">
          <table:table-cell office:value-type="float" office:value="676852" calcext:value-type="float">
            <text:p>676852</text:p>
          </table:table-cell>
          <table:table-cell office:value-type="float" office:value="7186592" calcext:value-type="float">
            <text:p>7186592</text:p>
          </table:table-cell>
          <table:table-cell office:value-type="float" office:value="279" calcext:value-type="float">
            <text:p>279</text:p>
          </table:table-cell>
          <table:table-cell table:number-columns-repeated="1021"/>
        </table:table-row>
        <table:table-row table:style-name="ro1">
          <table:table-cell office:value-type="float" office:value="676872" calcext:value-type="float">
            <text:p>676872</text:p>
          </table:table-cell>
          <table:table-cell office:value-type="float" office:value="7175474" calcext:value-type="float">
            <text:p>7175474</text:p>
          </table:table-cell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676872" calcext:value-type="float">
            <text:p>676872</text:p>
          </table:table-cell>
          <table:table-cell office:value-type="float" office:value="7175474" calcext:value-type="float">
            <text:p>7175474</text:p>
          </table:table-cell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676884" calcext:value-type="float">
            <text:p>676884</text:p>
          </table:table-cell>
          <table:table-cell office:value-type="float" office:value="7175470" calcext:value-type="float">
            <text:p>7175470</text:p>
          </table:table-cell>
          <table:table-cell office:value-type="float" office:value="281" calcext:value-type="float">
            <text:p>281</text:p>
          </table:table-cell>
          <table:table-cell table:number-columns-repeated="1021"/>
        </table:table-row>
        <table:table-row table:style-name="ro1">
          <table:table-cell office:value-type="float" office:value="676884" calcext:value-type="float">
            <text:p>676884</text:p>
          </table:table-cell>
          <table:table-cell office:value-type="float" office:value="7175470" calcext:value-type="float">
            <text:p>7175470</text:p>
          </table:table-cell>
          <table:table-cell office:value-type="float" office:value="281" calcext:value-type="float">
            <text:p>281</text:p>
          </table:table-cell>
          <table:table-cell table:number-columns-repeated="1021"/>
        </table:table-row>
        <table:table-row table:style-name="ro1">
          <table:table-cell office:value-type="float" office:value="676895" calcext:value-type="float">
            <text:p>676895</text:p>
          </table:table-cell>
          <table:table-cell office:value-type="float" office:value="7188496" calcext:value-type="float">
            <text:p>7188496</text:p>
          </table:table-cell>
          <table:table-cell office:value-type="float" office:value="282" calcext:value-type="float">
            <text:p>282</text:p>
          </table:table-cell>
          <table:table-cell table:number-columns-repeated="1021"/>
        </table:table-row>
        <table:table-row table:style-name="ro1">
          <table:table-cell office:value-type="float" office:value="676895" calcext:value-type="float">
            <text:p>676895</text:p>
          </table:table-cell>
          <table:table-cell office:value-type="float" office:value="7188496" calcext:value-type="float">
            <text:p>7188496</text:p>
          </table:table-cell>
          <table:table-cell office:value-type="float" office:value="282" calcext:value-type="float">
            <text:p>282</text:p>
          </table:table-cell>
          <table:table-cell table:number-columns-repeated="1021"/>
        </table:table-row>
        <table:table-row table:style-name="ro1">
          <table:table-cell office:value-type="float" office:value="676912" calcext:value-type="float">
            <text:p>676912</text:p>
          </table:table-cell>
          <table:table-cell office:value-type="float" office:value="7188414" calcext:value-type="float">
            <text:p>7188414</text:p>
          </table:table-cell>
          <table:table-cell office:value-type="float" office:value="283" calcext:value-type="float">
            <text:p>283</text:p>
          </table:table-cell>
          <table:table-cell table:number-columns-repeated="1021"/>
        </table:table-row>
        <table:table-row table:style-name="ro1">
          <table:table-cell office:value-type="float" office:value="676912" calcext:value-type="float">
            <text:p>676912</text:p>
          </table:table-cell>
          <table:table-cell office:value-type="float" office:value="7188414" calcext:value-type="float">
            <text:p>7188414</text:p>
          </table:table-cell>
          <table:table-cell office:value-type="float" office:value="283" calcext:value-type="float">
            <text:p>283</text:p>
          </table:table-cell>
          <table:table-cell table:number-columns-repeated="1021"/>
        </table:table-row>
        <table:table-row table:style-name="ro1">
          <table:table-cell office:value-type="float" office:value="676934" calcext:value-type="float">
            <text:p>676934</text:p>
          </table:table-cell>
          <table:table-cell office:value-type="float" office:value="7175504" calcext:value-type="float">
            <text:p>7175504</text:p>
          </table:table-cell>
          <table:table-cell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 office:value-type="float" office:value="676934" calcext:value-type="float">
            <text:p>676934</text:p>
          </table:table-cell>
          <table:table-cell office:value-type="float" office:value="7175504" calcext:value-type="float">
            <text:p>7175504</text:p>
          </table:table-cell>
          <table:table-cell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 office:value-type="float" office:value="677013" calcext:value-type="float">
            <text:p>677013</text:p>
          </table:table-cell>
          <table:table-cell office:value-type="float" office:value="7190298" calcext:value-type="float">
            <text:p>7190298</text:p>
          </table:table-cell>
          <table:table-cell office:value-type="float" office:value="285" calcext:value-type="float">
            <text:p>285</text:p>
          </table:table-cell>
          <table:table-cell table:number-columns-repeated="1021"/>
        </table:table-row>
        <table:table-row table:style-name="ro1">
          <table:table-cell office:value-type="float" office:value="677082" calcext:value-type="float">
            <text:p>677082</text:p>
          </table:table-cell>
          <table:table-cell office:value-type="float" office:value="7186624" calcext:value-type="float">
            <text:p>7186624</text:p>
          </table:table-cell>
          <table:table-cell office:value-type="float" office:value="286" calcext:value-type="float">
            <text:p>286</text:p>
          </table:table-cell>
          <table:table-cell table:number-columns-repeated="1021"/>
        </table:table-row>
        <table:table-row table:style-name="ro1">
          <table:table-cell office:value-type="float" office:value="677082" calcext:value-type="float">
            <text:p>677082</text:p>
          </table:table-cell>
          <table:table-cell office:value-type="float" office:value="7186624" calcext:value-type="float">
            <text:p>7186624</text:p>
          </table:table-cell>
          <table:table-cell office:value-type="float" office:value="286" calcext:value-type="float">
            <text:p>286</text:p>
          </table:table-cell>
          <table:table-cell table:number-columns-repeated="1021"/>
        </table:table-row>
        <table:table-row table:style-name="ro1">
          <table:table-cell office:value-type="float" office:value="677106" calcext:value-type="float">
            <text:p>677106</text:p>
          </table:table-cell>
          <table:table-cell office:value-type="float" office:value="7190405" calcext:value-type="float">
            <text:p>7190405</text:p>
          </table:table-cell>
          <table:table-cell office:value-type="float" office:value="287" calcext:value-type="float">
            <text:p>287</text:p>
          </table:table-cell>
          <table:table-cell table:number-columns-repeated="1021"/>
        </table:table-row>
        <table:table-row table:style-name="ro1">
          <table:table-cell office:value-type="float" office:value="677114" calcext:value-type="float">
            <text:p>677114</text:p>
          </table:table-cell>
          <table:table-cell office:value-type="float" office:value="7178506" calcext:value-type="float">
            <text:p>7178506</text:p>
          </table:table-cell>
          <table:table-cell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office:value-type="float" office:value="677114" calcext:value-type="float">
            <text:p>677114</text:p>
          </table:table-cell>
          <table:table-cell office:value-type="float" office:value="7178506" calcext:value-type="float">
            <text:p>7178506</text:p>
          </table:table-cell>
          <table:table-cell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office:value-type="float" office:value="677114" calcext:value-type="float">
            <text:p>677114</text:p>
          </table:table-cell>
          <table:table-cell office:value-type="float" office:value="7178506" calcext:value-type="float">
            <text:p>7178506</text:p>
          </table:table-cell>
          <table:table-cell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office:value-type="float" office:value="677124" calcext:value-type="float">
            <text:p>677124</text:p>
          </table:table-cell>
          <table:table-cell office:value-type="float" office:value="7185206" calcext:value-type="float">
            <text:p>7185206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1">
          <table:table-cell office:value-type="float" office:value="677124" calcext:value-type="float">
            <text:p>677124</text:p>
          </table:table-cell>
          <table:table-cell office:value-type="float" office:value="7185206" calcext:value-type="float">
            <text:p>7185206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1">
          <table:table-cell office:value-type="float" office:value="677124" calcext:value-type="float">
            <text:p>677124</text:p>
          </table:table-cell>
          <table:table-cell office:value-type="float" office:value="7185206" calcext:value-type="float">
            <text:p>7185206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1">
          <table:table-cell office:value-type="float" office:value="677124" calcext:value-type="float">
            <text:p>677124</text:p>
          </table:table-cell>
          <table:table-cell office:value-type="float" office:value="7185206" calcext:value-type="float">
            <text:p>7185206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1">
          <table:table-cell office:value-type="float" office:value="677124" calcext:value-type="float">
            <text:p>677124</text:p>
          </table:table-cell>
          <table:table-cell office:value-type="float" office:value="7185206" calcext:value-type="float">
            <text:p>7185206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1">
          <table:table-cell office:value-type="float" office:value="677141" calcext:value-type="float">
            <text:p>677141</text:p>
          </table:table-cell>
          <table:table-cell office:value-type="float" office:value="7183096" calcext:value-type="float">
            <text:p>7183096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float" office:value="677141" calcext:value-type="float">
            <text:p>677141</text:p>
          </table:table-cell>
          <table:table-cell office:value-type="float" office:value="7183096" calcext:value-type="float">
            <text:p>7183096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float" office:value="677142" calcext:value-type="float">
            <text:p>677142</text:p>
          </table:table-cell>
          <table:table-cell office:value-type="float" office:value="7175554" calcext:value-type="float">
            <text:p>7175554</text:p>
          </table:table-cell>
          <table:table-cell office:value-type="float" office:value="291" calcext:value-type="float">
            <text:p>291</text:p>
          </table:table-cell>
          <table:table-cell table:number-columns-repeated="1021"/>
        </table:table-row>
        <table:table-row table:style-name="ro1">
          <table:table-cell office:value-type="float" office:value="677142" calcext:value-type="float">
            <text:p>677142</text:p>
          </table:table-cell>
          <table:table-cell office:value-type="float" office:value="7175554" calcext:value-type="float">
            <text:p>7175554</text:p>
          </table:table-cell>
          <table:table-cell office:value-type="float" office:value="291" calcext:value-type="float">
            <text:p>291</text:p>
          </table:table-cell>
          <table:table-cell table:number-columns-repeated="1021"/>
        </table:table-row>
        <table:table-row table:style-name="ro1">
          <table:table-cell office:value-type="float" office:value="677151" calcext:value-type="float">
            <text:p>677151</text:p>
          </table:table-cell>
          <table:table-cell office:value-type="float" office:value="7178523" calcext:value-type="float">
            <text:p>7178523</text:p>
          </table:table-cell>
          <table:table-cell office:value-type="float" office:value="292" calcext:value-type="float">
            <text:p>292</text:p>
          </table:table-cell>
          <table:table-cell table:number-columns-repeated="1021"/>
        </table:table-row>
        <table:table-row table:style-name="ro1">
          <table:table-cell office:value-type="float" office:value="677151" calcext:value-type="float">
            <text:p>677151</text:p>
          </table:table-cell>
          <table:table-cell office:value-type="float" office:value="7178523" calcext:value-type="float">
            <text:p>7178523</text:p>
          </table:table-cell>
          <table:table-cell office:value-type="float" office:value="292" calcext:value-type="float">
            <text:p>292</text:p>
          </table:table-cell>
          <table:table-cell table:number-columns-repeated="1021"/>
        </table:table-row>
        <table:table-row table:style-name="ro1">
          <table:table-cell office:value-type="float" office:value="677151" calcext:value-type="float">
            <text:p>677151</text:p>
          </table:table-cell>
          <table:table-cell office:value-type="float" office:value="7178523" calcext:value-type="float">
            <text:p>7178523</text:p>
          </table:table-cell>
          <table:table-cell office:value-type="float" office:value="292" calcext:value-type="float">
            <text:p>292</text:p>
          </table:table-cell>
          <table:table-cell table:number-columns-repeated="1021"/>
        </table:table-row>
        <table:table-row table:style-name="ro1">
          <table:table-cell office:value-type="float" office:value="677158" calcext:value-type="float">
            <text:p>677158</text:p>
          </table:table-cell>
          <table:table-cell office:value-type="float" office:value="7183001" calcext:value-type="float">
            <text:p>7183001</text:p>
          </table:table-cell>
          <table:table-cell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 office:value-type="float" office:value="677158" calcext:value-type="float">
            <text:p>677158</text:p>
          </table:table-cell>
          <table:table-cell office:value-type="float" office:value="7183001" calcext:value-type="float">
            <text:p>7183001</text:p>
          </table:table-cell>
          <table:table-cell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 office:value-type="float" office:value="677200" calcext:value-type="float">
            <text:p>677200</text:p>
          </table:table-cell>
          <table:table-cell office:value-type="float" office:value="7178307" calcext:value-type="float">
            <text:p>7178307</text:p>
          </table:table-cell>
          <table:table-cell office:value-type="float" office:value="294" calcext:value-type="float">
            <text:p>294</text:p>
          </table:table-cell>
          <table:table-cell table:number-columns-repeated="1021"/>
        </table:table-row>
        <table:table-row table:style-name="ro1">
          <table:table-cell office:value-type="float" office:value="677200" calcext:value-type="float">
            <text:p>677200</text:p>
          </table:table-cell>
          <table:table-cell office:value-type="float" office:value="7178307" calcext:value-type="float">
            <text:p>7178307</text:p>
          </table:table-cell>
          <table:table-cell office:value-type="float" office:value="294" calcext:value-type="float">
            <text:p>294</text:p>
          </table:table-cell>
          <table:table-cell table:number-columns-repeated="1021"/>
        </table:table-row>
        <table:table-row table:style-name="ro1">
          <table:table-cell office:value-type="float" office:value="677200" calcext:value-type="float">
            <text:p>677200</text:p>
          </table:table-cell>
          <table:table-cell office:value-type="float" office:value="7178307" calcext:value-type="float">
            <text:p>7178307</text:p>
          </table:table-cell>
          <table:table-cell office:value-type="float" office:value="294" calcext:value-type="float">
            <text:p>294</text:p>
          </table:table-cell>
          <table:table-cell table:number-columns-repeated="1021"/>
        </table:table-row>
        <table:table-row table:style-name="ro1">
          <table:table-cell office:value-type="float" office:value="677200" calcext:value-type="float">
            <text:p>677200</text:p>
          </table:table-cell>
          <table:table-cell office:value-type="float" office:value="7178307" calcext:value-type="float">
            <text:p>7178307</text:p>
          </table:table-cell>
          <table:table-cell office:value-type="float" office:value="294" calcext:value-type="float">
            <text:p>294</text:p>
          </table:table-cell>
          <table:table-cell table:number-columns-repeated="1021"/>
        </table:table-row>
        <table:table-row table:style-name="ro1">
          <table:table-cell office:value-type="float" office:value="677206" calcext:value-type="float">
            <text:p>677206</text:p>
          </table:table-cell>
          <table:table-cell office:value-type="float" office:value="7185252" calcext:value-type="float">
            <text:p>7185252</text:p>
          </table:table-cell>
          <table:table-cell office:value-type="float" office:value="295" calcext:value-type="float">
            <text:p>295</text:p>
          </table:table-cell>
          <table:table-cell table:number-columns-repeated="1021"/>
        </table:table-row>
        <table:table-row table:style-name="ro1">
          <table:table-cell office:value-type="float" office:value="677206" calcext:value-type="float">
            <text:p>677206</text:p>
          </table:table-cell>
          <table:table-cell office:value-type="float" office:value="7185252" calcext:value-type="float">
            <text:p>7185252</text:p>
          </table:table-cell>
          <table:table-cell office:value-type="float" office:value="295" calcext:value-type="float">
            <text:p>295</text:p>
          </table:table-cell>
          <table:table-cell table:number-columns-repeated="1021"/>
        </table:table-row>
        <table:table-row table:style-name="ro1">
          <table:table-cell office:value-type="float" office:value="677224" calcext:value-type="float">
            <text:p>677224</text:p>
          </table:table-cell>
          <table:table-cell office:value-type="float" office:value="7182967" calcext:value-type="float">
            <text:p>7182967</text:p>
          </table:table-cell>
          <table:table-cell office:value-type="float" office:value="296" calcext:value-type="float">
            <text:p>296</text:p>
          </table:table-cell>
          <table:table-cell table:number-columns-repeated="1021"/>
        </table:table-row>
        <table:table-row table:style-name="ro1">
          <table:table-cell office:value-type="float" office:value="677224" calcext:value-type="float">
            <text:p>677224</text:p>
          </table:table-cell>
          <table:table-cell office:value-type="float" office:value="7182967" calcext:value-type="float">
            <text:p>7182967</text:p>
          </table:table-cell>
          <table:table-cell office:value-type="float" office:value="296" calcext:value-type="float">
            <text:p>296</text:p>
          </table:table-cell>
          <table:table-cell table:number-columns-repeated="1021"/>
        </table:table-row>
        <table:table-row table:style-name="ro1">
          <table:table-cell office:value-type="float" office:value="677231" calcext:value-type="float">
            <text:p>677231</text:p>
          </table:table-cell>
          <table:table-cell office:value-type="float" office:value="7178323" calcext:value-type="float">
            <text:p>7178323</text:p>
          </table:table-cell>
          <table:table-cell office:value-type="float" office:value="297" calcext:value-type="float">
            <text:p>297</text:p>
          </table:table-cell>
          <table:table-cell table:number-columns-repeated="1021"/>
        </table:table-row>
        <table:table-row table:style-name="ro1">
          <table:table-cell office:value-type="float" office:value="677231" calcext:value-type="float">
            <text:p>677231</text:p>
          </table:table-cell>
          <table:table-cell office:value-type="float" office:value="7178323" calcext:value-type="float">
            <text:p>7178323</text:p>
          </table:table-cell>
          <table:table-cell office:value-type="float" office:value="297" calcext:value-type="float">
            <text:p>297</text:p>
          </table:table-cell>
          <table:table-cell table:number-columns-repeated="1021"/>
        </table:table-row>
        <table:table-row table:style-name="ro1">
          <table:table-cell office:value-type="float" office:value="677231" calcext:value-type="float">
            <text:p>677231</text:p>
          </table:table-cell>
          <table:table-cell office:value-type="float" office:value="7178323" calcext:value-type="float">
            <text:p>7178323</text:p>
          </table:table-cell>
          <table:table-cell office:value-type="float" office:value="297" calcext:value-type="float">
            <text:p>297</text:p>
          </table:table-cell>
          <table:table-cell table:number-columns-repeated="1021"/>
        </table:table-row>
        <table:table-row table:style-name="ro1">
          <table:table-cell office:value-type="float" office:value="677231" calcext:value-type="float">
            <text:p>677231</text:p>
          </table:table-cell>
          <table:table-cell office:value-type="float" office:value="7178323" calcext:value-type="float">
            <text:p>7178323</text:p>
          </table:table-cell>
          <table:table-cell office:value-type="float" office:value="297" calcext:value-type="float">
            <text:p>297</text:p>
          </table:table-cell>
          <table:table-cell table:number-columns-repeated="1021"/>
        </table:table-row>
        <table:table-row table:style-name="ro1">
          <table:table-cell office:value-type="float" office:value="677261" calcext:value-type="float">
            <text:p>677261</text:p>
          </table:table-cell>
          <table:table-cell office:value-type="float" office:value="7185212" calcext:value-type="float">
            <text:p>7185212</text:p>
          </table:table-cell>
          <table:table-cell office:value-type="float" office:value="298" calcext:value-type="float">
            <text:p>298</text:p>
          </table:table-cell>
          <table:table-cell table:number-columns-repeated="1021"/>
        </table:table-row>
        <table:table-row table:style-name="ro1">
          <table:table-cell office:value-type="float" office:value="677261" calcext:value-type="float">
            <text:p>677261</text:p>
          </table:table-cell>
          <table:table-cell office:value-type="float" office:value="7185212" calcext:value-type="float">
            <text:p>7185212</text:p>
          </table:table-cell>
          <table:table-cell office:value-type="float" office:value="298" calcext:value-type="float">
            <text:p>298</text:p>
          </table:table-cell>
          <table:table-cell table:number-columns-repeated="1021"/>
        </table:table-row>
        <table:table-row table:style-name="ro1">
          <table:table-cell office:value-type="float" office:value="677277" calcext:value-type="float">
            <text:p>677277</text:p>
          </table:table-cell>
          <table:table-cell office:value-type="float" office:value="7178469" calcext:value-type="float">
            <text:p>7178469</text:p>
          </table:table-cell>
          <table:table-cell office:value-type="float" office:value="299" calcext:value-type="float">
            <text:p>299</text:p>
          </table:table-cell>
          <table:table-cell table:number-columns-repeated="1021"/>
        </table:table-row>
        <table:table-row table:style-name="ro1">
          <table:table-cell office:value-type="float" office:value="677277" calcext:value-type="float">
            <text:p>677277</text:p>
          </table:table-cell>
          <table:table-cell office:value-type="float" office:value="7178469" calcext:value-type="float">
            <text:p>7178469</text:p>
          </table:table-cell>
          <table:table-cell office:value-type="float" office:value="299" calcext:value-type="float">
            <text:p>299</text:p>
          </table:table-cell>
          <table:table-cell table:number-columns-repeated="1021"/>
        </table:table-row>
        <table:table-row table:style-name="ro1">
          <table:table-cell office:value-type="float" office:value="677277" calcext:value-type="float">
            <text:p>677277</text:p>
          </table:table-cell>
          <table:table-cell office:value-type="float" office:value="7178469" calcext:value-type="float">
            <text:p>7178469</text:p>
          </table:table-cell>
          <table:table-cell office:value-type="float" office:value="299" calcext:value-type="float">
            <text:p>299</text:p>
          </table:table-cell>
          <table:table-cell table:number-columns-repeated="1021"/>
        </table:table-row>
        <table:table-row table:style-name="ro1">
          <table:table-cell office:value-type="float" office:value="677287" calcext:value-type="float">
            <text:p>677287</text:p>
          </table:table-cell>
          <table:table-cell office:value-type="float" office:value="7182798" calcext:value-type="float">
            <text:p>7182798</text:p>
          </table:table-cell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office:value-type="float" office:value="677287" calcext:value-type="float">
            <text:p>677287</text:p>
          </table:table-cell>
          <table:table-cell office:value-type="float" office:value="7182798" calcext:value-type="float">
            <text:p>7182798</text:p>
          </table:table-cell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office:value-type="float" office:value="677529" calcext:value-type="float">
            <text:p>677529</text:p>
          </table:table-cell>
          <table:table-cell office:value-type="float" office:value="7182368" calcext:value-type="float">
            <text:p>7182368</text:p>
          </table:table-cell>
          <table:table-cell office:value-type="float" office:value="301" calcext:value-type="float">
            <text:p>301</text:p>
          </table:table-cell>
          <table:table-cell table:number-columns-repeated="1021"/>
        </table:table-row>
        <table:table-row table:style-name="ro1">
          <table:table-cell office:value-type="float" office:value="677529" calcext:value-type="float">
            <text:p>677529</text:p>
          </table:table-cell>
          <table:table-cell office:value-type="float" office:value="7182368" calcext:value-type="float">
            <text:p>7182368</text:p>
          </table:table-cell>
          <table:table-cell office:value-type="float" office:value="301" calcext:value-type="float">
            <text:p>301</text:p>
          </table:table-cell>
          <table:table-cell table:number-columns-repeated="1021"/>
        </table:table-row>
        <table:table-row table:style-name="ro1">
          <table:table-cell office:value-type="float" office:value="677578" calcext:value-type="float">
            <text:p>677578</text:p>
          </table:table-cell>
          <table:table-cell office:value-type="float" office:value="7184520" calcext:value-type="float">
            <text:p>7184520</text:p>
          </table:table-cell>
          <table:table-cell office:value-type="float" office:value="302" calcext:value-type="float">
            <text:p>302</text:p>
          </table:table-cell>
          <table:table-cell table:number-columns-repeated="1021"/>
        </table:table-row>
        <table:table-row table:style-name="ro1">
          <table:table-cell office:value-type="float" office:value="677578" calcext:value-type="float">
            <text:p>677578</text:p>
          </table:table-cell>
          <table:table-cell office:value-type="float" office:value="7184520" calcext:value-type="float">
            <text:p>7184520</text:p>
          </table:table-cell>
          <table:table-cell office:value-type="float" office:value="302" calcext:value-type="float">
            <text:p>302</text:p>
          </table:table-cell>
          <table:table-cell table:number-columns-repeated="1021"/>
        </table:table-row>
        <table:table-row table:style-name="ro1">
          <table:table-cell office:value-type="float" office:value="677664" calcext:value-type="float">
            <text:p>677664</text:p>
          </table:table-cell>
          <table:table-cell office:value-type="float" office:value="7185616" calcext:value-type="float">
            <text:p>7185616</text:p>
          </table:table-cell>
          <table:table-cell office:value-type="float" office:value="303" calcext:value-type="float">
            <text:p>303</text:p>
          </table:table-cell>
          <table:table-cell table:number-columns-repeated="1021"/>
        </table:table-row>
        <table:table-row table:style-name="ro1">
          <table:table-cell office:value-type="float" office:value="677664" calcext:value-type="float">
            <text:p>677664</text:p>
          </table:table-cell>
          <table:table-cell office:value-type="float" office:value="7185616" calcext:value-type="float">
            <text:p>7185616</text:p>
          </table:table-cell>
          <table:table-cell office:value-type="float" office:value="303" calcext:value-type="float">
            <text:p>303</text:p>
          </table:table-cell>
          <table:table-cell table:number-columns-repeated="1021"/>
        </table:table-row>
        <table:table-row table:style-name="ro1">
          <table:table-cell office:value-type="float" office:value="677666" calcext:value-type="float">
            <text:p>677666</text:p>
          </table:table-cell>
          <table:table-cell office:value-type="float" office:value="7184943" calcext:value-type="float">
            <text:p>7184943</text:p>
          </table:table-cell>
          <table:table-cell office:value-type="float" office:value="304" calcext:value-type="float">
            <text:p>304</text:p>
          </table:table-cell>
          <table:table-cell table:number-columns-repeated="1021"/>
        </table:table-row>
        <table:table-row table:style-name="ro1">
          <table:table-cell office:value-type="float" office:value="677666" calcext:value-type="float">
            <text:p>677666</text:p>
          </table:table-cell>
          <table:table-cell office:value-type="float" office:value="7184943" calcext:value-type="float">
            <text:p>7184943</text:p>
          </table:table-cell>
          <table:table-cell office:value-type="float" office:value="304" calcext:value-type="float">
            <text:p>304</text:p>
          </table:table-cell>
          <table:table-cell table:number-columns-repeated="1021"/>
        </table:table-row>
        <table:table-row table:style-name="ro1">
          <table:table-cell office:value-type="float" office:value="677667" calcext:value-type="float">
            <text:p>677667</text:p>
          </table:table-cell>
          <table:table-cell office:value-type="float" office:value="7184981" calcext:value-type="float">
            <text:p>7184981</text:p>
          </table:table-cell>
          <table:table-cell office:value-type="float" office:value="305" calcext:value-type="float">
            <text:p>305</text:p>
          </table:table-cell>
          <table:table-cell table:number-columns-repeated="1021"/>
        </table:table-row>
        <table:table-row table:style-name="ro1">
          <table:table-cell office:value-type="float" office:value="677667" calcext:value-type="float">
            <text:p>677667</text:p>
          </table:table-cell>
          <table:table-cell office:value-type="float" office:value="7184981" calcext:value-type="float">
            <text:p>7184981</text:p>
          </table:table-cell>
          <table:table-cell office:value-type="float" office:value="305" calcext:value-type="float">
            <text:p>305</text:p>
          </table:table-cell>
          <table:table-cell table:number-columns-repeated="1021"/>
        </table:table-row>
        <table:table-row table:style-name="ro1">
          <table:table-cell office:value-type="float" office:value="677669" calcext:value-type="float">
            <text:p>677669</text:p>
          </table:table-cell>
          <table:table-cell office:value-type="float" office:value="7184774" calcext:value-type="float">
            <text:p>7184774</text:p>
          </table:table-cell>
          <table:table-cell office:value-type="float" office:value="306" calcext:value-type="float">
            <text:p>306</text:p>
          </table:table-cell>
          <table:table-cell table:number-columns-repeated="1021"/>
        </table:table-row>
        <table:table-row table:style-name="ro1">
          <table:table-cell office:value-type="float" office:value="677669" calcext:value-type="float">
            <text:p>677669</text:p>
          </table:table-cell>
          <table:table-cell office:value-type="float" office:value="7184774" calcext:value-type="float">
            <text:p>7184774</text:p>
          </table:table-cell>
          <table:table-cell office:value-type="float" office:value="306" calcext:value-type="float">
            <text:p>306</text:p>
          </table:table-cell>
          <table:table-cell table:number-columns-repeated="1021"/>
        </table:table-row>
        <table:table-row table:style-name="ro1">
          <table:table-cell office:value-type="float" office:value="677682" calcext:value-type="float">
            <text:p>677682</text:p>
          </table:table-cell>
          <table:table-cell office:value-type="float" office:value="7184973" calcext:value-type="float">
            <text:p>7184973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1">
          <table:table-cell office:value-type="float" office:value="677682" calcext:value-type="float">
            <text:p>677682</text:p>
          </table:table-cell>
          <table:table-cell office:value-type="float" office:value="7184973" calcext:value-type="float">
            <text:p>7184973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1">
          <table:table-cell office:value-type="float" office:value="677682" calcext:value-type="float">
            <text:p>677682</text:p>
          </table:table-cell>
          <table:table-cell office:value-type="float" office:value="7184973" calcext:value-type="float">
            <text:p>7184973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1">
          <table:table-cell office:value-type="float" office:value="677806" calcext:value-type="float">
            <text:p>677806</text:p>
          </table:table-cell>
          <table:table-cell office:value-type="float" office:value="7184945" calcext:value-type="float">
            <text:p>7184945</text:p>
          </table:table-cell>
          <table:table-cell office:value-type="float" office:value="308" calcext:value-type="float">
            <text:p>308</text:p>
          </table:table-cell>
          <table:table-cell table:number-columns-repeated="1021"/>
        </table:table-row>
        <table:table-row table:style-name="ro1">
          <table:table-cell office:value-type="float" office:value="677806" calcext:value-type="float">
            <text:p>677806</text:p>
          </table:table-cell>
          <table:table-cell office:value-type="float" office:value="7184945" calcext:value-type="float">
            <text:p>7184945</text:p>
          </table:table-cell>
          <table:table-cell office:value-type="float" office:value="308" calcext:value-type="float">
            <text:p>308</text:p>
          </table:table-cell>
          <table:table-cell table:number-columns-repeated="1021"/>
        </table:table-row>
        <table:table-row table:style-name="ro1">
          <table:table-cell office:value-type="float" office:value="677867" calcext:value-type="float">
            <text:p>677867</text:p>
          </table:table-cell>
          <table:table-cell office:value-type="float" office:value="7191321" calcext:value-type="float">
            <text:p>7191321</text:p>
          </table:table-cell>
          <table:table-cell office:value-type="float" office:value="309" calcext:value-type="float">
            <text:p>309</text:p>
          </table:table-cell>
          <table:table-cell table:number-columns-repeated="1021"/>
        </table:table-row>
        <table:table-row table:style-name="ro1">
          <table:table-cell office:value-type="float" office:value="677867" calcext:value-type="float">
            <text:p>677867</text:p>
          </table:table-cell>
          <table:table-cell office:value-type="float" office:value="7191321" calcext:value-type="float">
            <text:p>7191321</text:p>
          </table:table-cell>
          <table:table-cell office:value-type="float" office:value="309" calcext:value-type="float">
            <text:p>309</text:p>
          </table:table-cell>
          <table:table-cell table:number-columns-repeated="1021"/>
        </table:table-row>
        <table:table-row table:style-name="ro1">
          <table:table-cell office:value-type="float" office:value="677877" calcext:value-type="float">
            <text:p>677877</text:p>
          </table:table-cell>
          <table:table-cell office:value-type="float" office:value="7178725" calcext:value-type="float">
            <text:p>7178725</text:p>
          </table:table-cell>
          <table:table-cell office:value-type="float" office:value="310" calcext:value-type="float">
            <text:p>310</text:p>
          </table:table-cell>
          <table:table-cell table:number-columns-repeated="1021"/>
        </table:table-row>
        <table:table-row table:style-name="ro1">
          <table:table-cell office:value-type="float" office:value="677877" calcext:value-type="float">
            <text:p>677877</text:p>
          </table:table-cell>
          <table:table-cell office:value-type="float" office:value="7178725" calcext:value-type="float">
            <text:p>7178725</text:p>
          </table:table-cell>
          <table:table-cell office:value-type="float" office:value="310" calcext:value-type="float">
            <text:p>310</text:p>
          </table:table-cell>
          <table:table-cell table:number-columns-repeated="1021"/>
        </table:table-row>
        <table:table-row table:style-name="ro1">
          <table:table-cell office:value-type="float" office:value="677879" calcext:value-type="float">
            <text:p>677879</text:p>
          </table:table-cell>
          <table:table-cell office:value-type="float" office:value="7176794" calcext:value-type="float">
            <text:p>7176794</text:p>
          </table:table-cell>
          <table:table-cell office:value-type="float" office:value="311" calcext:value-type="float">
            <text:p>311</text:p>
          </table:table-cell>
          <table:table-cell table:number-columns-repeated="1021"/>
        </table:table-row>
        <table:table-row table:style-name="ro1">
          <table:table-cell office:value-type="float" office:value="677879" calcext:value-type="float">
            <text:p>677879</text:p>
          </table:table-cell>
          <table:table-cell office:value-type="float" office:value="7176794" calcext:value-type="float">
            <text:p>7176794</text:p>
          </table:table-cell>
          <table:table-cell office:value-type="float" office:value="311" calcext:value-type="float">
            <text:p>311</text:p>
          </table:table-cell>
          <table:table-cell table:number-columns-repeated="1021"/>
        </table:table-row>
        <table:table-row table:style-name="ro1">
          <table:table-cell office:value-type="float" office:value="677879" calcext:value-type="float">
            <text:p>677879</text:p>
          </table:table-cell>
          <table:table-cell office:value-type="float" office:value="7176794" calcext:value-type="float">
            <text:p>7176794</text:p>
          </table:table-cell>
          <table:table-cell office:value-type="float" office:value="311" calcext:value-type="float">
            <text:p>311</text:p>
          </table:table-cell>
          <table:table-cell table:number-columns-repeated="1021"/>
        </table:table-row>
        <table:table-row table:style-name="ro1">
          <table:table-cell office:value-type="float" office:value="677894" calcext:value-type="float">
            <text:p>677894</text:p>
          </table:table-cell>
          <table:table-cell office:value-type="float" office:value="7191318" calcext:value-type="float">
            <text:p>7191318</text:p>
          </table:table-cell>
          <table:table-cell office:value-type="float" office:value="312" calcext:value-type="float">
            <text:p>312</text:p>
          </table:table-cell>
          <table:table-cell table:number-columns-repeated="1021"/>
        </table:table-row>
        <table:table-row table:style-name="ro1">
          <table:table-cell office:value-type="float" office:value="677894" calcext:value-type="float">
            <text:p>677894</text:p>
          </table:table-cell>
          <table:table-cell office:value-type="float" office:value="7191318" calcext:value-type="float">
            <text:p>7191318</text:p>
          </table:table-cell>
          <table:table-cell office:value-type="float" office:value="312" calcext:value-type="float">
            <text:p>312</text:p>
          </table:table-cell>
          <table:table-cell table:number-columns-repeated="1021"/>
        </table:table-row>
        <table:table-row table:style-name="ro1">
          <table:table-cell office:value-type="float" office:value="677982" calcext:value-type="float">
            <text:p>677982</text:p>
          </table:table-cell>
          <table:table-cell office:value-type="float" office:value="7176573" calcext:value-type="float">
            <text:p>7176573</text:p>
          </table:table-cell>
          <table:table-cell office:value-type="float" office:value="313" calcext:value-type="float">
            <text:p>313</text:p>
          </table:table-cell>
          <table:table-cell table:number-columns-repeated="1021"/>
        </table:table-row>
        <table:table-row table:style-name="ro1">
          <table:table-cell office:value-type="float" office:value="677982" calcext:value-type="float">
            <text:p>677982</text:p>
          </table:table-cell>
          <table:table-cell office:value-type="float" office:value="7176573" calcext:value-type="float">
            <text:p>7176573</text:p>
          </table:table-cell>
          <table:table-cell office:value-type="float" office:value="313" calcext:value-type="float">
            <text:p>313</text:p>
          </table:table-cell>
          <table:table-cell table:number-columns-repeated="1021"/>
        </table:table-row>
        <table:table-row table:style-name="ro1">
          <table:table-cell office:value-type="float" office:value="677982" calcext:value-type="float">
            <text:p>677982</text:p>
          </table:table-cell>
          <table:table-cell office:value-type="float" office:value="7176573" calcext:value-type="float">
            <text:p>7176573</text:p>
          </table:table-cell>
          <table:table-cell office:value-type="float" office:value="313" calcext:value-type="float">
            <text:p>313</text:p>
          </table:table-cell>
          <table:table-cell table:number-columns-repeated="1021"/>
        </table:table-row>
        <table:table-row table:style-name="ro1">
          <table:table-cell office:value-type="float" office:value="677982" calcext:value-type="float">
            <text:p>677982</text:p>
          </table:table-cell>
          <table:table-cell office:value-type="float" office:value="7176573" calcext:value-type="float">
            <text:p>7176573</text:p>
          </table:table-cell>
          <table:table-cell office:value-type="float" office:value="313" calcext:value-type="float">
            <text:p>313</text:p>
          </table:table-cell>
          <table:table-cell table:number-columns-repeated="1021"/>
        </table:table-row>
        <table:table-row table:style-name="ro1">
          <table:table-cell office:value-type="float" office:value="678050" calcext:value-type="float">
            <text:p>678050</text:p>
          </table:table-cell>
          <table:table-cell office:value-type="float" office:value="7181682" calcext:value-type="float">
            <text:p>7181682</text:p>
          </table:table-cell>
          <table:table-cell office:value-type="float" office:value="314" calcext:value-type="float">
            <text:p>314</text:p>
          </table:table-cell>
          <table:table-cell table:number-columns-repeated="1021"/>
        </table:table-row>
        <table:table-row table:style-name="ro1">
          <table:table-cell office:value-type="float" office:value="678050" calcext:value-type="float">
            <text:p>678050</text:p>
          </table:table-cell>
          <table:table-cell office:value-type="float" office:value="7181682" calcext:value-type="float">
            <text:p>7181682</text:p>
          </table:table-cell>
          <table:table-cell office:value-type="float" office:value="314" calcext:value-type="float">
            <text:p>314</text:p>
          </table:table-cell>
          <table:table-cell table:number-columns-repeated="1021"/>
        </table:table-row>
        <table:table-row table:style-name="ro1">
          <table:table-cell office:value-type="float" office:value="678086" calcext:value-type="float">
            <text:p>678086</text:p>
          </table:table-cell>
          <table:table-cell office:value-type="float" office:value="7186153" calcext:value-type="float">
            <text:p>7186153</text:p>
          </table:table-cell>
          <table:table-cell office:value-type="float" office:value="315" calcext:value-type="float">
            <text:p>315</text:p>
          </table:table-cell>
          <table:table-cell table:number-columns-repeated="1021"/>
        </table:table-row>
        <table:table-row table:style-name="ro1">
          <table:table-cell office:value-type="float" office:value="678103" calcext:value-type="float">
            <text:p>678103</text:p>
          </table:table-cell>
          <table:table-cell office:value-type="float" office:value="7178822" calcext:value-type="float">
            <text:p>7178822</text:p>
          </table:table-cell>
          <table:table-cell office:value-type="float" office:value="316" calcext:value-type="float">
            <text:p>316</text:p>
          </table:table-cell>
          <table:table-cell table:number-columns-repeated="1021"/>
        </table:table-row>
        <table:table-row table:style-name="ro1">
          <table:table-cell office:value-type="float" office:value="678115" calcext:value-type="float">
            <text:p>678115</text:p>
          </table:table-cell>
          <table:table-cell office:value-type="float" office:value="7181581" calcext:value-type="float">
            <text:p>7181581</text:p>
          </table:table-cell>
          <table:table-cell office:value-type="float" office:value="317" calcext:value-type="float">
            <text:p>317</text:p>
          </table:table-cell>
          <table:table-cell table:number-columns-repeated="1021"/>
        </table:table-row>
        <table:table-row table:style-name="ro1">
          <table:table-cell office:value-type="float" office:value="678115" calcext:value-type="float">
            <text:p>678115</text:p>
          </table:table-cell>
          <table:table-cell office:value-type="float" office:value="7181581" calcext:value-type="float">
            <text:p>7181581</text:p>
          </table:table-cell>
          <table:table-cell office:value-type="float" office:value="317" calcext:value-type="float">
            <text:p>317</text:p>
          </table:table-cell>
          <table:table-cell table:number-columns-repeated="1021"/>
        </table:table-row>
        <table:table-row table:style-name="ro1">
          <table:table-cell office:value-type="float" office:value="678239" calcext:value-type="float">
            <text:p>678239</text:p>
          </table:table-cell>
          <table:table-cell office:value-type="float" office:value="7186468" calcext:value-type="float">
            <text:p>7186468</text:p>
          </table:table-cell>
          <table:table-cell office:value-type="float" office:value="318" calcext:value-type="float">
            <text:p>318</text:p>
          </table:table-cell>
          <table:table-cell table:number-columns-repeated="1021"/>
        </table:table-row>
        <table:table-row table:style-name="ro1">
          <table:table-cell office:value-type="float" office:value="678239" calcext:value-type="float">
            <text:p>678239</text:p>
          </table:table-cell>
          <table:table-cell office:value-type="float" office:value="7186468" calcext:value-type="float">
            <text:p>7186468</text:p>
          </table:table-cell>
          <table:table-cell office:value-type="float" office:value="318" calcext:value-type="float">
            <text:p>318</text:p>
          </table:table-cell>
          <table:table-cell table:number-columns-repeated="1021"/>
        </table:table-row>
        <table:table-row table:style-name="ro1">
          <table:table-cell office:value-type="float" office:value="678255" calcext:value-type="float">
            <text:p>678255</text:p>
          </table:table-cell>
          <table:table-cell office:value-type="float" office:value="7175845" calcext:value-type="float">
            <text:p>7175845</text:p>
          </table:table-cell>
          <table:table-cell office:value-type="float" office:value="319" calcext:value-type="float">
            <text:p>319</text:p>
          </table:table-cell>
          <table:table-cell table:number-columns-repeated="1021"/>
        </table:table-row>
        <table:table-row table:style-name="ro1">
          <table:table-cell office:value-type="float" office:value="678255" calcext:value-type="float">
            <text:p>678255</text:p>
          </table:table-cell>
          <table:table-cell office:value-type="float" office:value="7175845" calcext:value-type="float">
            <text:p>7175845</text:p>
          </table:table-cell>
          <table:table-cell office:value-type="float" office:value="319" calcext:value-type="float">
            <text:p>319</text:p>
          </table:table-cell>
          <table:table-cell table:number-columns-repeated="1021"/>
        </table:table-row>
        <table:table-row table:style-name="ro1">
          <table:table-cell office:value-type="float" office:value="678447" calcext:value-type="float">
            <text:p>678447</text:p>
          </table:table-cell>
          <table:table-cell office:value-type="float" office:value="7191992" calcext:value-type="float">
            <text:p>7191992</text:p>
          </table:table-cell>
          <table:table-cell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office:value-type="float" office:value="678447" calcext:value-type="float">
            <text:p>678447</text:p>
          </table:table-cell>
          <table:table-cell office:value-type="float" office:value="7191992" calcext:value-type="float">
            <text:p>7191992</text:p>
          </table:table-cell>
          <table:table-cell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office:value-type="float" office:value="678447" calcext:value-type="float">
            <text:p>678447</text:p>
          </table:table-cell>
          <table:table-cell office:value-type="float" office:value="7191992" calcext:value-type="float">
            <text:p>7191992</text:p>
          </table:table-cell>
          <table:table-cell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office:value-type="float" office:value="678605" calcext:value-type="float">
            <text:p>678605</text:p>
          </table:table-cell>
          <table:table-cell office:value-type="float" office:value="7192178" calcext:value-type="float">
            <text:p>7192178</text:p>
          </table:table-cell>
          <table:table-cell office:value-type="float" office:value="321" calcext:value-type="float">
            <text:p>321</text:p>
          </table:table-cell>
          <table:table-cell table:number-columns-repeated="1021"/>
        </table:table-row>
        <table:table-row table:style-name="ro1">
          <table:table-cell office:value-type="float" office:value="678605" calcext:value-type="float">
            <text:p>678605</text:p>
          </table:table-cell>
          <table:table-cell office:value-type="float" office:value="7192178" calcext:value-type="float">
            <text:p>7192178</text:p>
          </table:table-cell>
          <table:table-cell office:value-type="float" office:value="321" calcext:value-type="float">
            <text:p>321</text:p>
          </table:table-cell>
          <table:table-cell table:number-columns-repeated="1021"/>
        </table:table-row>
        <table:table-row table:style-name="ro1">
          <table:table-cell office:value-type="float" office:value="678605" calcext:value-type="float">
            <text:p>678605</text:p>
          </table:table-cell>
          <table:table-cell office:value-type="float" office:value="7192178" calcext:value-type="float">
            <text:p>7192178</text:p>
          </table:table-cell>
          <table:table-cell office:value-type="float" office:value="321" calcext:value-type="float">
            <text:p>321</text:p>
          </table:table-cell>
          <table:table-cell table:number-columns-repeated="1021"/>
        </table:table-row>
        <table:table-row table:style-name="ro1">
          <table:table-cell office:value-type="float" office:value="678616" calcext:value-type="float">
            <text:p>678616</text:p>
          </table:table-cell>
          <table:table-cell office:value-type="float" office:value="7192192" calcext:value-type="float">
            <text:p>7192192</text:p>
          </table:table-cell>
          <table:table-cell office:value-type="float" office:value="322" calcext:value-type="float">
            <text:p>322</text:p>
          </table:table-cell>
          <table:table-cell table:number-columns-repeated="1021"/>
        </table:table-row>
        <table:table-row table:style-name="ro1">
          <table:table-cell office:value-type="float" office:value="678627" calcext:value-type="float">
            <text:p>678627</text:p>
          </table:table-cell>
          <table:table-cell office:value-type="float" office:value="7192213" calcext:value-type="float">
            <text:p>7192213</text:p>
          </table:table-cell>
          <table:table-cell office:value-type="float" office:value="323" calcext:value-type="float">
            <text:p>323</text:p>
          </table:table-cell>
          <table:table-cell table:number-columns-repeated="1021"/>
        </table:table-row>
        <table:table-row table:style-name="ro1">
          <table:table-cell office:value-type="float" office:value="678656" calcext:value-type="float">
            <text:p>678656</text:p>
          </table:table-cell>
          <table:table-cell office:value-type="float" office:value="7180739" calcext:value-type="float">
            <text:p>7180739</text:p>
          </table:table-cell>
          <table:table-cell office:value-type="float" office:value="324" calcext:value-type="float">
            <text:p>324</text:p>
          </table:table-cell>
          <table:table-cell table:number-columns-repeated="1021"/>
        </table:table-row>
        <table:table-row table:style-name="ro1">
          <table:table-cell office:value-type="float" office:value="678656" calcext:value-type="float">
            <text:p>678656</text:p>
          </table:table-cell>
          <table:table-cell office:value-type="float" office:value="7180739" calcext:value-type="float">
            <text:p>7180739</text:p>
          </table:table-cell>
          <table:table-cell office:value-type="float" office:value="324" calcext:value-type="float">
            <text:p>324</text:p>
          </table:table-cell>
          <table:table-cell table:number-columns-repeated="1021"/>
        </table:table-row>
        <table:table-row table:style-name="ro1">
          <table:table-cell office:value-type="float" office:value="678681" calcext:value-type="float">
            <text:p>678681</text:p>
          </table:table-cell>
          <table:table-cell office:value-type="float" office:value="7180631" calcext:value-type="float">
            <text:p>7180631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office:value-type="float" office:value="678681" calcext:value-type="float">
            <text:p>678681</text:p>
          </table:table-cell>
          <table:table-cell office:value-type="float" office:value="7180631" calcext:value-type="float">
            <text:p>7180631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office:value-type="float" office:value="678807" calcext:value-type="float">
            <text:p>678807</text:p>
          </table:table-cell>
          <table:table-cell office:value-type="float" office:value="7180520" calcext:value-type="float">
            <text:p>7180520</text:p>
          </table:table-cell>
          <table:table-cell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office:value-type="float" office:value="678807" calcext:value-type="float">
            <text:p>678807</text:p>
          </table:table-cell>
          <table:table-cell office:value-type="float" office:value="7180520" calcext:value-type="float">
            <text:p>7180520</text:p>
          </table:table-cell>
          <table:table-cell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office:value-type="float" office:value="678846" calcext:value-type="float">
            <text:p>678846</text:p>
          </table:table-cell>
          <table:table-cell office:value-type="float" office:value="7180378" calcext:value-type="float">
            <text:p>7180378</text:p>
          </table:table-cell>
          <table:table-cell office:value-type="float" office:value="327" calcext:value-type="float">
            <text:p>327</text:p>
          </table:table-cell>
          <table:table-cell table:number-columns-repeated="1021"/>
        </table:table-row>
        <table:table-row table:style-name="ro1">
          <table:table-cell office:value-type="float" office:value="678846" calcext:value-type="float">
            <text:p>678846</text:p>
          </table:table-cell>
          <table:table-cell office:value-type="float" office:value="7180378" calcext:value-type="float">
            <text:p>7180378</text:p>
          </table:table-cell>
          <table:table-cell office:value-type="float" office:value="327" calcext:value-type="float">
            <text:p>327</text:p>
          </table:table-cell>
          <table:table-cell table:number-columns-repeated="1021"/>
        </table:table-row>
        <table:table-row table:style-name="ro1">
          <table:table-cell office:value-type="float" office:value="678893" calcext:value-type="float">
            <text:p>678893</text:p>
          </table:table-cell>
          <table:table-cell office:value-type="float" office:value="7180393" calcext:value-type="float">
            <text:p>7180393</text:p>
          </table:table-cell>
          <table:table-cell office:value-type="float" office:value="328" calcext:value-type="float">
            <text:p>328</text:p>
          </table:table-cell>
          <table:table-cell table:number-columns-repeated="1021"/>
        </table:table-row>
        <table:table-row table:style-name="ro1">
          <table:table-cell office:value-type="float" office:value="678893" calcext:value-type="float">
            <text:p>678893</text:p>
          </table:table-cell>
          <table:table-cell office:value-type="float" office:value="7180393" calcext:value-type="float">
            <text:p>7180393</text:p>
          </table:table-cell>
          <table:table-cell office:value-type="float" office:value="328" calcext:value-type="float">
            <text:p>328</text:p>
          </table:table-cell>
          <table:table-cell table:number-columns-repeated="1021"/>
        </table:table-row>
        <table:table-row table:style-name="ro1">
          <table:table-cell office:value-type="float" office:value="678967" calcext:value-type="float">
            <text:p>678967</text:p>
          </table:table-cell>
          <table:table-cell office:value-type="float" office:value="7185122" calcext:value-type="float">
            <text:p>7185122</text:p>
          </table:table-cell>
          <table:table-cell office:value-type="float" office:value="329" calcext:value-type="float">
            <text:p>329</text:p>
          </table:table-cell>
          <table:table-cell table:number-columns-repeated="1021"/>
        </table:table-row>
        <table:table-row table:style-name="ro1">
          <table:table-cell office:value-type="float" office:value="678967" calcext:value-type="float">
            <text:p>678967</text:p>
          </table:table-cell>
          <table:table-cell office:value-type="float" office:value="7185122" calcext:value-type="float">
            <text:p>7185122</text:p>
          </table:table-cell>
          <table:table-cell office:value-type="float" office:value="329" calcext:value-type="float">
            <text:p>329</text:p>
          </table:table-cell>
          <table:table-cell table:number-columns-repeated="1021"/>
        </table:table-row>
        <table:table-row table:style-name="ro1">
          <table:table-cell office:value-type="float" office:value="678967" calcext:value-type="float">
            <text:p>678967</text:p>
          </table:table-cell>
          <table:table-cell office:value-type="float" office:value="7185122" calcext:value-type="float">
            <text:p>7185122</text:p>
          </table:table-cell>
          <table:table-cell office:value-type="float" office:value="329" calcext:value-type="float">
            <text:p>329</text:p>
          </table:table-cell>
          <table:table-cell table:number-columns-repeated="1021"/>
        </table:table-row>
        <table:table-row table:style-name="ro1">
          <table:table-cell office:value-type="float" office:value="678973" calcext:value-type="float">
            <text:p>678973</text:p>
          </table:table-cell>
          <table:table-cell office:value-type="float" office:value="7185106" calcext:value-type="float">
            <text:p>7185106</text:p>
          </table:table-cell>
          <table:table-cell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office:value-type="float" office:value="678973" calcext:value-type="float">
            <text:p>678973</text:p>
          </table:table-cell>
          <table:table-cell office:value-type="float" office:value="7185106" calcext:value-type="float">
            <text:p>7185106</text:p>
          </table:table-cell>
          <table:table-cell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office:value-type="float" office:value="678995" calcext:value-type="float">
            <text:p>678995</text:p>
          </table:table-cell>
          <table:table-cell office:value-type="float" office:value="7185074" calcext:value-type="float">
            <text:p>7185074</text:p>
          </table:table-cell>
          <table:table-cell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office:value-type="float" office:value="678995" calcext:value-type="float">
            <text:p>678995</text:p>
          </table:table-cell>
          <table:table-cell office:value-type="float" office:value="7185074" calcext:value-type="float">
            <text:p>7185074</text:p>
          </table:table-cell>
          <table:table-cell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office:value-type="float" office:value="678995" calcext:value-type="float">
            <text:p>678995</text:p>
          </table:table-cell>
          <table:table-cell office:value-type="float" office:value="7185074" calcext:value-type="float">
            <text:p>7185074</text:p>
          </table:table-cell>
          <table:table-cell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office:value-type="float" office:value="679227" calcext:value-type="float">
            <text:p>679227</text:p>
          </table:table-cell>
          <table:table-cell office:value-type="float" office:value="7175242" calcext:value-type="float">
            <text:p>7175242</text:p>
          </table:table-cell>
          <table:table-cell office:value-type="float" office:value="332" calcext:value-type="float">
            <text:p>332</text:p>
          </table:table-cell>
          <table:table-cell table:number-columns-repeated="1021"/>
        </table:table-row>
        <table:table-row table:style-name="ro1">
          <table:table-cell office:value-type="float" office:value="679227" calcext:value-type="float">
            <text:p>679227</text:p>
          </table:table-cell>
          <table:table-cell office:value-type="float" office:value="7175242" calcext:value-type="float">
            <text:p>7175242</text:p>
          </table:table-cell>
          <table:table-cell office:value-type="float" office:value="332" calcext:value-type="float">
            <text:p>332</text:p>
          </table:table-cell>
          <table:table-cell table:number-columns-repeated="1021"/>
        </table:table-row>
        <table:table-row table:style-name="ro1">
          <table:table-cell office:value-type="float" office:value="679232" calcext:value-type="float">
            <text:p>679232</text:p>
          </table:table-cell>
          <table:table-cell office:value-type="float" office:value="7175263" calcext:value-type="float">
            <text:p>7175263</text:p>
          </table:table-cell>
          <table:table-cell office:value-type="float" office:value="333" calcext:value-type="float">
            <text:p>333</text:p>
          </table:table-cell>
          <table:table-cell table:number-columns-repeated="1021"/>
        </table:table-row>
        <table:table-row table:style-name="ro1">
          <table:table-cell office:value-type="float" office:value="679232" calcext:value-type="float">
            <text:p>679232</text:p>
          </table:table-cell>
          <table:table-cell office:value-type="float" office:value="7175263" calcext:value-type="float">
            <text:p>7175263</text:p>
          </table:table-cell>
          <table:table-cell office:value-type="float" office:value="333" calcext:value-type="float">
            <text:p>333</text:p>
          </table:table-cell>
          <table:table-cell table:number-columns-repeated="1021"/>
        </table:table-row>
        <table:table-row table:style-name="ro1">
          <table:table-cell office:value-type="float" office:value="679333" calcext:value-type="float">
            <text:p>679333</text:p>
          </table:table-cell>
          <table:table-cell office:value-type="float" office:value="7184891" calcext:value-type="float">
            <text:p>7184891</text:p>
          </table:table-cell>
          <table:table-cell office:value-type="float" office:value="334" calcext:value-type="float">
            <text:p>334</text:p>
          </table:table-cell>
          <table:table-cell table:number-columns-repeated="1021"/>
        </table:table-row>
        <table:table-row table:style-name="ro1">
          <table:table-cell office:value-type="float" office:value="679333" calcext:value-type="float">
            <text:p>679333</text:p>
          </table:table-cell>
          <table:table-cell office:value-type="float" office:value="7184891" calcext:value-type="float">
            <text:p>7184891</text:p>
          </table:table-cell>
          <table:table-cell office:value-type="float" office:value="334" calcext:value-type="float">
            <text:p>334</text:p>
          </table:table-cell>
          <table:table-cell table:number-columns-repeated="1021"/>
        </table:table-row>
        <table:table-row table:style-name="ro1">
          <table:table-cell office:value-type="float" office:value="679694" calcext:value-type="float">
            <text:p>679694</text:p>
          </table:table-cell>
          <table:table-cell office:value-type="float" office:value="7179043" calcext:value-type="float">
            <text:p>7179043</text:p>
          </table:table-cell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1">
          <table:table-cell office:value-type="float" office:value="679694" calcext:value-type="float">
            <text:p>679694</text:p>
          </table:table-cell>
          <table:table-cell office:value-type="float" office:value="7179043" calcext:value-type="float">
            <text:p>7179043</text:p>
          </table:table-cell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1">
          <table:table-cell office:value-type="float" office:value="679695" calcext:value-type="float">
            <text:p>679695</text:p>
          </table:table-cell>
          <table:table-cell office:value-type="float" office:value="7186279" calcext:value-type="float">
            <text:p>7186279</text:p>
          </table:table-cell>
          <table:table-cell office:value-type="float" office:value="336" calcext:value-type="float">
            <text:p>336</text:p>
          </table:table-cell>
          <table:table-cell table:number-columns-repeated="1021"/>
        </table:table-row>
        <table:table-row table:style-name="ro1">
          <table:table-cell office:value-type="float" office:value="679695" calcext:value-type="float">
            <text:p>679695</text:p>
          </table:table-cell>
          <table:table-cell office:value-type="float" office:value="7186279" calcext:value-type="float">
            <text:p>7186279</text:p>
          </table:table-cell>
          <table:table-cell office:value-type="float" office:value="336" calcext:value-type="float">
            <text:p>336</text:p>
          </table:table-cell>
          <table:table-cell table:number-columns-repeated="1021"/>
        </table:table-row>
        <table:table-row table:style-name="ro1">
          <table:table-cell office:value-type="float" office:value="679723" calcext:value-type="float">
            <text:p>679723</text:p>
          </table:table-cell>
          <table:table-cell office:value-type="float" office:value="7178994" calcext:value-type="float">
            <text:p>7178994</text:p>
          </table:table-cell>
          <table:table-cell office:value-type="float" office:value="337" calcext:value-type="float">
            <text:p>337</text:p>
          </table:table-cell>
          <table:table-cell table:number-columns-repeated="1021"/>
        </table:table-row>
        <table:table-row table:style-name="ro1">
          <table:table-cell office:value-type="float" office:value="679723" calcext:value-type="float">
            <text:p>679723</text:p>
          </table:table-cell>
          <table:table-cell office:value-type="float" office:value="7178994" calcext:value-type="float">
            <text:p>7178994</text:p>
          </table:table-cell>
          <table:table-cell office:value-type="float" office:value="337" calcext:value-type="float">
            <text:p>337</text:p>
          </table:table-cell>
          <table:table-cell table:number-columns-repeated="1021"/>
        </table:table-row>
        <table:table-row table:style-name="ro1">
          <table:table-cell office:value-type="float" office:value="679723" calcext:value-type="float">
            <text:p>679723</text:p>
          </table:table-cell>
          <table:table-cell office:value-type="float" office:value="7178994" calcext:value-type="float">
            <text:p>7178994</text:p>
          </table:table-cell>
          <table:table-cell office:value-type="float" office:value="337" calcext:value-type="float">
            <text:p>337</text:p>
          </table:table-cell>
          <table:table-cell table:number-columns-repeated="1021"/>
        </table:table-row>
        <table:table-row table:style-name="ro1">
          <table:table-cell office:value-type="float" office:value="679752" calcext:value-type="float">
            <text:p>679752</text:p>
          </table:table-cell>
          <table:table-cell office:value-type="float" office:value="7179011" calcext:value-type="float">
            <text:p>7179011</text:p>
          </table:table-cell>
          <table:table-cell office:value-type="float" office:value="338" calcext:value-type="float">
            <text:p>338</text:p>
          </table:table-cell>
          <table:table-cell table:number-columns-repeated="1021"/>
        </table:table-row>
        <table:table-row table:style-name="ro1">
          <table:table-cell office:value-type="float" office:value="679752" calcext:value-type="float">
            <text:p>679752</text:p>
          </table:table-cell>
          <table:table-cell office:value-type="float" office:value="7179011" calcext:value-type="float">
            <text:p>7179011</text:p>
          </table:table-cell>
          <table:table-cell office:value-type="float" office:value="338" calcext:value-type="float">
            <text:p>338</text:p>
          </table:table-cell>
          <table:table-cell table:number-columns-repeated="1021"/>
        </table:table-row>
        <table:table-row table:style-name="ro1">
          <table:table-cell office:value-type="float" office:value="679752" calcext:value-type="float">
            <text:p>679752</text:p>
          </table:table-cell>
          <table:table-cell office:value-type="float" office:value="7179011" calcext:value-type="float">
            <text:p>7179011</text:p>
          </table:table-cell>
          <table:table-cell office:value-type="float" office:value="338" calcext:value-type="float">
            <text:p>338</text:p>
          </table:table-cell>
          <table:table-cell table:number-columns-repeated="1021"/>
        </table:table-row>
        <table:table-row table:style-name="ro1">
          <table:table-cell office:value-type="float" office:value="679813" calcext:value-type="float">
            <text:p>679813</text:p>
          </table:table-cell>
          <table:table-cell office:value-type="float" office:value="7178818" calcext:value-type="float">
            <text:p>7178818</text:p>
          </table:table-cell>
          <table:table-cell office:value-type="float" office:value="339" calcext:value-type="float">
            <text:p>339</text:p>
          </table:table-cell>
          <table:table-cell table:number-columns-repeated="1021"/>
        </table:table-row>
        <table:table-row table:style-name="ro1">
          <table:table-cell office:value-type="float" office:value="680140" calcext:value-type="float">
            <text:p>680140</text:p>
          </table:table-cell>
          <table:table-cell office:value-type="float" office:value="7178335" calcext:value-type="float">
            <text:p>7178335</text:p>
          </table:table-cell>
          <table:table-cell office:value-type="float" office:value="340" calcext:value-type="float">
            <text:p>340</text:p>
          </table:table-cell>
          <table:table-cell table:number-columns-repeated="1021"/>
        </table:table-row>
        <table:table-row table:style-name="ro1">
          <table:table-cell office:value-type="float" office:value="680140" calcext:value-type="float">
            <text:p>680140</text:p>
          </table:table-cell>
          <table:table-cell office:value-type="float" office:value="7178335" calcext:value-type="float">
            <text:p>7178335</text:p>
          </table:table-cell>
          <table:table-cell office:value-type="float" office:value="340" calcext:value-type="float">
            <text:p>340</text:p>
          </table:table-cell>
          <table:table-cell table:number-columns-repeated="1021"/>
        </table:table-row>
        <table:table-row table:style-name="ro1">
          <table:table-cell office:value-type="float" office:value="680187" calcext:value-type="float">
            <text:p>680187</text:p>
          </table:table-cell>
          <table:table-cell office:value-type="float" office:value="7184747" calcext:value-type="float">
            <text:p>7184747</text:p>
          </table:table-cell>
          <table:table-cell office:value-type="float" office:value="341" calcext:value-type="float">
            <text:p>341</text:p>
          </table:table-cell>
          <table:table-cell table:number-columns-repeated="1021"/>
        </table:table-row>
        <table:table-row table:style-name="ro1">
          <table:table-cell office:value-type="float" office:value="680187" calcext:value-type="float">
            <text:p>680187</text:p>
          </table:table-cell>
          <table:table-cell office:value-type="float" office:value="7184747" calcext:value-type="float">
            <text:p>7184747</text:p>
          </table:table-cell>
          <table:table-cell office:value-type="float" office:value="341" calcext:value-type="float">
            <text:p>341</text:p>
          </table:table-cell>
          <table:table-cell table:number-columns-repeated="1021"/>
        </table:table-row>
        <table:table-row table:style-name="ro1">
          <table:table-cell office:value-type="float" office:value="680187" calcext:value-type="float">
            <text:p>680187</text:p>
          </table:table-cell>
          <table:table-cell office:value-type="float" office:value="7184747" calcext:value-type="float">
            <text:p>7184747</text:p>
          </table:table-cell>
          <table:table-cell office:value-type="float" office:value="341" calcext:value-type="float">
            <text:p>341</text:p>
          </table:table-cell>
          <table:table-cell table:number-columns-repeated="1021"/>
        </table:table-row>
        <table:table-row table:style-name="ro1">
          <table:table-cell office:value-type="float" office:value="680225" calcext:value-type="float">
            <text:p>680225</text:p>
          </table:table-cell>
          <table:table-cell office:value-type="float" office:value="7184717" calcext:value-type="float">
            <text:p>7184717</text:p>
          </table:table-cell>
          <table:table-cell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office:value-type="float" office:value="680225" calcext:value-type="float">
            <text:p>680225</text:p>
          </table:table-cell>
          <table:table-cell office:value-type="float" office:value="7184717" calcext:value-type="float">
            <text:p>7184717</text:p>
          </table:table-cell>
          <table:table-cell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office:value-type="float" office:value="680225" calcext:value-type="float">
            <text:p>680225</text:p>
          </table:table-cell>
          <table:table-cell office:value-type="float" office:value="7184717" calcext:value-type="float">
            <text:p>7184717</text:p>
          </table:table-cell>
          <table:table-cell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office:value-type="float" office:value="680237" calcext:value-type="float">
            <text:p>680237</text:p>
          </table:table-cell>
          <table:table-cell office:value-type="float" office:value="7184761" calcext:value-type="float">
            <text:p>7184761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1">
          <table:table-cell office:value-type="float" office:value="680237" calcext:value-type="float">
            <text:p>680237</text:p>
          </table:table-cell>
          <table:table-cell office:value-type="float" office:value="7184761" calcext:value-type="float">
            <text:p>7184761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1">
          <table:table-cell office:value-type="float" office:value="680258" calcext:value-type="float">
            <text:p>680258</text:p>
          </table:table-cell>
          <table:table-cell office:value-type="float" office:value="7184769" calcext:value-type="float">
            <text:p>7184769</text:p>
          </table:table-cell>
          <table:table-cell office:value-type="float" office:value="344" calcext:value-type="float">
            <text:p>344</text:p>
          </table:table-cell>
          <table:table-cell table:number-columns-repeated="1021"/>
        </table:table-row>
        <table:table-row table:style-name="ro1">
          <table:table-cell office:value-type="float" office:value="680258" calcext:value-type="float">
            <text:p>680258</text:p>
          </table:table-cell>
          <table:table-cell office:value-type="float" office:value="7184769" calcext:value-type="float">
            <text:p>7184769</text:p>
          </table:table-cell>
          <table:table-cell office:value-type="float" office:value="344" calcext:value-type="float">
            <text:p>344</text:p>
          </table:table-cell>
          <table:table-cell table:number-columns-repeated="1021"/>
        </table:table-row>
        <table:table-row table:style-name="ro1">
          <table:table-cell office:value-type="float" office:value="680263" calcext:value-type="float">
            <text:p>680263</text:p>
          </table:table-cell>
          <table:table-cell office:value-type="float" office:value="7184735" calcext:value-type="float">
            <text:p>7184735</text:p>
          </table:table-cell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office:value-type="float" office:value="680263" calcext:value-type="float">
            <text:p>680263</text:p>
          </table:table-cell>
          <table:table-cell office:value-type="float" office:value="7184735" calcext:value-type="float">
            <text:p>7184735</text:p>
          </table:table-cell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office:value-type="float" office:value="680279" calcext:value-type="float">
            <text:p>680279</text:p>
          </table:table-cell>
          <table:table-cell office:value-type="float" office:value="7184744" calcext:value-type="float">
            <text:p>7184744</text:p>
          </table:table-cell>
          <table:table-cell office:value-type="float" office:value="346" calcext:value-type="float">
            <text:p>346</text:p>
          </table:table-cell>
          <table:table-cell table:number-columns-repeated="1021"/>
        </table:table-row>
        <table:table-row table:style-name="ro1">
          <table:table-cell office:value-type="float" office:value="680279" calcext:value-type="float">
            <text:p>680279</text:p>
          </table:table-cell>
          <table:table-cell office:value-type="float" office:value="7184744" calcext:value-type="float">
            <text:p>7184744</text:p>
          </table:table-cell>
          <table:table-cell office:value-type="float" office:value="346" calcext:value-type="float">
            <text:p>346</text:p>
          </table:table-cell>
          <table:table-cell table:number-columns-repeated="1021"/>
        </table:table-row>
        <table:table-row table:style-name="ro1">
          <table:table-cell office:value-type="float" office:value="680279" calcext:value-type="float">
            <text:p>680279</text:p>
          </table:table-cell>
          <table:table-cell office:value-type="float" office:value="7184744" calcext:value-type="float">
            <text:p>7184744</text:p>
          </table:table-cell>
          <table:table-cell office:value-type="float" office:value="346" calcext:value-type="float">
            <text:p>346</text:p>
          </table:table-cell>
          <table:table-cell table:number-columns-repeated="1021"/>
        </table:table-row>
        <table:table-row table:style-name="ro1">
          <table:table-cell office:value-type="float" office:value="680372" calcext:value-type="float">
            <text:p>680372</text:p>
          </table:table-cell>
          <table:table-cell office:value-type="float" office:value="7184762" calcext:value-type="float">
            <text:p>7184762</text:p>
          </table:table-cell>
          <table:table-cell office:value-type="float" office:value="347" calcext:value-type="float">
            <text:p>347</text:p>
          </table:table-cell>
          <table:table-cell table:number-columns-repeated="1021"/>
        </table:table-row>
        <table:table-row table:style-name="ro1">
          <table:table-cell office:value-type="float" office:value="680378" calcext:value-type="float">
            <text:p>680378</text:p>
          </table:table-cell>
          <table:table-cell office:value-type="float" office:value="7177915" calcext:value-type="float">
            <text:p>7177915</text:p>
          </table:table-cell>
          <table:table-cell office:value-type="float" office:value="348" calcext:value-type="float">
            <text:p>348</text:p>
          </table:table-cell>
          <table:table-cell table:number-columns-repeated="1021"/>
        </table:table-row>
        <table:table-row table:style-name="ro1">
          <table:table-cell office:value-type="float" office:value="680540" calcext:value-type="float">
            <text:p>680540</text:p>
          </table:table-cell>
          <table:table-cell office:value-type="float" office:value="7186163" calcext:value-type="float">
            <text:p>7186163</text:p>
          </table:table-cell>
          <table:table-cell office:value-type="float" office:value="349" calcext:value-type="float">
            <text:p>349</text:p>
          </table:table-cell>
          <table:table-cell table:number-columns-repeated="1021"/>
        </table:table-row>
        <table:table-row table:style-name="ro1">
          <table:table-cell office:value-type="float" office:value="680540" calcext:value-type="float">
            <text:p>680540</text:p>
          </table:table-cell>
          <table:table-cell office:value-type="float" office:value="7186163" calcext:value-type="float">
            <text:p>7186163</text:p>
          </table:table-cell>
          <table:table-cell office:value-type="float" office:value="349" calcext:value-type="float">
            <text:p>349</text:p>
          </table:table-cell>
          <table:table-cell table:number-columns-repeated="1021"/>
        </table:table-row>
        <table:table-row table:style-name="ro1">
          <table:table-cell office:value-type="float" office:value="680757" calcext:value-type="float">
            <text:p>680757</text:p>
          </table:table-cell>
          <table:table-cell office:value-type="float" office:value="7186131" calcext:value-type="float">
            <text:p>7186131</text:p>
          </table:table-cell>
          <table:table-cell office:value-type="float" office:value="350" calcext:value-type="float">
            <text:p>350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2" table:target-range-address="Vertices.A2:Vertices.A72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angal" svg:font-family="Mang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arques_5f_e_5f_Bosques" style:display-name="PageStyle_Parques_e_Bosqu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Ciclovias" style:display-name="PageStyle_Ciclovia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8:57:29</meta:creation-date>
    <dc:language>pt-BR</dc:language>
    <dc:date>2018-09-13T14:42:27.755000000</dc:date>
    <meta:editing-cycles>20</meta:editing-cycles>
    <meta:editing-duration>PT1H11M11S</meta:editing-duration>
    <meta:generator>LibreOffice/5.4.7.2$Windows_x86 LibreOffice_project/c838ef25c16710f8838b1faec480ebba495259d0</meta:generator>
    <meta:document-statistic meta:table-count="3" meta:cell-count="590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oDoc = thisComponent
oPlan = oDoc.getSheets().getByIndex(0)

Dim xc as double
Dim yc as double
Dim xp as double
Dim yp as double
Dim d as double
Dim dant as double
Dim v as double


for i=0 to 74
oPlan = oDoc.getSheets().getByIndex(1)
oCelula = oPlan.getCellByPosition (2,1+i)
xp=oCelula.getValue ()
oCelula = oPlan.getCellByPosition (3,1+i)
yp=oCelula.getValue ()
d=999999
dant=999999
for j=0 to 726
oPlan = oDoc.getSheets().getByIndex(2)
oCelula = oPlan.getCellByPosition (0,1+j)
xc=oCelula.getValue ()
oCelula = oPlan.getCellByPosition (1,1+j)
yc=oCelula.getValue ()
d=((xc-xp)^(2)+(yc-yp)^(2))^(1/2)
if dant&gt;=d then
dant=d
oCelula = oPlan.getCellByPosition (2,1+j)
v=oCelula.getValue()
oPlan = oDoc.getSheets().getByIndex(1)
oCelula = oPlan.getCellByPosition (4,1+i)
oCelula.setValue(v)
oCelula = oPlan.getCellByPosition (5,1+i)
oCelula.setValue(dant)
end if
next j
next i

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